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4984in"/>
    </style:style>
    <style:style style:name="co2" style:family="table-column">
      <style:table-column-properties fo:break-before="auto" style:column-width="0.9898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3" table:number-columns-repeated="6" table:default-cell-style-name="Default"/>
        <table:table-row table:style-name="ro1">
          <table:table-cell office:value-type="string" calcext:value-type="string">
            <text:p>Open Nebula</text:p>
          </table:table-cell>
          <table:table-cell table:number-columns-repeated="2"/>
          <table:table-cell office:value-type="string" calcext:value-type="string">
            <text:p>DAS</text:p>
          </table:table-cell>
          <table:table-cell table:number-columns-repeated="2"/>
          <table:table-cell office:value-type="string" calcext:value-type="string">
            <text:p>DAS no Infin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------------------------------------------------------------</text:p>
          </table:table-cell>
          <table:table-cell table:number-columns-repeated="2"/>
          <table:table-cell office:value-type="string" calcext:value-type="string">
            <text:p>#------------------------------------------------------------</text:p>
          </table:table-cell>
          <table:table-cell table:number-columns-repeated="2"/>
          <table:table-cell office:value-type="string" calcext:value-type="string">
            <text:p>#-----------------------------------------------------------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<text:s text:c="3"/>Intel (R) MPI Benchmarks 4.0 Update 1</text:p>
          </table:table-cell>
          <table:table-cell table:number-columns-repeated="2"/>
          <table:table-cell office:value-type="string" calcext:value-type="string">
            <text:p># <text:s text:c="3"/>Intel (R) MPI Benchmarks 4.0 Update 1</text:p>
          </table:table-cell>
          <table:table-cell table:number-columns-repeated="2"/>
          <table:table-cell office:value-type="string" calcext:value-type="string">
            <text:p># <text:s text:c="3"/>Intel (R) MPI Benchmarks 4.0 Update 1, MPI-1 part <text:s text:c="3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------------------------------------------------------------</text:p>
          </table:table-cell>
          <table:table-cell table:number-columns-repeated="2"/>
          <table:table-cell office:value-type="string" calcext:value-type="string">
            <text:p>#------------------------------------------------------------</text:p>
          </table:table-cell>
          <table:table-cell table:number-columns-repeated="2"/>
          <table:table-cell office:value-type="string" calcext:value-type="string">
            <text:p>#-----------------------------------------------------------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Date <text:s text:c="17"/>: Wed Jun 17 16:15:38 2015</text:p>
          </table:table-cell>
          <table:table-cell office:value-type="string" calcext:value-type="string">
            <text:p><text:s/>MPI-1 part <text:s text:c="3"/></text:p>
          </table:table-cell>
          <table:table-cell/>
          <table:table-cell office:value-type="string" calcext:value-type="string">
            <text:p># Date <text:s text:c="17"/>: Wed Jun 17 15:56:13 2015</text:p>
          </table:table-cell>
          <table:table-cell table:number-columns-repeated="2"/>
          <table:table-cell office:value-type="string" calcext:value-type="string">
            <text:p># Date <text:s text:c="17"/></text:p>
          </table:table-cell>
          <table:table-cell table:style-name="ce1" office:value-type="date" office:date-value="2009-06-18" calcext:value-type="date">
            <text:p>06/18/09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57 2015</text:p>
          </table:table-cell>
        </table:table-row>
        <table:table-row table:style-name="ro1">
          <table:table-cell office:value-type="string" calcext:value-type="string">
            <text:p># Machine <text:s text:c="14"/>: x86_64</text:p>
          </table:table-cell>
          <table:table-cell table:number-columns-repeated="2"/>
          <table:table-cell office:value-type="string" calcext:value-type="string">
            <text:p># Machine <text:s text:c="14"/>: x86_64</text:p>
          </table:table-cell>
          <table:table-cell table:number-columns-repeated="2"/>
          <table:table-cell office:value-type="string" calcext:value-type="string">
            <text:p># Machine <text:s text:c="14"/></text:p>
          </table:table-cell>
          <table:table-cell office:value-type="string" calcext:value-type="string">
            <text:p><text:s/>x86_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 System <text:s text:c="15"/>: Linux</text:p>
          </table:table-cell>
          <table:table-cell table:number-columns-repeated="2"/>
          <table:table-cell office:value-type="string" calcext:value-type="string">
            <text:p># System <text:s text:c="15"/>: Linux</text:p>
          </table:table-cell>
          <table:table-cell table:number-columns-repeated="2"/>
          <table:table-cell office:value-type="string" calcext:value-type="string">
            <text:p># System <text:s text:c="15"/></text:p>
          </table:table-cell>
          <table:table-cell office:value-type="string" calcext:value-type="string">
            <text:p><text:s/>Linu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 Release <text:s text:c="14"/>: 2.6.18-406.el5</text:p>
          </table:table-cell>
          <table:table-cell table:number-columns-repeated="2"/>
          <table:table-cell office:value-type="string" calcext:value-type="string">
            <text:p># Release <text:s text:c="14"/>: 2.6.32-358.18.1.el6.x86_64</text:p>
          </table:table-cell>
          <table:table-cell table:number-columns-repeated="2"/>
          <table:table-cell office:value-type="string" calcext:value-type="string">
            <text:p># Release <text:s text:c="14"/></text:p>
          </table:table-cell>
          <table:table-cell office:value-type="string" calcext:value-type="string">
            <text:p><text:s/>2.6.32-358.18.1.el6.x86_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 Version <text:s text:c="14"/>: #1 SMP Tue Jun 2 17:25:57 EDT 2015</text:p>
          </table:table-cell>
          <table:table-cell table:number-columns-repeated="2"/>
          <table:table-cell office:value-type="string" calcext:value-type="string">
            <text:p># Version <text:s text:c="14"/>: #1 SMP Wed Aug 28 17:19:38 UTC 2013</text:p>
          </table:table-cell>
          <table:table-cell table:number-columns-repeated="2"/>
          <table:table-cell office:value-type="string" calcext:value-type="string">
            <text:p># Version <text:s text:c="14"/></text:p>
          </table:table-cell>
          <table:table-cell office:value-type="string" calcext:value-type="string">
            <text:p><text:s/>#1 SMP Wed Aug 28 1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38 UTC 2013</text:p>
          </table:table-cell>
        </table:table-row>
        <table:table-row table:style-name="ro1">
          <table:table-cell office:value-type="string" calcext:value-type="string">
            <text:p># MPI Version <text:s text:c="10"/>: 2.1</text:p>
          </table:table-cell>
          <table:table-cell table:number-columns-repeated="2"/>
          <table:table-cell office:value-type="string" calcext:value-type="string">
            <text:p># MPI Version <text:s text:c="10"/>: 2.1</text:p>
          </table:table-cell>
          <table:table-cell table:number-columns-repeated="2"/>
          <table:table-cell office:value-type="string" calcext:value-type="string">
            <text:p># MPI Version <text:s text:c="10"/></text:p>
          </table:table-cell>
          <table:table-cell office:value-type="float" office:value="2.1" calcext:value-type="float">
            <text:p>2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 MPI Thread Environment: </text:p>
          </table:table-cell>
          <table:table-cell table:number-columns-repeated="2"/>
          <table:table-cell office:value-type="string" calcext:value-type="string">
            <text:p># MPI Thread Environment: </text:p>
          </table:table-cell>
          <table:table-cell table:number-columns-repeated="2"/>
          <table:table-cell office:value-type="string" calcext:value-type="string">
            <text:p># MPI Thread Environment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# New default behavior from Version 3.2 on:</text:p>
          </table:table-cell>
          <table:table-cell table:number-columns-repeated="2"/>
          <table:table-cell office:value-type="string" calcext:value-type="string">
            <text:p># New default behavior from Version 3.2 on:</text:p>
          </table:table-cell>
          <table:table-cell table:number-columns-repeated="2"/>
          <table:table-cell office:value-type="string" calcext:value-type="string">
            <text:p># New default behavior from Version 3.2 on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# the number of iterations per message size is cut down </text:p>
          </table:table-cell>
          <table:table-cell table:number-columns-repeated="2"/>
          <table:table-cell office:value-type="string" calcext:value-type="string">
            <text:p># the number of iterations per message size is cut down </text:p>
          </table:table-cell>
          <table:table-cell table:number-columns-repeated="2"/>
          <table:table-cell office:value-type="string" calcext:value-type="string">
            <text:p># the number of iterations per message size is cut down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dynamically when a certain run time (per message size sample) </text:p>
          </table:table-cell>
          <table:table-cell table:number-columns-repeated="2"/>
          <table:table-cell office:value-type="string" calcext:value-type="string">
            <text:p># dynamically when a certain run time (per message size sample) </text:p>
          </table:table-cell>
          <table:table-cell table:number-columns-repeated="2"/>
          <table:table-cell office:value-type="string" calcext:value-type="string">
            <text:p># dynamically when a certain run time (per message size sample)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is expected to be exceeded. Time limit is defined by variable </text:p>
          </table:table-cell>
          <table:table-cell table:number-columns-repeated="2"/>
          <table:table-cell office:value-type="string" calcext:value-type="string">
            <text:p># is expected to be exceeded. Time limit is defined by variable </text:p>
          </table:table-cell>
          <table:table-cell table:number-columns-repeated="2"/>
          <table:table-cell office:value-type="string" calcext:value-type="string">
            <text:p># is expected to be exceeded. Time limit is defined by variable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"SECS_PER_SAMPLE" (=&gt; IMB_settings.h) </text:p>
          </table:table-cell>
          <table:table-cell table:number-columns-repeated="2"/>
          <table:table-cell office:value-type="string" calcext:value-type="string">
            <text:p># "SECS_PER_SAMPLE" (=&gt; IMB_settings.h) </text:p>
          </table:table-cell>
          <table:table-cell table:number-columns-repeated="2"/>
          <table:table-cell office:value-type="string" calcext:value-type="string">
            <text:p># "SECS_PER_SAMPLE" (=&gt; IMB_settings.h)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or through the flag =&gt; -time </text:p>
          </table:table-cell>
          <table:table-cell table:number-columns-repeated="2"/>
          <table:table-cell office:value-type="string" calcext:value-type="string">
            <text:p># or through the flag =&gt; -time </text:p>
          </table:table-cell>
          <table:table-cell table:number-columns-repeated="2"/>
          <table:table-cell office:value-type="string" calcext:value-type="string">
            <text:p># or through the flag =&gt; -time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2"/></text:p>
          </table:table-cell>
          <table:table-cell table:number-columns-repeated="2"/>
          <table:table-cell office:value-type="string" calcext:value-type="string">
            <text:p><text:s text:c="2"/></text:p>
          </table:table-cell>
          <table:table-cell table:number-columns-repeated="2"/>
          <table:table-cell office:value-type="string" calcext:value-type="string">
            <text:p><text:s text:c="2"/></text:p>
          </table:table-cell>
          <table:table-cell table:number-columns-repeated="3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# Calling sequence was: </text:p>
          </table:table-cell>
          <table:table-cell table:number-columns-repeated="2"/>
          <table:table-cell office:value-type="string" calcext:value-type="string">
            <text:p># Calling sequence was: </text:p>
          </table:table-cell>
          <table:table-cell table:number-columns-repeated="2"/>
          <table:table-cell office:value-type="string" calcext:value-type="string">
            <text:p># Calling sequence was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# /root/test/imb/src/IMB-MPI1</text:p>
          </table:table-cell>
          <table:table-cell table:number-columns-repeated="2"/>
          <table:table-cell office:value-type="string" calcext:value-type="string">
            <text:p># /home/hdermois/test/imb/src/IMB-MPI1</text:p>
          </table:table-cell>
          <table:table-cell table:number-columns-repeated="2"/>
          <table:table-cell office:value-type="string" calcext:value-type="string">
            <text:p># /home/hdermois/test/imb/src/IMB-MPI1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# Minimum message length in bytes: <text:s text:c="2"/>0</text:p>
          </table:table-cell>
          <table:table-cell table:number-columns-repeated="2"/>
          <table:table-cell office:value-type="string" calcext:value-type="string">
            <text:p># Minimum message length in bytes: <text:s text:c="2"/>0</text:p>
          </table:table-cell>
          <table:table-cell table:number-columns-repeated="2"/>
          <table:table-cell office:value-type="string" calcext:value-type="string">
            <text:p># Minimum message length in bytes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 Maximum message length in bytes: <text:s text:c="2"/>4194304</text:p>
          </table:table-cell>
          <table:table-cell table:number-columns-repeated="2"/>
          <table:table-cell office:value-type="string" calcext:value-type="string">
            <text:p># Maximum message length in bytes: <text:s text:c="2"/>4194304</text:p>
          </table:table-cell>
          <table:table-cell table:number-columns-repeated="2"/>
          <table:table-cell office:value-type="string" calcext:value-type="string">
            <text:p># Maximum message length in bytes</text:p>
          </table:table-cell>
          <table:table-cell office:value-type="float" office:value="4194304" calcext:value-type="float">
            <text:p>41943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MPI_Datatype <text:s text:c="18"/>: <text:s text:c="2"/>MPI_BYTE </text:p>
          </table:table-cell>
          <table:table-cell table:number-columns-repeated="2"/>
          <table:table-cell office:value-type="string" calcext:value-type="string">
            <text:p># MPI_Datatype <text:s text:c="18"/>: <text:s text:c="2"/>MPI_BYTE </text:p>
          </table:table-cell>
          <table:table-cell table:number-columns-repeated="2"/>
          <table:table-cell office:value-type="string" calcext:value-type="string">
            <text:p># MPI_Datatype <text:s text:c="18"/></text:p>
          </table:table-cell>
          <table:table-cell office:value-type="string" calcext:value-type="string">
            <text:p><text:s text:c="3"/>MPI_BYTE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 MPI_Datatype for reductions <text:s text:c="3"/>: <text:s text:c="2"/>MPI_FLOAT</text:p>
          </table:table-cell>
          <table:table-cell table:number-columns-repeated="2"/>
          <table:table-cell office:value-type="string" calcext:value-type="string">
            <text:p># MPI_Datatype for reductions <text:s text:c="3"/>: <text:s text:c="2"/>MPI_FLOAT</text:p>
          </table:table-cell>
          <table:table-cell table:number-columns-repeated="2"/>
          <table:table-cell office:value-type="string" calcext:value-type="string">
            <text:p># MPI_Datatype for reductions <text:s text:c="3"/></text:p>
          </table:table-cell>
          <table:table-cell office:value-type="string" calcext:value-type="string">
            <text:p><text:s text:c="3"/>MPI_FLO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 MPI_Op <text:s text:c="24"/>: <text:s text:c="2"/>MPI_SUM <text:s/></text:p>
          </table:table-cell>
          <table:table-cell table:number-columns-repeated="2"/>
          <table:table-cell office:value-type="string" calcext:value-type="string">
            <text:p># MPI_Op <text:s text:c="24"/>: <text:s text:c="2"/>MPI_SUM <text:s/></text:p>
          </table:table-cell>
          <table:table-cell table:number-columns-repeated="2"/>
          <table:table-cell office:value-type="string" calcext:value-type="string">
            <text:p># MPI_Op <text:s text:c="24"/></text:p>
          </table:table-cell>
          <table:table-cell office:value-type="string" calcext:value-type="string">
            <text:p><text:s text:c="3"/>MPI_SUM 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2"/>
          <table:table-cell office:value-type="string" calcext:value-type="string">
            <text:p>#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# List of Benchmarks to run:</text:p>
          </table:table-cell>
          <table:table-cell table:number-columns-repeated="2"/>
          <table:table-cell office:value-type="string" calcext:value-type="string">
            <text:p># List of Benchmarks to run:</text:p>
          </table:table-cell>
          <table:table-cell table:number-columns-repeated="2"/>
          <table:table-cell office:value-type="string" calcext:value-type="string">
            <text:p># List of Benchmarks to run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# PingPong</text:p>
          </table:table-cell>
          <table:table-cell table:number-columns-repeated="2"/>
          <table:table-cell office:value-type="string" calcext:value-type="string">
            <text:p># PingPong</text:p>
          </table:table-cell>
          <table:table-cell table:number-columns-repeated="2"/>
          <table:table-cell office:value-type="string" calcext:value-type="string">
            <text:p># PingPo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PingPing</text:p>
          </table:table-cell>
          <table:table-cell table:number-columns-repeated="2"/>
          <table:table-cell office:value-type="string" calcext:value-type="string">
            <text:p># PingPing</text:p>
          </table:table-cell>
          <table:table-cell table:number-columns-repeated="2"/>
          <table:table-cell office:value-type="string" calcext:value-type="string">
            <text:p># PingP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Sendrecv</text:p>
          </table:table-cell>
          <table:table-cell table:number-columns-repeated="2"/>
          <table:table-cell office:value-type="string" calcext:value-type="string">
            <text:p># Sendrecv</text:p>
          </table:table-cell>
          <table:table-cell table:number-columns-repeated="2"/>
          <table:table-cell office:value-type="string" calcext:value-type="string">
            <text:p># Sendrec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Exchange</text:p>
          </table:table-cell>
          <table:table-cell table:number-columns-repeated="2"/>
          <table:table-cell office:value-type="string" calcext:value-type="string">
            <text:p># Exchange</text:p>
          </table:table-cell>
          <table:table-cell table:number-columns-repeated="2"/>
          <table:table-cell office:value-type="string" calcext:value-type="string">
            <text:p># Exchang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Allreduce</text:p>
          </table:table-cell>
          <table:table-cell table:number-columns-repeated="2"/>
          <table:table-cell office:value-type="string" calcext:value-type="string">
            <text:p># Allreduce</text:p>
          </table:table-cell>
          <table:table-cell table:number-columns-repeated="2"/>
          <table:table-cell office:value-type="string" calcext:value-type="string">
            <text:p># Allredu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Reduce</text:p>
          </table:table-cell>
          <table:table-cell table:number-columns-repeated="2"/>
          <table:table-cell office:value-type="string" calcext:value-type="string">
            <text:p># Reduce</text:p>
          </table:table-cell>
          <table:table-cell table:number-columns-repeated="2"/>
          <table:table-cell office:value-type="string" calcext:value-type="string">
            <text:p># Redu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Reduce_scatter</text:p>
          </table:table-cell>
          <table:table-cell table:number-columns-repeated="2"/>
          <table:table-cell office:value-type="string" calcext:value-type="string">
            <text:p># Reduce_scatter</text:p>
          </table:table-cell>
          <table:table-cell table:number-columns-repeated="2"/>
          <table:table-cell office:value-type="string" calcext:value-type="string">
            <text:p># Reduce_scatt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Allgather</text:p>
          </table:table-cell>
          <table:table-cell table:number-columns-repeated="2"/>
          <table:table-cell office:value-type="string" calcext:value-type="string">
            <text:p># Allgather</text:p>
          </table:table-cell>
          <table:table-cell table:number-columns-repeated="2"/>
          <table:table-cell office:value-type="string" calcext:value-type="string">
            <text:p># Allgath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Allgatherv</text:p>
          </table:table-cell>
          <table:table-cell table:number-columns-repeated="2"/>
          <table:table-cell office:value-type="string" calcext:value-type="string">
            <text:p># Allgatherv</text:p>
          </table:table-cell>
          <table:table-cell table:number-columns-repeated="2"/>
          <table:table-cell office:value-type="string" calcext:value-type="string">
            <text:p># Allgather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Gather</text:p>
          </table:table-cell>
          <table:table-cell table:number-columns-repeated="2"/>
          <table:table-cell office:value-type="string" calcext:value-type="string">
            <text:p># Gather</text:p>
          </table:table-cell>
          <table:table-cell table:number-columns-repeated="2"/>
          <table:table-cell office:value-type="string" calcext:value-type="string">
            <text:p># Gath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Gatherv</text:p>
          </table:table-cell>
          <table:table-cell table:number-columns-repeated="2"/>
          <table:table-cell office:value-type="string" calcext:value-type="string">
            <text:p># Gatherv</text:p>
          </table:table-cell>
          <table:table-cell table:number-columns-repeated="2"/>
          <table:table-cell office:value-type="string" calcext:value-type="string">
            <text:p># Gather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Scatter</text:p>
          </table:table-cell>
          <table:table-cell table:number-columns-repeated="2"/>
          <table:table-cell office:value-type="string" calcext:value-type="string">
            <text:p># Scatter</text:p>
          </table:table-cell>
          <table:table-cell table:number-columns-repeated="2"/>
          <table:table-cell office:value-type="string" calcext:value-type="string">
            <text:p># Scatt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Scatterv</text:p>
          </table:table-cell>
          <table:table-cell table:number-columns-repeated="2"/>
          <table:table-cell office:value-type="string" calcext:value-type="string">
            <text:p># Scatterv</text:p>
          </table:table-cell>
          <table:table-cell table:number-columns-repeated="2"/>
          <table:table-cell office:value-type="string" calcext:value-type="string">
            <text:p># Scatter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Alltoall</text:p>
          </table:table-cell>
          <table:table-cell table:number-columns-repeated="2"/>
          <table:table-cell office:value-type="string" calcext:value-type="string">
            <text:p># Alltoall</text:p>
          </table:table-cell>
          <table:table-cell table:number-columns-repeated="2"/>
          <table:table-cell office:value-type="string" calcext:value-type="string">
            <text:p># Alltoa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Alltoallv</text:p>
          </table:table-cell>
          <table:table-cell table:number-columns-repeated="2"/>
          <table:table-cell office:value-type="string" calcext:value-type="string">
            <text:p># Alltoallv</text:p>
          </table:table-cell>
          <table:table-cell table:number-columns-repeated="2"/>
          <table:table-cell office:value-type="string" calcext:value-type="string">
            <text:p># Alltoall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Bcast</text:p>
          </table:table-cell>
          <table:table-cell table:number-columns-repeated="2"/>
          <table:table-cell office:value-type="string" calcext:value-type="string">
            <text:p># Bcast</text:p>
          </table:table-cell>
          <table:table-cell table:number-columns-repeated="2"/>
          <table:table-cell office:value-type="string" calcext:value-type="string">
            <text:p># Bca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Barrier</text:p>
          </table:table-cell>
          <table:table-cell table:number-columns-repeated="2"/>
          <table:table-cell office:value-type="string" calcext:value-type="string">
            <text:p># Barrier</text:p>
          </table:table-cell>
          <table:table-cell table:number-columns-repeated="2"/>
          <table:table-cell office:value-type="string" calcext:value-type="string">
            <text:p># Barrier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#---------------------------------------------------</text:p>
          </table:table-cell>
          <table:table-cell table:number-columns-repeated="2"/>
          <table:table-cell office:value-type="string" calcext:value-type="string">
            <text:p>#---------------------------------------------------</text:p>
          </table:table-cell>
          <table:table-cell table:number-columns-repeated="2"/>
          <table:table-cell office:value-type="string" calcext:value-type="string">
            <text:p>#--------------------------------------------------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Benchmarking PingPong </text:p>
          </table:table-cell>
          <table:table-cell table:number-columns-repeated="2"/>
          <table:table-cell office:value-type="string" calcext:value-type="string">
            <text:p># Benchmarking PingPong </text:p>
          </table:table-cell>
          <table:table-cell table:number-columns-repeated="2"/>
          <table:table-cell office:value-type="string" calcext:value-type="string">
            <text:p># Benchmarking PingPong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#processes = 2 </text:p>
          </table:table-cell>
          <table:table-cell table:number-columns-repeated="2"/>
          <table:table-cell office:value-type="string" calcext:value-type="string">
            <text:p># #processes = 2 </text:p>
          </table:table-cell>
          <table:table-cell table:number-columns-repeated="2"/>
          <table:table-cell office:value-type="string" calcext:value-type="string">
            <text:p># #processes = 2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---------------------------------------------------</text:p>
          </table:table-cell>
          <table:table-cell table:number-columns-repeated="2"/>
          <table:table-cell office:value-type="string" calcext:value-type="string">
            <text:p>#---------------------------------------------------</text:p>
          </table:table-cell>
          <table:table-cell table:number-columns-repeated="2"/>
          <table:table-cell office:value-type="string" calcext:value-type="string">
            <text:p>#--------------------------------------------------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7"/>#bytes #repetitions <text:s text:c="5"/>t[usec] <text:s text:c="2"/>Mbytes/sec</text:p>
          </table:table-cell>
          <table:table-cell table:number-columns-repeated="2"/>
          <table:table-cell office:value-type="string" calcext:value-type="string">
            <text:p><text:s text:c="7"/>#bytes #repetitions <text:s text:c="5"/>t[usec] <text:s text:c="2"/>Mbytes/sec</text:p>
          </table:table-cell>
          <table:table-cell table:number-columns-repeated="2"/>
          <table:table-cell office:value-type="string" calcext:value-type="string">
            <text:p><text:s text:c="7"/>#bytes #repetitions <text:s text:c="5"/>t[usec] <text:s text:c="2"/>Mbytes/se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2"/>0 <text:s text:c="8"/>1000 <text:s text:c="6"/>112.75 <text:s text:c="8"/>0.00</text:p>
          </table:table-cell>
          <table:table-cell table:number-columns-repeated="2"/>
          <table:table-cell office:value-type="string" calcext:value-type="string">
            <text:p><text:s text:c="12"/>0 <text:s text:c="8"/>1000 <text:s text:c="8"/>3.81 <text:s text:c="8"/>0.00</text:p>
          </table:table-cell>
          <table:table-cell table:number-columns-repeated="2"/>
          <table:table-cell office:value-type="string" calcext:value-type="string">
            <text:p><text:s text:c="12"/>0 <text:s text:c="8"/>1000 <text:s text:c="7"/>46.55 <text:s text:c="8"/>0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2"/>1 <text:s text:c="8"/>1000 <text:s text:c="6"/>114.01 <text:s text:c="8"/>0.01</text:p>
          </table:table-cell>
          <table:table-cell table:number-columns-repeated="2"/>
          <table:table-cell office:value-type="string" calcext:value-type="string">
            <text:p><text:s text:c="12"/>1 <text:s text:c="8"/>1000 <text:s text:c="8"/>2.25 <text:s text:c="8"/>0.42</text:p>
          </table:table-cell>
          <table:table-cell table:number-columns-repeated="2"/>
          <table:table-cell office:value-type="string" calcext:value-type="string">
            <text:p><text:s text:c="12"/>1 <text:s text:c="8"/>1000 <text:s text:c="7"/>47.68 <text:s text:c="8"/>0.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2"/>2 <text:s text:c="8"/>1000 <text:s text:c="6"/>114.98 <text:s text:c="8"/>0.02</text:p>
          </table:table-cell>
          <table:table-cell table:number-columns-repeated="2"/>
          <table:table-cell office:value-type="string" calcext:value-type="string">
            <text:p><text:s text:c="12"/>2 <text:s text:c="8"/>1000 <text:s text:c="8"/>4.19 <text:s text:c="8"/>0.45</text:p>
          </table:table-cell>
          <table:table-cell table:number-columns-repeated="2"/>
          <table:table-cell office:value-type="string" calcext:value-type="string">
            <text:p><text:s text:c="12"/>2 <text:s text:c="8"/>1000 <text:s text:c="7"/>45.65 <text:s text:c="8"/>0.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2"/>4 <text:s text:c="8"/>1000 <text:s text:c="6"/>114.93 <text:s text:c="8"/>0.03</text:p>
          </table:table-cell>
          <table:table-cell table:number-columns-repeated="2"/>
          <table:table-cell office:value-type="string" calcext:value-type="string">
            <text:p><text:s text:c="12"/>4 <text:s text:c="8"/>1000 <text:s text:c="8"/>2.62 <text:s text:c="8"/>1.45</text:p>
          </table:table-cell>
          <table:table-cell table:number-columns-repeated="2"/>
          <table:table-cell office:value-type="string" calcext:value-type="string">
            <text:p><text:s text:c="12"/>4 <text:s text:c="8"/>1000 <text:s text:c="7"/>41.81 <text:s text:c="8"/>0.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2"/>8 <text:s text:c="8"/>1000 <text:s text:c="6"/>117.94 <text:s text:c="8"/>0.06</text:p>
          </table:table-cell>
          <table:table-cell table:number-columns-repeated="2"/>
          <table:table-cell office:value-type="string" calcext:value-type="string">
            <text:p><text:s text:c="12"/>8 <text:s text:c="8"/>1000 <text:s text:c="8"/>2.18 <text:s text:c="8"/>3.50</text:p>
          </table:table-cell>
          <table:table-cell table:number-columns-repeated="2"/>
          <table:table-cell office:value-type="string" calcext:value-type="string">
            <text:p><text:s text:c="12"/>8 <text:s text:c="8"/>1000 <text:s text:c="7"/>44.69 <text:s text:c="8"/>0.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1"/>16 <text:s text:c="8"/>1000 <text:s text:c="6"/>115.68 <text:s text:c="8"/>0.13</text:p>
          </table:table-cell>
          <table:table-cell table:number-columns-repeated="2"/>
          <table:table-cell office:value-type="string" calcext:value-type="string">
            <text:p><text:s text:c="11"/>16 <text:s text:c="8"/>1000 <text:s text:c="8"/>5.11 <text:s text:c="8"/>2.99</text:p>
          </table:table-cell>
          <table:table-cell table:number-columns-repeated="2"/>
          <table:table-cell office:value-type="string" calcext:value-type="string">
            <text:p><text:s text:c="11"/>16 <text:s text:c="8"/>1000 <text:s text:c="7"/>42.08 <text:s text:c="8"/>0.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1"/>32 <text:s text:c="8"/>1000 <text:s text:c="6"/>114.91 <text:s text:c="8"/>0.27</text:p>
          </table:table-cell>
          <table:table-cell table:number-columns-repeated="2"/>
          <table:table-cell office:value-type="string" calcext:value-type="string">
            <text:p><text:s text:c="11"/>32 <text:s text:c="8"/>1000 <text:s text:c="8"/>3.26 <text:s text:c="8"/>9.37</text:p>
          </table:table-cell>
          <table:table-cell table:number-columns-repeated="2"/>
          <table:table-cell office:value-type="string" calcext:value-type="string">
            <text:p><text:s text:c="11"/>32 <text:s text:c="8"/>1000 <text:s text:c="7"/>47.92 <text:s text:c="8"/>0.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1"/>64 <text:s text:c="8"/>1000 <text:s text:c="6"/>100.11 <text:s text:c="8"/>0.61</text:p>
          </table:table-cell>
          <table:table-cell table:number-columns-repeated="2"/>
          <table:table-cell office:value-type="string" calcext:value-type="string">
            <text:p><text:s text:c="11"/>64 <text:s text:c="8"/>1000 <text:s text:c="8"/>5.85 <text:s text:c="7"/>10.44</text:p>
          </table:table-cell>
          <table:table-cell table:number-columns-repeated="2"/>
          <table:table-cell office:value-type="string" calcext:value-type="string">
            <text:p><text:s text:c="11"/>64 <text:s text:c="8"/>1000 <text:s text:c="7"/>48.22 <text:s text:c="8"/>1.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0"/>128 <text:s text:c="8"/>1000 <text:s text:c="6"/>100.87 <text:s text:c="8"/>1.21</text:p>
          </table:table-cell>
          <table:table-cell table:number-columns-repeated="2"/>
          <table:table-cell office:value-type="string" calcext:value-type="string">
            <text:p><text:s text:c="10"/>128 <text:s text:c="8"/>1000 <text:s text:c="8"/>5.47 <text:s text:c="7"/>22.30</text:p>
          </table:table-cell>
          <table:table-cell table:number-columns-repeated="2"/>
          <table:table-cell office:value-type="string" calcext:value-type="string">
            <text:p><text:s text:c="10"/>128 <text:s text:c="8"/>1000 <text:s text:c="7"/>48.43 <text:s text:c="8"/>2.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0"/>256 <text:s text:c="8"/>1000 <text:s text:c="6"/>105.15 <text:s text:c="8"/>2.32</text:p>
          </table:table-cell>
          <table:table-cell table:number-columns-repeated="2"/>
          <table:table-cell office:value-type="string" calcext:value-type="string">
            <text:p><text:s text:c="10"/>256 <text:s text:c="8"/>1000 <text:s text:c="8"/>3.69 <text:s text:c="7"/>66.14</text:p>
          </table:table-cell>
          <table:table-cell table:number-columns-repeated="2"/>
          <table:table-cell office:value-type="string" calcext:value-type="string">
            <text:p><text:s text:c="10"/>256 <text:s text:c="8"/>1000 <text:s text:c="7"/>49.51 <text:s text:c="8"/>4.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0"/>512 <text:s text:c="8"/>1000 <text:s text:c="6"/>108.65 <text:s text:c="8"/>4.49</text:p>
          </table:table-cell>
          <table:table-cell table:number-columns-repeated="2"/>
          <table:table-cell office:value-type="string" calcext:value-type="string">
            <text:p><text:s text:c="10"/>512 <text:s text:c="8"/>1000 <text:s text:c="8"/>4.04 <text:s text:c="6"/>121.00</text:p>
          </table:table-cell>
          <table:table-cell table:number-columns-repeated="2"/>
          <table:table-cell office:value-type="string" calcext:value-type="string">
            <text:p><text:s text:c="10"/>512 <text:s text:c="8"/>1000 <text:s text:c="7"/>50.95 <text:s text:c="8"/>9.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9"/>1024 <text:s text:c="8"/>1000 <text:s text:c="6"/>130.76 <text:s text:c="8"/>7.47</text:p>
          </table:table-cell>
          <table:table-cell table:number-columns-repeated="2"/>
          <table:table-cell office:value-type="string" calcext:value-type="string">
            <text:p><text:s text:c="9"/>1024 <text:s text:c="8"/>1000 <text:s text:c="8"/>4.93 <text:s text:c="6"/>197.90</text:p>
          </table:table-cell>
          <table:table-cell table:number-columns-repeated="2"/>
          <table:table-cell office:value-type="string" calcext:value-type="string">
            <text:p><text:s text:c="9"/>1024 <text:s text:c="8"/>1000 <text:s text:c="7"/>56.97 <text:s text:c="7"/>17.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9"/>2048 <text:s text:c="8"/>1000 <text:s text:c="6"/>269.74 <text:s text:c="8"/>7.24</text:p>
          </table:table-cell>
          <table:table-cell table:number-columns-repeated="2"/>
          <table:table-cell office:value-type="string" calcext:value-type="string">
            <text:p><text:s text:c="9"/>2048 <text:s text:c="8"/>1000 <text:s text:c="8"/>5.96 <text:s text:c="6"/>327.46</text:p>
          </table:table-cell>
          <table:table-cell table:number-columns-repeated="2"/>
          <table:table-cell office:value-type="string" calcext:value-type="string">
            <text:p><text:s text:c="9"/>2048 <text:s text:c="8"/>1000 <text:s text:c="7"/>68.36 <text:s text:c="7"/>28.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9"/>4096 <text:s text:c="8"/>1000 <text:s text:c="6"/>344.64 <text:s text:c="7"/>11.33</text:p>
          </table:table-cell>
          <table:table-cell table:number-columns-repeated="2"/>
          <table:table-cell office:value-type="string" calcext:value-type="string">
            <text:p><text:s text:c="9"/>4096 <text:s text:c="8"/>1000 <text:s text:c="8"/>7.36 <text:s text:c="6"/>530.99</text:p>
          </table:table-cell>
          <table:table-cell table:number-columns-repeated="2"/>
          <table:table-cell office:value-type="string" calcext:value-type="string">
            <text:p><text:s text:c="9"/>4096 <text:s text:c="8"/>1000 <text:s text:c="7"/>79.08 <text:s text:c="7"/>49.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9"/>8192 <text:s text:c="8"/>1000 <text:s text:c="6"/>362.49 <text:s text:c="7"/>21.55</text:p>
          </table:table-cell>
          <table:table-cell table:number-columns-repeated="2"/>
          <table:table-cell office:value-type="string" calcext:value-type="string">
            <text:p><text:s text:c="9"/>8192 <text:s text:c="8"/>1000 <text:s text:c="8"/>9.93 <text:s text:c="6"/>786.99</text:p>
          </table:table-cell>
          <table:table-cell table:number-columns-repeated="2"/>
          <table:table-cell office:value-type="string" calcext:value-type="string">
            <text:p><text:s text:c="9"/>8192 <text:s text:c="8"/>1000 <text:s text:c="6"/>103.12 <text:s text:c="7"/>75.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16384 <text:s text:c="8"/>1000 <text:s text:c="6"/>519.48 <text:s text:c="7"/>30.08</text:p>
          </table:table-cell>
          <table:table-cell table:number-columns-repeated="2"/>
          <table:table-cell office:value-type="string" calcext:value-type="string">
            <text:p><text:s text:c="8"/>16384 <text:s text:c="8"/>1000 <text:s text:c="7"/>19.66 <text:s text:c="6"/>794.86</text:p>
          </table:table-cell>
          <table:table-cell table:number-columns-repeated="2"/>
          <table:table-cell office:value-type="string" calcext:value-type="string">
            <text:p><text:s text:c="8"/>16384 <text:s text:c="8"/>1000 <text:s text:c="6"/>209.36 <text:s text:c="7"/>74.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32768 <text:s text:c="8"/>1000 <text:s text:c="5"/>3715.68 <text:s text:c="8"/>8.41</text:p>
          </table:table-cell>
          <table:table-cell table:number-columns-repeated="2"/>
          <table:table-cell office:value-type="string" calcext:value-type="string">
            <text:p><text:s text:c="8"/>32768 <text:s text:c="8"/>1000 <text:s text:c="7"/>25.84 <text:s text:c="5"/>1209.53</text:p>
          </table:table-cell>
          <table:table-cell table:number-columns-repeated="2"/>
          <table:table-cell office:value-type="string" calcext:value-type="string">
            <text:p><text:s text:c="8"/>32768 <text:s text:c="8"/>1000 <text:s text:c="6"/>262.14 <text:s text:c="6"/>119.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65536 <text:s text:c="9"/>640 <text:s text:c="5"/>1755.55 <text:s text:c="7"/>35.60</text:p>
          </table:table-cell>
          <table:table-cell table:number-columns-repeated="2"/>
          <table:table-cell office:value-type="string" calcext:value-type="string">
            <text:p><text:s text:c="8"/>65536 <text:s text:c="9"/>640 <text:s text:c="7"/>29.42 <text:s text:c="5"/>2124.61</text:p>
          </table:table-cell>
          <table:table-cell table:number-columns-repeated="2"/>
          <table:table-cell office:value-type="string" calcext:value-type="string">
            <text:p><text:s text:c="8"/>65536 <text:s text:c="9"/>640 <text:s text:c="6"/>581.46 <text:s text:c="6"/>107.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7"/>131072 <text:s text:c="9"/>320 <text:s text:c="5"/>2577.59 <text:s text:c="7"/>48.49</text:p>
          </table:table-cell>
          <table:table-cell table:number-columns-repeated="2"/>
          <table:table-cell office:value-type="string" calcext:value-type="string">
            <text:p><text:s text:c="7"/>131072 <text:s text:c="9"/>320 <text:s text:c="7"/>53.20 <text:s text:c="5"/>2349.42</text:p>
          </table:table-cell>
          <table:table-cell table:number-columns-repeated="2"/>
          <table:table-cell office:value-type="string" calcext:value-type="string">
            <text:p><text:s text:c="7"/>131072 <text:s text:c="9"/>320 <text:s text:c="5"/>1031.22 <text:s text:c="6"/>121.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7"/>262144 <text:s text:c="9"/>160 <text:s text:c="5"/>4411.18 <text:s text:c="7"/>56.67</text:p>
          </table:table-cell>
          <table:table-cell table:number-columns-repeated="2"/>
          <table:table-cell office:value-type="string" calcext:value-type="string">
            <text:p><text:s text:c="7"/>262144 <text:s text:c="9"/>160 <text:s text:c="7"/>98.92 <text:s text:c="5"/>2527.26</text:p>
          </table:table-cell>
          <table:table-cell table:number-columns-repeated="2"/>
          <table:table-cell office:value-type="string" calcext:value-type="string">
            <text:p><text:s text:c="7"/>262144 <text:s text:c="9"/>160 <text:s text:c="5"/>1581.03 <text:s text:c="6"/>158.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7"/>524288 <text:s text:c="10"/>80 <text:s text:c="5"/>8466.25 <text:s text:c="7"/>59.06</text:p>
          </table:table-cell>
          <table:table-cell table:number-columns-repeated="2"/>
          <table:table-cell office:value-type="string" calcext:value-type="string">
            <text:p><text:s text:c="7"/>524288 <text:s text:c="10"/>80 <text:s text:c="6"/>260.80 <text:s text:c="5"/>1917.18</text:p>
          </table:table-cell>
          <table:table-cell table:number-columns-repeated="2"/>
          <table:table-cell office:value-type="string" calcext:value-type="string">
            <text:p><text:s text:c="7"/>524288 <text:s text:c="10"/>80 <text:s text:c="5"/>2796.03 <text:s text:c="6"/>178.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6"/>1048576 <text:s text:c="10"/>40 <text:s text:c="4"/>18058.36 <text:s text:c="7"/>55.38</text:p>
          </table:table-cell>
          <table:table-cell table:number-columns-repeated="2"/>
          <table:table-cell office:value-type="string" calcext:value-type="string">
            <text:p><text:s text:c="6"/>1048576 <text:s text:c="10"/>40 <text:s text:c="6"/>561.83 <text:s text:c="5"/>1779.91</text:p>
          </table:table-cell>
          <table:table-cell table:number-columns-repeated="2"/>
          <table:table-cell office:value-type="string" calcext:value-type="string">
            <text:p><text:s text:c="6"/>1048576 <text:s text:c="10"/>40 <text:s text:c="5"/>5116.38 <text:s text:c="6"/>195.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6"/>2097152 <text:s text:c="10"/>20 <text:s text:c="4"/>37539.18 <text:s text:c="7"/>53.28</text:p>
          </table:table-cell>
          <table:table-cell table:number-columns-repeated="2"/>
          <table:table-cell office:value-type="string" calcext:value-type="string">
            <text:p><text:s text:c="6"/>2097152 <text:s text:c="10"/>20 <text:s text:c="6"/>738.45 <text:s text:c="5"/>2708.36</text:p>
          </table:table-cell>
          <table:table-cell table:number-columns-repeated="2"/>
          <table:table-cell office:value-type="string" calcext:value-type="string">
            <text:p><text:s text:c="6"/>2097152 <text:s text:c="10"/>20 <text:s text:c="5"/>9648.28 <text:s text:c="6"/>207.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6"/>4194304 <text:s text:c="10"/>10 <text:s text:c="4"/>70559.60 <text:s text:c="7"/>56.69</text:p>
          </table:table-cell>
          <table:table-cell table:number-columns-repeated="2"/>
          <table:table-cell office:value-type="string" calcext:value-type="string">
            <text:p><text:s text:c="6"/>4194304 <text:s text:c="10"/>10 <text:s text:c="5"/>1471.04 <text:s text:c="5"/>2719.16</text:p>
          </table:table-cell>
          <table:table-cell table:number-columns-repeated="2"/>
          <table:table-cell office:value-type="string" calcext:value-type="string">
            <text:p><text:s text:c="6"/>4194304 <text:s text:c="10"/>10 <text:s text:c="4"/>18591.14 <text:s text:c="6"/>215.16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#---------------------------------------------------</text:p>
          </table:table-cell>
          <table:table-cell table:number-columns-repeated="2"/>
          <table:table-cell office:value-type="string" calcext:value-type="string">
            <text:p>#---------------------------------------------------</text:p>
          </table:table-cell>
          <table:table-cell table:number-columns-repeated="2"/>
          <table:table-cell office:value-type="string" calcext:value-type="string">
            <text:p>#--------------------------------------------------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Benchmarking PingPing </text:p>
          </table:table-cell>
          <table:table-cell table:number-columns-repeated="2"/>
          <table:table-cell office:value-type="string" calcext:value-type="string">
            <text:p># Benchmarking PingPing </text:p>
          </table:table-cell>
          <table:table-cell table:number-columns-repeated="2"/>
          <table:table-cell office:value-type="string" calcext:value-type="string">
            <text:p># Benchmarking PingPing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#processes = 2 </text:p>
          </table:table-cell>
          <table:table-cell table:number-columns-repeated="2"/>
          <table:table-cell office:value-type="string" calcext:value-type="string">
            <text:p># #processes = 2 </text:p>
          </table:table-cell>
          <table:table-cell table:number-columns-repeated="2"/>
          <table:table-cell office:value-type="string" calcext:value-type="string">
            <text:p># #processes = 2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---------------------------------------------------</text:p>
          </table:table-cell>
          <table:table-cell table:number-columns-repeated="2"/>
          <table:table-cell office:value-type="string" calcext:value-type="string">
            <text:p>#---------------------------------------------------</text:p>
          </table:table-cell>
          <table:table-cell table:number-columns-repeated="2"/>
          <table:table-cell office:value-type="string" calcext:value-type="string">
            <text:p>#--------------------------------------------------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7"/>#bytes #repetitions <text:s text:c="5"/>t[usec] <text:s text:c="2"/>Mbytes/sec</text:p>
          </table:table-cell>
          <table:table-cell table:number-columns-repeated="2"/>
          <table:table-cell office:value-type="string" calcext:value-type="string">
            <text:p><text:s text:c="7"/>#bytes #repetitions <text:s text:c="5"/>t[usec] <text:s text:c="2"/>Mbytes/sec</text:p>
          </table:table-cell>
          <table:table-cell table:number-columns-repeated="2"/>
          <table:table-cell office:value-type="string" calcext:value-type="string">
            <text:p><text:s text:c="7"/>#bytes #repetitions <text:s text:c="5"/>t[usec] <text:s text:c="2"/>Mbytes/se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2"/>0 <text:s text:c="8"/>1000 <text:s text:c="6"/>117.10 <text:s text:c="8"/>0.00</text:p>
          </table:table-cell>
          <table:table-cell table:number-columns-repeated="2"/>
          <table:table-cell office:value-type="string" calcext:value-type="string">
            <text:p><text:s text:c="12"/>0 <text:s text:c="8"/>1000 <text:s text:c="8"/>2.01 <text:s text:c="8"/>0.00</text:p>
          </table:table-cell>
          <table:table-cell table:number-columns-repeated="2"/>
          <table:table-cell office:value-type="string" calcext:value-type="string">
            <text:p><text:s text:c="12"/>0 <text:s text:c="8"/>1000 <text:s text:c="7"/>71.95 <text:s text:c="8"/>0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2"/>1 <text:s text:c="8"/>1000 <text:s text:c="6"/>117.04 <text:s text:c="8"/>0.01</text:p>
          </table:table-cell>
          <table:table-cell table:number-columns-repeated="2"/>
          <table:table-cell office:value-type="string" calcext:value-type="string">
            <text:p><text:s text:c="12"/>1 <text:s text:c="8"/>1000 <text:s text:c="8"/>2.10 <text:s text:c="8"/>0.45</text:p>
          </table:table-cell>
          <table:table-cell table:number-columns-repeated="2"/>
          <table:table-cell office:value-type="string" calcext:value-type="string">
            <text:p><text:s text:c="12"/>1 <text:s text:c="8"/>1000 <text:s text:c="7"/>73.94 <text:s text:c="8"/>0.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2"/>2 <text:s text:c="8"/>1000 <text:s text:c="6"/>139.68 <text:s text:c="8"/>0.01</text:p>
          </table:table-cell>
          <table:table-cell table:number-columns-repeated="2"/>
          <table:table-cell office:value-type="string" calcext:value-type="string">
            <text:p><text:s text:c="12"/>2 <text:s text:c="8"/>1000 <text:s text:c="8"/>2.11 <text:s text:c="8"/>0.90</text:p>
          </table:table-cell>
          <table:table-cell table:number-columns-repeated="2"/>
          <table:table-cell office:value-type="string" calcext:value-type="string">
            <text:p><text:s text:c="12"/>2 <text:s text:c="8"/>1000 <text:s text:c="7"/>73.58 <text:s text:c="8"/>0.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2"/>4 <text:s text:c="8"/>1000 <text:s text:c="6"/>139.18 <text:s text:c="8"/>0.03</text:p>
          </table:table-cell>
          <table:table-cell table:number-columns-repeated="2"/>
          <table:table-cell office:value-type="string" calcext:value-type="string">
            <text:p><text:s text:c="12"/>4 <text:s text:c="8"/>1000 <text:s text:c="8"/>2.11 <text:s text:c="8"/>1.81</text:p>
          </table:table-cell>
          <table:table-cell table:number-columns-repeated="2"/>
          <table:table-cell office:value-type="string" calcext:value-type="string">
            <text:p><text:s text:c="12"/>4 <text:s text:c="8"/>1000 <text:s text:c="7"/>74.03 <text:s text:c="8"/>0.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2"/>8 <text:s text:c="8"/>1000 <text:s text:c="6"/>128.43 <text:s text:c="8"/>0.06</text:p>
          </table:table-cell>
          <table:table-cell table:number-columns-repeated="2"/>
          <table:table-cell office:value-type="string" calcext:value-type="string">
            <text:p><text:s text:c="12"/>8 <text:s text:c="8"/>1000 <text:s text:c="8"/>2.15 <text:s text:c="8"/>3.55</text:p>
          </table:table-cell>
          <table:table-cell table:number-columns-repeated="2"/>
          <table:table-cell office:value-type="string" calcext:value-type="string">
            <text:p><text:s text:c="12"/>8 <text:s text:c="8"/>1000 <text:s text:c="7"/>74.14 <text:s text:c="8"/>0.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1"/>16 <text:s text:c="8"/>1000 <text:s text:c="6"/>131.32 <text:s text:c="8"/>0.12</text:p>
          </table:table-cell>
          <table:table-cell table:number-columns-repeated="2"/>
          <table:table-cell office:value-type="string" calcext:value-type="string">
            <text:p><text:s text:c="11"/>16 <text:s text:c="8"/>1000 <text:s text:c="8"/>2.15 <text:s text:c="8"/>7.09</text:p>
          </table:table-cell>
          <table:table-cell table:number-columns-repeated="2"/>
          <table:table-cell office:value-type="string" calcext:value-type="string">
            <text:p><text:s text:c="11"/>16 <text:s text:c="8"/>1000 <text:s text:c="7"/>73.30 <text:s text:c="8"/>0.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1"/>32 <text:s text:c="8"/>1000 <text:s text:c="6"/>103.43 <text:s text:c="8"/>0.30</text:p>
          </table:table-cell>
          <table:table-cell table:number-columns-repeated="2"/>
          <table:table-cell office:value-type="string" calcext:value-type="string">
            <text:p><text:s text:c="11"/>32 <text:s text:c="8"/>1000 <text:s text:c="8"/>2.19 <text:s text:c="7"/>13.95</text:p>
          </table:table-cell>
          <table:table-cell table:number-columns-repeated="2"/>
          <table:table-cell office:value-type="string" calcext:value-type="string">
            <text:p><text:s text:c="11"/>32 <text:s text:c="8"/>1000 <text:s text:c="7"/>73.35 <text:s text:c="8"/>0.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1"/>64 <text:s text:c="8"/>1000 <text:s text:c="6"/>109.80 <text:s text:c="8"/>0.56</text:p>
          </table:table-cell>
          <table:table-cell table:number-columns-repeated="2"/>
          <table:table-cell office:value-type="string" calcext:value-type="string">
            <text:p><text:s text:c="11"/>64 <text:s text:c="8"/>1000 <text:s text:c="8"/>4.11 <text:s text:c="7"/>14.87</text:p>
          </table:table-cell>
          <table:table-cell table:number-columns-repeated="2"/>
          <table:table-cell office:value-type="string" calcext:value-type="string">
            <text:p><text:s text:c="11"/>64 <text:s text:c="8"/>1000 <text:s text:c="7"/>74.76 <text:s text:c="8"/>0.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0"/>128 <text:s text:c="8"/>1000 <text:s text:c="6"/>109.21 <text:s text:c="8"/>1.12</text:p>
          </table:table-cell>
          <table:table-cell table:number-columns-repeated="2"/>
          <table:table-cell office:value-type="string" calcext:value-type="string">
            <text:p><text:s text:c="10"/>128 <text:s text:c="8"/>1000 <text:s text:c="8"/>6.34 <text:s text:c="7"/>19.27</text:p>
          </table:table-cell>
          <table:table-cell table:number-columns-repeated="2"/>
          <table:table-cell office:value-type="string" calcext:value-type="string">
            <text:p><text:s text:c="10"/>128 <text:s text:c="8"/>1000 <text:s text:c="7"/>75.08 <text:s text:c="8"/>1.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0"/>256 <text:s text:c="8"/>1000 <text:s text:c="6"/>111.80 <text:s text:c="8"/>2.18</text:p>
          </table:table-cell>
          <table:table-cell table:number-columns-repeated="2"/>
          <table:table-cell office:value-type="string" calcext:value-type="string">
            <text:p><text:s text:c="10"/>256 <text:s text:c="8"/>1000 <text:s text:c="8"/>4.32 <text:s text:c="7"/>56.50</text:p>
          </table:table-cell>
          <table:table-cell table:number-columns-repeated="2"/>
          <table:table-cell office:value-type="string" calcext:value-type="string">
            <text:p><text:s text:c="10"/>256 <text:s text:c="8"/>1000 <text:s text:c="7"/>75.86 <text:s text:c="8"/>3.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0"/>512 <text:s text:c="8"/>1000 <text:s text:c="6"/>117.01 <text:s text:c="8"/>4.17</text:p>
          </table:table-cell>
          <table:table-cell table:number-columns-repeated="2"/>
          <table:table-cell office:value-type="string" calcext:value-type="string">
            <text:p><text:s text:c="10"/>512 <text:s text:c="8"/>1000 <text:s text:c="8"/>5.94 <text:s text:c="7"/>82.17</text:p>
          </table:table-cell>
          <table:table-cell table:number-columns-repeated="2"/>
          <table:table-cell office:value-type="string" calcext:value-type="string">
            <text:p><text:s text:c="10"/>512 <text:s text:c="8"/>1000 <text:s text:c="7"/>77.11 <text:s text:c="8"/>6.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9"/>1024 <text:s text:c="8"/>1000 <text:s text:c="6"/>144.90 <text:s text:c="8"/>6.74</text:p>
          </table:table-cell>
          <table:table-cell table:number-columns-repeated="2"/>
          <table:table-cell office:value-type="string" calcext:value-type="string">
            <text:p><text:s text:c="9"/>1024 <text:s text:c="8"/>1000 <text:s text:c="8"/>6.65 <text:s text:c="6"/>146.77</text:p>
          </table:table-cell>
          <table:table-cell table:number-columns-repeated="2"/>
          <table:table-cell office:value-type="string" calcext:value-type="string">
            <text:p><text:s text:c="9"/>1024 <text:s text:c="8"/>1000 <text:s text:c="7"/>85.53 <text:s text:c="7"/>11.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9"/>2048 <text:s text:c="8"/>1000 <text:s text:c="6"/>289.44 <text:s text:c="8"/>6.75</text:p>
          </table:table-cell>
          <table:table-cell table:number-columns-repeated="2"/>
          <table:table-cell office:value-type="string" calcext:value-type="string">
            <text:p><text:s text:c="9"/>2048 <text:s text:c="8"/>1000 <text:s text:c="8"/>8.99 <text:s text:c="6"/>217.35</text:p>
          </table:table-cell>
          <table:table-cell table:number-columns-repeated="2"/>
          <table:table-cell office:value-type="string" calcext:value-type="string">
            <text:p><text:s text:c="9"/>2048 <text:s text:c="8"/>1000 <text:s text:c="6"/>118.88 <text:s text:c="7"/>16.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9"/>4096 <text:s text:c="8"/>1000 <text:s text:c="6"/>366.52 <text:s text:c="7"/>10.66</text:p>
          </table:table-cell>
          <table:table-cell table:number-columns-repeated="2"/>
          <table:table-cell office:value-type="string" calcext:value-type="string">
            <text:p><text:s text:c="9"/>4096 <text:s text:c="8"/>1000 <text:s text:c="8"/>9.63 <text:s text:c="6"/>405.46</text:p>
          </table:table-cell>
          <table:table-cell table:number-columns-repeated="2"/>
          <table:table-cell office:value-type="string" calcext:value-type="string">
            <text:p><text:s text:c="9"/>4096 <text:s text:c="8"/>1000 <text:s text:c="6"/>119.77 <text:s text:c="7"/>32.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9"/>8192 <text:s text:c="8"/>1000 <text:s text:c="6"/>379.74 <text:s text:c="7"/>20.57</text:p>
          </table:table-cell>
          <table:table-cell table:number-columns-repeated="2"/>
          <table:table-cell office:value-type="string" calcext:value-type="string">
            <text:p><text:s text:c="9"/>8192 <text:s text:c="8"/>1000 <text:s text:c="7"/>11.47 <text:s text:c="6"/>680.94</text:p>
          </table:table-cell>
          <table:table-cell table:number-columns-repeated="2"/>
          <table:table-cell office:value-type="string" calcext:value-type="string">
            <text:p><text:s text:c="9"/>8192 <text:s text:c="8"/>1000 <text:s text:c="6"/>163.33 <text:s text:c="7"/>47.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16384 <text:s text:c="8"/>1000 <text:s text:c="6"/>647.14 <text:s text:c="7"/>24.14</text:p>
          </table:table-cell>
          <table:table-cell table:number-columns-repeated="2"/>
          <table:table-cell office:value-type="string" calcext:value-type="string">
            <text:p><text:s text:c="8"/>16384 <text:s text:c="8"/>1000 <text:s text:c="7"/>25.46 <text:s text:c="6"/>613.76</text:p>
          </table:table-cell>
          <table:table-cell table:number-columns-repeated="2"/>
          <table:table-cell office:value-type="string" calcext:value-type="string">
            <text:p><text:s text:c="8"/>16384 <text:s text:c="8"/>1000 <text:s text:c="6"/>291.34 <text:s text:c="7"/>53.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32768 <text:s text:c="8"/>1000 <text:s text:c="5"/>1017.48 <text:s text:c="7"/>30.71</text:p>
          </table:table-cell>
          <table:table-cell table:number-columns-repeated="2"/>
          <table:table-cell office:value-type="string" calcext:value-type="string">
            <text:p><text:s text:c="8"/>32768 <text:s text:c="8"/>1000 <text:s text:c="7"/>31.18 <text:s text:c="5"/>1002.27</text:p>
          </table:table-cell>
          <table:table-cell table:number-columns-repeated="2"/>
          <table:table-cell office:value-type="string" calcext:value-type="string">
            <text:p><text:s text:c="8"/>32768 <text:s text:c="8"/>1000 <text:s text:c="6"/>428.02 <text:s text:c="7"/>73.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65536 <text:s text:c="9"/>640 <text:s text:c="5"/>1937.91 <text:s text:c="7"/>32.25</text:p>
          </table:table-cell>
          <table:table-cell table:number-columns-repeated="2"/>
          <table:table-cell office:value-type="string" calcext:value-type="string">
            <text:p><text:s text:c="8"/>65536 <text:s text:c="9"/>640 <text:s text:c="7"/>36.84 <text:s text:c="5"/>1696.64</text:p>
          </table:table-cell>
          <table:table-cell table:number-columns-repeated="2"/>
          <table:table-cell office:value-type="string" calcext:value-type="string">
            <text:p><text:s text:c="8"/>65536 <text:s text:c="9"/>640 <text:s text:c="6"/>926.96 <text:s text:c="7"/>67.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7"/>131072 <text:s text:c="9"/>320 <text:s text:c="5"/>4817.41 <text:s text:c="7"/>25.95</text:p>
          </table:table-cell>
          <table:table-cell table:number-columns-repeated="2"/>
          <table:table-cell office:value-type="string" calcext:value-type="string">
            <text:p><text:s text:c="7"/>131072 <text:s text:c="9"/>320 <text:s text:c="7"/>61.27 <text:s text:c="5"/>2040.08</text:p>
          </table:table-cell>
          <table:table-cell table:number-columns-repeated="2"/>
          <table:table-cell office:value-type="string" calcext:value-type="string">
            <text:p><text:s text:c="7"/>131072 <text:s text:c="9"/>320 <text:s text:c="5"/>1034.88 <text:s text:c="6"/>120.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7"/>262144 <text:s text:c="9"/>160 <text:s text:c="4"/>14020.05 <text:s text:c="7"/>17.83</text:p>
          </table:table-cell>
          <table:table-cell table:number-columns-repeated="2"/>
          <table:table-cell office:value-type="string" calcext:value-type="string">
            <text:p><text:s text:c="7"/>262144 <text:s text:c="9"/>160 <text:s text:c="6"/>109.49 <text:s text:c="5"/>2283.36</text:p>
          </table:table-cell>
          <table:table-cell table:number-columns-repeated="2"/>
          <table:table-cell office:value-type="string" calcext:value-type="string">
            <text:p><text:s text:c="7"/>262144 <text:s text:c="9"/>160 <text:s text:c="5"/>1768.50 <text:s text:c="6"/>141.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7"/>524288 <text:s text:c="10"/>80 <text:s text:c="4"/>35934.78 <text:s text:c="7"/>13.91</text:p>
          </table:table-cell>
          <table:table-cell table:number-columns-repeated="2"/>
          <table:table-cell office:value-type="string" calcext:value-type="string">
            <text:p><text:s text:c="7"/>524288 <text:s text:c="10"/>80 <text:s text:c="6"/>265.91 <text:s text:c="5"/>1880.33</text:p>
          </table:table-cell>
          <table:table-cell table:number-columns-repeated="2"/>
          <table:table-cell office:value-type="string" calcext:value-type="string">
            <text:p><text:s text:c="7"/>524288 <text:s text:c="10"/>80 <text:s text:c="5"/>3295.62 <text:s text:c="6"/>151.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6"/>1048576 <text:s text:c="10"/>40 <text:s text:c="4"/>52804.75 <text:s text:c="7"/>18.94</text:p>
          </table:table-cell>
          <table:table-cell table:number-columns-repeated="2"/>
          <table:table-cell office:value-type="string" calcext:value-type="string">
            <text:p><text:s text:c="6"/>1048576 <text:s text:c="10"/>40 <text:s text:c="6"/>516.60 <text:s text:c="5"/>1935.74</text:p>
          </table:table-cell>
          <table:table-cell table:number-columns-repeated="2"/>
          <table:table-cell office:value-type="string" calcext:value-type="string">
            <text:p><text:s text:c="6"/>1048576 <text:s text:c="10"/>40 <text:s text:c="5"/>6079.42 <text:s text:c="6"/>164.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6"/>2097152 <text:s text:c="10"/>20 <text:s text:c="3"/>107187.90 <text:s text:c="7"/>18.66</text:p>
          </table:table-cell>
          <table:table-cell table:number-columns-repeated="2"/>
          <table:table-cell office:value-type="string" calcext:value-type="string">
            <text:p><text:s text:c="6"/>2097152 <text:s text:c="10"/>20 <text:s text:c="6"/>983.89 <text:s text:c="5"/>2032.74</text:p>
          </table:table-cell>
          <table:table-cell table:number-columns-repeated="2"/>
          <table:table-cell office:value-type="string" calcext:value-type="string">
            <text:p><text:s text:c="6"/>2097152 <text:s text:c="10"/>20 <text:s text:c="4"/>10852.61 <text:s text:c="6"/>184.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6"/>4194304 <text:s text:c="10"/>10 <text:s text:c="3"/>173286.20 <text:s text:c="7"/>23.08</text:p>
          </table:table-cell>
          <table:table-cell table:number-columns-repeated="2"/>
          <table:table-cell office:value-type="string" calcext:value-type="string">
            <text:p><text:s text:c="6"/>4194304 <text:s text:c="10"/>10 <text:s text:c="5"/>2070.40 <text:s text:c="5"/>1931.99</text:p>
          </table:table-cell>
          <table:table-cell table:number-columns-repeated="2"/>
          <table:table-cell office:value-type="string" calcext:value-type="string">
            <text:p><text:s text:c="6"/>4194304 <text:s text:c="10"/>10 <text:s text:c="4"/>20596.81 <text:s text:c="6"/>194.20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#-----------------------------------------------------------------------------</text:p>
          </table:table-cell>
          <table:table-cell table:number-columns-repeated="2"/>
          <table:table-cell office:value-type="string" calcext:value-type="string">
            <text:p>#-----------------------------------------------------------------------------</text:p>
          </table:table-cell>
          <table:table-cell table:number-columns-repeated="2"/>
          <table:table-cell office:value-type="string" calcext:value-type="string">
            <text:p>#----------------------------------------------------------------------------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Benchmarking Sendrecv </text:p>
          </table:table-cell>
          <table:table-cell table:number-columns-repeated="2"/>
          <table:table-cell office:value-type="string" calcext:value-type="string">
            <text:p># Benchmarking Sendrecv </text:p>
          </table:table-cell>
          <table:table-cell table:number-columns-repeated="2"/>
          <table:table-cell office:value-type="string" calcext:value-type="string">
            <text:p># Benchmarking Sendrecv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#processes = 2 </text:p>
          </table:table-cell>
          <table:table-cell table:number-columns-repeated="2"/>
          <table:table-cell office:value-type="string" calcext:value-type="string">
            <text:p># #processes = 2 </text:p>
          </table:table-cell>
          <table:table-cell table:number-columns-repeated="2"/>
          <table:table-cell office:value-type="string" calcext:value-type="string">
            <text:p># #processes = 2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-----------------------------------------------------------------------------</text:p>
          </table:table-cell>
          <table:table-cell table:number-columns-repeated="2"/>
          <table:table-cell office:value-type="string" calcext:value-type="string">
            <text:p>#-----------------------------------------------------------------------------</text:p>
          </table:table-cell>
          <table:table-cell table:number-columns-repeated="2"/>
          <table:table-cell office:value-type="string" calcext:value-type="string">
            <text:p>#----------------------------------------------------------------------------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7"/>#bytes #repetitions <text:s/>t_min[usec] <text:s/>t_max[usec] <text:s/>t_avg[usec] <text:s text:c="2"/>Mbytes/sec</text:p>
          </table:table-cell>
          <table:table-cell table:number-columns-repeated="2"/>
          <table:table-cell office:value-type="string" calcext:value-type="string">
            <text:p><text:s text:c="7"/>#bytes #repetitions <text:s/>t_min[usec] <text:s/>t_max[usec] <text:s/>t_avg[usec] <text:s text:c="2"/>Mbytes/sec</text:p>
          </table:table-cell>
          <table:table-cell table:number-columns-repeated="2"/>
          <table:table-cell office:value-type="string" calcext:value-type="string">
            <text:p><text:s text:c="7"/>#bytes #repetitions <text:s/>t_min[usec] <text:s/>t_max[usec] <text:s/>t_avg[usec] <text:s text:c="2"/>Mbytes/se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2"/>0 <text:s text:c="8"/>1000 <text:s text:c="6"/>134.74 <text:s text:c="6"/>134.80 <text:s text:c="6"/>134.77 <text:s text:c="8"/>0.00</text:p>
          </table:table-cell>
          <table:table-cell table:number-columns-repeated="2"/>
          <table:table-cell office:value-type="string" calcext:value-type="string">
            <text:p><text:s text:c="12"/>0 <text:s text:c="8"/>1000 <text:s text:c="8"/>2.49 <text:s text:c="8"/>2.49 <text:s text:c="8"/>2.49 <text:s text:c="8"/>0.00</text:p>
          </table:table-cell>
          <table:table-cell table:number-columns-repeated="2"/>
          <table:table-cell office:value-type="string" calcext:value-type="string">
            <text:p><text:s text:c="12"/>0 <text:s text:c="8"/>1000 <text:s text:c="7"/>44.88 <text:s text:c="7"/>44.91 <text:s text:c="7"/>44.89 <text:s text:c="8"/>0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2"/>1 <text:s text:c="8"/>1000 <text:s text:c="6"/>143.20 <text:s text:c="6"/>143.28 <text:s text:c="6"/>143.24 <text:s text:c="8"/>0.01</text:p>
          </table:table-cell>
          <table:table-cell table:number-columns-repeated="2"/>
          <table:table-cell office:value-type="string" calcext:value-type="string">
            <text:p><text:s text:c="12"/>1 <text:s text:c="8"/>1000 <text:s text:c="8"/>3.07 <text:s text:c="8"/>3.07 <text:s text:c="8"/>3.07 <text:s text:c="8"/>0.62</text:p>
          </table:table-cell>
          <table:table-cell table:number-columns-repeated="2"/>
          <table:table-cell office:value-type="string" calcext:value-type="string">
            <text:p><text:s text:c="12"/>1 <text:s text:c="8"/>1000 <text:s text:c="7"/>44.80 <text:s text:c="7"/>44.82 <text:s text:c="7"/>44.81 <text:s text:c="8"/>0.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2"/>2 <text:s text:c="8"/>1000 <text:s text:c="6"/>142.67 <text:s text:c="6"/>142.70 <text:s text:c="6"/>142.68 <text:s text:c="8"/>0.03</text:p>
          </table:table-cell>
          <table:table-cell table:number-columns-repeated="2"/>
          <table:table-cell office:value-type="string" calcext:value-type="string">
            <text:p><text:s text:c="12"/>2 <text:s text:c="8"/>1000 <text:s text:c="8"/>2.36 <text:s text:c="8"/>2.36 <text:s text:c="8"/>2.36 <text:s text:c="8"/>1.62</text:p>
          </table:table-cell>
          <table:table-cell table:number-columns-repeated="2"/>
          <table:table-cell office:value-type="string" calcext:value-type="string">
            <text:p><text:s text:c="12"/>2 <text:s text:c="8"/>1000 <text:s text:c="7"/>45.51 <text:s text:c="7"/>45.51 <text:s text:c="7"/>45.51 <text:s text:c="8"/>0.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2"/>4 <text:s text:c="8"/>1000 <text:s text:c="6"/>115.89 <text:s text:c="6"/>115.97 <text:s text:c="6"/>115.93 <text:s text:c="8"/>0.07</text:p>
          </table:table-cell>
          <table:table-cell table:number-columns-repeated="2"/>
          <table:table-cell office:value-type="string" calcext:value-type="string">
            <text:p><text:s text:c="12"/>4 <text:s text:c="8"/>1000 <text:s text:c="8"/>2.77 <text:s text:c="8"/>2.77 <text:s text:c="8"/>2.77 <text:s text:c="8"/>2.75</text:p>
          </table:table-cell>
          <table:table-cell table:number-columns-repeated="2"/>
          <table:table-cell office:value-type="string" calcext:value-type="string">
            <text:p><text:s text:c="12"/>4 <text:s text:c="8"/>1000 <text:s text:c="7"/>45.74 <text:s text:c="7"/>45.75 <text:s text:c="7"/>45.74 <text:s text:c="8"/>0.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2"/>8 <text:s text:c="8"/>1000 <text:s text:c="6"/>115.02 <text:s text:c="6"/>115.08 <text:s text:c="6"/>115.05 <text:s text:c="8"/>0.13</text:p>
          </table:table-cell>
          <table:table-cell table:number-columns-repeated="2"/>
          <table:table-cell office:value-type="string" calcext:value-type="string">
            <text:p><text:s text:c="12"/>8 <text:s text:c="8"/>1000 <text:s text:c="8"/>3.66 <text:s text:c="8"/>3.67 <text:s text:c="8"/>3.67 <text:s text:c="8"/>4.16</text:p>
          </table:table-cell>
          <table:table-cell table:number-columns-repeated="2"/>
          <table:table-cell office:value-type="string" calcext:value-type="string">
            <text:p><text:s text:c="12"/>8 <text:s text:c="8"/>1000 <text:s text:c="7"/>45.70 <text:s text:c="7"/>45.70 <text:s text:c="7"/>45.70 <text:s text:c="8"/>0.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1"/>16 <text:s text:c="8"/>1000 <text:s text:c="6"/>116.25 <text:s text:c="6"/>116.26 <text:s text:c="6"/>116.25 <text:s text:c="8"/>0.26</text:p>
          </table:table-cell>
          <table:table-cell table:number-columns-repeated="2"/>
          <table:table-cell office:value-type="string" calcext:value-type="string">
            <text:p><text:s text:c="11"/>16 <text:s text:c="8"/>1000 <text:s text:c="8"/>2.21 <text:s text:c="8"/>2.21 <text:s text:c="8"/>2.21 <text:s text:c="7"/>13.80</text:p>
          </table:table-cell>
          <table:table-cell table:number-columns-repeated="2"/>
          <table:table-cell office:value-type="string" calcext:value-type="string">
            <text:p><text:s text:c="11"/>16 <text:s text:c="8"/>1000 <text:s text:c="7"/>45.90 <text:s text:c="7"/>45.93 <text:s text:c="7"/>45.91 <text:s text:c="8"/>0.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1"/>32 <text:s text:c="8"/>1000 <text:s text:c="6"/>109.95 <text:s text:c="6"/>110.02 <text:s text:c="6"/>109.99 <text:s text:c="8"/>0.55</text:p>
          </table:table-cell>
          <table:table-cell table:number-columns-repeated="2"/>
          <table:table-cell office:value-type="string" calcext:value-type="string">
            <text:p><text:s text:c="11"/>32 <text:s text:c="8"/>1000 <text:s text:c="8"/>2.26 <text:s text:c="8"/>2.26 <text:s text:c="8"/>2.26 <text:s text:c="7"/>26.97</text:p>
          </table:table-cell>
          <table:table-cell table:number-columns-repeated="2"/>
          <table:table-cell office:value-type="string" calcext:value-type="string">
            <text:p><text:s text:c="11"/>32 <text:s text:c="8"/>1000 <text:s text:c="7"/>45.77 <text:s text:c="7"/>45.79 <text:s text:c="7"/>45.78 <text:s text:c="8"/>1.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1"/>64 <text:s text:c="8"/>1000 <text:s text:c="6"/>121.17 <text:s text:c="6"/>121.22 <text:s text:c="6"/>121.20 <text:s text:c="8"/>1.01</text:p>
          </table:table-cell>
          <table:table-cell table:number-columns-repeated="2"/>
          <table:table-cell office:value-type="string" calcext:value-type="string">
            <text:p><text:s text:c="11"/>64 <text:s text:c="8"/>1000 <text:s text:c="8"/>2.41 <text:s text:c="8"/>2.41 <text:s text:c="8"/>2.41 <text:s text:c="7"/>50.65</text:p>
          </table:table-cell>
          <table:table-cell table:number-columns-repeated="2"/>
          <table:table-cell office:value-type="string" calcext:value-type="string">
            <text:p><text:s text:c="11"/>64 <text:s text:c="8"/>1000 <text:s text:c="7"/>47.02 <text:s text:c="7"/>47.04 <text:s text:c="7"/>47.03 <text:s text:c="8"/>2.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0"/>128 <text:s text:c="8"/>1000 <text:s text:c="6"/>122.59 <text:s text:c="6"/>122.60 <text:s text:c="6"/>122.59 <text:s text:c="8"/>1.99</text:p>
          </table:table-cell>
          <table:table-cell table:number-columns-repeated="2"/>
          <table:table-cell office:value-type="string" calcext:value-type="string">
            <text:p><text:s text:c="10"/>128 <text:s text:c="8"/>1000 <text:s text:c="8"/>3.60 <text:s text:c="8"/>3.60 <text:s text:c="8"/>3.60 <text:s text:c="7"/>67.74</text:p>
          </table:table-cell>
          <table:table-cell table:number-columns-repeated="2"/>
          <table:table-cell office:value-type="string" calcext:value-type="string">
            <text:p><text:s text:c="10"/>128 <text:s text:c="8"/>1000 <text:s text:c="7"/>45.83 <text:s text:c="7"/>45.86 <text:s text:c="7"/>45.84 <text:s text:c="8"/>5.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0"/>256 <text:s text:c="8"/>1000 <text:s text:c="6"/>120.37 <text:s text:c="6"/>120.44 <text:s text:c="6"/>120.41 <text:s text:c="8"/>4.05</text:p>
          </table:table-cell>
          <table:table-cell table:number-columns-repeated="2"/>
          <table:table-cell office:value-type="string" calcext:value-type="string">
            <text:p><text:s text:c="10"/>256 <text:s text:c="8"/>1000 <text:s text:c="8"/>3.79 <text:s text:c="8"/>3.80 <text:s text:c="8"/>3.80 <text:s text:c="6"/>128.59</text:p>
          </table:table-cell>
          <table:table-cell table:number-columns-repeated="2"/>
          <table:table-cell office:value-type="string" calcext:value-type="string">
            <text:p><text:s text:c="10"/>256 <text:s text:c="8"/>1000 <text:s text:c="7"/>52.32 <text:s text:c="7"/>52.32 <text:s text:c="7"/>52.32 <text:s text:c="8"/>9.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0"/>512 <text:s text:c="8"/>1000 <text:s text:c="6"/>126.57 <text:s text:c="6"/>126.59 <text:s text:c="6"/>126.58 <text:s text:c="8"/>7.71</text:p>
          </table:table-cell>
          <table:table-cell table:number-columns-repeated="2"/>
          <table:table-cell office:value-type="string" calcext:value-type="string">
            <text:p><text:s text:c="10"/>512 <text:s text:c="8"/>1000 <text:s text:c="8"/>4.15 <text:s text:c="8"/>4.15 <text:s text:c="8"/>4.15 <text:s text:c="6"/>235.09</text:p>
          </table:table-cell>
          <table:table-cell table:number-columns-repeated="2"/>
          <table:table-cell office:value-type="string" calcext:value-type="string">
            <text:p><text:s text:c="10"/>512 <text:s text:c="8"/>1000 <text:s text:c="7"/>53.20 <text:s text:c="7"/>53.26 <text:s text:c="7"/>53.23 <text:s text:c="7"/>18.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9"/>1024 <text:s text:c="8"/>1000 <text:s text:c="6"/>135.29 <text:s text:c="6"/>135.37 <text:s text:c="6"/>135.33 <text:s text:c="7"/>14.43</text:p>
          </table:table-cell>
          <table:table-cell table:number-columns-repeated="2"/>
          <table:table-cell office:value-type="string" calcext:value-type="string">
            <text:p><text:s text:c="9"/>1024 <text:s text:c="8"/>1000 <text:s text:c="8"/>5.03 <text:s text:c="8"/>5.04 <text:s text:c="8"/>5.03 <text:s text:c="6"/>387.82</text:p>
          </table:table-cell>
          <table:table-cell table:number-columns-repeated="2"/>
          <table:table-cell office:value-type="string" calcext:value-type="string">
            <text:p><text:s text:c="9"/>1024 <text:s text:c="8"/>1000 <text:s text:c="7"/>61.43 <text:s text:c="7"/>61.45 <text:s text:c="7"/>61.44 <text:s text:c="7"/>31.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9"/>2048 <text:s text:c="8"/>1000 <text:s text:c="6"/>271.16 <text:s text:c="6"/>271.32 <text:s text:c="6"/>271.24 <text:s text:c="7"/>14.40</text:p>
          </table:table-cell>
          <table:table-cell table:number-columns-repeated="2"/>
          <table:table-cell office:value-type="string" calcext:value-type="string">
            <text:p><text:s text:c="9"/>2048 <text:s text:c="8"/>1000 <text:s text:c="8"/>6.05 <text:s text:c="8"/>6.05 <text:s text:c="8"/>6.05 <text:s text:c="6"/>645.47</text:p>
          </table:table-cell>
          <table:table-cell table:number-columns-repeated="2"/>
          <table:table-cell office:value-type="string" calcext:value-type="string">
            <text:p><text:s text:c="9"/>2048 <text:s text:c="8"/>1000 <text:s text:c="7"/>78.48 <text:s text:c="7"/>78.52 <text:s text:c="7"/>78.50 <text:s text:c="7"/>49.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9"/>4096 <text:s text:c="8"/>1000 <text:s text:c="6"/>342.91 <text:s text:c="6"/>343.12 <text:s text:c="6"/>343.02 <text:s text:c="7"/>22.77</text:p>
          </table:table-cell>
          <table:table-cell table:number-columns-repeated="2"/>
          <table:table-cell office:value-type="string" calcext:value-type="string">
            <text:p><text:s text:c="9"/>4096 <text:s text:c="8"/>1000 <text:s text:c="8"/>7.43 <text:s text:c="8"/>7.43 <text:s text:c="8"/>7.43 <text:s text:c="5"/>1051.17</text:p>
          </table:table-cell>
          <table:table-cell table:number-columns-repeated="2"/>
          <table:table-cell office:value-type="string" calcext:value-type="string">
            <text:p><text:s text:c="9"/>4096 <text:s text:c="8"/>1000 <text:s text:c="7"/>86.19 <text:s text:c="7"/>86.21 <text:s text:c="7"/>86.20 <text:s text:c="7"/>90.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9"/>8192 <text:s text:c="8"/>1000 <text:s text:c="6"/>430.48 <text:s text:c="6"/>430.58 <text:s text:c="6"/>430.53 <text:s text:c="7"/>36.29</text:p>
          </table:table-cell>
          <table:table-cell table:number-columns-repeated="2"/>
          <table:table-cell office:value-type="string" calcext:value-type="string">
            <text:p><text:s text:c="9"/>8192 <text:s text:c="8"/>1000 <text:s text:c="7"/>10.21 <text:s text:c="7"/>10.21 <text:s text:c="7"/>10.21 <text:s text:c="5"/>1529.75</text:p>
          </table:table-cell>
          <table:table-cell table:number-columns-repeated="2"/>
          <table:table-cell office:value-type="string" calcext:value-type="string">
            <text:p><text:s text:c="9"/>8192 <text:s text:c="8"/>1000 <text:s text:c="6"/>103.10 <text:s text:c="6"/>103.15 <text:s text:c="6"/>103.12 <text:s text:c="6"/>151.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16384 <text:s text:c="8"/>1000 <text:s text:c="6"/>589.22 <text:s text:c="6"/>589.38 <text:s text:c="6"/>589.30 <text:s text:c="7"/>53.02</text:p>
          </table:table-cell>
          <table:table-cell table:number-columns-repeated="2"/>
          <table:table-cell office:value-type="string" calcext:value-type="string">
            <text:p><text:s text:c="8"/>16384 <text:s text:c="8"/>1000 <text:s text:c="7"/>16.92 <text:s text:c="7"/>16.92 <text:s text:c="7"/>16.92 <text:s text:c="5"/>1847.36</text:p>
          </table:table-cell>
          <table:table-cell table:number-columns-repeated="2"/>
          <table:table-cell office:value-type="string" calcext:value-type="string">
            <text:p><text:s text:c="8"/>16384 <text:s text:c="8"/>1000 <text:s text:c="6"/>211.81 <text:s text:c="6"/>211.86 <text:s text:c="6"/>211.83 <text:s text:c="6"/>147.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32768 <text:s text:c="8"/>1000 <text:s text:c="6"/>949.11 <text:s text:c="6"/>949.19 <text:s text:c="6"/>949.15 <text:s text:c="7"/>65.85</text:p>
          </table:table-cell>
          <table:table-cell table:number-columns-repeated="2"/>
          <table:table-cell office:value-type="string" calcext:value-type="string">
            <text:p><text:s text:c="8"/>32768 <text:s text:c="8"/>1000 <text:s text:c="7"/>35.12 <text:s text:c="7"/>35.13 <text:s text:c="7"/>35.13 <text:s text:c="5"/>1779.26</text:p>
          </table:table-cell>
          <table:table-cell table:number-columns-repeated="2"/>
          <table:table-cell office:value-type="string" calcext:value-type="string">
            <text:p><text:s text:c="8"/>32768 <text:s text:c="8"/>1000 <text:s text:c="6"/>310.71 <text:s text:c="6"/>310.78 <text:s text:c="6"/>310.74 <text:s text:c="6"/>201.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65536 <text:s text:c="9"/>640 <text:s text:c="5"/>2744.05 <text:s text:c="5"/>2744.32 <text:s text:c="5"/>2744.18 <text:s text:c="7"/>45.55</text:p>
          </table:table-cell>
          <table:table-cell table:number-columns-repeated="2"/>
          <table:table-cell office:value-type="string" calcext:value-type="string">
            <text:p><text:s text:c="8"/>65536 <text:s text:c="9"/>640 <text:s text:c="7"/>54.59 <text:s text:c="7"/>54.59 <text:s text:c="7"/>54.59 <text:s text:c="5"/>2289.64</text:p>
          </table:table-cell>
          <table:table-cell table:number-columns-repeated="2"/>
          <table:table-cell office:value-type="string" calcext:value-type="string">
            <text:p><text:s text:c="8"/>65536 <text:s text:c="9"/>640 <text:s text:c="5"/>1143.86 <text:s text:c="5"/>1144.98 <text:s text:c="5"/>1144.42 <text:s text:c="6"/>109.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7"/>131072 <text:s text:c="9"/>320 <text:s text:c="5"/>9607.52 <text:s text:c="5"/>9608.22 <text:s text:c="5"/>9607.87 <text:s text:c="7"/>26.02</text:p>
          </table:table-cell>
          <table:table-cell table:number-columns-repeated="2"/>
          <table:table-cell office:value-type="string" calcext:value-type="string">
            <text:p><text:s text:c="7"/>131072 <text:s text:c="9"/>320 <text:s text:c="7"/>73.47 <text:s text:c="7"/>73.47 <text:s text:c="7"/>73.47 <text:s text:c="5"/>3402.81</text:p>
          </table:table-cell>
          <table:table-cell table:number-columns-repeated="2"/>
          <table:table-cell office:value-type="string" calcext:value-type="string">
            <text:p><text:s text:c="7"/>131072 <text:s text:c="9"/>320 <text:s text:c="5"/>1659.72 <text:s text:c="5"/>1662.19 <text:s text:c="5"/>1660.96 <text:s text:c="6"/>150.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7"/>262144 <text:s text:c="9"/>160 <text:s text:c="4"/>12788.33 <text:s text:c="4"/>12789.95 <text:s text:c="4"/>12789.14 <text:s text:c="7"/>39.09</text:p>
          </table:table-cell>
          <table:table-cell table:number-columns-repeated="2"/>
          <table:table-cell office:value-type="string" calcext:value-type="string">
            <text:p><text:s text:c="7"/>262144 <text:s text:c="9"/>160 <text:s text:c="6"/>137.23 <text:s text:c="6"/>137.25 <text:s text:c="6"/>137.24 <text:s text:c="5"/>3642.98</text:p>
          </table:table-cell>
          <table:table-cell table:number-columns-repeated="2"/>
          <table:table-cell office:value-type="string" calcext:value-type="string">
            <text:p><text:s text:c="7"/>262144 <text:s text:c="9"/>160 <text:s text:c="5"/>2832.62 <text:s text:c="5"/>2840.18 <text:s text:c="5"/>2836.40 <text:s text:c="6"/>176.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7"/>524288 <text:s text:c="10"/>80 <text:s text:c="4"/>41592.48 <text:s text:c="4"/>41595.56 <text:s text:c="4"/>41594.02 <text:s text:c="7"/>24.04</text:p>
          </table:table-cell>
          <table:table-cell table:number-columns-repeated="2"/>
          <table:table-cell office:value-type="string" calcext:value-type="string">
            <text:p><text:s text:c="7"/>524288 <text:s text:c="10"/>80 <text:s text:c="6"/>208.40 <text:s text:c="6"/>208.44 <text:s text:c="6"/>208.42 <text:s text:c="5"/>4797.60</text:p>
          </table:table-cell>
          <table:table-cell table:number-columns-repeated="2"/>
          <table:table-cell office:value-type="string" calcext:value-type="string">
            <text:p><text:s text:c="7"/>524288 <text:s text:c="10"/>80 <text:s text:c="5"/>5132.45 <text:s text:c="5"/>5144.36 <text:s text:c="5"/>5138.41 <text:s text:c="6"/>194.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6"/>1048576 <text:s text:c="10"/>40 <text:s text:c="4"/>62304.82 <text:s text:c="4"/>62312.55 <text:s text:c="4"/>62308.69 <text:s text:c="7"/>32.10</text:p>
          </table:table-cell>
          <table:table-cell table:number-columns-repeated="2"/>
          <table:table-cell office:value-type="string" calcext:value-type="string">
            <text:p><text:s text:c="6"/>1048576 <text:s text:c="10"/>40 <text:s text:c="6"/>400.08 <text:s text:c="6"/>400.13 <text:s text:c="6"/>400.10 <text:s text:c="5"/>4998.43</text:p>
          </table:table-cell>
          <table:table-cell table:number-columns-repeated="2"/>
          <table:table-cell office:value-type="string" calcext:value-type="string">
            <text:p><text:s text:c="6"/>1048576 <text:s text:c="10"/>40 <text:s text:c="5"/>9600.32 <text:s text:c="5"/>9645.07 <text:s text:c="5"/>9622.70 <text:s text:c="6"/>207.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6"/>2097152 <text:s text:c="10"/>20 <text:s text:c="3"/>107148.46 <text:s text:c="3"/>107165.71 <text:s text:c="3"/>107157.08 <text:s text:c="7"/>37.33</text:p>
          </table:table-cell>
          <table:table-cell table:number-columns-repeated="2"/>
          <table:table-cell office:value-type="string" calcext:value-type="string">
            <text:p><text:s text:c="6"/>2097152 <text:s text:c="10"/>20 <text:s text:c="6"/>787.40 <text:s text:c="6"/>787.50 <text:s text:c="6"/>787.45 <text:s text:c="5"/>5079.39</text:p>
          </table:table-cell>
          <table:table-cell table:number-columns-repeated="2"/>
          <table:table-cell office:value-type="string" calcext:value-type="string">
            <text:p><text:s text:c="6"/>2097152 <text:s text:c="10"/>20 <text:s text:c="4"/>18681.65 <text:s text:c="4"/>18757.05 <text:s text:c="4"/>18719.35 <text:s text:c="6"/>213.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6"/>4194304 <text:s text:c="10"/>10 <text:s text:c="3"/>138978.51 <text:s text:c="3"/>139001.11 <text:s text:c="3"/>138989.81 <text:s text:c="7"/>57.55</text:p>
          </table:table-cell>
          <table:table-cell table:number-columns-repeated="2"/>
          <table:table-cell office:value-type="string" calcext:value-type="string">
            <text:p><text:s text:c="6"/>4194304 <text:s text:c="10"/>10 <text:s text:c="5"/>1572.30 <text:s text:c="5"/>1572.61 <text:s text:c="5"/>1572.45 <text:s text:c="5"/>5087.09</text:p>
          </table:table-cell>
          <table:table-cell table:number-columns-repeated="2"/>
          <table:table-cell office:value-type="string" calcext:value-type="string">
            <text:p><text:s text:c="6"/>4194304 <text:s text:c="10"/>10 <text:s text:c="4"/>36385.70 <text:s text:c="4"/>36584.78 <text:s text:c="4"/>36485.24 <text:s text:c="6"/>218.67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#-----------------------------------------------------------------------------</text:p>
          </table:table-cell>
          <table:table-cell table:number-columns-repeated="2"/>
          <table:table-cell office:value-type="string" calcext:value-type="string">
            <text:p>#-----------------------------------------------------------------------------</text:p>
          </table:table-cell>
          <table:table-cell table:number-columns-repeated="2"/>
          <table:table-cell office:value-type="string" calcext:value-type="string">
            <text:p>#----------------------------------------------------------------------------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Benchmarking Exchange </text:p>
          </table:table-cell>
          <table:table-cell table:number-columns-repeated="2"/>
          <table:table-cell office:value-type="string" calcext:value-type="string">
            <text:p># Benchmarking Sendrecv </text:p>
          </table:table-cell>
          <table:table-cell table:number-columns-repeated="2"/>
          <table:table-cell office:value-type="string" calcext:value-type="string">
            <text:p># Benchmarking Exchange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#processes = 2 </text:p>
          </table:table-cell>
          <table:table-cell table:number-columns-repeated="2"/>
          <table:table-cell office:value-type="string" calcext:value-type="string">
            <text:p># #processes = 4 </text:p>
          </table:table-cell>
          <table:table-cell table:number-columns-repeated="2"/>
          <table:table-cell office:value-type="string" calcext:value-type="string">
            <text:p># #processes = 2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-----------------------------------------------------------------------------</text:p>
          </table:table-cell>
          <table:table-cell table:number-columns-repeated="2"/>
          <table:table-cell office:value-type="string" calcext:value-type="string">
            <text:p>#-----------------------------------------------------------------------------</text:p>
          </table:table-cell>
          <table:table-cell table:number-columns-repeated="2"/>
          <table:table-cell office:value-type="string" calcext:value-type="string">
            <text:p>#----------------------------------------------------------------------------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7"/>#bytes #repetitions <text:s/>t_min[usec] <text:s/>t_max[usec] <text:s/>t_avg[usec] <text:s text:c="2"/>Mbytes/sec</text:p>
          </table:table-cell>
          <table:table-cell table:number-columns-repeated="2"/>
          <table:table-cell office:value-type="string" calcext:value-type="string">
            <text:p><text:s text:c="7"/>#bytes #repetitions <text:s/>t_min[usec] <text:s/>t_max[usec] <text:s/>t_avg[usec] <text:s text:c="2"/>Mbytes/sec</text:p>
          </table:table-cell>
          <table:table-cell table:number-columns-repeated="2"/>
          <table:table-cell office:value-type="string" calcext:value-type="string">
            <text:p><text:s text:c="7"/>#bytes #repetitions <text:s/>t_min[usec] <text:s/>t_max[usec] <text:s/>t_avg[usec] <text:s text:c="2"/>Mbytes/se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2"/>0 <text:s text:c="8"/>1000 <text:s text:c="6"/>200.78 <text:s text:c="6"/>200.93 <text:s text:c="6"/>200.85 <text:s text:c="8"/>0.00</text:p>
          </table:table-cell>
          <table:table-cell table:number-columns-repeated="2"/>
          <table:table-cell office:value-type="string" calcext:value-type="string">
            <text:p><text:s text:c="12"/>0 <text:s text:c="8"/>1000 <text:s text:c="8"/>3.50 <text:s text:c="8"/>3.51 <text:s text:c="8"/>3.51 <text:s text:c="8"/>0.00</text:p>
          </table:table-cell>
          <table:table-cell table:number-columns-repeated="2"/>
          <table:table-cell office:value-type="string" calcext:value-type="string">
            <text:p><text:s text:c="12"/>0 <text:s text:c="8"/>1000 <text:s text:c="7"/>74.09 <text:s text:c="7"/>74.12 <text:s text:c="7"/>74.11 <text:s text:c="8"/>0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2"/>1 <text:s text:c="8"/>1000 <text:s text:c="6"/>180.86 <text:s text:c="6"/>180.97 <text:s text:c="6"/>180.91 <text:s text:c="8"/>0.02</text:p>
          </table:table-cell>
          <table:table-cell table:number-columns-repeated="2"/>
          <table:table-cell office:value-type="string" calcext:value-type="string">
            <text:p><text:s text:c="12"/>1 <text:s text:c="8"/>1000 <text:s text:c="8"/>3.15 <text:s text:c="8"/>3.16 <text:s text:c="8"/>3.16 <text:s text:c="8"/>0.60</text:p>
          </table:table-cell>
          <table:table-cell table:number-columns-repeated="2"/>
          <table:table-cell office:value-type="string" calcext:value-type="string">
            <text:p><text:s text:c="12"/>1 <text:s text:c="8"/>1000 <text:s text:c="7"/>75.23 <text:s text:c="7"/>75.33 <text:s text:c="7"/>75.28 <text:s text:c="8"/>0.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2"/>2 <text:s text:c="8"/>1000 <text:s text:c="6"/>183.84 <text:s text:c="6"/>183.89 <text:s text:c="6"/>183.87 <text:s text:c="8"/>0.04</text:p>
          </table:table-cell>
          <table:table-cell table:number-columns-repeated="2"/>
          <table:table-cell office:value-type="string" calcext:value-type="string">
            <text:p><text:s text:c="12"/>2 <text:s text:c="8"/>1000 <text:s text:c="8"/>2.80 <text:s text:c="8"/>2.81 <text:s text:c="8"/>2.80 <text:s text:c="8"/>1.36</text:p>
          </table:table-cell>
          <table:table-cell table:number-columns-repeated="2"/>
          <table:table-cell office:value-type="string" calcext:value-type="string">
            <text:p><text:s text:c="12"/>2 <text:s text:c="8"/>1000 <text:s text:c="7"/>75.04 <text:s text:c="7"/>75.06 <text:s text:c="7"/>75.05 <text:s text:c="8"/>0.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2"/>4 <text:s text:c="8"/>1000 <text:s text:c="6"/>184.23 <text:s text:c="6"/>184.48 <text:s text:c="6"/>184.36 <text:s text:c="8"/>0.08</text:p>
          </table:table-cell>
          <table:table-cell table:number-columns-repeated="2"/>
          <table:table-cell office:value-type="string" calcext:value-type="string">
            <text:p><text:s text:c="12"/>4 <text:s text:c="8"/>1000 <text:s text:c="8"/>2.35 <text:s text:c="8"/>2.36 <text:s text:c="8"/>2.36 <text:s text:c="8"/>3.23</text:p>
          </table:table-cell>
          <table:table-cell table:number-columns-repeated="2"/>
          <table:table-cell office:value-type="string" calcext:value-type="string">
            <text:p><text:s text:c="12"/>4 <text:s text:c="8"/>1000 <text:s text:c="7"/>75.40 <text:s text:c="7"/>75.53 <text:s text:c="7"/>75.47 <text:s text:c="8"/>0.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2"/>8 <text:s text:c="8"/>1000 <text:s text:c="6"/>205.90 <text:s text:c="6"/>206.05 <text:s text:c="6"/>205.98 <text:s text:c="8"/>0.15</text:p>
          </table:table-cell>
          <table:table-cell table:number-columns-repeated="2"/>
          <table:table-cell office:value-type="string" calcext:value-type="string">
            <text:p><text:s text:c="12"/>8 <text:s text:c="8"/>1000 <text:s text:c="8"/>2.90 <text:s text:c="8"/>2.93 <text:s text:c="8"/>2.92 <text:s text:c="8"/>5.21</text:p>
          </table:table-cell>
          <table:table-cell table:number-columns-repeated="2"/>
          <table:table-cell office:value-type="string" calcext:value-type="string">
            <text:p><text:s text:c="12"/>8 <text:s text:c="8"/>1000 <text:s text:c="7"/>75.59 <text:s text:c="7"/>75.59 <text:s text:c="7"/>75.59 <text:s text:c="8"/>0.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1"/>16 <text:s text:c="8"/>1000 <text:s text:c="6"/>187.16 <text:s text:c="6"/>187.36 <text:s text:c="6"/>187.26 <text:s text:c="8"/>0.33</text:p>
          </table:table-cell>
          <table:table-cell table:number-columns-repeated="2"/>
          <table:table-cell office:value-type="string" calcext:value-type="string">
            <text:p><text:s text:c="11"/>16 <text:s text:c="8"/>1000 <text:s text:c="8"/>2.40 <text:s text:c="8"/>2.43 <text:s text:c="8"/>2.42 <text:s text:c="7"/>12.55</text:p>
          </table:table-cell>
          <table:table-cell table:number-columns-repeated="2"/>
          <table:table-cell office:value-type="string" calcext:value-type="string">
            <text:p><text:s text:c="11"/>16 <text:s text:c="8"/>1000 <text:s text:c="7"/>75.64 <text:s text:c="7"/>75.74 <text:s text:c="7"/>75.69 <text:s text:c="8"/>0.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1"/>32 <text:s text:c="8"/>1000 <text:s text:c="6"/>200.74 <text:s text:c="6"/>200.90 <text:s text:c="6"/>200.82 <text:s text:c="8"/>0.61</text:p>
          </table:table-cell>
          <table:table-cell table:number-columns-repeated="2"/>
          <table:table-cell office:value-type="string" calcext:value-type="string">
            <text:p><text:s text:c="11"/>32 <text:s text:c="8"/>1000 <text:s text:c="8"/>2.28 <text:s text:c="8"/>2.28 <text:s text:c="8"/>2.28 <text:s text:c="7"/>26.72</text:p>
          </table:table-cell>
          <table:table-cell table:number-columns-repeated="2"/>
          <table:table-cell office:value-type="string" calcext:value-type="string">
            <text:p><text:s text:c="11"/>32 <text:s text:c="8"/>1000 <text:s text:c="7"/>75.37 <text:s text:c="7"/>75.37 <text:s text:c="7"/>75.37 <text:s text:c="8"/>1.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1"/>64 <text:s text:c="8"/>1000 <text:s text:c="6"/>202.75 <text:s text:c="6"/>202.80 <text:s text:c="6"/>202.77 <text:s text:c="8"/>1.20</text:p>
          </table:table-cell>
          <table:table-cell table:number-columns-repeated="2"/>
          <table:table-cell office:value-type="string" calcext:value-type="string">
            <text:p><text:s text:c="11"/>64 <text:s text:c="8"/>1000 <text:s text:c="8"/>2.41 <text:s text:c="8"/>2.41 <text:s text:c="8"/>2.41 <text:s text:c="7"/>50.59</text:p>
          </table:table-cell>
          <table:table-cell table:number-columns-repeated="2"/>
          <table:table-cell office:value-type="string" calcext:value-type="string">
            <text:p><text:s text:c="11"/>64 <text:s text:c="8"/>1000 <text:s text:c="7"/>76.61 <text:s text:c="7"/>76.64 <text:s text:c="7"/>76.63 <text:s text:c="8"/>3.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0"/>128 <text:s text:c="8"/>1000 <text:s text:c="6"/>185.04 <text:s text:c="6"/>185.12 <text:s text:c="6"/>185.08 <text:s text:c="8"/>2.64</text:p>
          </table:table-cell>
          <table:table-cell table:number-columns-repeated="2"/>
          <table:table-cell office:value-type="string" calcext:value-type="string">
            <text:p><text:s text:c="10"/>128 <text:s text:c="8"/>1000 <text:s text:c="8"/>4.95 <text:s text:c="8"/>4.96 <text:s text:c="8"/>4.96 <text:s text:c="7"/>49.19</text:p>
          </table:table-cell>
          <table:table-cell table:number-columns-repeated="2"/>
          <table:table-cell office:value-type="string" calcext:value-type="string">
            <text:p><text:s text:c="10"/>128 <text:s text:c="8"/>1000 <text:s text:c="7"/>76.89 <text:s text:c="7"/>76.90 <text:s text:c="7"/>76.90 <text:s text:c="8"/>6.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0"/>256 <text:s text:c="8"/>1000 <text:s text:c="6"/>194.42 <text:s text:c="6"/>194.49 <text:s text:c="6"/>194.46 <text:s text:c="8"/>5.02</text:p>
          </table:table-cell>
          <table:table-cell table:number-columns-repeated="2"/>
          <table:table-cell office:value-type="string" calcext:value-type="string">
            <text:p><text:s text:c="10"/>256 <text:s text:c="8"/>1000 <text:s text:c="8"/>4.52 <text:s text:c="8"/>4.55 <text:s text:c="8"/>4.54 <text:s text:c="6"/>107.24</text:p>
          </table:table-cell>
          <table:table-cell table:number-columns-repeated="2"/>
          <table:table-cell office:value-type="string" calcext:value-type="string">
            <text:p><text:s text:c="10"/>256 <text:s text:c="8"/>1000 <text:s text:c="7"/>78.14 <text:s text:c="7"/>78.14 <text:s text:c="7"/>78.14 <text:s text:c="7"/>12.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0"/>512 <text:s text:c="8"/>1000 <text:s text:c="6"/>208.39 <text:s text:c="6"/>208.46 <text:s text:c="6"/>208.42 <text:s text:c="8"/>9.37</text:p>
          </table:table-cell>
          <table:table-cell table:number-columns-repeated="2"/>
          <table:table-cell office:value-type="string" calcext:value-type="string">
            <text:p><text:s text:c="10"/>512 <text:s text:c="8"/>1000 <text:s text:c="8"/>5.34 <text:s text:c="8"/>5.35 <text:s text:c="8"/>5.35 <text:s text:c="6"/>182.60</text:p>
          </table:table-cell>
          <table:table-cell table:number-columns-repeated="2"/>
          <table:table-cell office:value-type="string" calcext:value-type="string">
            <text:p><text:s text:c="10"/>512 <text:s text:c="8"/>1000 <text:s text:c="7"/>82.37 <text:s text:c="7"/>82.40 <text:s text:c="7"/>82.39 <text:s text:c="7"/>23.7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9"/>1024 <text:s text:c="8"/>1000 <text:s text:c="6"/>251.99 <text:s text:c="6"/>252.12 <text:s text:c="6"/>252.05 <text:s text:c="7"/>15.49</text:p>
          </table:table-cell>
          <table:table-cell table:number-columns-repeated="2"/>
          <table:table-cell office:value-type="string" calcext:value-type="string">
            <text:p><text:s text:c="9"/>1024 <text:s text:c="8"/>1000 <text:s text:c="8"/>5.04 <text:s text:c="8"/>5.04 <text:s text:c="8"/>5.04 <text:s text:c="6"/>387.37</text:p>
          </table:table-cell>
          <table:table-cell table:number-columns-repeated="2"/>
          <table:table-cell office:value-type="string" calcext:value-type="string">
            <text:p><text:s text:c="9"/>1024 <text:s text:c="8"/>1000 <text:s text:c="7"/>99.06 <text:s text:c="7"/>99.10 <text:s text:c="7"/>99.08 <text:s text:c="7"/>39.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9"/>2048 <text:s text:c="8"/>1000 <text:s text:c="6"/>280.62 <text:s text:c="6"/>280.64 <text:s text:c="6"/>280.63 <text:s text:c="7"/>27.84</text:p>
          </table:table-cell>
          <table:table-cell table:number-columns-repeated="2"/>
          <table:table-cell office:value-type="string" calcext:value-type="string">
            <text:p><text:s text:c="9"/>2048 <text:s text:c="8"/>1000 <text:s text:c="8"/>7.45 <text:s text:c="8"/>7.48 <text:s text:c="8"/>7.46 <text:s text:c="6"/>522.17</text:p>
          </table:table-cell>
          <table:table-cell table:number-columns-repeated="2"/>
          <table:table-cell office:value-type="string" calcext:value-type="string">
            <text:p><text:s text:c="9"/>2048 <text:s text:c="8"/>1000 <text:s text:c="6"/>119.85 <text:s text:c="6"/>119.88 <text:s text:c="6"/>119.87 <text:s text:c="7"/>65.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9"/>4096 <text:s text:c="8"/>1000 <text:s text:c="6"/>400.52 <text:s text:c="6"/>400.79 <text:s text:c="6"/>400.65 <text:s text:c="7"/>38.99</text:p>
          </table:table-cell>
          <table:table-cell table:number-columns-repeated="2"/>
          <table:table-cell office:value-type="string" calcext:value-type="string">
            <text:p><text:s text:c="9"/>4096 <text:s text:c="8"/>1000 <text:s text:c="8"/>8.06 <text:s text:c="8"/>8.09 <text:s text:c="8"/>8.08 <text:s text:c="6"/>965.70</text:p>
          </table:table-cell>
          <table:table-cell table:number-columns-repeated="2"/>
          <table:table-cell office:value-type="string" calcext:value-type="string">
            <text:p><text:s text:c="9"/>4096 <text:s text:c="8"/>1000 <text:s text:c="6"/>128.82 <text:s text:c="6"/>128.82 <text:s text:c="6"/>128.82 <text:s text:c="6"/>121.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9"/>8192 <text:s text:c="8"/>1000 <text:s text:c="6"/>652.68 <text:s text:c="6"/>652.91 <text:s text:c="6"/>652.80 <text:s text:c="7"/>47.86</text:p>
          </table:table-cell>
          <table:table-cell table:number-columns-repeated="2"/>
          <table:table-cell office:value-type="string" calcext:value-type="string">
            <text:p><text:s text:c="9"/>8192 <text:s text:c="8"/>1000 <text:s text:c="7"/>11.90 <text:s text:c="7"/>11.93 <text:s text:c="7"/>11.92 <text:s text:c="5"/>1309.28</text:p>
          </table:table-cell>
          <table:table-cell table:number-columns-repeated="2"/>
          <table:table-cell office:value-type="string" calcext:value-type="string">
            <text:p><text:s text:c="9"/>8192 <text:s text:c="8"/>1000 <text:s text:c="6"/>250.50 <text:s text:c="6"/>250.59 <text:s text:c="6"/>250.55 <text:s text:c="6"/>124.7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16384 <text:s text:c="8"/>1000 <text:s text:c="6"/>943.85 <text:s text:c="6"/>943.86 <text:s text:c="6"/>943.86 <text:s text:c="7"/>66.22</text:p>
          </table:table-cell>
          <table:table-cell table:number-columns-repeated="2"/>
          <table:table-cell office:value-type="string" calcext:value-type="string">
            <text:p><text:s text:c="8"/>16384 <text:s text:c="8"/>1000 <text:s text:c="7"/>28.17 <text:s text:c="7"/>28.17 <text:s text:c="7"/>28.17 <text:s text:c="5"/>1109.14</text:p>
          </table:table-cell>
          <table:table-cell table:number-columns-repeated="2"/>
          <table:table-cell office:value-type="string" calcext:value-type="string">
            <text:p><text:s text:c="8"/>16384 <text:s text:c="8"/>1000 <text:s text:c="6"/>389.03 <text:s text:c="6"/>389.12 <text:s text:c="6"/>389.08 <text:s text:c="6"/>160.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32768 <text:s text:c="8"/>1000 <text:s text:c="5"/>1759.34 <text:s text:c="5"/>1759.37 <text:s text:c="5"/>1759.36 <text:s text:c="7"/>71.05</text:p>
          </table:table-cell>
          <table:table-cell table:number-columns-repeated="2"/>
          <table:table-cell office:value-type="string" calcext:value-type="string">
            <text:p><text:s text:c="8"/>32768 <text:s text:c="8"/>1000 <text:s text:c="7"/>23.32 <text:s text:c="7"/>23.32 <text:s text:c="7"/>23.32 <text:s text:c="5"/>2679.89</text:p>
          </table:table-cell>
          <table:table-cell table:number-columns-repeated="2"/>
          <table:table-cell office:value-type="string" calcext:value-type="string">
            <text:p><text:s text:c="8"/>32768 <text:s text:c="8"/>1000 <text:s text:c="6"/>510.29 <text:s text:c="6"/>510.39 <text:s text:c="6"/>510.34 <text:s text:c="6"/>244.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65536 <text:s text:c="9"/>640 <text:s text:c="5"/>3940.54 <text:s text:c="5"/>3940.94 <text:s text:c="5"/>3940.74 <text:s text:c="7"/>63.44</text:p>
          </table:table-cell>
          <table:table-cell table:number-columns-repeated="2"/>
          <table:table-cell office:value-type="string" calcext:value-type="string">
            <text:p><text:s text:c="8"/>65536 <text:s text:c="9"/>640 <text:s text:c="7"/>35.78 <text:s text:c="7"/>35.80 <text:s text:c="7"/>35.79 <text:s text:c="5"/>3491.29</text:p>
          </table:table-cell>
          <table:table-cell table:number-columns-repeated="2"/>
          <table:table-cell office:value-type="string" calcext:value-type="string">
            <text:p><text:s text:c="8"/>65536 <text:s text:c="9"/>640 <text:s text:c="5"/>1145.69 <text:s text:c="5"/>1146.13 <text:s text:c="5"/>1145.91 <text:s text:c="6"/>218.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7"/>131072 <text:s text:c="9"/>320 <text:s text:c="5"/>9347.75 <text:s text:c="5"/>9348.44 <text:s text:c="5"/>9348.09 <text:s text:c="7"/>53.48</text:p>
          </table:table-cell>
          <table:table-cell table:number-columns-repeated="2"/>
          <table:table-cell office:value-type="string" calcext:value-type="string">
            <text:p><text:s text:c="7"/>131072 <text:s text:c="9"/>320 <text:s text:c="7"/>59.10 <text:s text:c="7"/>59.15 <text:s text:c="7"/>59.13 <text:s text:c="5"/>4226.80</text:p>
          </table:table-cell>
          <table:table-cell table:number-columns-repeated="2"/>
          <table:table-cell office:value-type="string" calcext:value-type="string">
            <text:p><text:s text:c="7"/>131072 <text:s text:c="9"/>320 <text:s text:c="5"/>2256.84 <text:s text:c="5"/>2258.93 <text:s text:c="5"/>2257.89 <text:s text:c="6"/>221.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7"/>262144 <text:s text:c="9"/>160 <text:s text:c="4"/>29593.79 <text:s text:c="4"/>29596.01 <text:s text:c="4"/>29594.90 <text:s text:c="7"/>33.79</text:p>
          </table:table-cell>
          <table:table-cell table:number-columns-repeated="2"/>
          <table:table-cell office:value-type="string" calcext:value-type="string">
            <text:p><text:s text:c="7"/>262144 <text:s text:c="9"/>160 <text:s text:c="6"/>108.19 <text:s text:c="6"/>108.31 <text:s text:c="6"/>108.25 <text:s text:c="5"/>4616.54</text:p>
          </table:table-cell>
          <table:table-cell table:number-columns-repeated="2"/>
          <table:table-cell office:value-type="string" calcext:value-type="string">
            <text:p><text:s text:c="7"/>262144 <text:s text:c="9"/>160 <text:s text:c="5"/>3662.07 <text:s text:c="5"/>3664.07 <text:s text:c="5"/>3663.07 <text:s text:c="6"/>272.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7"/>524288 <text:s text:c="10"/>80 <text:s text:c="4"/>68388.04 <text:s text:c="4"/>68410.56 <text:s text:c="4"/>68399.30 <text:s text:c="7"/>29.24</text:p>
          </table:table-cell>
          <table:table-cell table:number-columns-repeated="2"/>
          <table:table-cell office:value-type="string" calcext:value-type="string">
            <text:p><text:s text:c="7"/>524288 <text:s text:c="10"/>80 <text:s text:c="6"/>207.13 <text:s text:c="6"/>207.33 <text:s text:c="6"/>207.25 <text:s text:c="5"/>4823.33</text:p>
          </table:table-cell>
          <table:table-cell table:number-columns-repeated="2"/>
          <table:table-cell office:value-type="string" calcext:value-type="string">
            <text:p><text:s text:c="7"/>524288 <text:s text:c="10"/>80 <text:s text:c="5"/>8484.55 <text:s text:c="5"/>8498.09 <text:s text:c="5"/>8491.32 <text:s text:c="6"/>235.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6"/>1048576 <text:s text:c="10"/>40 <text:s text:c="3"/>155935.60 <text:s text:c="3"/>155943.77 <text:s text:c="3"/>155939.69 <text:s text:c="7"/>25.65</text:p>
          </table:table-cell>
          <table:table-cell table:number-columns-repeated="2"/>
          <table:table-cell office:value-type="string" calcext:value-type="string">
            <text:p><text:s text:c="6"/>1048576 <text:s text:c="10"/>40 <text:s text:c="6"/>479.65 <text:s text:c="6"/>490.75 <text:s text:c="6"/>485.32 <text:s text:c="5"/>4075.40</text:p>
          </table:table-cell>
          <table:table-cell table:number-columns-repeated="2"/>
          <table:table-cell office:value-type="string" calcext:value-type="string">
            <text:p><text:s text:c="6"/>1048576 <text:s text:c="10"/>40 <text:s text:c="4"/>13285.03 <text:s text:c="4"/>13294.67 <text:s text:c="4"/>13289.85 <text:s text:c="6"/>300.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6"/>2097152 <text:s text:c="10"/>20 <text:s text:c="3"/>214788.50 <text:s text:c="3"/>214792.91 <text:s text:c="3"/>214790.70 <text:s text:c="7"/>37.25</text:p>
          </table:table-cell>
          <table:table-cell table:number-columns-repeated="2"/>
          <table:table-cell office:value-type="string" calcext:value-type="string">
            <text:p><text:s text:c="6"/>2097152 <text:s text:c="10"/>20 <text:s text:c="6"/>980.59 <text:s text:c="6"/>999.45 <text:s text:c="6"/>992.06 <text:s text:c="5"/>4002.20</text:p>
          </table:table-cell>
          <table:table-cell table:number-columns-repeated="2"/>
          <table:table-cell office:value-type="string" calcext:value-type="string">
            <text:p><text:s text:c="6"/>2097152 <text:s text:c="10"/>20 <text:s text:c="4"/>28840.10 <text:s text:c="4"/>28918.90 <text:s text:c="4"/>28879.50 <text:s text:c="6"/>276.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6"/>4194304 <text:s text:c="10"/>10 <text:s text:c="3"/>362820.91 <text:s text:c="3"/>362851.60 <text:s text:c="3"/>362836.25 <text:s text:c="7"/>44.10</text:p>
          </table:table-cell>
          <table:table-cell table:number-columns-repeated="2"/>
          <table:table-cell office:value-type="string" calcext:value-type="string">
            <text:p><text:s text:c="6"/>4194304 <text:s text:c="10"/>10 <text:s text:c="5"/>1841.31 <text:s text:c="5"/>1865.01 <text:s text:c="5"/>1854.90 <text:s text:c="5"/>4289.53</text:p>
          </table:table-cell>
          <table:table-cell table:number-columns-repeated="2"/>
          <table:table-cell office:value-type="string" calcext:value-type="string">
            <text:p><text:s text:c="6"/>4194304 <text:s text:c="10"/>10 <text:s text:c="4"/>55284.21 <text:s text:c="4"/>55508.69 <text:s text:c="4"/>55396.45 <text:s text:c="6"/>288.24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#----------------------------------------------------------------</text:p>
          </table:table-cell>
          <table:table-cell table:number-columns-repeated="2"/>
          <table:table-cell office:value-type="string" calcext:value-type="string">
            <text:p>#-----------------------------------------------------------------------------</text:p>
          </table:table-cell>
          <table:table-cell table:number-columns-repeated="2"/>
          <table:table-cell office:value-type="string" calcext:value-type="string">
            <text:p>#---------------------------------------------------------------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Benchmarking Allreduce </text:p>
          </table:table-cell>
          <table:table-cell table:number-columns-repeated="2"/>
          <table:table-cell office:value-type="string" calcext:value-type="string">
            <text:p># Benchmarking Sendrecv </text:p>
          </table:table-cell>
          <table:table-cell table:number-columns-repeated="2"/>
          <table:table-cell office:value-type="string" calcext:value-type="string">
            <text:p># Benchmarking Allreduce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#processes = 2 </text:p>
          </table:table-cell>
          <table:table-cell table:number-columns-repeated="2"/>
          <table:table-cell office:value-type="string" calcext:value-type="string">
            <text:p># #processes = 5 </text:p>
          </table:table-cell>
          <table:table-cell table:number-columns-repeated="2"/>
          <table:table-cell office:value-type="string" calcext:value-type="string">
            <text:p># #processes = 2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----------------------------------------------------------------</text:p>
          </table:table-cell>
          <table:table-cell table:number-columns-repeated="2"/>
          <table:table-cell office:value-type="string" calcext:value-type="string">
            <text:p>#-----------------------------------------------------------------------------</text:p>
          </table:table-cell>
          <table:table-cell table:number-columns-repeated="2"/>
          <table:table-cell office:value-type="string" calcext:value-type="string">
            <text:p>#---------------------------------------------------------------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7"/>#bytes #repetitions <text:s/>t_min[usec] <text:s/>t_max[usec] <text:s/>t_avg[usec]</text:p>
          </table:table-cell>
          <table:table-cell table:number-columns-repeated="2"/>
          <table:table-cell office:value-type="string" calcext:value-type="string">
            <text:p><text:s text:c="7"/>#bytes #repetitions <text:s/>t_min[usec] <text:s/>t_max[usec] <text:s/>t_avg[usec] <text:s text:c="2"/>Mbytes/sec</text:p>
          </table:table-cell>
          <table:table-cell table:number-columns-repeated="2"/>
          <table:table-cell office:value-type="string" calcext:value-type="string">
            <text:p><text:s text:c="7"/>#bytes #repetitions <text:s/>t_min[usec] <text:s/>t_max[usec] <text:s/>t_avg[usec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2"/>0 <text:s text:c="8"/>1000 <text:s text:c="8"/>0.03 <text:s text:c="8"/>0.03 <text:s text:c="8"/>0.03</text:p>
          </table:table-cell>
          <table:table-cell table:number-columns-repeated="2"/>
          <table:table-cell office:value-type="string" calcext:value-type="string">
            <text:p><text:s text:c="12"/>0 <text:s text:c="8"/>1000 <text:s text:c="8"/>3.05 <text:s text:c="8"/>3.07 <text:s text:c="8"/>3.06 <text:s text:c="8"/>0.00</text:p>
          </table:table-cell>
          <table:table-cell table:number-columns-repeated="2"/>
          <table:table-cell office:value-type="string" calcext:value-type="string">
            <text:p><text:s text:c="12"/>0 <text:s text:c="8"/>1000 <text:s text:c="8"/>0.02 <text:s text:c="8"/>0.03 <text:s text:c="8"/>0.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2"/>4 <text:s text:c="8"/>1000 <text:s text:c="6"/>135.33 <text:s text:c="6"/>135.46 <text:s text:c="6"/>135.39</text:p>
          </table:table-cell>
          <table:table-cell table:number-columns-repeated="2"/>
          <table:table-cell office:value-type="string" calcext:value-type="string">
            <text:p><text:s text:c="12"/>1 <text:s text:c="8"/>1000 <text:s text:c="8"/>2.51 <text:s text:c="8"/>2.51 <text:s text:c="8"/>2.51 <text:s text:c="8"/>0.76</text:p>
          </table:table-cell>
          <table:table-cell table:number-columns-repeated="2"/>
          <table:table-cell office:value-type="string" calcext:value-type="string">
            <text:p><text:s text:c="12"/>4 <text:s text:c="8"/>1000 <text:s text:c="7"/>45.60 <text:s text:c="7"/>45.61 <text:s text:c="7"/>45.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2"/>8 <text:s text:c="8"/>1000 <text:s text:c="6"/>136.98 <text:s text:c="6"/>136.98 <text:s text:c="6"/>136.98</text:p>
          </table:table-cell>
          <table:table-cell table:number-columns-repeated="2"/>
          <table:table-cell office:value-type="string" calcext:value-type="string">
            <text:p><text:s text:c="12"/>2 <text:s text:c="8"/>1000 <text:s text:c="8"/>2.31 <text:s text:c="8"/>2.31 <text:s text:c="8"/>2.31 <text:s text:c="8"/>1.65</text:p>
          </table:table-cell>
          <table:table-cell table:number-columns-repeated="2"/>
          <table:table-cell office:value-type="string" calcext:value-type="string">
            <text:p><text:s text:c="12"/>8 <text:s text:c="8"/>1000 <text:s text:c="7"/>45.84 <text:s text:c="7"/>45.87 <text:s text:c="7"/>45.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1"/>16 <text:s text:c="8"/>1000 <text:s text:c="6"/>134.80 <text:s text:c="6"/>134.88 <text:s text:c="6"/>134.84</text:p>
          </table:table-cell>
          <table:table-cell table:number-columns-repeated="2"/>
          <table:table-cell office:value-type="string" calcext:value-type="string">
            <text:p><text:s text:c="12"/>4 <text:s text:c="8"/>1000 <text:s text:c="8"/>2.27 <text:s text:c="8"/>2.28 <text:s text:c="8"/>2.27 <text:s text:c="8"/>3.35</text:p>
          </table:table-cell>
          <table:table-cell table:number-columns-repeated="2"/>
          <table:table-cell office:value-type="string" calcext:value-type="string">
            <text:p><text:s text:c="11"/>16 <text:s text:c="8"/>1000 <text:s text:c="7"/>46.40 <text:s text:c="7"/>46.43 <text:s text:c="7"/>46.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1"/>32 <text:s text:c="8"/>1000 <text:s text:c="6"/>142.30 <text:s text:c="6"/>142.40 <text:s text:c="6"/>142.35</text:p>
          </table:table-cell>
          <table:table-cell table:number-columns-repeated="2"/>
          <table:table-cell office:value-type="string" calcext:value-type="string">
            <text:p><text:s text:c="12"/>8 <text:s text:c="8"/>1000 <text:s text:c="8"/>2.87 <text:s text:c="8"/>2.88 <text:s text:c="8"/>2.88 <text:s text:c="8"/>5.30</text:p>
          </table:table-cell>
          <table:table-cell table:number-columns-repeated="2"/>
          <table:table-cell office:value-type="string" calcext:value-type="string">
            <text:p><text:s text:c="11"/>32 <text:s text:c="8"/>1000 <text:s text:c="7"/>46.05 <text:s text:c="7"/>46.07 <text:s text:c="7"/>46.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1"/>64 <text:s text:c="8"/>1000 <text:s text:c="6"/>110.15 <text:s text:c="6"/>110.15 <text:s text:c="6"/>110.15</text:p>
          </table:table-cell>
          <table:table-cell table:number-columns-repeated="2"/>
          <table:table-cell office:value-type="string" calcext:value-type="string">
            <text:p><text:s text:c="11"/>16 <text:s text:c="8"/>1000 <text:s text:c="8"/>2.74 <text:s text:c="8"/>2.75 <text:s text:c="8"/>2.74 <text:s text:c="7"/>11.12</text:p>
          </table:table-cell>
          <table:table-cell table:number-columns-repeated="2"/>
          <table:table-cell office:value-type="string" calcext:value-type="string">
            <text:p><text:s text:c="11"/>64 <text:s text:c="8"/>1000 <text:s text:c="7"/>47.71 <text:s text:c="7"/>47.72 <text:s text:c="7"/>47.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0"/>128 <text:s text:c="8"/>1000 <text:s text:c="6"/>112.02 <text:s text:c="6"/>112.04 <text:s text:c="6"/>112.03</text:p>
          </table:table-cell>
          <table:table-cell table:number-columns-repeated="2"/>
          <table:table-cell office:value-type="string" calcext:value-type="string">
            <text:p><text:s text:c="11"/>32 <text:s text:c="8"/>1000 <text:s text:c="8"/>2.63 <text:s text:c="8"/>2.64 <text:s text:c="8"/>2.64 <text:s text:c="7"/>23.14</text:p>
          </table:table-cell>
          <table:table-cell table:number-columns-repeated="2"/>
          <table:table-cell office:value-type="string" calcext:value-type="string">
            <text:p><text:s text:c="10"/>128 <text:s text:c="8"/>1000 <text:s text:c="7"/>52.33 <text:s text:c="7"/>52.33 <text:s text:c="7"/>52.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0"/>256 <text:s text:c="8"/>1000 <text:s text:c="6"/>115.98 <text:s text:c="6"/>116.01 <text:s text:c="6"/>115.99</text:p>
          </table:table-cell>
          <table:table-cell table:number-columns-repeated="2"/>
          <table:table-cell office:value-type="string" calcext:value-type="string">
            <text:p><text:s text:c="11"/>64 <text:s text:c="8"/>1000 <text:s text:c="8"/>3.21 <text:s text:c="8"/>3.22 <text:s text:c="8"/>3.22 <text:s text:c="7"/>37.90</text:p>
          </table:table-cell>
          <table:table-cell table:number-columns-repeated="2"/>
          <table:table-cell office:value-type="string" calcext:value-type="string">
            <text:p><text:s text:c="10"/>256 <text:s text:c="8"/>1000 <text:s text:c="7"/>53.57 <text:s text:c="7"/>53.63 <text:s text:c="7"/>53.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0"/>512 <text:s text:c="8"/>1000 <text:s text:c="6"/>114.72 <text:s text:c="6"/>114.73 <text:s text:c="6"/>114.72</text:p>
          </table:table-cell>
          <table:table-cell table:number-columns-repeated="2"/>
          <table:table-cell office:value-type="string" calcext:value-type="string">
            <text:p><text:s text:c="10"/>128 <text:s text:c="8"/>1000 <text:s text:c="8"/>4.56 <text:s text:c="8"/>4.57 <text:s text:c="8"/>4.56 <text:s text:c="7"/>53.47</text:p>
          </table:table-cell>
          <table:table-cell table:number-columns-repeated="2"/>
          <table:table-cell office:value-type="string" calcext:value-type="string">
            <text:p><text:s text:c="10"/>512 <text:s text:c="8"/>1000 <text:s text:c="7"/>55.14 <text:s text:c="7"/>55.15 <text:s text:c="7"/>55.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9"/>1024 <text:s text:c="8"/>1000 <text:s text:c="6"/>125.95 <text:s text:c="6"/>126.04 <text:s text:c="6"/>125.99</text:p>
          </table:table-cell>
          <table:table-cell table:number-columns-repeated="2"/>
          <table:table-cell office:value-type="string" calcext:value-type="string">
            <text:p><text:s text:c="10"/>256 <text:s text:c="8"/>1000 <text:s text:c="8"/>5.36 <text:s text:c="8"/>5.39 <text:s text:c="8"/>5.37 <text:s text:c="7"/>90.66</text:p>
          </table:table-cell>
          <table:table-cell table:number-columns-repeated="2"/>
          <table:table-cell office:value-type="string" calcext:value-type="string">
            <text:p><text:s text:c="9"/>1024 <text:s text:c="8"/>1000 <text:s text:c="7"/>64.62 <text:s text:c="7"/>64.65 <text:s text:c="7"/>64.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9"/>2048 <text:s text:c="8"/>1000 <text:s text:c="6"/>279.70 <text:s text:c="6"/>279.90 <text:s text:c="6"/>279.80</text:p>
          </table:table-cell>
          <table:table-cell table:number-columns-repeated="2"/>
          <table:table-cell office:value-type="string" calcext:value-type="string">
            <text:p><text:s text:c="10"/>512 <text:s text:c="8"/>1000 <text:s text:c="8"/>5.44 <text:s text:c="8"/>5.45 <text:s text:c="8"/>5.45 <text:s text:c="6"/>179.15</text:p>
          </table:table-cell>
          <table:table-cell table:number-columns-repeated="2"/>
          <table:table-cell office:value-type="string" calcext:value-type="string">
            <text:p><text:s text:c="9"/>2048 <text:s text:c="8"/>1000 <text:s text:c="7"/>78.79 <text:s text:c="7"/>78.79 <text:s text:c="7"/>78.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9"/>4096 <text:s text:c="8"/>1000 <text:s text:c="6"/>354.59 <text:s text:c="6"/>354.67 <text:s text:c="6"/>354.63</text:p>
          </table:table-cell>
          <table:table-cell table:number-columns-repeated="2"/>
          <table:table-cell office:value-type="string" calcext:value-type="string">
            <text:p><text:s text:c="9"/>1024 <text:s text:c="8"/>1000 <text:s text:c="8"/>6.03 <text:s text:c="8"/>6.04 <text:s text:c="8"/>6.03 <text:s text:c="6"/>323.46</text:p>
          </table:table-cell>
          <table:table-cell table:number-columns-repeated="2"/>
          <table:table-cell office:value-type="string" calcext:value-type="string">
            <text:p><text:s text:c="9"/>4096 <text:s text:c="8"/>1000 <text:s text:c="7"/>88.47 <text:s text:c="7"/>88.54 <text:s text:c="7"/>88.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9"/>8192 <text:s text:c="8"/>1000 <text:s text:c="6"/>440.10 <text:s text:c="6"/>440.27 <text:s text:c="6"/>440.19</text:p>
          </table:table-cell>
          <table:table-cell table:number-columns-repeated="2"/>
          <table:table-cell office:value-type="string" calcext:value-type="string">
            <text:p><text:s text:c="9"/>2048 <text:s text:c="8"/>1000 <text:s text:c="8"/>6.69 <text:s text:c="8"/>6.71 <text:s text:c="8"/>6.70 <text:s text:c="6"/>582.23</text:p>
          </table:table-cell>
          <table:table-cell table:number-columns-repeated="2"/>
          <table:table-cell office:value-type="string" calcext:value-type="string">
            <text:p><text:s text:c="9"/>8192 <text:s text:c="8"/>1000 <text:s text:c="6"/>111.00 <text:s text:c="6"/>111.00 <text:s text:c="6"/>111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16384 <text:s text:c="8"/>1000 <text:s text:c="6"/>855.33 <text:s text:c="6"/>855.37 <text:s text:c="6"/>855.35</text:p>
          </table:table-cell>
          <table:table-cell table:number-columns-repeated="2"/>
          <table:table-cell office:value-type="string" calcext:value-type="string">
            <text:p><text:s text:c="9"/>4096 <text:s text:c="8"/>1000 <text:s text:c="8"/>7.74 <text:s text:c="8"/>7.75 <text:s text:c="8"/>7.74 <text:s text:c="5"/>1008.43</text:p>
          </table:table-cell>
          <table:table-cell table:number-columns-repeated="2"/>
          <table:table-cell office:value-type="string" calcext:value-type="string">
            <text:p><text:s text:c="8"/>16384 <text:s text:c="8"/>1000 <text:s text:c="6"/>213.49 <text:s text:c="6"/>213.51 <text:s text:c="6"/>213.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32768 <text:s text:c="8"/>1000 <text:s text:c="5"/>1322.35 <text:s text:c="5"/>1322.45 <text:s text:c="5"/>1322.40</text:p>
          </table:table-cell>
          <table:table-cell table:number-columns-repeated="2"/>
          <table:table-cell office:value-type="string" calcext:value-type="string">
            <text:p><text:s text:c="9"/>8192 <text:s text:c="8"/>1000 <text:s text:c="7"/>10.51 <text:s text:c="7"/>10.53 <text:s text:c="7"/>10.52 <text:s text:c="5"/>1483.55</text:p>
          </table:table-cell>
          <table:table-cell table:number-columns-repeated="2"/>
          <table:table-cell office:value-type="string" calcext:value-type="string">
            <text:p><text:s text:c="8"/>32768 <text:s text:c="8"/>1000 <text:s text:c="6"/>440.88 <text:s text:c="6"/>440.92 <text:s text:c="6"/>440.9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65536 <text:s text:c="9"/>640 <text:s text:c="5"/>1945.56 <text:s text:c="5"/>1945.90 <text:s text:c="5"/>1945.73</text:p>
          </table:table-cell>
          <table:table-cell table:number-columns-repeated="2"/>
          <table:table-cell office:value-type="string" calcext:value-type="string">
            <text:p><text:s text:c="8"/>16384 <text:s text:c="8"/>1000 <text:s text:c="7"/>17.44 <text:s text:c="7"/>17.45 <text:s text:c="7"/>17.44 <text:s text:c="5"/>1791.24</text:p>
          </table:table-cell>
          <table:table-cell table:number-columns-repeated="2"/>
          <table:table-cell office:value-type="string" calcext:value-type="string">
            <text:p><text:s text:c="8"/>65536 <text:s text:c="9"/>640 <text:s text:c="6"/>654.63 <text:s text:c="6"/>654.71 <text:s text:c="6"/>654.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7"/>131072 <text:s text:c="9"/>320 <text:s text:c="5"/>6401.07 <text:s text:c="5"/>6402.55 <text:s text:c="5"/>6401.81</text:p>
          </table:table-cell>
          <table:table-cell table:number-columns-repeated="2"/>
          <table:table-cell office:value-type="string" calcext:value-type="string">
            <text:p><text:s text:c="8"/>32768 <text:s text:c="8"/>1000 <text:s text:c="7"/>23.28 <text:s text:c="7"/>23.29 <text:s text:c="7"/>23.29 <text:s text:c="5"/>2682.99</text:p>
          </table:table-cell>
          <table:table-cell table:number-columns-repeated="2"/>
          <table:table-cell office:value-type="string" calcext:value-type="string">
            <text:p><text:s text:c="7"/>131072 <text:s text:c="9"/>320 <text:s text:c="5"/>2347.75 <text:s text:c="5"/>2349.72 <text:s text:c="5"/>2348.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7"/>262144 <text:s text:c="9"/>160 <text:s text:c="5"/>9322.18 <text:s text:c="5"/>9323.84 <text:s text:c="5"/>9323.01</text:p>
          </table:table-cell>
          <table:table-cell table:number-columns-repeated="2"/>
          <table:table-cell office:value-type="string" calcext:value-type="string">
            <text:p><text:s text:c="8"/>65536 <text:s text:c="9"/>640 <text:s text:c="7"/>61.17 <text:s text:c="7"/>61.33 <text:s text:c="7"/>61.28 <text:s text:c="5"/>2038.21</text:p>
          </table:table-cell>
          <table:table-cell table:number-columns-repeated="2"/>
          <table:table-cell office:value-type="string" calcext:value-type="string">
            <text:p><text:s text:c="7"/>262144 <text:s text:c="9"/>160 <text:s text:c="5"/>3465.47 <text:s text:c="5"/>3469.44 <text:s text:c="5"/>3467.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7"/>524288 <text:s text:c="10"/>80 <text:s text:c="4"/>17350.14 <text:s text:c="4"/>17353.35 <text:s text:c="4"/>17351.74</text:p>
          </table:table-cell>
          <table:table-cell table:number-columns-repeated="2"/>
          <table:table-cell office:value-type="string" calcext:value-type="string">
            <text:p><text:s text:c="7"/>131072 <text:s text:c="9"/>320 <text:s text:c="7"/>84.38 <text:s text:c="7"/>84.47 <text:s text:c="7"/>84.45 <text:s text:c="5"/>2959.54</text:p>
          </table:table-cell>
          <table:table-cell table:number-columns-repeated="2"/>
          <table:table-cell office:value-type="string" calcext:value-type="string">
            <text:p><text:s text:c="7"/>524288 <text:s text:c="10"/>80 <text:s text:c="5"/>5862.31 <text:s text:c="5"/>5876.93 <text:s text:c="5"/>5869.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6"/>1048576 <text:s text:c="10"/>40 <text:s text:c="4"/>78259.68 <text:s text:c="4"/>78291.65 <text:s text:c="4"/>78275.66</text:p>
          </table:table-cell>
          <table:table-cell table:number-columns-repeated="2"/>
          <table:table-cell office:value-type="string" calcext:value-type="string">
            <text:p><text:s text:c="7"/>262144 <text:s text:c="9"/>160 <text:s text:c="6"/>132.92 <text:s text:c="6"/>133.46 <text:s text:c="6"/>133.22 <text:s text:c="5"/>3746.55</text:p>
          </table:table-cell>
          <table:table-cell table:number-columns-repeated="2"/>
          <table:table-cell office:value-type="string" calcext:value-type="string">
            <text:p><text:s text:c="6"/>1048576 <text:s text:c="10"/>40 <text:s text:c="4"/>10613.75 <text:s text:c="4"/>10648.88 <text:s text:c="4"/>10631.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6"/>2097152 <text:s text:c="10"/>20 <text:s text:c="3"/>133910.85 <text:s text:c="3"/>133928.36 <text:s text:c="3"/>133919.60</text:p>
          </table:table-cell>
          <table:table-cell table:number-columns-repeated="2"/>
          <table:table-cell office:value-type="string" calcext:value-type="string">
            <text:p><text:s text:c="7"/>524288 <text:s text:c="10"/>80 <text:s text:c="6"/>252.53 <text:s text:c="6"/>252.74 <text:s text:c="6"/>252.64 <text:s text:c="5"/>3956.66</text:p>
          </table:table-cell>
          <table:table-cell table:number-columns-repeated="2"/>
          <table:table-cell office:value-type="string" calcext:value-type="string">
            <text:p><text:s text:c="6"/>2097152 <text:s text:c="10"/>20 <text:s text:c="4"/>19624.04 <text:s text:c="4"/>19730.65 <text:s text:c="4"/>19677.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6"/>4194304 <text:s text:c="10"/>10 <text:s text:c="3"/>236513.59 <text:s text:c="3"/>236548.50 <text:s text:c="3"/>236531.04</text:p>
          </table:table-cell>
          <table:table-cell table:number-columns-repeated="2"/>
          <table:table-cell office:value-type="string" calcext:value-type="string">
            <text:p><text:s text:c="6"/>1048576 <text:s text:c="10"/>40 <text:s text:c="6"/>401.10 <text:s text:c="6"/>401.55 <text:s text:c="6"/>401.35 <text:s text:c="5"/>4980.69</text:p>
          </table:table-cell>
          <table:table-cell table:number-columns-repeated="2"/>
          <table:table-cell office:value-type="string" calcext:value-type="string">
            <text:p><text:s text:c="6"/>4194304 <text:s text:c="10"/>10 <text:s text:c="4"/>38994.50 <text:s text:c="4"/>39182.28 <text:s text:c="4"/>39088.3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6"/>2097152 <text:s text:c="10"/>20 <text:s text:c="6"/>788.00 <text:s text:c="6"/>788.70 <text:s text:c="6"/>788.36 <text:s text:c="5"/>5071.6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#----------------------------------------------------------------</text:p>
          </table:table-cell>
          <table:table-cell table:number-columns-repeated="2"/>
          <table:table-cell office:value-type="string" calcext:value-type="string">
            <text:p><text:s text:c="6"/>4194304 <text:s text:c="10"/>10 <text:s text:c="5"/>1573.71 <text:s text:c="5"/>1575.40 <text:s text:c="5"/>1574.46 <text:s text:c="5"/>5078.08</text:p>
          </table:table-cell>
          <table:table-cell table:number-columns-repeated="2"/>
          <table:table-cell office:value-type="string" calcext:value-type="string">
            <text:p>#---------------------------------------------------------------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Benchmarking Reduce </text:p>
          </table:table-cell>
          <table:table-cell table:number-columns-repeated="5"/>
          <table:table-cell office:value-type="string" calcext:value-type="string">
            <text:p># Benchmarking Reduce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#processes = 2 </text:p>
          </table:table-cell>
          <table:table-cell table:number-columns-repeated="2"/>
          <table:table-cell office:value-type="string" calcext:value-type="string">
            <text:p>#-----------------------------------------------------------------------------</text:p>
          </table:table-cell>
          <table:table-cell table:number-columns-repeated="2"/>
          <table:table-cell office:value-type="string" calcext:value-type="string">
            <text:p># #processes = 2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----------------------------------------------------------------</text:p>
          </table:table-cell>
          <table:table-cell table:number-columns-repeated="2"/>
          <table:table-cell office:value-type="string" calcext:value-type="string">
            <text:p># Benchmarking Exchange </text:p>
          </table:table-cell>
          <table:table-cell table:number-columns-repeated="2"/>
          <table:table-cell office:value-type="string" calcext:value-type="string">
            <text:p>#---------------------------------------------------------------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7"/>#bytes #repetitions <text:s/>t_min[usec] <text:s/>t_max[usec] <text:s/>t_avg[usec]</text:p>
          </table:table-cell>
          <table:table-cell table:number-columns-repeated="2"/>
          <table:table-cell office:value-type="string" calcext:value-type="string">
            <text:p># #processes = 2 </text:p>
          </table:table-cell>
          <table:table-cell table:number-columns-repeated="2"/>
          <table:table-cell office:value-type="string" calcext:value-type="string">
            <text:p><text:s text:c="7"/>#bytes #repetitions <text:s/>t_min[usec] <text:s/>t_max[usec] <text:s/>t_avg[usec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2"/>0 <text:s text:c="8"/>1000 <text:s text:c="8"/>0.04 <text:s text:c="8"/>0.04 <text:s text:c="8"/>0.04</text:p>
          </table:table-cell>
          <table:table-cell table:number-columns-repeated="2"/>
          <table:table-cell office:value-type="string" calcext:value-type="string">
            <text:p># ( 3 additional processes waiting in MPI_Barrier)</text:p>
          </table:table-cell>
          <table:table-cell table:number-columns-repeated="2"/>
          <table:table-cell office:value-type="string" calcext:value-type="string">
            <text:p><text:s text:c="12"/>0 <text:s text:c="8"/>1000 <text:s text:c="8"/>0.02 <text:s text:c="8"/>0.04 <text:s text:c="8"/>0.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2"/>4 <text:s text:c="8"/>1000 <text:s text:c="6"/>111.84 <text:s text:c="6"/>112.00 <text:s text:c="6"/>111.92</text:p>
          </table:table-cell>
          <table:table-cell table:number-columns-repeated="2"/>
          <table:table-cell office:value-type="string" calcext:value-type="string">
            <text:p>#-----------------------------------------------------------------------------</text:p>
          </table:table-cell>
          <table:table-cell table:number-columns-repeated="2"/>
          <table:table-cell office:value-type="string" calcext:value-type="string">
            <text:p><text:s text:c="12"/>4 <text:s text:c="8"/>1000 <text:s text:c="7"/>45.52 <text:s text:c="7"/>45.55 <text:s text:c="7"/>45.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2"/>8 <text:s text:c="8"/>1000 <text:s text:c="6"/>100.32 <text:s text:c="6"/>100.46 <text:s text:c="6"/>100.39</text:p>
          </table:table-cell>
          <table:table-cell table:number-columns-repeated="2"/>
          <table:table-cell office:value-type="string" calcext:value-type="string">
            <text:p><text:s text:c="7"/>#bytes #repetitions <text:s/>t_min[usec] <text:s/>t_max[usec] <text:s/>t_avg[usec] <text:s text:c="2"/>Mbytes/sec</text:p>
          </table:table-cell>
          <table:table-cell table:number-columns-repeated="2"/>
          <table:table-cell office:value-type="string" calcext:value-type="string">
            <text:p><text:s text:c="12"/>8 <text:s text:c="8"/>1000 <text:s text:c="7"/>46.48 <text:s text:c="7"/>46.53 <text:s text:c="7"/>46.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1"/>16 <text:s text:c="8"/>1000 <text:s text:c="6"/>100.36 <text:s text:c="6"/>100.49 <text:s text:c="6"/>100.42</text:p>
          </table:table-cell>
          <table:table-cell table:number-columns-repeated="2"/>
          <table:table-cell office:value-type="string" calcext:value-type="string">
            <text:p><text:s text:c="12"/>0 <text:s text:c="8"/>1000 <text:s text:c="8"/>2.70 <text:s text:c="8"/>2.71 <text:s text:c="8"/>2.70 <text:s text:c="8"/>0.00</text:p>
          </table:table-cell>
          <table:table-cell table:number-columns-repeated="2"/>
          <table:table-cell office:value-type="string" calcext:value-type="string">
            <text:p><text:s text:c="11"/>16 <text:s text:c="8"/>1000 <text:s text:c="7"/>46.39 <text:s text:c="7"/>46.43 <text:s text:c="7"/>46.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1"/>32 <text:s text:c="8"/>1000 <text:s text:c="6"/>102.39 <text:s text:c="6"/>102.50 <text:s text:c="6"/>102.45</text:p>
          </table:table-cell>
          <table:table-cell table:number-columns-repeated="2"/>
          <table:table-cell office:value-type="string" calcext:value-type="string">
            <text:p><text:s text:c="12"/>1 <text:s text:c="8"/>1000 <text:s text:c="8"/>2.74 <text:s text:c="8"/>2.74 <text:s text:c="8"/>2.74 <text:s text:c="8"/>1.39</text:p>
          </table:table-cell>
          <table:table-cell table:number-columns-repeated="2"/>
          <table:table-cell office:value-type="string" calcext:value-type="string">
            <text:p><text:s text:c="11"/>32 <text:s text:c="8"/>1000 <text:s text:c="7"/>45.31 <text:s text:c="7"/>45.36 <text:s text:c="7"/>45.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1"/>64 <text:s text:c="8"/>1000 <text:s text:c="6"/>103.45 <text:s text:c="6"/>103.58 <text:s text:c="6"/>103.52</text:p>
          </table:table-cell>
          <table:table-cell table:number-columns-repeated="2"/>
          <table:table-cell office:value-type="string" calcext:value-type="string">
            <text:p><text:s text:c="12"/>2 <text:s text:c="8"/>1000 <text:s text:c="8"/>2.88 <text:s text:c="8"/>2.89 <text:s text:c="8"/>2.89 <text:s text:c="8"/>2.64</text:p>
          </table:table-cell>
          <table:table-cell table:number-columns-repeated="2"/>
          <table:table-cell office:value-type="string" calcext:value-type="string">
            <text:p><text:s text:c="11"/>64 <text:s text:c="8"/>1000 <text:s text:c="7"/>45.22 <text:s text:c="7"/>45.28 <text:s text:c="7"/>45.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0"/>128 <text:s text:c="8"/>1000 <text:s text:c="6"/>104.45 <text:s text:c="6"/>104.57 <text:s text:c="6"/>104.51</text:p>
          </table:table-cell>
          <table:table-cell table:number-columns-repeated="2"/>
          <table:table-cell office:value-type="string" calcext:value-type="string">
            <text:p><text:s text:c="12"/>4 <text:s text:c="8"/>1000 <text:s text:c="8"/>2.92 <text:s text:c="8"/>2.92 <text:s text:c="8"/>2.92 <text:s text:c="8"/>5.23</text:p>
          </table:table-cell>
          <table:table-cell table:number-columns-repeated="2"/>
          <table:table-cell office:value-type="string" calcext:value-type="string">
            <text:p><text:s text:c="10"/>128 <text:s text:c="8"/>1000 <text:s text:c="7"/>48.95 <text:s text:c="7"/>49.00 <text:s text:c="7"/>48.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0"/>256 <text:s text:c="8"/>1000 <text:s text:c="6"/>109.04 <text:s text:c="6"/>109.18 <text:s text:c="6"/>109.11</text:p>
          </table:table-cell>
          <table:table-cell table:number-columns-repeated="2"/>
          <table:table-cell office:value-type="string" calcext:value-type="string">
            <text:p><text:s text:c="12"/>8 <text:s text:c="8"/>1000 <text:s text:c="8"/>4.34 <text:s text:c="8"/>4.34 <text:s text:c="8"/>4.34 <text:s text:c="8"/>7.03</text:p>
          </table:table-cell>
          <table:table-cell table:number-columns-repeated="2"/>
          <table:table-cell office:value-type="string" calcext:value-type="string">
            <text:p><text:s text:c="10"/>256 <text:s text:c="8"/>1000 <text:s text:c="7"/>50.34 <text:s text:c="7"/>50.38 <text:s text:c="7"/>50.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0"/>512 <text:s text:c="8"/>1000 <text:s text:c="6"/>115.85 <text:s text:c="6"/>115.99 <text:s text:c="6"/>115.92</text:p>
          </table:table-cell>
          <table:table-cell table:number-columns-repeated="2"/>
          <table:table-cell office:value-type="string" calcext:value-type="string">
            <text:p><text:s text:c="11"/>16 <text:s text:c="8"/>1000 <text:s text:c="8"/>2.89 <text:s text:c="8"/>2.89 <text:s text:c="8"/>2.89 <text:s text:c="7"/>21.13</text:p>
          </table:table-cell>
          <table:table-cell table:number-columns-repeated="2"/>
          <table:table-cell office:value-type="string" calcext:value-type="string">
            <text:p><text:s text:c="10"/>512 <text:s text:c="8"/>1000 <text:s text:c="7"/>51.86 <text:s text:c="7"/>51.90 <text:s text:c="7"/>51.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9"/>1024 <text:s text:c="8"/>1000 <text:s text:c="6"/>126.35 <text:s text:c="6"/>126.43 <text:s text:c="6"/>126.39</text:p>
          </table:table-cell>
          <table:table-cell table:number-columns-repeated="2"/>
          <table:table-cell office:value-type="string" calcext:value-type="string">
            <text:p><text:s text:c="11"/>32 <text:s text:c="8"/>1000 <text:s text:c="8"/>3.07 <text:s text:c="8"/>3.08 <text:s text:c="8"/>3.08 <text:s text:c="7"/>39.68</text:p>
          </table:table-cell>
          <table:table-cell table:number-columns-repeated="2"/>
          <table:table-cell office:value-type="string" calcext:value-type="string">
            <text:p><text:s text:c="9"/>1024 <text:s text:c="8"/>1000 <text:s text:c="7"/>61.40 <text:s text:c="7"/>61.41 <text:s text:c="7"/>61.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9"/>2048 <text:s text:c="8"/>1000 <text:s text:c="6"/>271.05 <text:s text:c="6"/>271.26 <text:s text:c="6"/>271.16</text:p>
          </table:table-cell>
          <table:table-cell table:number-columns-repeated="2"/>
          <table:table-cell office:value-type="string" calcext:value-type="string">
            <text:p><text:s text:c="11"/>64 <text:s text:c="8"/>1000 <text:s text:c="8"/>3.17 <text:s text:c="8"/>3.17 <text:s text:c="8"/>3.17 <text:s text:c="7"/>77.02</text:p>
          </table:table-cell>
          <table:table-cell table:number-columns-repeated="2"/>
          <table:table-cell office:value-type="string" calcext:value-type="string">
            <text:p><text:s text:c="9"/>2048 <text:s text:c="8"/>1000 <text:s text:c="7"/>71.06 <text:s text:c="7"/>71.11 <text:s text:c="7"/>71.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9"/>4096 <text:s text:c="8"/>1000 <text:s text:c="6"/>342.03 <text:s text:c="6"/>342.41 <text:s text:c="6"/>342.22</text:p>
          </table:table-cell>
          <table:table-cell table:number-columns-repeated="2"/>
          <table:table-cell office:value-type="string" calcext:value-type="string">
            <text:p><text:s text:c="10"/>128 <text:s text:c="8"/>1000 <text:s text:c="8"/>4.17 <text:s text:c="8"/>4.18 <text:s text:c="8"/>4.17 <text:s text:c="6"/>116.93</text:p>
          </table:table-cell>
          <table:table-cell table:number-columns-repeated="2"/>
          <table:table-cell office:value-type="string" calcext:value-type="string">
            <text:p><text:s text:c="9"/>4096 <text:s text:c="8"/>1000 <text:s text:c="7"/>76.57 <text:s text:c="7"/>76.58 <text:s text:c="7"/>76.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9"/>8192 <text:s text:c="8"/>1000 <text:s text:c="6"/>388.36 <text:s text:c="6"/>388.78 <text:s text:c="6"/>388.57</text:p>
          </table:table-cell>
          <table:table-cell table:number-columns-repeated="2"/>
          <table:table-cell office:value-type="string" calcext:value-type="string">
            <text:p><text:s text:c="10"/>256 <text:s text:c="8"/>1000 <text:s text:c="8"/>4.59 <text:s text:c="8"/>4.59 <text:s text:c="8"/>4.59 <text:s text:c="6"/>212.85</text:p>
          </table:table-cell>
          <table:table-cell table:number-columns-repeated="2"/>
          <table:table-cell office:value-type="string" calcext:value-type="string">
            <text:p><text:s text:c="9"/>8192 <text:s text:c="8"/>1000 <text:s text:c="6"/>107.49 <text:s text:c="6"/>107.50 <text:s text:c="6"/>107.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16384 <text:s text:c="8"/>1000 <text:s text:c="6"/>569.45 <text:s text:c="6"/>569.70 <text:s text:c="6"/>569.58</text:p>
          </table:table-cell>
          <table:table-cell table:number-columns-repeated="2"/>
          <table:table-cell office:value-type="string" calcext:value-type="string">
            <text:p><text:s text:c="10"/>512 <text:s text:c="8"/>1000 <text:s text:c="8"/>4.95 <text:s text:c="8"/>4.95 <text:s text:c="8"/>4.95 <text:s text:c="6"/>394.42</text:p>
          </table:table-cell>
          <table:table-cell table:number-columns-repeated="2"/>
          <table:table-cell office:value-type="string" calcext:value-type="string">
            <text:p><text:s text:c="8"/>16384 <text:s text:c="8"/>1000 <text:s text:c="6"/>207.84 <text:s text:c="6"/>207.87 <text:s text:c="6"/>207.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32768 <text:s text:c="8"/>1000 <text:s text:c="5"/>5673.54 <text:s text:c="5"/>5673.70 <text:s text:c="5"/>5673.62</text:p>
          </table:table-cell>
          <table:table-cell table:number-columns-repeated="2"/>
          <table:table-cell office:value-type="string" calcext:value-type="string">
            <text:p><text:s text:c="9"/>1024 <text:s text:c="8"/>1000 <text:s text:c="8"/>6.29 <text:s text:c="8"/>6.29 <text:s text:c="8"/>6.29 <text:s text:c="6"/>621.03</text:p>
          </table:table-cell>
          <table:table-cell table:number-columns-repeated="2"/>
          <table:table-cell office:value-type="string" calcext:value-type="string">
            <text:p><text:s text:c="8"/>32768 <text:s text:c="8"/>1000 <text:s text:c="6"/>286.97 <text:s text:c="6"/>287.00 <text:s text:c="6"/>286.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65536 <text:s text:c="9"/>640 <text:s text:c="5"/>1271.74 <text:s text:c="5"/>1272.01 <text:s text:c="5"/>1271.88</text:p>
          </table:table-cell>
          <table:table-cell table:number-columns-repeated="2"/>
          <table:table-cell office:value-type="string" calcext:value-type="string">
            <text:p><text:s text:c="9"/>2048 <text:s text:c="8"/>1000 <text:s text:c="7"/>10.95 <text:s text:c="7"/>10.95 <text:s text:c="7"/>10.95 <text:s text:c="6"/>713.40</text:p>
          </table:table-cell>
          <table:table-cell table:number-columns-repeated="2"/>
          <table:table-cell office:value-type="string" calcext:value-type="string">
            <text:p><text:s text:c="8"/>65536 <text:s text:c="9"/>640 <text:s text:c="6"/>528.25 <text:s text:c="6"/>529.09 <text:s text:c="6"/>528.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7"/>131072 <text:s text:c="9"/>320 <text:s text:c="5"/>5644.43 <text:s text:c="5"/>5645.25 <text:s text:c="5"/>5644.84</text:p>
          </table:table-cell>
          <table:table-cell table:number-columns-repeated="2"/>
          <table:table-cell office:value-type="string" calcext:value-type="string">
            <text:p><text:s text:c="9"/>4096 <text:s text:c="8"/>1000 <text:s text:c="7"/>12.06 <text:s text:c="7"/>12.07 <text:s text:c="7"/>12.06 <text:s text:c="5"/>1294.64</text:p>
          </table:table-cell>
          <table:table-cell table:number-columns-repeated="2"/>
          <table:table-cell office:value-type="string" calcext:value-type="string">
            <text:p><text:s text:c="7"/>131072 <text:s text:c="9"/>320 <text:s text:c="5"/>1252.17 <text:s text:c="5"/>1254.33 <text:s text:c="5"/>1253.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7"/>262144 <text:s text:c="9"/>160 <text:s text:c="5"/>6018.60 <text:s text:c="5"/>6020.01 <text:s text:c="5"/>6019.31</text:p>
          </table:table-cell>
          <table:table-cell table:number-columns-repeated="2"/>
          <table:table-cell office:value-type="string" calcext:value-type="string">
            <text:p><text:s text:c="9"/>8192 <text:s text:c="8"/>1000 <text:s text:c="7"/>17.69 <text:s text:c="7"/>17.70 <text:s text:c="7"/>17.69 <text:s text:c="5"/>1765.54</text:p>
          </table:table-cell>
          <table:table-cell table:number-columns-repeated="2"/>
          <table:table-cell office:value-type="string" calcext:value-type="string">
            <text:p><text:s text:c="7"/>262144 <text:s text:c="9"/>160 <text:s text:c="5"/>2143.13 <text:s text:c="5"/>2147.71 <text:s text:c="5"/>2145.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7"/>524288 <text:s text:c="10"/>80 <text:s text:c="4"/>11088.37 <text:s text:c="4"/>11092.14 <text:s text:c="4"/>11090.26</text:p>
          </table:table-cell>
          <table:table-cell table:number-columns-repeated="2"/>
          <table:table-cell office:value-type="string" calcext:value-type="string">
            <text:p><text:s text:c="8"/>16384 <text:s text:c="8"/>1000 <text:s text:c="7"/>36.93 <text:s text:c="7"/>36.93 <text:s text:c="7"/>36.93 <text:s text:c="5"/>1692.43</text:p>
          </table:table-cell>
          <table:table-cell table:number-columns-repeated="2"/>
          <table:table-cell office:value-type="string" calcext:value-type="string">
            <text:p><text:s text:c="7"/>524288 <text:s text:c="10"/>80 <text:s text:c="5"/>3922.81 <text:s text:c="5"/>3932.44 <text:s text:c="5"/>3927.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6"/>1048576 <text:s text:c="10"/>40 <text:s text:c="4"/>22336.38 <text:s text:c="4"/>22343.36 <text:s text:c="4"/>22339.87</text:p>
          </table:table-cell>
          <table:table-cell table:number-columns-repeated="2"/>
          <table:table-cell office:value-type="string" calcext:value-type="string">
            <text:p><text:s text:c="8"/>32768 <text:s text:c="8"/>1000 <text:s text:c="7"/>40.92 <text:s text:c="7"/>40.92 <text:s text:c="7"/>40.92 <text:s text:c="5"/>3054.60</text:p>
          </table:table-cell>
          <table:table-cell table:number-columns-repeated="2"/>
          <table:table-cell office:value-type="string" calcext:value-type="string">
            <text:p><text:s text:c="6"/>1048576 <text:s text:c="10"/>40 <text:s text:c="5"/>7458.22 <text:s text:c="5"/>7475.48 <text:s text:c="5"/>7466.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6"/>2097152 <text:s text:c="10"/>20 <text:s text:c="4"/>43725.30 <text:s text:c="4"/>43737.70 <text:s text:c="4"/>43731.50</text:p>
          </table:table-cell>
          <table:table-cell table:number-columns-repeated="2"/>
          <table:table-cell office:value-type="string" calcext:value-type="string">
            <text:p><text:s text:c="8"/>65536 <text:s text:c="9"/>640 <text:s text:c="7"/>65.67 <text:s text:c="7"/>65.67 <text:s text:c="7"/>65.67 <text:s text:c="5"/>3806.82</text:p>
          </table:table-cell>
          <table:table-cell table:number-columns-repeated="2"/>
          <table:table-cell office:value-type="string" calcext:value-type="string">
            <text:p><text:s text:c="6"/>2097152 <text:s text:c="10"/>20 <text:s text:c="4"/>14581.50 <text:s text:c="4"/>14623.06 <text:s text:c="4"/>14602.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6"/>4194304 <text:s text:c="10"/>10 <text:s text:c="3"/>177430.39 <text:s text:c="3"/>177449.99 <text:s text:c="3"/>177440.19</text:p>
          </table:table-cell>
          <table:table-cell table:number-columns-repeated="2"/>
          <table:table-cell office:value-type="string" calcext:value-type="string">
            <text:p><text:s text:c="7"/>131072 <text:s text:c="9"/>320 <text:s text:c="6"/>173.04 <text:s text:c="6"/>173.14 <text:s text:c="6"/>173.09 <text:s text:c="5"/>2887.83</text:p>
          </table:table-cell>
          <table:table-cell table:number-columns-repeated="2"/>
          <table:table-cell office:value-type="string" calcext:value-type="string">
            <text:p><text:s text:c="6"/>4194304 <text:s text:c="10"/>10 <text:s text:c="4"/>28531.19 <text:s text:c="4"/>28609.59 <text:s text:c="4"/>28570.3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7"/>262144 <text:s text:c="9"/>160 <text:s text:c="6"/>258.27 <text:s text:c="6"/>258.37 <text:s text:c="6"/>258.32 <text:s text:c="5"/>3870.3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#----------------------------------------------------------------</text:p>
          </table:table-cell>
          <table:table-cell table:number-columns-repeated="2"/>
          <table:table-cell office:value-type="string" calcext:value-type="string">
            <text:p><text:s text:c="7"/>524288 <text:s text:c="10"/>80 <text:s text:c="6"/>432.01 <text:s text:c="6"/>432.05 <text:s text:c="6"/>432.03 <text:s text:c="5"/>4629.09</text:p>
          </table:table-cell>
          <table:table-cell table:number-columns-repeated="2"/>
          <table:table-cell office:value-type="string" calcext:value-type="string">
            <text:p>#---------------------------------------------------------------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Benchmarking Reduce_scatter </text:p>
          </table:table-cell>
          <table:table-cell table:number-columns-repeated="2"/>
          <table:table-cell office:value-type="string" calcext:value-type="string">
            <text:p><text:s text:c="6"/>1048576 <text:s text:c="10"/>40 <text:s text:c="6"/>798.40 <text:s text:c="6"/>798.45 <text:s text:c="6"/>798.43 <text:s text:c="5"/>5009.69</text:p>
          </table:table-cell>
          <table:table-cell table:number-columns-repeated="2"/>
          <table:table-cell office:value-type="string" calcext:value-type="string">
            <text:p># Benchmarking Reduce_scatter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#processes = 2 </text:p>
          </table:table-cell>
          <table:table-cell table:number-columns-repeated="2"/>
          <table:table-cell office:value-type="string" calcext:value-type="string">
            <text:p><text:s text:c="6"/>2097152 <text:s text:c="10"/>20 <text:s text:c="5"/>1989.29 <text:s text:c="5"/>1989.31 <text:s text:c="5"/>1989.30 <text:s text:c="5"/>4021.50</text:p>
          </table:table-cell>
          <table:table-cell table:number-columns-repeated="2"/>
          <table:table-cell office:value-type="string" calcext:value-type="string">
            <text:p># #processes = 2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----------------------------------------------------------------</text:p>
          </table:table-cell>
          <table:table-cell table:number-columns-repeated="2"/>
          <table:table-cell office:value-type="string" calcext:value-type="string">
            <text:p><text:s text:c="6"/>4194304 <text:s text:c="10"/>10 <text:s text:c="5"/>3886.20 <text:s text:c="5"/>3886.20 <text:s text:c="5"/>3886.20 <text:s text:c="5"/>4117.13</text:p>
          </table:table-cell>
          <table:table-cell table:number-columns-repeated="2"/>
          <table:table-cell office:value-type="string" calcext:value-type="string">
            <text:p>#---------------------------------------------------------------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7"/>#bytes #repetitions <text:s/>t_min[usec] <text:s/>t_max[usec] <text:s/>t_avg[usec]</text:p>
          </table:table-cell>
          <table:table-cell table:number-columns-repeated="5"/>
          <table:table-cell office:value-type="string" calcext:value-type="string">
            <text:p><text:s text:c="7"/>#bytes #repetitions <text:s/>t_min[usec] <text:s/>t_max[usec] <text:s/>t_avg[usec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2"/>0 <text:s text:c="8"/>1000 <text:s text:c="8"/>0.04 <text:s text:c="8"/>0.04 <text:s text:c="8"/>0.04</text:p>
          </table:table-cell>
          <table:table-cell table:number-columns-repeated="2"/>
          <table:table-cell office:value-type="string" calcext:value-type="string">
            <text:p>#-----------------------------------------------------------------------------</text:p>
          </table:table-cell>
          <table:table-cell table:number-columns-repeated="2"/>
          <table:table-cell office:value-type="string" calcext:value-type="string">
            <text:p><text:s text:c="12"/>0 <text:s text:c="8"/>1000 <text:s text:c="8"/>0.03 <text:s text:c="8"/>0.04 <text:s text:c="8"/>0.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2"/>4 <text:s text:c="8"/>1000 <text:s text:c="7"/>28.59 <text:s text:c="7"/>28.66 <text:s text:c="7"/>28.63</text:p>
          </table:table-cell>
          <table:table-cell table:number-columns-repeated="2"/>
          <table:table-cell office:value-type="string" calcext:value-type="string">
            <text:p># Benchmarking Exchange </text:p>
          </table:table-cell>
          <table:table-cell table:number-columns-repeated="2"/>
          <table:table-cell office:value-type="string" calcext:value-type="string">
            <text:p><text:s text:c="12"/>4 <text:s text:c="8"/>1000 <text:s text:c="8"/>7.85 <text:s text:c="8"/>7.97 <text:s text:c="8"/>7.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2"/>8 <text:s text:c="8"/>1000 <text:s text:c="6"/>106.25 <text:s text:c="6"/>106.28 <text:s text:c="6"/>106.27</text:p>
          </table:table-cell>
          <table:table-cell table:number-columns-repeated="2"/>
          <table:table-cell office:value-type="string" calcext:value-type="string">
            <text:p># #processes = 4 </text:p>
          </table:table-cell>
          <table:table-cell table:number-columns-repeated="2"/>
          <table:table-cell office:value-type="string" calcext:value-type="string">
            <text:p><text:s text:c="12"/>8 <text:s text:c="8"/>1000 <text:s text:c="7"/>75.33 <text:s text:c="7"/>75.46 <text:s text:c="7"/>75.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1"/>16 <text:s text:c="8"/>1000 <text:s text:c="6"/>115.43 <text:s text:c="6"/>115.48 <text:s text:c="6"/>115.46</text:p>
          </table:table-cell>
          <table:table-cell table:number-columns-repeated="2"/>
          <table:table-cell office:value-type="string" calcext:value-type="string">
            <text:p># ( 1 additional process waiting in MPI_Barrier)</text:p>
          </table:table-cell>
          <table:table-cell table:number-columns-repeated="2"/>
          <table:table-cell office:value-type="string" calcext:value-type="string">
            <text:p><text:s text:c="11"/>16 <text:s text:c="8"/>1000 <text:s text:c="7"/>74.91 <text:s text:c="7"/>75.04 <text:s text:c="7"/>74.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1"/>32 <text:s text:c="8"/>1000 <text:s text:c="6"/>115.81 <text:s text:c="6"/>115.86 <text:s text:c="6"/>115.84</text:p>
          </table:table-cell>
          <table:table-cell table:number-columns-repeated="2"/>
          <table:table-cell office:value-type="string" calcext:value-type="string">
            <text:p>#-----------------------------------------------------------------------------</text:p>
          </table:table-cell>
          <table:table-cell table:number-columns-repeated="2"/>
          <table:table-cell office:value-type="string" calcext:value-type="string">
            <text:p><text:s text:c="11"/>32 <text:s text:c="8"/>1000 <text:s text:c="7"/>75.07 <text:s text:c="7"/>75.19 <text:s text:c="7"/>75.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1"/>64 <text:s text:c="8"/>1000 <text:s text:c="6"/>116.35 <text:s text:c="6"/>116.41 <text:s text:c="6"/>116.38</text:p>
          </table:table-cell>
          <table:table-cell table:number-columns-repeated="2"/>
          <table:table-cell office:value-type="string" calcext:value-type="string">
            <text:p><text:s text:c="7"/>#bytes #repetitions <text:s/>t_min[usec] <text:s/>t_max[usec] <text:s/>t_avg[usec] <text:s text:c="2"/>Mbytes/sec</text:p>
          </table:table-cell>
          <table:table-cell table:number-columns-repeated="2"/>
          <table:table-cell office:value-type="string" calcext:value-type="string">
            <text:p><text:s text:c="11"/>64 <text:s text:c="8"/>1000 <text:s text:c="7"/>75.10 <text:s text:c="7"/>75.23 <text:s text:c="7"/>75.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0"/>128 <text:s text:c="8"/>1000 <text:s text:c="6"/>119.15 <text:s text:c="6"/>119.16 <text:s text:c="6"/>119.15</text:p>
          </table:table-cell>
          <table:table-cell table:number-columns-repeated="2"/>
          <table:table-cell office:value-type="string" calcext:value-type="string">
            <text:p><text:s text:c="12"/>0 <text:s text:c="8"/>1000 <text:s text:c="8"/>4.94 <text:s text:c="8"/>4.95 <text:s text:c="8"/>4.94 <text:s text:c="8"/>0.00</text:p>
          </table:table-cell>
          <table:table-cell table:number-columns-repeated="2"/>
          <table:table-cell office:value-type="string" calcext:value-type="string">
            <text:p><text:s text:c="10"/>128 <text:s text:c="8"/>1000 <text:s text:c="7"/>76.53 <text:s text:c="7"/>76.68 <text:s text:c="7"/>76.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0"/>256 <text:s text:c="8"/>1000 <text:s text:c="6"/>117.77 <text:s text:c="6"/>117.79 <text:s text:c="6"/>117.78</text:p>
          </table:table-cell>
          <table:table-cell table:number-columns-repeated="2"/>
          <table:table-cell office:value-type="string" calcext:value-type="string">
            <text:p><text:s text:c="12"/>1 <text:s text:c="8"/>1000 <text:s text:c="8"/>4.43 <text:s text:c="8"/>4.44 <text:s text:c="8"/>4.43 <text:s text:c="8"/>0.86</text:p>
          </table:table-cell>
          <table:table-cell table:number-columns-repeated="2"/>
          <table:table-cell office:value-type="string" calcext:value-type="string">
            <text:p><text:s text:c="10"/>256 <text:s text:c="8"/>1000 <text:s text:c="7"/>76.92 <text:s text:c="7"/>77.05 <text:s text:c="7"/>76.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0"/>512 <text:s text:c="8"/>1000 <text:s text:c="6"/>120.88 <text:s text:c="6"/>120.88 <text:s text:c="6"/>120.88</text:p>
          </table:table-cell>
          <table:table-cell table:number-columns-repeated="2"/>
          <table:table-cell office:value-type="string" calcext:value-type="string">
            <text:p><text:s text:c="12"/>2 <text:s text:c="8"/>1000 <text:s text:c="8"/>4.57 <text:s text:c="8"/>4.58 <text:s text:c="8"/>4.58 <text:s text:c="8"/>1.67</text:p>
          </table:table-cell>
          <table:table-cell table:number-columns-repeated="2"/>
          <table:table-cell office:value-type="string" calcext:value-type="string">
            <text:p><text:s text:c="10"/>512 <text:s text:c="8"/>1000 <text:s text:c="7"/>77.67 <text:s text:c="7"/>77.81 <text:s text:c="7"/>77.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9"/>1024 <text:s text:c="8"/>1000 <text:s text:c="6"/>134.23 <text:s text:c="6"/>134.25 <text:s text:c="6"/>134.24</text:p>
          </table:table-cell>
          <table:table-cell table:number-columns-repeated="2"/>
          <table:table-cell office:value-type="string" calcext:value-type="string">
            <text:p><text:s text:c="12"/>4 <text:s text:c="8"/>1000 <text:s text:c="8"/>3.44 <text:s text:c="8"/>3.46 <text:s text:c="8"/>3.45 <text:s text:c="8"/>4.41</text:p>
          </table:table-cell>
          <table:table-cell table:number-columns-repeated="2"/>
          <table:table-cell office:value-type="string" calcext:value-type="string">
            <text:p><text:s text:c="9"/>1024 <text:s text:c="8"/>1000 <text:s text:c="7"/>79.99 <text:s text:c="7"/>80.12 <text:s text:c="7"/>80.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9"/>2048 <text:s text:c="8"/>1000 <text:s text:c="6"/>148.67 <text:s text:c="6"/>148.83 <text:s text:c="6"/>148.75</text:p>
          </table:table-cell>
          <table:table-cell table:number-columns-repeated="2"/>
          <table:table-cell office:value-type="string" calcext:value-type="string">
            <text:p><text:s text:c="12"/>8 <text:s text:c="8"/>1000 <text:s text:c="8"/>6.48 <text:s text:c="8"/>6.50 <text:s text:c="8"/>6.49 <text:s text:c="8"/>4.70</text:p>
          </table:table-cell>
          <table:table-cell table:number-columns-repeated="2"/>
          <table:table-cell office:value-type="string" calcext:value-type="string">
            <text:p><text:s text:c="9"/>2048 <text:s text:c="8"/>1000 <text:s text:c="7"/>94.58 <text:s text:c="7"/>94.74 <text:s text:c="7"/>94.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9"/>4096 <text:s text:c="8"/>1000 <text:s text:c="6"/>304.67 <text:s text:c="6"/>304.75 <text:s text:c="6"/>304.71</text:p>
          </table:table-cell>
          <table:table-cell table:number-columns-repeated="2"/>
          <table:table-cell office:value-type="string" calcext:value-type="string">
            <text:p><text:s text:c="11"/>16 <text:s text:c="8"/>1000 <text:s text:c="8"/>3.63 <text:s text:c="8"/>3.63 <text:s text:c="8"/>3.63 <text:s text:c="7"/>16.80</text:p>
          </table:table-cell>
          <table:table-cell table:number-columns-repeated="2"/>
          <table:table-cell office:value-type="string" calcext:value-type="string">
            <text:p><text:s text:c="9"/>4096 <text:s text:c="8"/>1000 <text:s text:c="6"/>120.16 <text:s text:c="6"/>120.33 <text:s text:c="6"/>120.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9"/>8192 <text:s text:c="8"/>1000 <text:s text:c="6"/>364.70 <text:s text:c="6"/>364.72 <text:s text:c="6"/>364.71</text:p>
          </table:table-cell>
          <table:table-cell table:number-columns-repeated="2"/>
          <table:table-cell office:value-type="string" calcext:value-type="string">
            <text:p><text:s text:c="11"/>32 <text:s text:c="8"/>1000 <text:s text:c="8"/>3.68 <text:s text:c="8"/>3.69 <text:s text:c="8"/>3.68 <text:s text:c="7"/>33.11</text:p>
          </table:table-cell>
          <table:table-cell table:number-columns-repeated="2"/>
          <table:table-cell office:value-type="string" calcext:value-type="string">
            <text:p><text:s text:c="9"/>8192 <text:s text:c="8"/>1000 <text:s text:c="6"/>129.21 <text:s text:c="6"/>129.37 <text:s text:c="6"/>129.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16384 <text:s text:c="8"/>1000 <text:s text:c="6"/>426.06 <text:s text:c="6"/>426.09 <text:s text:c="6"/>426.08</text:p>
          </table:table-cell>
          <table:table-cell table:number-columns-repeated="2"/>
          <table:table-cell office:value-type="string" calcext:value-type="string">
            <text:p><text:s text:c="11"/>64 <text:s text:c="8"/>1000 <text:s text:c="8"/>3.17 <text:s text:c="8"/>3.18 <text:s text:c="8"/>3.18 <text:s text:c="7"/>76.87</text:p>
          </table:table-cell>
          <table:table-cell table:number-columns-repeated="2"/>
          <table:table-cell office:value-type="string" calcext:value-type="string">
            <text:p><text:s text:c="8"/>16384 <text:s text:c="8"/>1000 <text:s text:c="6"/>175.50 <text:s text:c="6"/>175.69 <text:s text:c="6"/>175.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32768 <text:s text:c="8"/>1000 <text:s text:c="6"/>620.25 <text:s text:c="6"/>620.26 <text:s text:c="6"/>620.26</text:p>
          </table:table-cell>
          <table:table-cell table:number-columns-repeated="2"/>
          <table:table-cell office:value-type="string" calcext:value-type="string">
            <text:p><text:s text:c="10"/>128 <text:s text:c="8"/>1000 <text:s text:c="8"/>4.30 <text:s text:c="8"/>4.30 <text:s text:c="8"/>4.30 <text:s text:c="6"/>113.53</text:p>
          </table:table-cell>
          <table:table-cell table:number-columns-repeated="2"/>
          <table:table-cell office:value-type="string" calcext:value-type="string">
            <text:p><text:s text:c="8"/>32768 <text:s text:c="8"/>1000 <text:s text:c="6"/>286.33 <text:s text:c="6"/>286.71 <text:s text:c="6"/>286.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65536 <text:s text:c="9"/>640 <text:s text:c="5"/>1050.52 <text:s text:c="5"/>1050.84 <text:s text:c="5"/>1050.68</text:p>
          </table:table-cell>
          <table:table-cell table:number-columns-repeated="2"/>
          <table:table-cell office:value-type="string" calcext:value-type="string">
            <text:p><text:s text:c="10"/>256 <text:s text:c="8"/>1000 <text:s text:c="8"/>4.52 <text:s text:c="8"/>4.52 <text:s text:c="8"/>4.52 <text:s text:c="6"/>215.86</text:p>
          </table:table-cell>
          <table:table-cell table:number-columns-repeated="2"/>
          <table:table-cell office:value-type="string" calcext:value-type="string">
            <text:p><text:s text:c="8"/>65536 <text:s text:c="9"/>640 <text:s text:c="6"/>516.83 <text:s text:c="6"/>517.84 <text:s text:c="6"/>517.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7"/>131072 <text:s text:c="9"/>320 <text:s text:c="5"/>2222.53 <text:s text:c="5"/>2222.91 <text:s text:c="5"/>2222.72</text:p>
          </table:table-cell>
          <table:table-cell table:number-columns-repeated="2"/>
          <table:table-cell office:value-type="string" calcext:value-type="string">
            <text:p><text:s text:c="10"/>512 <text:s text:c="8"/>1000 <text:s text:c="8"/>5.00 <text:s text:c="8"/>5.01 <text:s text:c="8"/>5.01 <text:s text:c="6"/>390.10</text:p>
          </table:table-cell>
          <table:table-cell table:number-columns-repeated="2"/>
          <table:table-cell office:value-type="string" calcext:value-type="string">
            <text:p><text:s text:c="7"/>131072 <text:s text:c="9"/>320 <text:s text:c="5"/>1254.31 <text:s text:c="5"/>1256.17 <text:s text:c="5"/>1255.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7"/>262144 <text:s text:c="9"/>160 <text:s text:c="5"/>6622.84 <text:s text:c="5"/>6624.01 <text:s text:c="5"/>6623.43</text:p>
          </table:table-cell>
          <table:table-cell table:number-columns-repeated="2"/>
          <table:table-cell office:value-type="string" calcext:value-type="string">
            <text:p><text:s text:c="9"/>1024 <text:s text:c="8"/>1000 <text:s text:c="8"/>6.12 <text:s text:c="8"/>6.13 <text:s text:c="8"/>6.13 <text:s text:c="6"/>637.34</text:p>
          </table:table-cell>
          <table:table-cell table:number-columns-repeated="2"/>
          <table:table-cell office:value-type="string" calcext:value-type="string">
            <text:p><text:s text:c="7"/>262144 <text:s text:c="9"/>160 <text:s text:c="5"/>1322.08 <text:s text:c="5"/>1322.88 <text:s text:c="5"/>1322.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7"/>524288 <text:s text:c="10"/>80 <text:s text:c="4"/>10640.80 <text:s text:c="4"/>10652.99 <text:s text:c="4"/>10646.89</text:p>
          </table:table-cell>
          <table:table-cell table:number-columns-repeated="2"/>
          <table:table-cell office:value-type="string" calcext:value-type="string">
            <text:p><text:s text:c="9"/>2048 <text:s text:c="8"/>1000 <text:s text:c="8"/>7.94 <text:s text:c="8"/>7.94 <text:s text:c="8"/>7.94 <text:s text:c="6"/>983.94</text:p>
          </table:table-cell>
          <table:table-cell table:number-columns-repeated="2"/>
          <table:table-cell office:value-type="string" calcext:value-type="string">
            <text:p><text:s text:c="7"/>524288 <text:s text:c="10"/>80 <text:s text:c="5"/>2296.21 <text:s text:c="5"/>2297.19 <text:s text:c="5"/>2296.7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6"/>1048576 <text:s text:c="10"/>40 <text:s text:c="4"/>32053.85 <text:s text:c="4"/>32059.60 <text:s text:c="4"/>32056.73</text:p>
          </table:table-cell>
          <table:table-cell table:number-columns-repeated="2"/>
          <table:table-cell office:value-type="string" calcext:value-type="string">
            <text:p><text:s text:c="9"/>4096 <text:s text:c="8"/>1000 <text:s text:c="7"/>10.32 <text:s text:c="7"/>10.33 <text:s text:c="7"/>10.32 <text:s text:c="5"/>1512.87</text:p>
          </table:table-cell>
          <table:table-cell table:number-columns-repeated="2"/>
          <table:table-cell office:value-type="string" calcext:value-type="string">
            <text:p><text:s text:c="6"/>1048576 <text:s text:c="10"/>40 <text:s text:c="5"/>4500.15 <text:s text:c="5"/>4506.98 <text:s text:c="5"/>4503.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6"/>2097152 <text:s text:c="10"/>20 <text:s text:c="4"/>80538.00 <text:s text:c="4"/>80636.49 <text:s text:c="4"/>80587.24</text:p>
          </table:table-cell>
          <table:table-cell table:number-columns-repeated="2"/>
          <table:table-cell office:value-type="string" calcext:value-type="string">
            <text:p><text:s text:c="9"/>8192 <text:s text:c="8"/>1000 <text:s text:c="7"/>15.18 <text:s text:c="7"/>15.19 <text:s text:c="7"/>15.18 <text:s text:c="5"/>2057.81</text:p>
          </table:table-cell>
          <table:table-cell table:number-columns-repeated="2"/>
          <table:table-cell office:value-type="string" calcext:value-type="string">
            <text:p><text:s text:c="6"/>2097152 <text:s text:c="10"/>20 <text:s text:c="5"/>8075.75 <text:s text:c="5"/>8084.70 <text:s text:c="5"/>8080.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6"/>4194304 <text:s text:c="10"/>10 <text:s text:c="3"/>116789.82 <text:s text:c="3"/>116796.49 <text:s text:c="3"/>116793.16</text:p>
          </table:table-cell>
          <table:table-cell table:number-columns-repeated="2"/>
          <table:table-cell office:value-type="string" calcext:value-type="string">
            <text:p><text:s text:c="8"/>16384 <text:s text:c="8"/>1000 <text:s text:c="7"/>38.12 <text:s text:c="7"/>38.12 <text:s text:c="7"/>38.12 <text:s text:c="5"/>1639.52</text:p>
          </table:table-cell>
          <table:table-cell table:number-columns-repeated="2"/>
          <table:table-cell office:value-type="string" calcext:value-type="string">
            <text:p><text:s text:c="6"/>4194304 <text:s text:c="10"/>10 <text:s text:c="4"/>15221.00 <text:s text:c="4"/>15289.00 <text:s text:c="4"/>15255.0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8"/>32768 <text:s text:c="8"/>1000 <text:s text:c="7"/>51.65 <text:s text:c="7"/>51.70 <text:s text:c="7"/>51.68 <text:s text:c="5"/>2417.7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#----------------------------------------------------------------</text:p>
          </table:table-cell>
          <table:table-cell table:number-columns-repeated="2"/>
          <table:table-cell office:value-type="string" calcext:value-type="string">
            <text:p><text:s text:c="8"/>65536 <text:s text:c="9"/>640 <text:s text:c="7"/>70.67 <text:s text:c="7"/>70.68 <text:s text:c="7"/>70.68 <text:s text:c="5"/>3537.24</text:p>
          </table:table-cell>
          <table:table-cell table:number-columns-repeated="2"/>
          <table:table-cell office:value-type="string" calcext:value-type="string">
            <text:p>#---------------------------------------------------------------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Benchmarking Allgather </text:p>
          </table:table-cell>
          <table:table-cell table:number-columns-repeated="2"/>
          <table:table-cell office:value-type="string" calcext:value-type="string">
            <text:p><text:s text:c="7"/>131072 <text:s text:c="9"/>320 <text:s text:c="6"/>125.93 <text:s text:c="6"/>125.94 <text:s text:c="6"/>125.93 <text:s text:c="5"/>3970.23</text:p>
          </table:table-cell>
          <table:table-cell table:number-columns-repeated="2"/>
          <table:table-cell office:value-type="string" calcext:value-type="string">
            <text:p># Benchmarking Allgather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#processes = 2 </text:p>
          </table:table-cell>
          <table:table-cell table:number-columns-repeated="2"/>
          <table:table-cell office:value-type="string" calcext:value-type="string">
            <text:p><text:s text:c="7"/>262144 <text:s text:c="9"/>160 <text:s text:c="6"/>323.69 <text:s text:c="6"/>324.07 <text:s text:c="6"/>323.94 <text:s text:c="5"/>3085.76</text:p>
          </table:table-cell>
          <table:table-cell table:number-columns-repeated="2"/>
          <table:table-cell office:value-type="string" calcext:value-type="string">
            <text:p># #processes = 2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----------------------------------------------------------------</text:p>
          </table:table-cell>
          <table:table-cell table:number-columns-repeated="2"/>
          <table:table-cell office:value-type="string" calcext:value-type="string">
            <text:p><text:s text:c="7"/>524288 <text:s text:c="10"/>80 <text:s text:c="6"/>600.61 <text:s text:c="6"/>606.41 <text:s text:c="6"/>603.73 <text:s text:c="5"/>3298.09</text:p>
          </table:table-cell>
          <table:table-cell table:number-columns-repeated="2"/>
          <table:table-cell office:value-type="string" calcext:value-type="string">
            <text:p>#---------------------------------------------------------------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7"/>#bytes #repetitions <text:s/>t_min[usec] <text:s/>t_max[usec] <text:s/>t_avg[usec]</text:p>
          </table:table-cell>
          <table:table-cell table:number-columns-repeated="2"/>
          <table:table-cell office:value-type="string" calcext:value-type="string">
            <text:p><text:s text:c="6"/>1048576 <text:s text:c="10"/>40 <text:s text:c="6"/>845.70 <text:s text:c="6"/>848.00 <text:s text:c="6"/>846.90 <text:s text:c="5"/>4716.97</text:p>
          </table:table-cell>
          <table:table-cell table:number-columns-repeated="2"/>
          <table:table-cell office:value-type="string" calcext:value-type="string">
            <text:p><text:s text:c="7"/>#bytes #repetitions <text:s/>t_min[usec] <text:s/>t_max[usec] <text:s/>t_avg[usec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2"/>0 <text:s text:c="8"/>1000 <text:s text:c="8"/>0.03 <text:s text:c="8"/>0.03 <text:s text:c="8"/>0.03</text:p>
          </table:table-cell>
          <table:table-cell table:number-columns-repeated="2"/>
          <table:table-cell office:value-type="string" calcext:value-type="string">
            <text:p><text:s text:c="6"/>2097152 <text:s text:c="10"/>20 <text:s text:c="5"/>1586.70 <text:s text:c="5"/>1587.00 <text:s text:c="5"/>1586.86 <text:s text:c="5"/>5040.97</text:p>
          </table:table-cell>
          <table:table-cell table:number-columns-repeated="2"/>
          <table:table-cell office:value-type="string" calcext:value-type="string">
            <text:p><text:s text:c="12"/>0 <text:s text:c="8"/>1000 <text:s text:c="8"/>0.02 <text:s text:c="8"/>0.03 <text:s text:c="8"/>0.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2"/>1 <text:s text:c="8"/>1000 <text:s text:c="6"/>112.75 <text:s text:c="6"/>112.77 <text:s text:c="6"/>112.76</text:p>
          </table:table-cell>
          <table:table-cell table:number-columns-repeated="2"/>
          <table:table-cell office:value-type="string" calcext:value-type="string">
            <text:p><text:s text:c="6"/>4194304 <text:s text:c="10"/>10 <text:s text:c="5"/>4506.99 <text:s text:c="5"/>4544.21 <text:s text:c="5"/>4530.13 <text:s text:c="5"/>3520.96</text:p>
          </table:table-cell>
          <table:table-cell table:number-columns-repeated="2"/>
          <table:table-cell office:value-type="string" calcext:value-type="string">
            <text:p><text:s text:c="12"/>1 <text:s text:c="8"/>1000 <text:s text:c="7"/>45.24 <text:s text:c="7"/>45.27 <text:s text:c="7"/>45.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2"/>2 <text:s text:c="8"/>1000 <text:s text:c="6"/>114.33 <text:s text:c="6"/>114.45 <text:s text:c="6"/>114.39</text:p>
          </table:table-cell>
          <table:table-cell table:number-columns-repeated="5"/>
          <table:table-cell office:value-type="string" calcext:value-type="string">
            <text:p><text:s text:c="12"/>2 <text:s text:c="8"/>1000 <text:s text:c="7"/>45.26 <text:s text:c="7"/>45.28 <text:s text:c="7"/>45.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2"/>4 <text:s text:c="8"/>1000 <text:s text:c="6"/>113.29 <text:s text:c="6"/>113.30 <text:s text:c="6"/>113.29</text:p>
          </table:table-cell>
          <table:table-cell table:number-columns-repeated="2"/>
          <table:table-cell office:value-type="string" calcext:value-type="string">
            <text:p>#-----------------------------------------------------------------------------</text:p>
          </table:table-cell>
          <table:table-cell table:number-columns-repeated="2"/>
          <table:table-cell office:value-type="string" calcext:value-type="string">
            <text:p><text:s text:c="12"/>4 <text:s text:c="8"/>1000 <text:s text:c="7"/>45.75 <text:s text:c="7"/>45.78 <text:s text:c="7"/>45.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2"/>8 <text:s text:c="8"/>1000 <text:s text:c="6"/>113.28 <text:s text:c="6"/>113.37 <text:s text:c="6"/>113.33</text:p>
          </table:table-cell>
          <table:table-cell table:number-columns-repeated="2"/>
          <table:table-cell office:value-type="string" calcext:value-type="string">
            <text:p># Benchmarking Exchange </text:p>
          </table:table-cell>
          <table:table-cell table:number-columns-repeated="2"/>
          <table:table-cell office:value-type="string" calcext:value-type="string">
            <text:p><text:s text:c="12"/>8 <text:s text:c="8"/>1000 <text:s text:c="7"/>45.89 <text:s text:c="7"/>45.89 <text:s text:c="7"/>45.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1"/>16 <text:s text:c="8"/>1000 <text:s text:c="6"/>113.01 <text:s text:c="6"/>113.04 <text:s text:c="6"/>113.03</text:p>
          </table:table-cell>
          <table:table-cell table:number-columns-repeated="2"/>
          <table:table-cell office:value-type="string" calcext:value-type="string">
            <text:p># #processes = 5 </text:p>
          </table:table-cell>
          <table:table-cell table:number-columns-repeated="2"/>
          <table:table-cell office:value-type="string" calcext:value-type="string">
            <text:p><text:s text:c="11"/>16 <text:s text:c="8"/>1000 <text:s text:c="7"/>46.77 <text:s text:c="7"/>46.78 <text:s text:c="7"/>46.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1"/>32 <text:s text:c="8"/>1000 <text:s text:c="6"/>119.06 <text:s text:c="6"/>119.09 <text:s text:c="6"/>119.08</text:p>
          </table:table-cell>
          <table:table-cell table:number-columns-repeated="2"/>
          <table:table-cell office:value-type="string" calcext:value-type="string">
            <text:p>#-----------------------------------------------------------------------------</text:p>
          </table:table-cell>
          <table:table-cell table:number-columns-repeated="2"/>
          <table:table-cell office:value-type="string" calcext:value-type="string">
            <text:p><text:s text:c="11"/>32 <text:s text:c="8"/>1000 <text:s text:c="7"/>46.81 <text:s text:c="7"/>46.83 <text:s text:c="7"/>46.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1"/>64 <text:s text:c="8"/>1000 <text:s text:c="6"/>121.50 <text:s text:c="6"/>121.50 <text:s text:c="6"/>121.50</text:p>
          </table:table-cell>
          <table:table-cell table:number-columns-repeated="2"/>
          <table:table-cell office:value-type="string" calcext:value-type="string">
            <text:p><text:s text:c="7"/>#bytes #repetitions <text:s/>t_min[usec] <text:s/>t_max[usec] <text:s/>t_avg[usec] <text:s text:c="2"/>Mbytes/sec</text:p>
          </table:table-cell>
          <table:table-cell table:number-columns-repeated="2"/>
          <table:table-cell office:value-type="string" calcext:value-type="string">
            <text:p><text:s text:c="11"/>64 <text:s text:c="8"/>1000 <text:s text:c="7"/>47.31 <text:s text:c="7"/>47.35 <text:s text:c="7"/>47.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0"/>128 <text:s text:c="8"/>1000 <text:s text:c="6"/>121.27 <text:s text:c="6"/>121.31 <text:s text:c="6"/>121.29</text:p>
          </table:table-cell>
          <table:table-cell table:number-columns-repeated="2"/>
          <table:table-cell office:value-type="string" calcext:value-type="string">
            <text:p><text:s text:c="12"/>0 <text:s text:c="8"/>1000 <text:s text:c="8"/>3.47 <text:s text:c="8"/>3.48 <text:s text:c="8"/>3.48 <text:s text:c="8"/>0.00</text:p>
          </table:table-cell>
          <table:table-cell table:number-columns-repeated="2"/>
          <table:table-cell office:value-type="string" calcext:value-type="string">
            <text:p><text:s text:c="10"/>128 <text:s text:c="8"/>1000 <text:s text:c="7"/>50.49 <text:s text:c="7"/>50.49 <text:s text:c="7"/>50.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0"/>256 <text:s text:c="8"/>1000 <text:s text:c="6"/>117.93 <text:s text:c="6"/>118.02 <text:s text:c="6"/>117.98</text:p>
          </table:table-cell>
          <table:table-cell table:number-columns-repeated="2"/>
          <table:table-cell office:value-type="string" calcext:value-type="string">
            <text:p><text:s text:c="12"/>1 <text:s text:c="8"/>1000 <text:s text:c="8"/>3.68 <text:s text:c="8"/>3.69 <text:s text:c="8"/>3.68 <text:s text:c="8"/>1.03</text:p>
          </table:table-cell>
          <table:table-cell table:number-columns-repeated="2"/>
          <table:table-cell office:value-type="string" calcext:value-type="string">
            <text:p><text:s text:c="10"/>256 <text:s text:c="8"/>1000 <text:s text:c="7"/>52.43 <text:s text:c="7"/>52.46 <text:s text:c="7"/>52.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0"/>512 <text:s text:c="8"/>1000 <text:s text:c="6"/>121.03 <text:s text:c="6"/>121.04 <text:s text:c="6"/>121.03</text:p>
          </table:table-cell>
          <table:table-cell table:number-columns-repeated="2"/>
          <table:table-cell office:value-type="string" calcext:value-type="string">
            <text:p><text:s text:c="12"/>2 <text:s text:c="8"/>1000 <text:s text:c="8"/>7.65 <text:s text:c="8"/>7.65 <text:s text:c="8"/>7.65 <text:s text:c="8"/>1.00</text:p>
          </table:table-cell>
          <table:table-cell table:number-columns-repeated="2"/>
          <table:table-cell office:value-type="string" calcext:value-type="string">
            <text:p><text:s text:c="10"/>512 <text:s text:c="8"/>1000 <text:s text:c="7"/>53.75 <text:s text:c="7"/>53.75 <text:s text:c="7"/>53.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9"/>1024 <text:s text:c="8"/>1000 <text:s text:c="6"/>137.17 <text:s text:c="6"/>137.23 <text:s text:c="6"/>137.20</text:p>
          </table:table-cell>
          <table:table-cell table:number-columns-repeated="2"/>
          <table:table-cell office:value-type="string" calcext:value-type="string">
            <text:p><text:s text:c="12"/>4 <text:s text:c="8"/>1000 <text:s text:c="8"/>3.82 <text:s text:c="8"/>3.84 <text:s text:c="8"/>3.83 <text:s text:c="8"/>3.97</text:p>
          </table:table-cell>
          <table:table-cell table:number-columns-repeated="2"/>
          <table:table-cell office:value-type="string" calcext:value-type="string">
            <text:p><text:s text:c="9"/>1024 <text:s text:c="8"/>1000 <text:s text:c="7"/>61.50 <text:s text:c="7"/>61.57 <text:s text:c="7"/>61.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9"/>2048 <text:s text:c="8"/>1000 <text:s text:c="6"/>276.00 <text:s text:c="6"/>276.27 <text:s text:c="6"/>276.13</text:p>
          </table:table-cell>
          <table:table-cell table:number-columns-repeated="2"/>
          <table:table-cell office:value-type="string" calcext:value-type="string">
            <text:p><text:s text:c="12"/>8 <text:s text:c="8"/>1000 <text:s text:c="8"/>3.67 <text:s text:c="8"/>3.68 <text:s text:c="8"/>3.67 <text:s text:c="8"/>8.29</text:p>
          </table:table-cell>
          <table:table-cell table:number-columns-repeated="2"/>
          <table:table-cell office:value-type="string" calcext:value-type="string">
            <text:p><text:s text:c="9"/>2048 <text:s text:c="8"/>1000 <text:s text:c="7"/>78.59 <text:s text:c="7"/>78.60 <text:s text:c="7"/>78.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9"/>4096 <text:s text:c="8"/>1000 <text:s text:c="6"/>369.82 <text:s text:c="6"/>370.18 <text:s text:c="6"/>370.00</text:p>
          </table:table-cell>
          <table:table-cell table:number-columns-repeated="2"/>
          <table:table-cell office:value-type="string" calcext:value-type="string">
            <text:p><text:s text:c="11"/>16 <text:s text:c="8"/>1000 <text:s text:c="8"/>4.65 <text:s text:c="8"/>4.68 <text:s text:c="8"/>4.67 <text:s text:c="7"/>13.05</text:p>
          </table:table-cell>
          <table:table-cell table:number-columns-repeated="2"/>
          <table:table-cell office:value-type="string" calcext:value-type="string">
            <text:p><text:s text:c="9"/>4096 <text:s text:c="8"/>1000 <text:s text:c="7"/>85.06 <text:s text:c="7"/>85.10 <text:s text:c="7"/>85.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9"/>8192 <text:s text:c="8"/>1000 <text:s text:c="6"/>467.84 <text:s text:c="6"/>467.96 <text:s text:c="6"/>467.90</text:p>
          </table:table-cell>
          <table:table-cell table:number-columns-repeated="2"/>
          <table:table-cell office:value-type="string" calcext:value-type="string">
            <text:p><text:s text:c="11"/>32 <text:s text:c="8"/>1000 <text:s text:c="8"/>4.38 <text:s text:c="8"/>4.42 <text:s text:c="8"/>4.40 <text:s text:c="7"/>27.64</text:p>
          </table:table-cell>
          <table:table-cell table:number-columns-repeated="2"/>
          <table:table-cell office:value-type="string" calcext:value-type="string">
            <text:p><text:s text:c="9"/>8192 <text:s text:c="8"/>1000 <text:s text:c="6"/>103.65 <text:s text:c="6"/>103.67 <text:s text:c="6"/>103.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16384 <text:s text:c="8"/>1000 <text:s text:c="6"/>748.07 <text:s text:c="6"/>748.30 <text:s text:c="6"/>748.19</text:p>
          </table:table-cell>
          <table:table-cell table:number-columns-repeated="2"/>
          <table:table-cell office:value-type="string" calcext:value-type="string">
            <text:p><text:s text:c="11"/>64 <text:s text:c="8"/>1000 <text:s text:c="8"/>4.27 <text:s text:c="8"/>4.27 <text:s text:c="8"/>4.27 <text:s text:c="7"/>57.15</text:p>
          </table:table-cell>
          <table:table-cell table:number-columns-repeated="2"/>
          <table:table-cell office:value-type="string" calcext:value-type="string">
            <text:p><text:s text:c="8"/>16384 <text:s text:c="8"/>1000 <text:s text:c="6"/>217.17 <text:s text:c="6"/>217.31 <text:s text:c="6"/>217.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32768 <text:s text:c="8"/>1000 <text:s text:c="5"/>1058.98 <text:s text:c="5"/>1059.21 <text:s text:c="5"/>1059.10</text:p>
          </table:table-cell>
          <table:table-cell table:number-columns-repeated="2"/>
          <table:table-cell office:value-type="string" calcext:value-type="string">
            <text:p><text:s text:c="10"/>128 <text:s text:c="8"/>1000 <text:s text:c="8"/>7.88 <text:s text:c="8"/>7.92 <text:s text:c="8"/>7.90 <text:s text:c="7"/>61.69</text:p>
          </table:table-cell>
          <table:table-cell table:number-columns-repeated="2"/>
          <table:table-cell office:value-type="string" calcext:value-type="string">
            <text:p><text:s text:c="8"/>32768 <text:s text:c="8"/>1000 <text:s text:c="6"/>320.58 <text:s text:c="6"/>320.64 <text:s text:c="6"/>320.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65536 <text:s text:c="9"/>640 <text:s text:c="5"/>3159.23 <text:s text:c="5"/>3159.59 <text:s text:c="5"/>3159.41</text:p>
          </table:table-cell>
          <table:table-cell table:number-columns-repeated="2"/>
          <table:table-cell office:value-type="string" calcext:value-type="string">
            <text:p><text:s text:c="10"/>256 <text:s text:c="8"/>1000 <text:s text:c="8"/>5.71 <text:s text:c="8"/>5.72 <text:s text:c="8"/>5.71 <text:s text:c="6"/>170.82</text:p>
          </table:table-cell>
          <table:table-cell table:number-columns-repeated="2"/>
          <table:table-cell office:value-type="string" calcext:value-type="string">
            <text:p><text:s text:c="8"/>65536 <text:s text:c="9"/>640 <text:s text:c="5"/>1159.24 <text:s text:c="5"/>1160.03 <text:s text:c="5"/>1159.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7"/>131072 <text:s text:c="9"/>320 <text:s text:c="5"/>6096.02 <text:s text:c="5"/>6096.47 <text:s text:c="5"/>6096.25</text:p>
          </table:table-cell>
          <table:table-cell table:number-columns-repeated="2"/>
          <table:table-cell office:value-type="string" calcext:value-type="string">
            <text:p><text:s text:c="10"/>512 <text:s text:c="8"/>1000 <text:s text:c="8"/>7.75 <text:s text:c="8"/>7.76 <text:s text:c="8"/>7.76 <text:s text:c="6"/>251.60</text:p>
          </table:table-cell>
          <table:table-cell table:number-columns-repeated="2"/>
          <table:table-cell office:value-type="string" calcext:value-type="string">
            <text:p><text:s text:c="7"/>131072 <text:s text:c="9"/>320 <text:s text:c="5"/>1709.93 <text:s text:c="5"/>1712.31 <text:s text:c="5"/>1711.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7"/>262144 <text:s text:c="9"/>160 <text:s text:c="4"/>11084.74 <text:s text:c="4"/>11085.89 <text:s text:c="4"/>11085.32</text:p>
          </table:table-cell>
          <table:table-cell table:number-columns-repeated="2"/>
          <table:table-cell office:value-type="string" calcext:value-type="string">
            <text:p><text:s text:c="9"/>1024 <text:s text:c="8"/>1000 <text:s text:c="8"/>6.53 <text:s text:c="8"/>6.53 <text:s text:c="8"/>6.53 <text:s text:c="6"/>598.11</text:p>
          </table:table-cell>
          <table:table-cell table:number-columns-repeated="2"/>
          <table:table-cell office:value-type="string" calcext:value-type="string">
            <text:p><text:s text:c="7"/>262144 <text:s text:c="9"/>160 <text:s text:c="5"/>2883.01 <text:s text:c="5"/>2890.39 <text:s text:c="5"/>2886.7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7"/>524288 <text:s text:c="10"/>80 <text:s text:c="4"/>42345.45 <text:s text:c="4"/>42390.85 <text:s text:c="4"/>42368.15</text:p>
          </table:table-cell>
          <table:table-cell table:number-columns-repeated="2"/>
          <table:table-cell office:value-type="string" calcext:value-type="string">
            <text:p><text:s text:c="9"/>2048 <text:s text:c="8"/>1000 <text:s text:c="8"/>8.05 <text:s text:c="8"/>8.06 <text:s text:c="8"/>8.06 <text:s text:c="6"/>969.55</text:p>
          </table:table-cell>
          <table:table-cell table:number-columns-repeated="2"/>
          <table:table-cell office:value-type="string" calcext:value-type="string">
            <text:p><text:s text:c="7"/>524288 <text:s text:c="10"/>80 <text:s text:c="5"/>5195.75 <text:s text:c="5"/>5209.73 <text:s text:c="5"/>5202.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6"/>1048576 <text:s text:c="10"/>40 <text:s text:c="4"/>81297.65 <text:s text:c="4"/>81377.02 <text:s text:c="4"/>81337.34</text:p>
          </table:table-cell>
          <table:table-cell table:number-columns-repeated="2"/>
          <table:table-cell office:value-type="string" calcext:value-type="string">
            <text:p><text:s text:c="9"/>4096 <text:s text:c="8"/>1000 <text:s text:c="7"/>10.23 <text:s text:c="7"/>10.23 <text:s text:c="7"/>10.23 <text:s text:c="5"/>1527.50</text:p>
          </table:table-cell>
          <table:table-cell table:number-columns-repeated="2"/>
          <table:table-cell office:value-type="string" calcext:value-type="string">
            <text:p><text:s text:c="6"/>1048576 <text:s text:c="10"/>40 <text:s text:c="5"/>9792.65 <text:s text:c="5"/>9838.23 <text:s text:c="5"/>9815.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6"/>2097152 <text:s text:c="10"/>20 <text:s text:c="3"/>112424.85 <text:s text:c="3"/>112433.60 <text:s text:c="3"/>112429.23</text:p>
          </table:table-cell>
          <table:table-cell table:number-columns-repeated="2"/>
          <table:table-cell office:value-type="string" calcext:value-type="string">
            <text:p><text:s text:c="9"/>8192 <text:s text:c="8"/>1000 <text:s text:c="7"/>14.69 <text:s text:c="7"/>14.70 <text:s text:c="7"/>14.69 <text:s text:c="5"/>2126.55</text:p>
          </table:table-cell>
          <table:table-cell table:number-columns-repeated="2"/>
          <table:table-cell office:value-type="string" calcext:value-type="string">
            <text:p><text:s text:c="6"/>2097152 <text:s text:c="10"/>20 <text:s text:c="4"/>18557.00 <text:s text:c="4"/>18647.25 <text:s text:c="4"/>18602.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6"/>4194304 <text:s text:c="10"/>10 <text:s text:c="3"/>181026.20 <text:s text:c="3"/>181055.90 <text:s text:c="3"/>181041.05</text:p>
          </table:table-cell>
          <table:table-cell table:number-columns-repeated="2"/>
          <table:table-cell office:value-type="string" calcext:value-type="string">
            <text:p><text:s text:c="8"/>16384 <text:s text:c="8"/>1000 <text:s text:c="7"/>27.96 <text:s text:c="7"/>27.97 <text:s text:c="7"/>27.97 <text:s text:c="5"/>2234.30</text:p>
          </table:table-cell>
          <table:table-cell table:number-columns-repeated="2"/>
          <table:table-cell office:value-type="string" calcext:value-type="string">
            <text:p><text:s text:c="6"/>4194304 <text:s text:c="10"/>10 <text:s text:c="4"/>37289.69 <text:s text:c="4"/>37485.22 <text:s text:c="4"/>37387.4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8"/>32768 <text:s text:c="8"/>1000 <text:s text:c="7"/>60.82 <text:s text:c="7"/>60.84 <text:s text:c="7"/>60.83 <text:s text:c="5"/>2054.6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#----------------------------------------------------------------</text:p>
          </table:table-cell>
          <table:table-cell table:number-columns-repeated="2"/>
          <table:table-cell office:value-type="string" calcext:value-type="string">
            <text:p><text:s text:c="8"/>65536 <text:s text:c="9"/>640 <text:s text:c="7"/>98.94 <text:s text:c="7"/>98.97 <text:s text:c="7"/>98.95 <text:s text:c="5"/>2525.97</text:p>
          </table:table-cell>
          <table:table-cell table:number-columns-repeated="2"/>
          <table:table-cell office:value-type="string" calcext:value-type="string">
            <text:p>#---------------------------------------------------------------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Benchmarking Allgatherv </text:p>
          </table:table-cell>
          <table:table-cell table:number-columns-repeated="2"/>
          <table:table-cell office:value-type="string" calcext:value-type="string">
            <text:p><text:s text:c="7"/>131072 <text:s text:c="9"/>320 <text:s text:c="6"/>129.55 <text:s text:c="6"/>129.57 <text:s text:c="6"/>129.56 <text:s text:c="5"/>3858.78</text:p>
          </table:table-cell>
          <table:table-cell table:number-columns-repeated="2"/>
          <table:table-cell office:value-type="string" calcext:value-type="string">
            <text:p># Benchmarking Allgatherv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#processes = 2 </text:p>
          </table:table-cell>
          <table:table-cell table:number-columns-repeated="2"/>
          <table:table-cell office:value-type="string" calcext:value-type="string">
            <text:p><text:s text:c="7"/>262144 <text:s text:c="9"/>160 <text:s text:c="6"/>242.88 <text:s text:c="6"/>242.92 <text:s text:c="6"/>242.91 <text:s text:c="5"/>4116.50</text:p>
          </table:table-cell>
          <table:table-cell table:number-columns-repeated="2"/>
          <table:table-cell office:value-type="string" calcext:value-type="string">
            <text:p># #processes = 2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----------------------------------------------------------------</text:p>
          </table:table-cell>
          <table:table-cell table:number-columns-repeated="2"/>
          <table:table-cell office:value-type="string" calcext:value-type="string">
            <text:p><text:s text:c="7"/>524288 <text:s text:c="10"/>80 <text:s text:c="6"/>476.75 <text:s text:c="6"/>477.51 <text:s text:c="6"/>477.16 <text:s text:c="5"/>4188.36</text:p>
          </table:table-cell>
          <table:table-cell table:number-columns-repeated="2"/>
          <table:table-cell office:value-type="string" calcext:value-type="string">
            <text:p>#---------------------------------------------------------------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7"/>#bytes #repetitions <text:s/>t_min[usec] <text:s/>t_max[usec] <text:s/>t_avg[usec]</text:p>
          </table:table-cell>
          <table:table-cell table:number-columns-repeated="2"/>
          <table:table-cell office:value-type="string" calcext:value-type="string">
            <text:p><text:s text:c="6"/>1048576 <text:s text:c="10"/>40 <text:s text:c="5"/>1343.57 <text:s text:c="5"/>1346.52 <text:s text:c="5"/>1345.28 <text:s text:c="5"/>2970.61</text:p>
          </table:table-cell>
          <table:table-cell table:number-columns-repeated="2"/>
          <table:table-cell office:value-type="string" calcext:value-type="string">
            <text:p><text:s text:c="7"/>#bytes #repetitions <text:s/>t_min[usec] <text:s/>t_max[usec] <text:s/>t_avg[usec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2"/>0 <text:s text:c="8"/>1000 <text:s text:c="8"/>0.03 <text:s text:c="8"/>0.03 <text:s text:c="8"/>0.03</text:p>
          </table:table-cell>
          <table:table-cell table:number-columns-repeated="2"/>
          <table:table-cell office:value-type="string" calcext:value-type="string">
            <text:p><text:s text:c="6"/>2097152 <text:s text:c="10"/>20 <text:s text:c="5"/>2173.26 <text:s text:c="5"/>2227.31 <text:s text:c="5"/>2200.42 <text:s text:c="5"/>3591.78</text:p>
          </table:table-cell>
          <table:table-cell table:number-columns-repeated="2"/>
          <table:table-cell office:value-type="string" calcext:value-type="string">
            <text:p><text:s text:c="12"/>0 <text:s text:c="8"/>1000 <text:s text:c="8"/>0.02 <text:s text:c="8"/>0.04 <text:s text:c="8"/>0.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2"/>1 <text:s text:c="8"/>1000 <text:s text:c="6"/>116.75 <text:s text:c="6"/>116.81 <text:s text:c="6"/>116.78</text:p>
          </table:table-cell>
          <table:table-cell table:number-columns-repeated="2"/>
          <table:table-cell office:value-type="string" calcext:value-type="string">
            <text:p><text:s text:c="6"/>4194304 <text:s text:c="10"/>10 <text:s text:c="5"/>3475.90 <text:s text:c="5"/>3482.01 <text:s text:c="5"/>3479.37 <text:s text:c="5"/>4595.05</text:p>
          </table:table-cell>
          <table:table-cell table:number-columns-repeated="2"/>
          <table:table-cell office:value-type="string" calcext:value-type="string">
            <text:p><text:s text:c="12"/>1 <text:s text:c="8"/>1000 <text:s text:c="7"/>73.97 <text:s text:c="7"/>73.99 <text:s text:c="7"/>73.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2"/>2 <text:s text:c="8"/>1000 <text:s text:c="6"/>102.43 <text:s text:c="6"/>102.45 <text:s text:c="6"/>102.44</text:p>
          </table:table-cell>
          <table:table-cell table:number-columns-repeated="5"/>
          <table:table-cell office:value-type="string" calcext:value-type="string">
            <text:p><text:s text:c="12"/>2 <text:s text:c="8"/>1000 <text:s text:c="7"/>73.97 <text:s text:c="7"/>73.97 <text:s text:c="7"/>73.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2"/>4 <text:s text:c="8"/>1000 <text:s text:c="6"/>104.33 <text:s text:c="6"/>104.33 <text:s text:c="6"/>104.33</text:p>
          </table:table-cell>
          <table:table-cell table:number-columns-repeated="2"/>
          <table:table-cell office:value-type="string" calcext:value-type="string">
            <text:p>#----------------------------------------------------------------</text:p>
          </table:table-cell>
          <table:table-cell table:number-columns-repeated="2"/>
          <table:table-cell office:value-type="string" calcext:value-type="string">
            <text:p><text:s text:c="12"/>4 <text:s text:c="8"/>1000 <text:s text:c="7"/>73.78 <text:s text:c="7"/>73.79 <text:s text:c="7"/>73.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2"/>8 <text:s text:c="8"/>1000 <text:s text:c="6"/>100.99 <text:s text:c="6"/>101.01 <text:s text:c="6"/>101.00</text:p>
          </table:table-cell>
          <table:table-cell table:number-columns-repeated="2"/>
          <table:table-cell office:value-type="string" calcext:value-type="string">
            <text:p># Benchmarking Allreduce </text:p>
          </table:table-cell>
          <table:table-cell table:number-columns-repeated="2"/>
          <table:table-cell office:value-type="string" calcext:value-type="string">
            <text:p><text:s text:c="12"/>8 <text:s text:c="8"/>1000 <text:s text:c="7"/>73.97 <text:s text:c="7"/>73.97 <text:s text:c="7"/>73.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1"/>16 <text:s text:c="8"/>1000 <text:s text:c="6"/>104.43 <text:s text:c="6"/>104.57 <text:s text:c="6"/>104.50</text:p>
          </table:table-cell>
          <table:table-cell table:number-columns-repeated="2"/>
          <table:table-cell office:value-type="string" calcext:value-type="string">
            <text:p># #processes = 2 </text:p>
          </table:table-cell>
          <table:table-cell table:number-columns-repeated="2"/>
          <table:table-cell office:value-type="string" calcext:value-type="string">
            <text:p><text:s text:c="11"/>16 <text:s text:c="8"/>1000 <text:s text:c="7"/>74.33 <text:s text:c="7"/>74.34 <text:s text:c="7"/>74.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1"/>32 <text:s text:c="8"/>1000 <text:s text:c="6"/>105.60 <text:s text:c="6"/>105.62 <text:s text:c="6"/>105.61</text:p>
          </table:table-cell>
          <table:table-cell table:number-columns-repeated="2"/>
          <table:table-cell office:value-type="string" calcext:value-type="string">
            <text:p># ( 3 additional processes waiting in MPI_Barrier)</text:p>
          </table:table-cell>
          <table:table-cell table:number-columns-repeated="2"/>
          <table:table-cell office:value-type="string" calcext:value-type="string">
            <text:p><text:s text:c="11"/>32 <text:s text:c="8"/>1000 <text:s text:c="7"/>74.64 <text:s text:c="7"/>74.64 <text:s text:c="7"/>74.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1"/>64 <text:s text:c="8"/>1000 <text:s text:c="6"/>118.27 <text:s text:c="6"/>118.33 <text:s text:c="6"/>118.30</text:p>
          </table:table-cell>
          <table:table-cell table:number-columns-repeated="2"/>
          <table:table-cell office:value-type="string" calcext:value-type="string">
            <text:p>#----------------------------------------------------------------</text:p>
          </table:table-cell>
          <table:table-cell table:number-columns-repeated="2"/>
          <table:table-cell office:value-type="string" calcext:value-type="string">
            <text:p><text:s text:c="11"/>64 <text:s text:c="8"/>1000 <text:s text:c="7"/>74.96 <text:s text:c="7"/>74.96 <text:s text:c="7"/>74.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0"/>128 <text:s text:c="8"/>1000 <text:s text:c="6"/>120.24 <text:s text:c="6"/>120.27 <text:s text:c="6"/>120.26</text:p>
          </table:table-cell>
          <table:table-cell table:number-columns-repeated="2"/>
          <table:table-cell office:value-type="string" calcext:value-type="string">
            <text:p><text:s text:c="7"/>#bytes #repetitions <text:s/>t_min[usec] <text:s/>t_max[usec] <text:s/>t_avg[usec]</text:p>
          </table:table-cell>
          <table:table-cell table:number-columns-repeated="2"/>
          <table:table-cell office:value-type="string" calcext:value-type="string">
            <text:p><text:s text:c="10"/>128 <text:s text:c="8"/>1000 <text:s text:c="7"/>75.38 <text:s text:c="7"/>75.38 <text:s text:c="7"/>75.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0"/>256 <text:s text:c="8"/>1000 <text:s text:c="6"/>130.89 <text:s text:c="6"/>130.97 <text:s text:c="6"/>130.93</text:p>
          </table:table-cell>
          <table:table-cell table:number-columns-repeated="2"/>
          <table:table-cell office:value-type="string" calcext:value-type="string">
            <text:p><text:s text:c="12"/>0 <text:s text:c="8"/>1000 <text:s text:c="8"/>0.03 <text:s text:c="8"/>0.04 <text:s text:c="8"/>0.03</text:p>
          </table:table-cell>
          <table:table-cell table:number-columns-repeated="2"/>
          <table:table-cell office:value-type="string" calcext:value-type="string">
            <text:p><text:s text:c="10"/>256 <text:s text:c="8"/>1000 <text:s text:c="7"/>75.88 <text:s text:c="7"/>75.88 <text:s text:c="7"/>75.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0"/>512 <text:s text:c="8"/>1000 <text:s text:c="6"/>139.31 <text:s text:c="6"/>139.31 <text:s text:c="6"/>139.31</text:p>
          </table:table-cell>
          <table:table-cell table:number-columns-repeated="2"/>
          <table:table-cell office:value-type="string" calcext:value-type="string">
            <text:p><text:s text:c="12"/>4 <text:s text:c="8"/>1000 <text:s text:c="8"/>2.44 <text:s text:c="8"/>2.44 <text:s text:c="8"/>2.44</text:p>
          </table:table-cell>
          <table:table-cell table:number-columns-repeated="2"/>
          <table:table-cell office:value-type="string" calcext:value-type="string">
            <text:p><text:s text:c="10"/>512 <text:s text:c="8"/>1000 <text:s text:c="7"/>78.66 <text:s text:c="7"/>78.67 <text:s text:c="7"/>78.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9"/>1024 <text:s text:c="8"/>1000 <text:s text:c="6"/>153.27 <text:s text:c="6"/>153.33 <text:s text:c="6"/>153.30</text:p>
          </table:table-cell>
          <table:table-cell table:number-columns-repeated="2"/>
          <table:table-cell office:value-type="string" calcext:value-type="string">
            <text:p><text:s text:c="12"/>8 <text:s text:c="8"/>1000 <text:s text:c="8"/>2.47 <text:s text:c="8"/>2.47 <text:s text:c="8"/>2.47</text:p>
          </table:table-cell>
          <table:table-cell table:number-columns-repeated="2"/>
          <table:table-cell office:value-type="string" calcext:value-type="string">
            <text:p><text:s text:c="9"/>1024 <text:s text:c="8"/>1000 <text:s text:c="7"/>88.28 <text:s text:c="7"/>88.30 <text:s text:c="7"/>88.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9"/>2048 <text:s text:c="8"/>1000 <text:s text:c="6"/>292.58 <text:s text:c="6"/>292.74 <text:s text:c="6"/>292.66</text:p>
          </table:table-cell>
          <table:table-cell table:number-columns-repeated="2"/>
          <table:table-cell office:value-type="string" calcext:value-type="string">
            <text:p><text:s text:c="11"/>16 <text:s text:c="8"/>1000 <text:s text:c="8"/>2.49 <text:s text:c="8"/>2.49 <text:s text:c="8"/>2.49</text:p>
          </table:table-cell>
          <table:table-cell table:number-columns-repeated="2"/>
          <table:table-cell office:value-type="string" calcext:value-type="string">
            <text:p><text:s text:c="9"/>2048 <text:s text:c="8"/>1000 <text:s text:c="6"/>119.31 <text:s text:c="6"/>119.35 <text:s text:c="6"/>119.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9"/>4096 <text:s text:c="8"/>1000 <text:s text:c="6"/>349.61 <text:s text:c="6"/>349.80 <text:s text:c="6"/>349.71</text:p>
          </table:table-cell>
          <table:table-cell table:number-columns-repeated="2"/>
          <table:table-cell office:value-type="string" calcext:value-type="string">
            <text:p><text:s text:c="11"/>32 <text:s text:c="8"/>1000 <text:s text:c="8"/>2.54 <text:s text:c="8"/>2.55 <text:s text:c="8"/>2.54</text:p>
          </table:table-cell>
          <table:table-cell table:number-columns-repeated="2"/>
          <table:table-cell office:value-type="string" calcext:value-type="string">
            <text:p><text:s text:c="9"/>4096 <text:s text:c="8"/>1000 <text:s text:c="6"/>120.18 <text:s text:c="6"/>120.23 <text:s text:c="6"/>120.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9"/>8192 <text:s text:c="8"/>1000 <text:s text:c="6"/>380.12 <text:s text:c="6"/>380.16 <text:s text:c="6"/>380.14</text:p>
          </table:table-cell>
          <table:table-cell table:number-columns-repeated="2"/>
          <table:table-cell office:value-type="string" calcext:value-type="string">
            <text:p><text:s text:c="11"/>64 <text:s text:c="8"/>1000 <text:s text:c="8"/>2.75 <text:s text:c="8"/>2.75 <text:s text:c="8"/>2.75</text:p>
          </table:table-cell>
          <table:table-cell table:number-columns-repeated="2"/>
          <table:table-cell office:value-type="string" calcext:value-type="string">
            <text:p><text:s text:c="9"/>8192 <text:s text:c="8"/>1000 <text:s text:c="6"/>165.92 <text:s text:c="6"/>166.01 <text:s text:c="6"/>165.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16384 <text:s text:c="8"/>1000 <text:s text:c="6"/>626.45 <text:s text:c="6"/>626.55 <text:s text:c="6"/>626.50</text:p>
          </table:table-cell>
          <table:table-cell table:number-columns-repeated="2"/>
          <table:table-cell office:value-type="string" calcext:value-type="string">
            <text:p><text:s text:c="10"/>128 <text:s text:c="8"/>1000 <text:s text:c="8"/>4.00 <text:s text:c="8"/>4.01 <text:s text:c="8"/>4.01</text:p>
          </table:table-cell>
          <table:table-cell table:number-columns-repeated="2"/>
          <table:table-cell office:value-type="string" calcext:value-type="string">
            <text:p><text:s text:c="8"/>16384 <text:s text:c="8"/>1000 <text:s text:c="6"/>286.52 <text:s text:c="6"/>286.74 <text:s text:c="6"/>286.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32768 <text:s text:c="8"/>1000 <text:s text:c="6"/>945.94 <text:s text:c="6"/>946.12 <text:s text:c="6"/>946.03</text:p>
          </table:table-cell>
          <table:table-cell table:number-columns-repeated="2"/>
          <table:table-cell office:value-type="string" calcext:value-type="string">
            <text:p><text:s text:c="10"/>256 <text:s text:c="8"/>1000 <text:s text:c="8"/>4.27 <text:s text:c="8"/>4.28 <text:s text:c="8"/>4.27</text:p>
          </table:table-cell>
          <table:table-cell table:number-columns-repeated="2"/>
          <table:table-cell office:value-type="string" calcext:value-type="string">
            <text:p><text:s text:c="8"/>32768 <text:s text:c="8"/>1000 <text:s text:c="6"/>456.73 <text:s text:c="6"/>457.11 <text:s text:c="6"/>456.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65536 <text:s text:c="9"/>640 <text:s text:c="5"/>3533.01 <text:s text:c="5"/>3533.32 <text:s text:c="5"/>3533.17</text:p>
          </table:table-cell>
          <table:table-cell table:number-columns-repeated="2"/>
          <table:table-cell office:value-type="string" calcext:value-type="string">
            <text:p><text:s text:c="10"/>512 <text:s text:c="8"/>1000 <text:s text:c="8"/>4.81 <text:s text:c="8"/>4.81 <text:s text:c="8"/>4.81</text:p>
          </table:table-cell>
          <table:table-cell table:number-columns-repeated="2"/>
          <table:table-cell office:value-type="string" calcext:value-type="string">
            <text:p><text:s text:c="8"/>65536 <text:s text:c="9"/>640 <text:s text:c="5"/>1153.41 <text:s text:c="5"/>1154.36 <text:s text:c="5"/>1153.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7"/>131072 <text:s text:c="9"/>320 <text:s text:c="5"/>5883.92 <text:s text:c="5"/>5884.97 <text:s text:c="5"/>5884.44</text:p>
          </table:table-cell>
          <table:table-cell table:number-columns-repeated="2"/>
          <table:table-cell office:value-type="string" calcext:value-type="string">
            <text:p><text:s text:c="9"/>1024 <text:s text:c="8"/>1000 <text:s text:c="8"/>6.02 <text:s text:c="8"/>6.03 <text:s text:c="8"/>6.02</text:p>
          </table:table-cell>
          <table:table-cell table:number-columns-repeated="2"/>
          <table:table-cell office:value-type="string" calcext:value-type="string">
            <text:p><text:s text:c="7"/>131072 <text:s text:c="9"/>320 <text:s text:c="5"/>1709.31 <text:s text:c="5"/>1710.85 <text:s text:c="5"/>1710.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7"/>262144 <text:s text:c="9"/>160 <text:s text:c="4"/>18446.66 <text:s text:c="4"/>19721.83 <text:s text:c="4"/>19084.24</text:p>
          </table:table-cell>
          <table:table-cell table:number-columns-repeated="2"/>
          <table:table-cell office:value-type="string" calcext:value-type="string">
            <text:p><text:s text:c="9"/>2048 <text:s text:c="8"/>1000 <text:s text:c="7"/>10.58 <text:s text:c="7"/>10.58 <text:s text:c="7"/>10.58</text:p>
          </table:table-cell>
          <table:table-cell table:number-columns-repeated="2"/>
          <table:table-cell office:value-type="string" calcext:value-type="string">
            <text:p><text:s text:c="7"/>262144 <text:s text:c="9"/>160 <text:s text:c="5"/>2899.59 <text:s text:c="5"/>2907.06 <text:s text:c="5"/>2903.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7"/>524288 <text:s text:c="10"/>80 <text:s text:c="4"/>28619.30 <text:s text:c="4"/>28649.64 <text:s text:c="4"/>28634.47</text:p>
          </table:table-cell>
          <table:table-cell table:number-columns-repeated="2"/>
          <table:table-cell office:value-type="string" calcext:value-type="string">
            <text:p><text:s text:c="9"/>4096 <text:s text:c="8"/>1000 <text:s text:c="7"/>12.50 <text:s text:c="7"/>12.55 <text:s text:c="7"/>12.53</text:p>
          </table:table-cell>
          <table:table-cell table:number-columns-repeated="2"/>
          <table:table-cell office:value-type="string" calcext:value-type="string">
            <text:p><text:s text:c="7"/>524288 <text:s text:c="10"/>80 <text:s text:c="5"/>5189.79 <text:s text:c="5"/>5206.56 <text:s text:c="5"/>5198.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6"/>1048576 <text:s text:c="10"/>40 <text:s text:c="4"/>57028.00 <text:s text:c="4"/>57030.83 <text:s text:c="4"/>57029.41</text:p>
          </table:table-cell>
          <table:table-cell table:number-columns-repeated="2"/>
          <table:table-cell office:value-type="string" calcext:value-type="string">
            <text:p><text:s text:c="9"/>8192 <text:s text:c="8"/>1000 <text:s text:c="7"/>18.77 <text:s text:c="7"/>18.77 <text:s text:c="7"/>18.77</text:p>
          </table:table-cell>
          <table:table-cell table:number-columns-repeated="2"/>
          <table:table-cell office:value-type="string" calcext:value-type="string">
            <text:p><text:s text:c="6"/>1048576 <text:s text:c="10"/>40 <text:s text:c="5"/>9801.73 <text:s text:c="5"/>9850.73 <text:s text:c="5"/>9826.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6"/>2097152 <text:s text:c="10"/>20 <text:s text:c="3"/>120122.55 <text:s text:c="3"/>120132.20 <text:s text:c="3"/>120127.37</text:p>
          </table:table-cell>
          <table:table-cell table:number-columns-repeated="2"/>
          <table:table-cell office:value-type="string" calcext:value-type="string">
            <text:p><text:s text:c="8"/>16384 <text:s text:c="8"/>1000 <text:s text:c="7"/>29.95 <text:s text:c="7"/>29.96 <text:s text:c="7"/>29.96</text:p>
          </table:table-cell>
          <table:table-cell table:number-columns-repeated="2"/>
          <table:table-cell office:value-type="string" calcext:value-type="string">
            <text:p><text:s text:c="6"/>2097152 <text:s text:c="10"/>20 <text:s text:c="4"/>19006.20 <text:s text:c="4"/>19080.75 <text:s text:c="4"/>19043.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6"/>4194304 <text:s text:c="10"/>10 <text:s text:c="3"/>173230.20 <text:s text:c="3"/>173250.41 <text:s text:c="3"/>173240.30</text:p>
          </table:table-cell>
          <table:table-cell table:number-columns-repeated="2"/>
          <table:table-cell office:value-type="string" calcext:value-type="string">
            <text:p><text:s text:c="8"/>32768 <text:s text:c="8"/>1000 <text:s text:c="7"/>49.74 <text:s text:c="7"/>49.74 <text:s text:c="7"/>49.74</text:p>
          </table:table-cell>
          <table:table-cell table:number-columns-repeated="2"/>
          <table:table-cell office:value-type="string" calcext:value-type="string">
            <text:p><text:s text:c="6"/>4194304 <text:s text:c="10"/>10 <text:s text:c="4"/>37251.90 <text:s text:c="4"/>37454.70 <text:s text:c="4"/>37353.3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8"/>65536 <text:s text:c="9"/>640 <text:s text:c="7"/>81.34 <text:s text:c="7"/>81.35 <text:s text:c="7"/>81.3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#----------------------------------------------------------------</text:p>
          </table:table-cell>
          <table:table-cell table:number-columns-repeated="2"/>
          <table:table-cell office:value-type="string" calcext:value-type="string">
            <text:p><text:s text:c="7"/>131072 <text:s text:c="9"/>320 <text:s text:c="6"/>155.50 <text:s text:c="6"/>155.50 <text:s text:c="6"/>155.50</text:p>
          </table:table-cell>
          <table:table-cell table:number-columns-repeated="2"/>
          <table:table-cell office:value-type="string" calcext:value-type="string">
            <text:p>#---------------------------------------------------------------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Benchmarking Gather </text:p>
          </table:table-cell>
          <table:table-cell table:number-columns-repeated="2"/>
          <table:table-cell office:value-type="string" calcext:value-type="string">
            <text:p><text:s text:c="7"/>262144 <text:s text:c="9"/>160 <text:s text:c="6"/>476.87 <text:s text:c="6"/>476.89 <text:s text:c="6"/>476.88</text:p>
          </table:table-cell>
          <table:table-cell table:number-columns-repeated="2"/>
          <table:table-cell office:value-type="string" calcext:value-type="string">
            <text:p># Benchmarking Gather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#processes = 2 </text:p>
          </table:table-cell>
          <table:table-cell table:number-columns-repeated="2"/>
          <table:table-cell office:value-type="string" calcext:value-type="string">
            <text:p><text:s text:c="7"/>524288 <text:s text:c="10"/>80 <text:s text:c="6"/>705.50 <text:s text:c="6"/>705.55 <text:s text:c="6"/>705.52</text:p>
          </table:table-cell>
          <table:table-cell table:number-columns-repeated="2"/>
          <table:table-cell office:value-type="string" calcext:value-type="string">
            <text:p># #processes = 2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----------------------------------------------------------------</text:p>
          </table:table-cell>
          <table:table-cell table:number-columns-repeated="2"/>
          <table:table-cell office:value-type="string" calcext:value-type="string">
            <text:p><text:s text:c="6"/>1048576 <text:s text:c="10"/>40 <text:s text:c="5"/>1423.45 <text:s text:c="5"/>1423.57 <text:s text:c="5"/>1423.51</text:p>
          </table:table-cell>
          <table:table-cell table:number-columns-repeated="2"/>
          <table:table-cell office:value-type="string" calcext:value-type="string">
            <text:p>#---------------------------------------------------------------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7"/>#bytes #repetitions <text:s/>t_min[usec] <text:s/>t_max[usec] <text:s/>t_avg[usec]</text:p>
          </table:table-cell>
          <table:table-cell table:number-columns-repeated="2"/>
          <table:table-cell office:value-type="string" calcext:value-type="string">
            <text:p><text:s text:c="6"/>2097152 <text:s text:c="10"/>20 <text:s text:c="5"/>2526.80 <text:s text:c="5"/>2526.90 <text:s text:c="5"/>2526.85</text:p>
          </table:table-cell>
          <table:table-cell table:number-columns-repeated="2"/>
          <table:table-cell office:value-type="string" calcext:value-type="string">
            <text:p><text:s text:c="7"/>#bytes #repetitions <text:s/>t_min[usec] <text:s/>t_max[usec] <text:s/>t_avg[usec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2"/>0 <text:s text:c="8"/>1000 <text:s text:c="8"/>0.04 <text:s text:c="8"/>0.05 <text:s text:c="8"/>0.04</text:p>
          </table:table-cell>
          <table:table-cell table:number-columns-repeated="2"/>
          <table:table-cell office:value-type="string" calcext:value-type="string">
            <text:p><text:s text:c="6"/>4194304 <text:s text:c="10"/>10 <text:s text:c="5"/>4290.10 <text:s text:c="5"/>4290.39 <text:s text:c="5"/>4290.25</text:p>
          </table:table-cell>
          <table:table-cell table:number-columns-repeated="2"/>
          <table:table-cell office:value-type="string" calcext:value-type="string">
            <text:p><text:s text:c="12"/>0 <text:s text:c="8"/>1000 <text:s text:c="8"/>0.02 <text:s text:c="8"/>0.03 <text:s text:c="8"/>0.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2"/>1 <text:s text:c="8"/>1000 <text:s text:c="6"/>105.64 <text:s text:c="6"/>105.77 <text:s text:c="6"/>105.71</text:p>
          </table:table-cell>
          <table:table-cell table:number-columns-repeated="5"/>
          <table:table-cell office:value-type="string" calcext:value-type="string">
            <text:p><text:s text:c="12"/>1 <text:s text:c="8"/>1000 <text:s text:c="7"/>46.29 <text:s text:c="7"/>46.41 <text:s text:c="7"/>46.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2"/>2 <text:s text:c="8"/>1000 <text:s text:c="6"/>122.12 <text:s text:c="6"/>122.40 <text:s text:c="6"/>122.26</text:p>
          </table:table-cell>
          <table:table-cell table:number-columns-repeated="2"/>
          <table:table-cell office:value-type="string" calcext:value-type="string">
            <text:p>#----------------------------------------------------------------</text:p>
          </table:table-cell>
          <table:table-cell table:number-columns-repeated="2"/>
          <table:table-cell office:value-type="string" calcext:value-type="string">
            <text:p><text:s text:c="12"/>2 <text:s text:c="8"/>1000 <text:s text:c="7"/>41.39 <text:s text:c="7"/>41.47 <text:s text:c="7"/>41.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2"/>4 <text:s text:c="8"/>1000 <text:s text:c="6"/>105.12 <text:s text:c="6"/>105.32 <text:s text:c="6"/>105.22</text:p>
          </table:table-cell>
          <table:table-cell table:number-columns-repeated="2"/>
          <table:table-cell office:value-type="string" calcext:value-type="string">
            <text:p># Benchmarking Allreduce </text:p>
          </table:table-cell>
          <table:table-cell table:number-columns-repeated="2"/>
          <table:table-cell office:value-type="string" calcext:value-type="string">
            <text:p><text:s text:c="12"/>4 <text:s text:c="8"/>1000 <text:s text:c="7"/>46.05 <text:s text:c="7"/>46.17 <text:s text:c="7"/>46.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2"/>8 <text:s text:c="8"/>1000 <text:s text:c="6"/>102.49 <text:s text:c="6"/>102.65 <text:s text:c="6"/>102.57</text:p>
          </table:table-cell>
          <table:table-cell table:number-columns-repeated="2"/>
          <table:table-cell office:value-type="string" calcext:value-type="string">
            <text:p># #processes = 4 </text:p>
          </table:table-cell>
          <table:table-cell table:number-columns-repeated="2"/>
          <table:table-cell office:value-type="string" calcext:value-type="string">
            <text:p><text:s text:c="12"/>8 <text:s text:c="8"/>1000 <text:s text:c="7"/>44.48 <text:s text:c="7"/>44.53 <text:s text:c="7"/>44.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1"/>16 <text:s text:c="8"/>1000 <text:s text:c="6"/>106.71 <text:s text:c="6"/>106.86 <text:s text:c="6"/>106.79</text:p>
          </table:table-cell>
          <table:table-cell table:number-columns-repeated="2"/>
          <table:table-cell office:value-type="string" calcext:value-type="string">
            <text:p># ( 1 additional process waiting in MPI_Barrier)</text:p>
          </table:table-cell>
          <table:table-cell table:number-columns-repeated="2"/>
          <table:table-cell office:value-type="string" calcext:value-type="string">
            <text:p><text:s text:c="11"/>16 <text:s text:c="8"/>1000 <text:s text:c="7"/>46.39 <text:s text:c="7"/>46.52 <text:s text:c="7"/>46.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1"/>32 <text:s text:c="8"/>1000 <text:s text:c="6"/>105.59 <text:s text:c="6"/>105.73 <text:s text:c="6"/>105.66</text:p>
          </table:table-cell>
          <table:table-cell table:number-columns-repeated="2"/>
          <table:table-cell office:value-type="string" calcext:value-type="string">
            <text:p>#----------------------------------------------------------------</text:p>
          </table:table-cell>
          <table:table-cell table:number-columns-repeated="2"/>
          <table:table-cell office:value-type="string" calcext:value-type="string">
            <text:p><text:s text:c="11"/>32 <text:s text:c="8"/>1000 <text:s text:c="7"/>44.64 <text:s text:c="7"/>44.69 <text:s text:c="7"/>44.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1"/>64 <text:s text:c="8"/>1000 <text:s text:c="6"/>106.06 <text:s text:c="6"/>106.20 <text:s text:c="6"/>106.13</text:p>
          </table:table-cell>
          <table:table-cell table:number-columns-repeated="2"/>
          <table:table-cell office:value-type="string" calcext:value-type="string">
            <text:p><text:s text:c="7"/>#bytes #repetitions <text:s/>t_min[usec] <text:s/>t_max[usec] <text:s/>t_avg[usec]</text:p>
          </table:table-cell>
          <table:table-cell table:number-columns-repeated="2"/>
          <table:table-cell office:value-type="string" calcext:value-type="string">
            <text:p><text:s text:c="11"/>64 <text:s text:c="8"/>1000 <text:s text:c="7"/>45.75 <text:s text:c="7"/>45.87 <text:s text:c="7"/>45.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0"/>128 <text:s text:c="8"/>1000 <text:s text:c="6"/>107.67 <text:s text:c="6"/>107.76 <text:s text:c="6"/>107.72</text:p>
          </table:table-cell>
          <table:table-cell table:number-columns-repeated="2"/>
          <table:table-cell office:value-type="string" calcext:value-type="string">
            <text:p><text:s text:c="12"/>0 <text:s text:c="8"/>1000 <text:s text:c="8"/>0.02 <text:s text:c="8"/>0.03 <text:s text:c="8"/>0.02</text:p>
          </table:table-cell>
          <table:table-cell table:number-columns-repeated="2"/>
          <table:table-cell office:value-type="string" calcext:value-type="string">
            <text:p><text:s text:c="10"/>128 <text:s text:c="8"/>1000 <text:s text:c="7"/>47.60 <text:s text:c="7"/>47.68 <text:s text:c="7"/>47.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0"/>256 <text:s text:c="8"/>1000 <text:s text:c="6"/>111.10 <text:s text:c="6"/>111.26 <text:s text:c="6"/>111.18</text:p>
          </table:table-cell>
          <table:table-cell table:number-columns-repeated="2"/>
          <table:table-cell office:value-type="string" calcext:value-type="string">
            <text:p><text:s text:c="12"/>4 <text:s text:c="8"/>1000 <text:s text:c="8"/>4.36 <text:s text:c="8"/>4.37 <text:s text:c="8"/>4.36</text:p>
          </table:table-cell>
          <table:table-cell table:number-columns-repeated="2"/>
          <table:table-cell office:value-type="string" calcext:value-type="string">
            <text:p><text:s text:c="10"/>256 <text:s text:c="8"/>1000 <text:s text:c="7"/>49.48 <text:s text:c="7"/>49.61 <text:s text:c="7"/>49.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0"/>512 <text:s text:c="8"/>1000 <text:s text:c="6"/>116.23 <text:s text:c="6"/>116.33 <text:s text:c="6"/>116.28</text:p>
          </table:table-cell>
          <table:table-cell table:number-columns-repeated="2"/>
          <table:table-cell office:value-type="string" calcext:value-type="string">
            <text:p><text:s text:c="12"/>8 <text:s text:c="8"/>1000 <text:s text:c="8"/>4.43 <text:s text:c="8"/>4.43 <text:s text:c="8"/>4.43</text:p>
          </table:table-cell>
          <table:table-cell table:number-columns-repeated="2"/>
          <table:table-cell office:value-type="string" calcext:value-type="string">
            <text:p><text:s text:c="10"/>512 <text:s text:c="8"/>1000 <text:s text:c="7"/>50.61 <text:s text:c="7"/>50.70 <text:s text:c="7"/>50.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9"/>1024 <text:s text:c="8"/>1000 <text:s text:c="6"/>128.57 <text:s text:c="6"/>128.77 <text:s text:c="6"/>128.67</text:p>
          </table:table-cell>
          <table:table-cell table:number-columns-repeated="2"/>
          <table:table-cell office:value-type="string" calcext:value-type="string">
            <text:p><text:s text:c="11"/>16 <text:s text:c="8"/>1000 <text:s text:c="8"/>4.44 <text:s text:c="8"/>4.44 <text:s text:c="8"/>4.44</text:p>
          </table:table-cell>
          <table:table-cell table:number-columns-repeated="2"/>
          <table:table-cell office:value-type="string" calcext:value-type="string">
            <text:p><text:s text:c="9"/>1024 <text:s text:c="8"/>1000 <text:s text:c="7"/>54.46 <text:s text:c="7"/>54.59 <text:s text:c="7"/>54.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9"/>2048 <text:s text:c="8"/>1000 <text:s text:c="6"/>276.40 <text:s text:c="6"/>276.60 <text:s text:c="6"/>276.50</text:p>
          </table:table-cell>
          <table:table-cell table:number-columns-repeated="2"/>
          <table:table-cell office:value-type="string" calcext:value-type="string">
            <text:p><text:s text:c="11"/>32 <text:s text:c="8"/>1000 <text:s text:c="8"/>4.50 <text:s text:c="8"/>4.50 <text:s text:c="8"/>4.50</text:p>
          </table:table-cell>
          <table:table-cell table:number-columns-repeated="2"/>
          <table:table-cell office:value-type="string" calcext:value-type="string">
            <text:p><text:s text:c="9"/>2048 <text:s text:c="8"/>1000 <text:s text:c="7"/>68.55 <text:s text:c="7"/>68.66 <text:s text:c="7"/>68.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9"/>4096 <text:s text:c="8"/>1000 <text:s text:c="6"/>330.31 <text:s text:c="6"/>330.58 <text:s text:c="6"/>330.44</text:p>
          </table:table-cell>
          <table:table-cell table:number-columns-repeated="2"/>
          <table:table-cell office:value-type="string" calcext:value-type="string">
            <text:p><text:s text:c="11"/>64 <text:s text:c="8"/>1000 <text:s text:c="8"/>4.87 <text:s text:c="8"/>4.88 <text:s text:c="8"/>4.88</text:p>
          </table:table-cell>
          <table:table-cell table:number-columns-repeated="2"/>
          <table:table-cell office:value-type="string" calcext:value-type="string">
            <text:p><text:s text:c="9"/>4096 <text:s text:c="8"/>1000 <text:s text:c="7"/>79.54 <text:s text:c="7"/>79.70 <text:s text:c="7"/>79.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9"/>8192 <text:s text:c="8"/>1000 <text:s text:c="6"/>350.23 <text:s text:c="6"/>350.41 <text:s text:c="6"/>350.32</text:p>
          </table:table-cell>
          <table:table-cell table:number-columns-repeated="2"/>
          <table:table-cell office:value-type="string" calcext:value-type="string">
            <text:p><text:s text:c="10"/>128 <text:s text:c="8"/>1000 <text:s text:c="8"/>7.44 <text:s text:c="8"/>7.44 <text:s text:c="8"/>7.44</text:p>
          </table:table-cell>
          <table:table-cell table:number-columns-repeated="2"/>
          <table:table-cell office:value-type="string" calcext:value-type="string">
            <text:p><text:s text:c="9"/>8192 <text:s text:c="8"/>1000 <text:s text:c="6"/>131.43 <text:s text:c="6"/>131.53 <text:s text:c="6"/>131.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16384 <text:s text:c="8"/>1000 <text:s text:c="6"/>586.12 <text:s text:c="6"/>586.22 <text:s text:c="6"/>586.17</text:p>
          </table:table-cell>
          <table:table-cell table:number-columns-repeated="2"/>
          <table:table-cell office:value-type="string" calcext:value-type="string">
            <text:p><text:s text:c="10"/>256 <text:s text:c="8"/>1000 <text:s text:c="8"/>8.01 <text:s text:c="8"/>8.01 <text:s text:c="8"/>8.01</text:p>
          </table:table-cell>
          <table:table-cell table:number-columns-repeated="2"/>
          <table:table-cell office:value-type="string" calcext:value-type="string">
            <text:p><text:s text:c="8"/>16384 <text:s text:c="8"/>1000 <text:s text:c="6"/>286.63 <text:s text:c="6"/>287.00 <text:s text:c="6"/>286.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32768 <text:s text:c="8"/>1000 <text:s text:c="5"/>1498.05 <text:s text:c="5"/>1498.32 <text:s text:c="5"/>1498.18</text:p>
          </table:table-cell>
          <table:table-cell table:number-columns-repeated="2"/>
          <table:table-cell office:value-type="string" calcext:value-type="string">
            <text:p><text:s text:c="10"/>512 <text:s text:c="8"/>1000 <text:s text:c="8"/>9.00 <text:s text:c="8"/>9.01 <text:s text:c="8"/>9.01</text:p>
          </table:table-cell>
          <table:table-cell table:number-columns-repeated="2"/>
          <table:table-cell office:value-type="string" calcext:value-type="string">
            <text:p><text:s text:c="8"/>32768 <text:s text:c="8"/>1000 <text:s text:c="6"/>344.92 <text:s text:c="6"/>344.92 <text:s text:c="6"/>344.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65536 <text:s text:c="9"/>640 <text:s text:c="5"/>1261.38 <text:s text:c="5"/>1261.72 <text:s text:c="5"/>1261.55</text:p>
          </table:table-cell>
          <table:table-cell table:number-columns-repeated="2"/>
          <table:table-cell office:value-type="string" calcext:value-type="string">
            <text:p><text:s text:c="9"/>1024 <text:s text:c="8"/>1000 <text:s text:c="7"/>11.40 <text:s text:c="7"/>11.40 <text:s text:c="7"/>11.40</text:p>
          </table:table-cell>
          <table:table-cell table:number-columns-repeated="2"/>
          <table:table-cell office:value-type="string" calcext:value-type="string">
            <text:p><text:s text:c="8"/>65536 <text:s text:c="9"/>640 <text:s text:c="6"/>509.66 <text:s text:c="6"/>509.92 <text:s text:c="6"/>509.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7"/>131072 <text:s text:c="9"/>320 <text:s text:c="5"/>7231.19 <text:s text:c="5"/>7231.75 <text:s text:c="5"/>7231.47</text:p>
          </table:table-cell>
          <table:table-cell table:number-columns-repeated="2"/>
          <table:table-cell office:value-type="string" calcext:value-type="string">
            <text:p><text:s text:c="9"/>2048 <text:s text:c="8"/>1000 <text:s text:c="7"/>14.33 <text:s text:c="7"/>14.34 <text:s text:c="7"/>14.33</text:p>
          </table:table-cell>
          <table:table-cell table:number-columns-repeated="2"/>
          <table:table-cell office:value-type="string" calcext:value-type="string">
            <text:p><text:s text:c="7"/>131072 <text:s text:c="9"/>320 <text:s text:c="5"/>1055.14 <text:s text:c="5"/>1056.33 <text:s text:c="5"/>1055.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7"/>262144 <text:s text:c="9"/>160 <text:s text:c="4"/>13789.94 <text:s text:c="4"/>13791.91 <text:s text:c="4"/>13790.93</text:p>
          </table:table-cell>
          <table:table-cell table:number-columns-repeated="2"/>
          <table:table-cell office:value-type="string" calcext:value-type="string">
            <text:p><text:s text:c="9"/>4096 <text:s text:c="8"/>1000 <text:s text:c="7"/>18.60 <text:s text:c="7"/>18.61 <text:s text:c="7"/>18.61</text:p>
          </table:table-cell>
          <table:table-cell table:number-columns-repeated="2"/>
          <table:table-cell office:value-type="string" calcext:value-type="string">
            <text:p><text:s text:c="7"/>262144 <text:s text:c="9"/>160 <text:s text:c="5"/>1638.44 <text:s text:c="5"/>1644.87 <text:s text:c="5"/>1641.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7"/>524288 <text:s text:c="10"/>80 <text:s text:c="4"/>12796.35 <text:s text:c="4"/>12797.70 <text:s text:c="4"/>12797.02</text:p>
          </table:table-cell>
          <table:table-cell table:number-columns-repeated="2"/>
          <table:table-cell office:value-type="string" calcext:value-type="string">
            <text:p><text:s text:c="9"/>8192 <text:s text:c="8"/>1000 <text:s text:c="7"/>31.68 <text:s text:c="7"/>31.69 <text:s text:c="7"/>31.68</text:p>
          </table:table-cell>
          <table:table-cell table:number-columns-repeated="2"/>
          <table:table-cell office:value-type="string" calcext:value-type="string">
            <text:p><text:s text:c="7"/>524288 <text:s text:c="10"/>80 <text:s text:c="5"/>2875.56 <text:s text:c="5"/>2903.29 <text:s text:c="5"/>2889.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6"/>1048576 <text:s text:c="10"/>40 <text:s text:c="4"/>22023.87 <text:s text:c="4"/>22031.97 <text:s text:c="4"/>22027.92</text:p>
          </table:table-cell>
          <table:table-cell table:number-columns-repeated="2"/>
          <table:table-cell office:value-type="string" calcext:value-type="string">
            <text:p><text:s text:c="8"/>16384 <text:s text:c="8"/>1000 <text:s text:c="7"/>54.27 <text:s text:c="7"/>54.29 <text:s text:c="7"/>54.28</text:p>
          </table:table-cell>
          <table:table-cell table:number-columns-repeated="2"/>
          <table:table-cell office:value-type="string" calcext:value-type="string">
            <text:p><text:s text:c="6"/>1048576 <text:s text:c="10"/>40 <text:s text:c="5"/>5140.50 <text:s text:c="5"/>5183.52 <text:s text:c="5"/>5162.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6"/>2097152 <text:s text:c="10"/>20 <text:s text:c="4"/>38849.65 <text:s text:c="4"/>38856.15 <text:s text:c="4"/>38852.90</text:p>
          </table:table-cell>
          <table:table-cell table:number-columns-repeated="2"/>
          <table:table-cell office:value-type="string" calcext:value-type="string">
            <text:p><text:s text:c="8"/>32768 <text:s text:c="8"/>1000 <text:s text:c="7"/>80.11 <text:s text:c="7"/>80.12 <text:s text:c="7"/>80.11</text:p>
          </table:table-cell>
          <table:table-cell table:number-columns-repeated="2"/>
          <table:table-cell office:value-type="string" calcext:value-type="string">
            <text:p><text:s text:c="6"/>2097152 <text:s text:c="10"/>20 <text:s text:c="5"/>9508.40 <text:s text:c="5"/>9575.40 <text:s text:c="5"/>9541.9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6"/>4194304 <text:s text:c="10"/>10 <text:s text:c="4"/>76923.80 <text:s text:c="4"/>76941.49 <text:s text:c="4"/>76932.64</text:p>
          </table:table-cell>
          <table:table-cell table:number-columns-repeated="2"/>
          <table:table-cell office:value-type="string" calcext:value-type="string">
            <text:p><text:s text:c="8"/>65536 <text:s text:c="9"/>640 <text:s text:c="6"/>141.86 <text:s text:c="6"/>141.87 <text:s text:c="6"/>141.86</text:p>
          </table:table-cell>
          <table:table-cell table:number-columns-repeated="2"/>
          <table:table-cell office:value-type="string" calcext:value-type="string">
            <text:p><text:s text:c="6"/>4194304 <text:s text:c="10"/>10 <text:s text:c="4"/>18530.49 <text:s text:c="4"/>18704.10 <text:s text:c="4"/>18617.3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7"/>131072 <text:s text:c="9"/>320 <text:s text:c="6"/>237.56 <text:s text:c="6"/>237.58 <text:s text:c="6"/>237.5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#----------------------------------------------------------------</text:p>
          </table:table-cell>
          <table:table-cell table:number-columns-repeated="2"/>
          <table:table-cell office:value-type="string" calcext:value-type="string">
            <text:p><text:s text:c="7"/>262144 <text:s text:c="9"/>160 <text:s text:c="6"/>476.96 <text:s text:c="6"/>477.43 <text:s text:c="6"/>477.19</text:p>
          </table:table-cell>
          <table:table-cell table:number-columns-repeated="2"/>
          <table:table-cell office:value-type="string" calcext:value-type="string">
            <text:p>#---------------------------------------------------------------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Benchmarking Gatherv </text:p>
          </table:table-cell>
          <table:table-cell table:number-columns-repeated="2"/>
          <table:table-cell office:value-type="string" calcext:value-type="string">
            <text:p><text:s text:c="7"/>524288 <text:s text:c="10"/>80 <text:s text:c="6"/>876.81 <text:s text:c="6"/>876.98 <text:s text:c="6"/>876.93</text:p>
          </table:table-cell>
          <table:table-cell table:number-columns-repeated="2"/>
          <table:table-cell office:value-type="string" calcext:value-type="string">
            <text:p># Benchmarking Gatherv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#processes = 2 </text:p>
          </table:table-cell>
          <table:table-cell table:number-columns-repeated="2"/>
          <table:table-cell office:value-type="string" calcext:value-type="string">
            <text:p><text:s text:c="6"/>1048576 <text:s text:c="10"/>40 <text:s text:c="5"/>2055.87 <text:s text:c="5"/>2059.42 <text:s text:c="5"/>2057.82</text:p>
          </table:table-cell>
          <table:table-cell table:number-columns-repeated="2"/>
          <table:table-cell office:value-type="string" calcext:value-type="string">
            <text:p># #processes = 2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----------------------------------------------------------------</text:p>
          </table:table-cell>
          <table:table-cell table:number-columns-repeated="2"/>
          <table:table-cell office:value-type="string" calcext:value-type="string">
            <text:p><text:s text:c="6"/>2097152 <text:s text:c="10"/>20 <text:s text:c="5"/>3508.06 <text:s text:c="5"/>3509.00 <text:s text:c="5"/>3508.58</text:p>
          </table:table-cell>
          <table:table-cell table:number-columns-repeated="2"/>
          <table:table-cell office:value-type="string" calcext:value-type="string">
            <text:p>#---------------------------------------------------------------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7"/>#bytes #repetitions <text:s/>t_min[usec] <text:s/>t_max[usec] <text:s/>t_avg[usec]</text:p>
          </table:table-cell>
          <table:table-cell table:number-columns-repeated="2"/>
          <table:table-cell office:value-type="string" calcext:value-type="string">
            <text:p><text:s text:c="6"/>4194304 <text:s text:c="10"/>10 <text:s text:c="5"/>6437.21 <text:s text:c="5"/>6459.40 <text:s text:c="5"/>6450.36</text:p>
          </table:table-cell>
          <table:table-cell table:number-columns-repeated="2"/>
          <table:table-cell office:value-type="string" calcext:value-type="string">
            <text:p><text:s text:c="7"/>#bytes #repetitions <text:s/>t_min[usec] <text:s/>t_max[usec] <text:s/>t_avg[usec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2"/>0 <text:s text:c="8"/>1000 <text:s text:c="8"/>0.18 <text:s text:c="8"/>0.21 <text:s text:c="8"/>0.19</text:p>
          </table:table-cell>
          <table:table-cell table:number-columns-repeated="5"/>
          <table:table-cell office:value-type="string" calcext:value-type="string">
            <text:p><text:s text:c="12"/>0 <text:s text:c="8"/>1000 <text:s text:c="8"/>0.08 <text:s text:c="8"/>0.09 <text:s text:c="8"/>0.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2"/>1 <text:s text:c="8"/>1000 <text:s text:c="6"/>125.44 <text:s text:c="6"/>125.66 <text:s text:c="6"/>125.55</text:p>
          </table:table-cell>
          <table:table-cell table:number-columns-repeated="2"/>
          <table:table-cell office:value-type="string" calcext:value-type="string">
            <text:p>#----------------------------------------------------------------</text:p>
          </table:table-cell>
          <table:table-cell table:number-columns-repeated="2"/>
          <table:table-cell office:value-type="string" calcext:value-type="string">
            <text:p><text:s text:c="12"/>1 <text:s text:c="8"/>1000 <text:s text:c="7"/>43.51 <text:s text:c="7"/>43.56 <text:s text:c="7"/>43.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2"/>2 <text:s text:c="8"/>1000 <text:s text:c="6"/>124.90 <text:s text:c="6"/>125.19 <text:s text:c="6"/>125.04</text:p>
          </table:table-cell>
          <table:table-cell table:number-columns-repeated="2"/>
          <table:table-cell office:value-type="string" calcext:value-type="string">
            <text:p># Benchmarking Allreduce </text:p>
          </table:table-cell>
          <table:table-cell table:number-columns-repeated="2"/>
          <table:table-cell office:value-type="string" calcext:value-type="string">
            <text:p><text:s text:c="12"/>2 <text:s text:c="8"/>1000 <text:s text:c="7"/>47.66 <text:s text:c="7"/>47.67 <text:s text:c="7"/>47.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2"/>4 <text:s text:c="8"/>1000 <text:s text:c="6"/>125.21 <text:s text:c="6"/>125.39 <text:s text:c="6"/>125.30</text:p>
          </table:table-cell>
          <table:table-cell table:number-columns-repeated="2"/>
          <table:table-cell office:value-type="string" calcext:value-type="string">
            <text:p># #processes = 5 </text:p>
          </table:table-cell>
          <table:table-cell table:number-columns-repeated="2"/>
          <table:table-cell office:value-type="string" calcext:value-type="string">
            <text:p><text:s text:c="12"/>4 <text:s text:c="8"/>1000 <text:s text:c="7"/>43.44 <text:s text:c="7"/>43.49 <text:s text:c="7"/>43.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2"/>8 <text:s text:c="8"/>1000 <text:s text:c="6"/>125.14 <text:s text:c="6"/>125.27 <text:s text:c="6"/>125.20</text:p>
          </table:table-cell>
          <table:table-cell table:number-columns-repeated="2"/>
          <table:table-cell office:value-type="string" calcext:value-type="string">
            <text:p>#----------------------------------------------------------------</text:p>
          </table:table-cell>
          <table:table-cell table:number-columns-repeated="2"/>
          <table:table-cell office:value-type="string" calcext:value-type="string">
            <text:p><text:s text:c="12"/>8 <text:s text:c="8"/>1000 <text:s text:c="7"/>48.34 <text:s text:c="7"/>48.35 <text:s text:c="7"/>48.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1"/>16 <text:s text:c="8"/>1000 <text:s text:c="6"/>125.58 <text:s text:c="6"/>125.74 <text:s text:c="6"/>125.66</text:p>
          </table:table-cell>
          <table:table-cell table:number-columns-repeated="2"/>
          <table:table-cell office:value-type="string" calcext:value-type="string">
            <text:p><text:s text:c="7"/>#bytes #repetitions <text:s/>t_min[usec] <text:s/>t_max[usec] <text:s/>t_avg[usec]</text:p>
          </table:table-cell>
          <table:table-cell table:number-columns-repeated="2"/>
          <table:table-cell office:value-type="string" calcext:value-type="string">
            <text:p><text:s text:c="11"/>16 <text:s text:c="8"/>1000 <text:s text:c="7"/>46.40 <text:s text:c="7"/>46.45 <text:s text:c="7"/>46.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1"/>32 <text:s text:c="8"/>1000 <text:s text:c="6"/>123.86 <text:s text:c="6"/>124.03 <text:s text:c="6"/>123.95</text:p>
          </table:table-cell>
          <table:table-cell table:number-columns-repeated="2"/>
          <table:table-cell office:value-type="string" calcext:value-type="string">
            <text:p><text:s text:c="12"/>0 <text:s text:c="8"/>1000 <text:s text:c="8"/>0.02 <text:s text:c="8"/>0.03 <text:s text:c="8"/>0.02</text:p>
          </table:table-cell>
          <table:table-cell table:number-columns-repeated="2"/>
          <table:table-cell office:value-type="string" calcext:value-type="string">
            <text:p><text:s text:c="11"/>32 <text:s text:c="8"/>1000 <text:s text:c="7"/>46.40 <text:s text:c="7"/>46.44 <text:s text:c="7"/>46.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1"/>64 <text:s text:c="8"/>1000 <text:s text:c="6"/>124.81 <text:s text:c="6"/>124.99 <text:s text:c="6"/>124.90</text:p>
          </table:table-cell>
          <table:table-cell table:number-columns-repeated="2"/>
          <table:table-cell office:value-type="string" calcext:value-type="string">
            <text:p><text:s text:c="12"/>4 <text:s text:c="8"/>1000 <text:s text:c="8"/>8.73 <text:s text:c="8"/>8.75 <text:s text:c="8"/>8.74</text:p>
          </table:table-cell>
          <table:table-cell table:number-columns-repeated="2"/>
          <table:table-cell office:value-type="string" calcext:value-type="string">
            <text:p><text:s text:c="11"/>64 <text:s text:c="8"/>1000 <text:s text:c="7"/>48.45 <text:s text:c="7"/>48.50 <text:s text:c="7"/>48.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0"/>128 <text:s text:c="8"/>1000 <text:s text:c="6"/>125.01 <text:s text:c="6"/>125.15 <text:s text:c="6"/>125.08</text:p>
          </table:table-cell>
          <table:table-cell table:number-columns-repeated="2"/>
          <table:table-cell office:value-type="string" calcext:value-type="string">
            <text:p><text:s text:c="12"/>8 <text:s text:c="8"/>1000 <text:s text:c="7"/>15.03 <text:s text:c="7"/>15.05 <text:s text:c="7"/>15.04</text:p>
          </table:table-cell>
          <table:table-cell table:number-columns-repeated="2"/>
          <table:table-cell office:value-type="string" calcext:value-type="string">
            <text:p><text:s text:c="10"/>128 <text:s text:c="8"/>1000 <text:s text:c="7"/>45.42 <text:s text:c="7"/>45.47 <text:s text:c="7"/>45.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0"/>256 <text:s text:c="8"/>1000 <text:s text:c="6"/>117.93 <text:s text:c="6"/>118.04 <text:s text:c="6"/>117.98</text:p>
          </table:table-cell>
          <table:table-cell table:number-columns-repeated="2"/>
          <table:table-cell office:value-type="string" calcext:value-type="string">
            <text:p><text:s text:c="11"/>16 <text:s text:c="8"/>1000 <text:s text:c="7"/>10.12 <text:s text:c="7"/>10.13 <text:s text:c="7"/>10.13</text:p>
          </table:table-cell>
          <table:table-cell table:number-columns-repeated="2"/>
          <table:table-cell office:value-type="string" calcext:value-type="string">
            <text:p><text:s text:c="10"/>256 <text:s text:c="8"/>1000 <text:s text:c="7"/>49.55 <text:s text:c="7"/>49.59 <text:s text:c="7"/>49.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0"/>512 <text:s text:c="8"/>1000 <text:s text:c="6"/>123.79 <text:s text:c="6"/>123.98 <text:s text:c="6"/>123.89</text:p>
          </table:table-cell>
          <table:table-cell table:number-columns-repeated="2"/>
          <table:table-cell office:value-type="string" calcext:value-type="string">
            <text:p><text:s text:c="11"/>32 <text:s text:c="8"/>1000 <text:s text:c="7"/>19.25 <text:s text:c="7"/>19.26 <text:s text:c="7"/>19.26</text:p>
          </table:table-cell>
          <table:table-cell table:number-columns-repeated="2"/>
          <table:table-cell office:value-type="string" calcext:value-type="string">
            <text:p><text:s text:c="10"/>512 <text:s text:c="8"/>1000 <text:s text:c="7"/>51.08 <text:s text:c="7"/>51.12 <text:s text:c="7"/>51.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9"/>1024 <text:s text:c="8"/>1000 <text:s text:c="6"/>124.58 <text:s text:c="6"/>124.72 <text:s text:c="6"/>124.65</text:p>
          </table:table-cell>
          <table:table-cell table:number-columns-repeated="2"/>
          <table:table-cell office:value-type="string" calcext:value-type="string">
            <text:p><text:s text:c="11"/>64 <text:s text:c="8"/>1000 <text:s text:c="7"/>26.76 <text:s text:c="7"/>26.77 <text:s text:c="7"/>26.77</text:p>
          </table:table-cell>
          <table:table-cell table:number-columns-repeated="2"/>
          <table:table-cell office:value-type="string" calcext:value-type="string">
            <text:p><text:s text:c="9"/>1024 <text:s text:c="8"/>1000 <text:s text:c="7"/>63.98 <text:s text:c="7"/>64.02 <text:s text:c="7"/>64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9"/>2048 <text:s text:c="8"/>1000 <text:s text:c="6"/>292.42 <text:s text:c="6"/>292.64 <text:s text:c="6"/>292.53</text:p>
          </table:table-cell>
          <table:table-cell table:number-columns-repeated="2"/>
          <table:table-cell office:value-type="string" calcext:value-type="string">
            <text:p><text:s text:c="10"/>128 <text:s text:c="8"/>1000 <text:s text:c="7"/>18.25 <text:s text:c="7"/>18.26 <text:s text:c="7"/>18.26</text:p>
          </table:table-cell>
          <table:table-cell table:number-columns-repeated="2"/>
          <table:table-cell office:value-type="string" calcext:value-type="string">
            <text:p><text:s text:c="9"/>2048 <text:s text:c="8"/>1000 <text:s text:c="7"/>68.43 <text:s text:c="7"/>68.45 <text:s text:c="7"/>68.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9"/>4096 <text:s text:c="8"/>1000 <text:s text:c="6"/>352.93 <text:s text:c="6"/>353.29 <text:s text:c="6"/>353.11</text:p>
          </table:table-cell>
          <table:table-cell table:number-columns-repeated="2"/>
          <table:table-cell office:value-type="string" calcext:value-type="string">
            <text:p><text:s text:c="10"/>256 <text:s text:c="8"/>1000 <text:s text:c="7"/>12.88 <text:s text:c="7"/>12.89 <text:s text:c="7"/>12.89</text:p>
          </table:table-cell>
          <table:table-cell table:number-columns-repeated="2"/>
          <table:table-cell office:value-type="string" calcext:value-type="string">
            <text:p><text:s text:c="9"/>4096 <text:s text:c="8"/>1000 <text:s text:c="7"/>78.14 <text:s text:c="7"/>78.18 <text:s text:c="7"/>78.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9"/>8192 <text:s text:c="8"/>1000 <text:s text:c="6"/>373.53 <text:s text:c="6"/>373.72 <text:s text:c="6"/>373.63</text:p>
          </table:table-cell>
          <table:table-cell table:number-columns-repeated="2"/>
          <table:table-cell office:value-type="string" calcext:value-type="string">
            <text:p><text:s text:c="10"/>512 <text:s text:c="8"/>1000 <text:s text:c="7"/>13.15 <text:s text:c="7"/>13.15 <text:s text:c="7"/>13.15</text:p>
          </table:table-cell>
          <table:table-cell table:number-columns-repeated="2"/>
          <table:table-cell office:value-type="string" calcext:value-type="string">
            <text:p><text:s text:c="9"/>8192 <text:s text:c="8"/>1000 <text:s text:c="6"/>104.45 <text:s text:c="6"/>104.49 <text:s text:c="6"/>104.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16384 <text:s text:c="8"/>1000 <text:s text:c="6"/>534.43 <text:s text:c="6"/>534.89 <text:s text:c="6"/>534.66</text:p>
          </table:table-cell>
          <table:table-cell table:number-columns-repeated="2"/>
          <table:table-cell office:value-type="string" calcext:value-type="string">
            <text:p><text:s text:c="9"/>1024 <text:s text:c="8"/>1000 <text:s text:c="7"/>16.49 <text:s text:c="7"/>16.49 <text:s text:c="7"/>16.49</text:p>
          </table:table-cell>
          <table:table-cell table:number-columns-repeated="2"/>
          <table:table-cell office:value-type="string" calcext:value-type="string">
            <text:p><text:s text:c="8"/>16384 <text:s text:c="8"/>1000 <text:s text:c="6"/>210.60 <text:s text:c="6"/>210.65 <text:s text:c="6"/>210.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32768 <text:s text:c="8"/>1000 <text:s text:c="5"/>2085.46 <text:s text:c="5"/>2085.76 <text:s text:c="5"/>2085.61</text:p>
          </table:table-cell>
          <table:table-cell table:number-columns-repeated="2"/>
          <table:table-cell office:value-type="string" calcext:value-type="string">
            <text:p><text:s text:c="9"/>2048 <text:s text:c="8"/>1000 <text:s text:c="7"/>21.14 <text:s text:c="7"/>21.14 <text:s text:c="7"/>21.14</text:p>
          </table:table-cell>
          <table:table-cell table:number-columns-repeated="2"/>
          <table:table-cell office:value-type="string" calcext:value-type="string">
            <text:p><text:s text:c="8"/>32768 <text:s text:c="8"/>1000 <text:s text:c="6"/>258.09 <text:s text:c="6"/>258.27 <text:s text:c="6"/>258.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65536 <text:s text:c="9"/>640 <text:s text:c="5"/>2508.69 <text:s text:c="5"/>2509.29 <text:s text:c="5"/>2508.99</text:p>
          </table:table-cell>
          <table:table-cell table:number-columns-repeated="2"/>
          <table:table-cell office:value-type="string" calcext:value-type="string">
            <text:p><text:s text:c="9"/>4096 <text:s text:c="8"/>1000 <text:s text:c="7"/>32.73 <text:s text:c="7"/>32.73 <text:s text:c="7"/>32.73</text:p>
          </table:table-cell>
          <table:table-cell table:number-columns-repeated="2"/>
          <table:table-cell office:value-type="string" calcext:value-type="string">
            <text:p><text:s text:c="8"/>65536 <text:s text:c="9"/>640 <text:s text:c="6"/>581.87 <text:s text:c="6"/>582.06 <text:s text:c="6"/>581.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7"/>131072 <text:s text:c="9"/>320 <text:s text:c="5"/>2466.52 <text:s text:c="5"/>2467.30 <text:s text:c="5"/>2466.91</text:p>
          </table:table-cell>
          <table:table-cell table:number-columns-repeated="2"/>
          <table:table-cell office:value-type="string" calcext:value-type="string">
            <text:p><text:s text:c="9"/>8192 <text:s text:c="8"/>1000 <text:s text:c="7"/>42.52 <text:s text:c="7"/>42.53 <text:s text:c="7"/>42.53</text:p>
          </table:table-cell>
          <table:table-cell table:number-columns-repeated="2"/>
          <table:table-cell office:value-type="string" calcext:value-type="string">
            <text:p><text:s text:c="7"/>131072 <text:s text:c="9"/>320 <text:s text:c="5"/>1063.75 <text:s text:c="5"/>1066.57 <text:s text:c="5"/>1065.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7"/>262144 <text:s text:c="9"/>160 <text:s text:c="5"/>5778.99 <text:s text:c="5"/>5780.19 <text:s text:c="5"/>5779.59</text:p>
          </table:table-cell>
          <table:table-cell table:number-columns-repeated="2"/>
          <table:table-cell office:value-type="string" calcext:value-type="string">
            <text:p><text:s text:c="8"/>16384 <text:s text:c="8"/>1000 <text:s text:c="7"/>76.15 <text:s text:c="7"/>76.17 <text:s text:c="7"/>76.16</text:p>
          </table:table-cell>
          <table:table-cell table:number-columns-repeated="2"/>
          <table:table-cell office:value-type="string" calcext:value-type="string">
            <text:p><text:s text:c="7"/>262144 <text:s text:c="9"/>160 <text:s text:c="5"/>1588.24 <text:s text:c="5"/>1596.40 <text:s text:c="5"/>1592.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7"/>524288 <text:s text:c="10"/>80 <text:s text:c="5"/>8484.86 <text:s text:c="5"/>8488.69 <text:s text:c="5"/>8486.77</text:p>
          </table:table-cell>
          <table:table-cell table:number-columns-repeated="2"/>
          <table:table-cell office:value-type="string" calcext:value-type="string">
            <text:p><text:s text:c="8"/>32768 <text:s text:c="8"/>1000 <text:s text:c="7"/>90.12 <text:s text:c="7"/>90.14 <text:s text:c="7"/>90.13</text:p>
          </table:table-cell>
          <table:table-cell table:number-columns-repeated="2"/>
          <table:table-cell office:value-type="string" calcext:value-type="string">
            <text:p><text:s text:c="7"/>524288 <text:s text:c="10"/>80 <text:s text:c="5"/>2788.08 <text:s text:c="5"/>2805.16 <text:s text:c="5"/>2796.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6"/>1048576 <text:s text:c="10"/>40 <text:s text:c="4"/>29245.00 <text:s text:c="4"/>29255.10 <text:s text:c="4"/>29250.05</text:p>
          </table:table-cell>
          <table:table-cell table:number-columns-repeated="2"/>
          <table:table-cell office:value-type="string" calcext:value-type="string">
            <text:p><text:s text:c="8"/>65536 <text:s text:c="9"/>640 <text:s text:c="6"/>229.93 <text:s text:c="6"/>229.95 <text:s text:c="6"/>229.94</text:p>
          </table:table-cell>
          <table:table-cell table:number-columns-repeated="2"/>
          <table:table-cell office:value-type="string" calcext:value-type="string">
            <text:p><text:s text:c="6"/>1048576 <text:s text:c="10"/>40 <text:s text:c="5"/>5144.23 <text:s text:c="5"/>5199.42 <text:s text:c="5"/>5171.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6"/>2097152 <text:s text:c="10"/>20 <text:s text:c="4"/>39000.09 <text:s text:c="4"/>39025.01 <text:s text:c="4"/>39012.55</text:p>
          </table:table-cell>
          <table:table-cell table:number-columns-repeated="2"/>
          <table:table-cell office:value-type="string" calcext:value-type="string">
            <text:p><text:s text:c="7"/>131072 <text:s text:c="9"/>320 <text:s text:c="6"/>299.27 <text:s text:c="6"/>299.66 <text:s text:c="6"/>299.50</text:p>
          </table:table-cell>
          <table:table-cell table:number-columns-repeated="2"/>
          <table:table-cell office:value-type="string" calcext:value-type="string">
            <text:p><text:s text:c="6"/>2097152 <text:s text:c="10"/>20 <text:s text:c="5"/>9756.10 <text:s text:c="5"/>9854.56 <text:s text:c="5"/>9805.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6"/>4194304 <text:s text:c="10"/>10 <text:s text:c="4"/>76811.70 <text:s text:c="4"/>76935.51 <text:s text:c="4"/>76873.60</text:p>
          </table:table-cell>
          <table:table-cell table:number-columns-repeated="2"/>
          <table:table-cell office:value-type="string" calcext:value-type="string">
            <text:p><text:s text:c="7"/>262144 <text:s text:c="9"/>160 <text:s text:c="6"/>517.34 <text:s text:c="6"/>517.41 <text:s text:c="6"/>517.38</text:p>
          </table:table-cell>
          <table:table-cell table:number-columns-repeated="2"/>
          <table:table-cell office:value-type="string" calcext:value-type="string">
            <text:p><text:s text:c="6"/>4194304 <text:s text:c="10"/>10 <text:s text:c="4"/>18785.72 <text:s text:c="4"/>19023.70 <text:s text:c="4"/>18904.7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7"/>524288 <text:s text:c="10"/>80 <text:s text:c="6"/>974.07 <text:s text:c="6"/>974.18 <text:s text:c="6"/>974.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#----------------------------------------------------------------</text:p>
          </table:table-cell>
          <table:table-cell table:number-columns-repeated="2"/>
          <table:table-cell office:value-type="string" calcext:value-type="string">
            <text:p><text:s text:c="6"/>1048576 <text:s text:c="10"/>40 <text:s text:c="5"/>1842.00 <text:s text:c="5"/>1842.30 <text:s text:c="5"/>1842.18</text:p>
          </table:table-cell>
          <table:table-cell table:number-columns-repeated="2"/>
          <table:table-cell office:value-type="string" calcext:value-type="string">
            <text:p>#---------------------------------------------------------------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Benchmarking Scatter </text:p>
          </table:table-cell>
          <table:table-cell table:number-columns-repeated="2"/>
          <table:table-cell office:value-type="string" calcext:value-type="string">
            <text:p><text:s text:c="6"/>2097152 <text:s text:c="10"/>20 <text:s text:c="5"/>3685.30 <text:s text:c="5"/>3698.60 <text:s text:c="5"/>3693.30</text:p>
          </table:table-cell>
          <table:table-cell table:number-columns-repeated="2"/>
          <table:table-cell office:value-type="string" calcext:value-type="string">
            <text:p># Benchmarking Scatter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#processes = 2 </text:p>
          </table:table-cell>
          <table:table-cell table:number-columns-repeated="2"/>
          <table:table-cell office:value-type="string" calcext:value-type="string">
            <text:p><text:s text:c="6"/>4194304 <text:s text:c="10"/>10 <text:s text:c="5"/>6388.31 <text:s text:c="5"/>6390.00 <text:s text:c="5"/>6389.32</text:p>
          </table:table-cell>
          <table:table-cell table:number-columns-repeated="2"/>
          <table:table-cell office:value-type="string" calcext:value-type="string">
            <text:p># #processes = 2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----------------------------------------------------------------</text:p>
          </table:table-cell>
          <table:table-cell table:number-columns-repeated="5"/>
          <table:table-cell office:value-type="string" calcext:value-type="string">
            <text:p>#---------------------------------------------------------------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7"/>#bytes #repetitions <text:s/>t_min[usec] <text:s/>t_max[usec] <text:s/>t_avg[usec]</text:p>
          </table:table-cell>
          <table:table-cell table:number-columns-repeated="2"/>
          <table:table-cell office:value-type="string" calcext:value-type="string">
            <text:p>#----------------------------------------------------------------</text:p>
          </table:table-cell>
          <table:table-cell table:number-columns-repeated="2"/>
          <table:table-cell office:value-type="string" calcext:value-type="string">
            <text:p><text:s text:c="7"/>#bytes #repetitions <text:s/>t_min[usec] <text:s/>t_max[usec] <text:s/>t_avg[usec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2"/>0 <text:s text:c="8"/>1000 <text:s text:c="8"/>0.03 <text:s text:c="8"/>0.03 <text:s text:c="8"/>0.03</text:p>
          </table:table-cell>
          <table:table-cell table:number-columns-repeated="2"/>
          <table:table-cell office:value-type="string" calcext:value-type="string">
            <text:p># Benchmarking Reduce </text:p>
          </table:table-cell>
          <table:table-cell table:number-columns-repeated="2"/>
          <table:table-cell office:value-type="string" calcext:value-type="string">
            <text:p><text:s text:c="12"/>0 <text:s text:c="8"/>1000 <text:s text:c="8"/>0.02 <text:s text:c="8"/>0.03 <text:s text:c="8"/>0.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2"/>1 <text:s text:c="8"/>1000 <text:s text:c="6"/>124.14 <text:s text:c="6"/>124.23 <text:s text:c="6"/>124.18</text:p>
          </table:table-cell>
          <table:table-cell table:number-columns-repeated="2"/>
          <table:table-cell office:value-type="string" calcext:value-type="string">
            <text:p># #processes = 2 </text:p>
          </table:table-cell>
          <table:table-cell table:number-columns-repeated="2"/>
          <table:table-cell office:value-type="string" calcext:value-type="string">
            <text:p><text:s text:c="12"/>1 <text:s text:c="8"/>1000 <text:s text:c="7"/>43.10 <text:s text:c="7"/>43.20 <text:s text:c="7"/>43.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2"/>2 <text:s text:c="8"/>1000 <text:s text:c="6"/>114.96 <text:s text:c="6"/>115.06 <text:s text:c="6"/>115.01</text:p>
          </table:table-cell>
          <table:table-cell table:number-columns-repeated="2"/>
          <table:table-cell office:value-type="string" calcext:value-type="string">
            <text:p># ( 3 additional processes waiting in MPI_Barrier)</text:p>
          </table:table-cell>
          <table:table-cell table:number-columns-repeated="2"/>
          <table:table-cell office:value-type="string" calcext:value-type="string">
            <text:p><text:s text:c="12"/>2 <text:s text:c="8"/>1000 <text:s text:c="7"/>42.76 <text:s text:c="7"/>42.83 <text:s text:c="7"/>42.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2"/>4 <text:s text:c="8"/>1000 <text:s text:c="6"/>115.90 <text:s text:c="6"/>115.97 <text:s text:c="6"/>115.93</text:p>
          </table:table-cell>
          <table:table-cell table:number-columns-repeated="2"/>
          <table:table-cell office:value-type="string" calcext:value-type="string">
            <text:p>#----------------------------------------------------------------</text:p>
          </table:table-cell>
          <table:table-cell table:number-columns-repeated="2"/>
          <table:table-cell office:value-type="string" calcext:value-type="string">
            <text:p><text:s text:c="12"/>4 <text:s text:c="8"/>1000 <text:s text:c="7"/>47.05 <text:s text:c="7"/>47.17 <text:s text:c="7"/>47.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2"/>8 <text:s text:c="8"/>1000 <text:s text:c="6"/>114.67 <text:s text:c="6"/>114.74 <text:s text:c="6"/>114.70</text:p>
          </table:table-cell>
          <table:table-cell table:number-columns-repeated="2"/>
          <table:table-cell office:value-type="string" calcext:value-type="string">
            <text:p><text:s text:c="7"/>#bytes #repetitions <text:s/>t_min[usec] <text:s/>t_max[usec] <text:s/>t_avg[usec]</text:p>
          </table:table-cell>
          <table:table-cell table:number-columns-repeated="2"/>
          <table:table-cell office:value-type="string" calcext:value-type="string">
            <text:p><text:s text:c="12"/>8 <text:s text:c="8"/>1000 <text:s text:c="7"/>44.13 <text:s text:c="7"/>44.20 <text:s text:c="7"/>44.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1"/>16 <text:s text:c="8"/>1000 <text:s text:c="6"/>114.14 <text:s text:c="6"/>114.24 <text:s text:c="6"/>114.19</text:p>
          </table:table-cell>
          <table:table-cell table:number-columns-repeated="2"/>
          <table:table-cell office:value-type="string" calcext:value-type="string">
            <text:p><text:s text:c="12"/>0 <text:s text:c="8"/>1000 <text:s text:c="8"/>0.04 <text:s text:c="8"/>0.04 <text:s text:c="8"/>0.04</text:p>
          </table:table-cell>
          <table:table-cell table:number-columns-repeated="2"/>
          <table:table-cell office:value-type="string" calcext:value-type="string">
            <text:p><text:s text:c="11"/>16 <text:s text:c="8"/>1000 <text:s text:c="7"/>44.42 <text:s text:c="7"/>44.51 <text:s text:c="7"/>44.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1"/>32 <text:s text:c="8"/>1000 <text:s text:c="6"/>114.77 <text:s text:c="6"/>114.88 <text:s text:c="6"/>114.83</text:p>
          </table:table-cell>
          <table:table-cell table:number-columns-repeated="2"/>
          <table:table-cell office:value-type="string" calcext:value-type="string">
            <text:p><text:s text:c="12"/>4 <text:s text:c="8"/>1000 <text:s text:c="8"/>2.18 <text:s text:c="8"/>2.18 <text:s text:c="8"/>2.18</text:p>
          </table:table-cell>
          <table:table-cell table:number-columns-repeated="2"/>
          <table:table-cell office:value-type="string" calcext:value-type="string">
            <text:p><text:s text:c="11"/>32 <text:s text:c="8"/>1000 <text:s text:c="7"/>46.51 <text:s text:c="7"/>46.56 <text:s text:c="7"/>46.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1"/>64 <text:s text:c="8"/>1000 <text:s text:c="6"/>114.18 <text:s text:c="6"/>114.27 <text:s text:c="6"/>114.23</text:p>
          </table:table-cell>
          <table:table-cell table:number-columns-repeated="2"/>
          <table:table-cell office:value-type="string" calcext:value-type="string">
            <text:p><text:s text:c="12"/>8 <text:s text:c="8"/>1000 <text:s text:c="8"/>2.19 <text:s text:c="8"/>2.19 <text:s text:c="8"/>2.19</text:p>
          </table:table-cell>
          <table:table-cell table:number-columns-repeated="2"/>
          <table:table-cell office:value-type="string" calcext:value-type="string">
            <text:p><text:s text:c="11"/>64 <text:s text:c="8"/>1000 <text:s text:c="7"/>44.57 <text:s text:c="7"/>44.66 <text:s text:c="7"/>44.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0"/>128 <text:s text:c="8"/>1000 <text:s text:c="6"/>115.71 <text:s text:c="6"/>115.99 <text:s text:c="6"/>115.85</text:p>
          </table:table-cell>
          <table:table-cell table:number-columns-repeated="2"/>
          <table:table-cell office:value-type="string" calcext:value-type="string">
            <text:p><text:s text:c="11"/>16 <text:s text:c="8"/>1000 <text:s text:c="8"/>2.23 <text:s text:c="8"/>2.23 <text:s text:c="8"/>2.23</text:p>
          </table:table-cell>
          <table:table-cell table:number-columns-repeated="2"/>
          <table:table-cell office:value-type="string" calcext:value-type="string">
            <text:p><text:s text:c="10"/>128 <text:s text:c="8"/>1000 <text:s text:c="7"/>48.40 <text:s text:c="7"/>48.48 <text:s text:c="7"/>48.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0"/>256 <text:s text:c="8"/>1000 <text:s text:c="6"/>104.54 <text:s text:c="6"/>104.67 <text:s text:c="6"/>104.61</text:p>
          </table:table-cell>
          <table:table-cell table:number-columns-repeated="2"/>
          <table:table-cell office:value-type="string" calcext:value-type="string">
            <text:p><text:s text:c="11"/>32 <text:s text:c="8"/>1000 <text:s text:c="8"/>2.27 <text:s text:c="8"/>2.28 <text:s text:c="8"/>2.28</text:p>
          </table:table-cell>
          <table:table-cell table:number-columns-repeated="2"/>
          <table:table-cell office:value-type="string" calcext:value-type="string">
            <text:p><text:s text:c="10"/>256 <text:s text:c="8"/>1000 <text:s text:c="7"/>49.53 <text:s text:c="7"/>49.67 <text:s text:c="7"/>49.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0"/>512 <text:s text:c="8"/>1000 <text:s text:c="6"/>116.44 <text:s text:c="6"/>116.49 <text:s text:c="6"/>116.46</text:p>
          </table:table-cell>
          <table:table-cell table:number-columns-repeated="2"/>
          <table:table-cell office:value-type="string" calcext:value-type="string">
            <text:p><text:s text:c="11"/>64 <text:s text:c="8"/>1000 <text:s text:c="8"/>2.48 <text:s text:c="8"/>2.49 <text:s text:c="8"/>2.48</text:p>
          </table:table-cell>
          <table:table-cell table:number-columns-repeated="2"/>
          <table:table-cell office:value-type="string" calcext:value-type="string">
            <text:p><text:s text:c="10"/>512 <text:s text:c="8"/>1000 <text:s text:c="7"/>62.47 <text:s text:c="7"/>62.54 <text:s text:c="7"/>62.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9"/>1024 <text:s text:c="8"/>1000 <text:s text:c="6"/>125.65 <text:s text:c="6"/>125.73 <text:s text:c="6"/>125.69</text:p>
          </table:table-cell>
          <table:table-cell table:number-columns-repeated="2"/>
          <table:table-cell office:value-type="string" calcext:value-type="string">
            <text:p><text:s text:c="10"/>128 <text:s text:c="8"/>1000 <text:s text:c="8"/>3.73 <text:s text:c="8"/>3.73 <text:s text:c="8"/>3.73</text:p>
          </table:table-cell>
          <table:table-cell table:number-columns-repeated="2"/>
          <table:table-cell office:value-type="string" calcext:value-type="string">
            <text:p><text:s text:c="9"/>1024 <text:s text:c="8"/>1000 <text:s text:c="7"/>70.15 <text:s text:c="7"/>70.30 <text:s text:c="7"/>70.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9"/>2048 <text:s text:c="8"/>1000 <text:s text:c="6"/>283.35 <text:s text:c="6"/>283.47 <text:s text:c="6"/>283.41</text:p>
          </table:table-cell>
          <table:table-cell table:number-columns-repeated="2"/>
          <table:table-cell office:value-type="string" calcext:value-type="string">
            <text:p><text:s text:c="10"/>256 <text:s text:c="8"/>1000 <text:s text:c="8"/>3.97 <text:s text:c="8"/>3.97 <text:s text:c="8"/>3.97</text:p>
          </table:table-cell>
          <table:table-cell table:number-columns-repeated="2"/>
          <table:table-cell office:value-type="string" calcext:value-type="string">
            <text:p><text:s text:c="9"/>2048 <text:s text:c="8"/>1000 <text:s text:c="7"/>69.28 <text:s text:c="7"/>69.40 <text:s text:c="7"/>69.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9"/>4096 <text:s text:c="8"/>1000 <text:s text:c="6"/>335.42 <text:s text:c="6"/>335.75 <text:s text:c="6"/>335.59</text:p>
          </table:table-cell>
          <table:table-cell table:number-columns-repeated="2"/>
          <table:table-cell office:value-type="string" calcext:value-type="string">
            <text:p><text:s text:c="10"/>512 <text:s text:c="8"/>1000 <text:s text:c="8"/>5.59 <text:s text:c="8"/>5.59 <text:s text:c="8"/>5.59</text:p>
          </table:table-cell>
          <table:table-cell table:number-columns-repeated="2"/>
          <table:table-cell office:value-type="string" calcext:value-type="string">
            <text:p><text:s text:c="9"/>4096 <text:s text:c="8"/>1000 <text:s text:c="7"/>76.50 <text:s text:c="7"/>76.66 <text:s text:c="7"/>76.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9"/>8192 <text:s text:c="8"/>1000 <text:s text:c="6"/>377.32 <text:s text:c="6"/>377.62 <text:s text:c="6"/>377.47</text:p>
          </table:table-cell>
          <table:table-cell table:number-columns-repeated="2"/>
          <table:table-cell office:value-type="string" calcext:value-type="string">
            <text:p><text:s text:c="9"/>1024 <text:s text:c="8"/>1000 <text:s text:c="8"/>8.61 <text:s text:c="8"/>8.61 <text:s text:c="8"/>8.61</text:p>
          </table:table-cell>
          <table:table-cell table:number-columns-repeated="2"/>
          <table:table-cell office:value-type="string" calcext:value-type="string">
            <text:p><text:s text:c="9"/>8192 <text:s text:c="8"/>1000 <text:s text:c="6"/>106.47 <text:s text:c="6"/>106.62 <text:s text:c="6"/>106.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16384 <text:s text:c="8"/>1000 <text:s text:c="6"/>535.29 <text:s text:c="6"/>535.49 <text:s text:c="6"/>535.39</text:p>
          </table:table-cell>
          <table:table-cell table:number-columns-repeated="2"/>
          <table:table-cell office:value-type="string" calcext:value-type="string">
            <text:p><text:s text:c="9"/>2048 <text:s text:c="8"/>1000 <text:s text:c="8"/>9.32 <text:s text:c="8"/>9.33 <text:s text:c="8"/>9.33</text:p>
          </table:table-cell>
          <table:table-cell table:number-columns-repeated="2"/>
          <table:table-cell office:value-type="string" calcext:value-type="string">
            <text:p><text:s text:c="8"/>16384 <text:s text:c="8"/>1000 <text:s text:c="6"/>198.60 <text:s text:c="6"/>199.07 <text:s text:c="6"/>198.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32768 <text:s text:c="8"/>1000 <text:s text:c="5"/>2200.52 <text:s text:c="5"/>2200.79 <text:s text:c="5"/>2200.65</text:p>
          </table:table-cell>
          <table:table-cell table:number-columns-repeated="2"/>
          <table:table-cell office:value-type="string" calcext:value-type="string">
            <text:p><text:s text:c="9"/>4096 <text:s text:c="8"/>1000 <text:s text:c="7"/>12.77 <text:s text:c="7"/>12.78 <text:s text:c="7"/>12.78</text:p>
          </table:table-cell>
          <table:table-cell table:number-columns-repeated="2"/>
          <table:table-cell office:value-type="string" calcext:value-type="string">
            <text:p><text:s text:c="8"/>32768 <text:s text:c="8"/>1000 <text:s text:c="6"/>298.23 <text:s text:c="6"/>298.70 <text:s text:c="6"/>298.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65536 <text:s text:c="9"/>640 <text:s text:c="5"/>1473.07 <text:s text:c="5"/>1473.44 <text:s text:c="5"/>1473.25</text:p>
          </table:table-cell>
          <table:table-cell table:number-columns-repeated="2"/>
          <table:table-cell office:value-type="string" calcext:value-type="string">
            <text:p><text:s text:c="9"/>8192 <text:s text:c="8"/>1000 <text:s text:c="7"/>15.92 <text:s text:c="7"/>15.94 <text:s text:c="7"/>15.93</text:p>
          </table:table-cell>
          <table:table-cell table:number-columns-repeated="2"/>
          <table:table-cell office:value-type="string" calcext:value-type="string">
            <text:p><text:s text:c="8"/>65536 <text:s text:c="9"/>640 <text:s text:c="6"/>579.43 <text:s text:c="6"/>580.28 <text:s text:c="6"/>579.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7"/>131072 <text:s text:c="9"/>320 <text:s text:c="5"/>2431.53 <text:s text:c="5"/>2432.05 <text:s text:c="5"/>2431.79</text:p>
          </table:table-cell>
          <table:table-cell table:number-columns-repeated="2"/>
          <table:table-cell office:value-type="string" calcext:value-type="string">
            <text:p><text:s text:c="8"/>16384 <text:s text:c="8"/>1000 <text:s text:c="7"/>28.75 <text:s text:c="7"/>28.75 <text:s text:c="7"/>28.75</text:p>
          </table:table-cell>
          <table:table-cell table:number-columns-repeated="2"/>
          <table:table-cell office:value-type="string" calcext:value-type="string">
            <text:p><text:s text:c="7"/>131072 <text:s text:c="9"/>320 <text:s text:c="5"/>1078.13 <text:s text:c="5"/>1080.24 <text:s text:c="5"/>1079.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7"/>262144 <text:s text:c="9"/>160 <text:s text:c="4"/>12645.08 <text:s text:c="4"/>12645.86 <text:s text:c="4"/>12645.47</text:p>
          </table:table-cell>
          <table:table-cell table:number-columns-repeated="2"/>
          <table:table-cell office:value-type="string" calcext:value-type="string">
            <text:p><text:s text:c="8"/>32768 <text:s text:c="8"/>1000 <text:s text:c="7"/>38.12 <text:s text:c="7"/>38.14 <text:s text:c="7"/>38.13</text:p>
          </table:table-cell>
          <table:table-cell table:number-columns-repeated="2"/>
          <table:table-cell office:value-type="string" calcext:value-type="string">
            <text:p><text:s text:c="7"/>262144 <text:s text:c="9"/>160 <text:s text:c="5"/>1588.55 <text:s text:c="5"/>1594.56 <text:s text:c="5"/>1591.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7"/>524288 <text:s text:c="10"/>80 <text:s text:c="5"/>9626.14 <text:s text:c="5"/>9627.28 <text:s text:c="5"/>9626.71</text:p>
          </table:table-cell>
          <table:table-cell table:number-columns-repeated="2"/>
          <table:table-cell office:value-type="string" calcext:value-type="string">
            <text:p><text:s text:c="8"/>65536 <text:s text:c="9"/>640 <text:s text:c="7"/>72.75 <text:s text:c="7"/>72.77 <text:s text:c="7"/>72.76</text:p>
          </table:table-cell>
          <table:table-cell table:number-columns-repeated="2"/>
          <table:table-cell office:value-type="string" calcext:value-type="string">
            <text:p><text:s text:c="7"/>524288 <text:s text:c="10"/>80 <text:s text:c="5"/>2796.38 <text:s text:c="5"/>2810.20 <text:s text:c="5"/>2803.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6"/>1048576 <text:s text:c="10"/>40 <text:s text:c="4"/>18828.80 <text:s text:c="4"/>18831.30 <text:s text:c="4"/>18830.05</text:p>
          </table:table-cell>
          <table:table-cell table:number-columns-repeated="2"/>
          <table:table-cell office:value-type="string" calcext:value-type="string">
            <text:p><text:s text:c="7"/>131072 <text:s text:c="9"/>320 <text:s text:c="6"/>138.27 <text:s text:c="6"/>138.38 <text:s text:c="6"/>138.32</text:p>
          </table:table-cell>
          <table:table-cell table:number-columns-repeated="2"/>
          <table:table-cell office:value-type="string" calcext:value-type="string">
            <text:p><text:s text:c="6"/>1048576 <text:s text:c="10"/>40 <text:s text:c="5"/>5196.05 <text:s text:c="5"/>5234.00 <text:s text:c="5"/>5215.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6"/>2097152 <text:s text:c="10"/>20 <text:s text:c="4"/>36167.71 <text:s text:c="4"/>36175.10 <text:s text:c="4"/>36171.40</text:p>
          </table:table-cell>
          <table:table-cell table:number-columns-repeated="2"/>
          <table:table-cell office:value-type="string" calcext:value-type="string">
            <text:p><text:s text:c="7"/>262144 <text:s text:c="9"/>160 <text:s text:c="6"/>312.01 <text:s text:c="6"/>312.22 <text:s text:c="6"/>312.12</text:p>
          </table:table-cell>
          <table:table-cell table:number-columns-repeated="2"/>
          <table:table-cell office:value-type="string" calcext:value-type="string">
            <text:p><text:s text:c="6"/>2097152 <text:s text:c="10"/>20 <text:s text:c="5"/>9836.10 <text:s text:c="5"/>9876.85 <text:s text:c="5"/>9856.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6"/>4194304 <text:s text:c="10"/>10 <text:s text:c="4"/>67187.09 <text:s text:c="4"/>67243.10 <text:s text:c="4"/>67215.10</text:p>
          </table:table-cell>
          <table:table-cell table:number-columns-repeated="2"/>
          <table:table-cell office:value-type="string" calcext:value-type="string">
            <text:p><text:s text:c="7"/>524288 <text:s text:c="10"/>80 <text:s text:c="6"/>566.97 <text:s text:c="6"/>567.39 <text:s text:c="6"/>567.18</text:p>
          </table:table-cell>
          <table:table-cell table:number-columns-repeated="2"/>
          <table:table-cell office:value-type="string" calcext:value-type="string">
            <text:p><text:s text:c="6"/>4194304 <text:s text:c="10"/>10 <text:s text:c="4"/>18878.20 <text:s text:c="4"/>19004.70 <text:s text:c="4"/>18941.4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6"/>1048576 <text:s text:c="10"/>40 <text:s text:c="5"/>1055.55 <text:s text:c="5"/>1056.55 <text:s text:c="5"/>1056.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#----------------------------------------------------------------</text:p>
          </table:table-cell>
          <table:table-cell table:number-columns-repeated="2"/>
          <table:table-cell office:value-type="string" calcext:value-type="string">
            <text:p><text:s text:c="6"/>2097152 <text:s text:c="10"/>20 <text:s text:c="5"/>2031.20 <text:s text:c="5"/>2032.90 <text:s text:c="5"/>2032.05</text:p>
          </table:table-cell>
          <table:table-cell table:number-columns-repeated="2"/>
          <table:table-cell office:value-type="string" calcext:value-type="string">
            <text:p>#---------------------------------------------------------------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Benchmarking Scatterv </text:p>
          </table:table-cell>
          <table:table-cell table:number-columns-repeated="2"/>
          <table:table-cell office:value-type="string" calcext:value-type="string">
            <text:p><text:s text:c="6"/>4194304 <text:s text:c="10"/>10 <text:s text:c="5"/>4170.80 <text:s text:c="5"/>4174.40 <text:s text:c="5"/>4172.60</text:p>
          </table:table-cell>
          <table:table-cell table:number-columns-repeated="2"/>
          <table:table-cell office:value-type="string" calcext:value-type="string">
            <text:p># Benchmarking Scatterv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#processes = 2 </text:p>
          </table:table-cell>
          <table:table-cell table:number-columns-repeated="5"/>
          <table:table-cell office:value-type="string" calcext:value-type="string">
            <text:p># #processes = 2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----------------------------------------------------------------</text:p>
          </table:table-cell>
          <table:table-cell table:number-columns-repeated="2"/>
          <table:table-cell office:value-type="string" calcext:value-type="string">
            <text:p>#----------------------------------------------------------------</text:p>
          </table:table-cell>
          <table:table-cell table:number-columns-repeated="2"/>
          <table:table-cell office:value-type="string" calcext:value-type="string">
            <text:p>#---------------------------------------------------------------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7"/>#bytes #repetitions <text:s/>t_min[usec] <text:s/>t_max[usec] <text:s/>t_avg[usec]</text:p>
          </table:table-cell>
          <table:table-cell table:number-columns-repeated="2"/>
          <table:table-cell office:value-type="string" calcext:value-type="string">
            <text:p># Benchmarking Reduce </text:p>
          </table:table-cell>
          <table:table-cell table:number-columns-repeated="2"/>
          <table:table-cell office:value-type="string" calcext:value-type="string">
            <text:p><text:s text:c="7"/>#bytes #repetitions <text:s/>t_min[usec] <text:s/>t_max[usec] <text:s/>t_avg[usec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2"/>0 <text:s text:c="8"/>1000 <text:s text:c="8"/>0.14 <text:s text:c="8"/>0.16 <text:s text:c="8"/>0.15</text:p>
          </table:table-cell>
          <table:table-cell table:number-columns-repeated="2"/>
          <table:table-cell office:value-type="string" calcext:value-type="string">
            <text:p># #processes = 4 </text:p>
          </table:table-cell>
          <table:table-cell table:number-columns-repeated="2"/>
          <table:table-cell office:value-type="string" calcext:value-type="string">
            <text:p><text:s text:c="12"/>0 <text:s text:c="8"/>1000 <text:s text:c="8"/>0.11 <text:s text:c="8"/>0.15 <text:s text:c="8"/>0.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2"/>1 <text:s text:c="8"/>1000 <text:s text:c="6"/>104.88 <text:s text:c="6"/>104.93 <text:s text:c="6"/>104.91</text:p>
          </table:table-cell>
          <table:table-cell table:number-columns-repeated="2"/>
          <table:table-cell office:value-type="string" calcext:value-type="string">
            <text:p># ( 1 additional process waiting in MPI_Barrier)</text:p>
          </table:table-cell>
          <table:table-cell table:number-columns-repeated="2"/>
          <table:table-cell office:value-type="string" calcext:value-type="string">
            <text:p><text:s text:c="12"/>1 <text:s text:c="8"/>1000 <text:s text:c="7"/>42.45 <text:s text:c="7"/>42.58 <text:s text:c="7"/>42.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2"/>2 <text:s text:c="8"/>1000 <text:s text:c="6"/>104.41 <text:s text:c="6"/>104.51 <text:s text:c="6"/>104.46</text:p>
          </table:table-cell>
          <table:table-cell table:number-columns-repeated="2"/>
          <table:table-cell office:value-type="string" calcext:value-type="string">
            <text:p>#----------------------------------------------------------------</text:p>
          </table:table-cell>
          <table:table-cell table:number-columns-repeated="2"/>
          <table:table-cell office:value-type="string" calcext:value-type="string">
            <text:p><text:s text:c="12"/>2 <text:s text:c="8"/>1000 <text:s text:c="7"/>43.01 <text:s text:c="7"/>43.06 <text:s text:c="7"/>43.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2"/>4 <text:s text:c="8"/>1000 <text:s text:c="6"/>104.48 <text:s text:c="6"/>104.58 <text:s text:c="6"/>104.53</text:p>
          </table:table-cell>
          <table:table-cell table:number-columns-repeated="2"/>
          <table:table-cell office:value-type="string" calcext:value-type="string">
            <text:p><text:s text:c="7"/>#bytes #repetitions <text:s/>t_min[usec] <text:s/>t_max[usec] <text:s/>t_avg[usec]</text:p>
          </table:table-cell>
          <table:table-cell table:number-columns-repeated="2"/>
          <table:table-cell office:value-type="string" calcext:value-type="string">
            <text:p><text:s text:c="12"/>4 <text:s text:c="8"/>1000 <text:s text:c="7"/>41.76 <text:s text:c="7"/>41.85 <text:s text:c="7"/>41.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2"/>8 <text:s text:c="8"/>1000 <text:s text:c="6"/>114.08 <text:s text:c="6"/>114.18 <text:s text:c="6"/>114.13</text:p>
          </table:table-cell>
          <table:table-cell table:number-columns-repeated="2"/>
          <table:table-cell office:value-type="string" calcext:value-type="string">
            <text:p><text:s text:c="12"/>0 <text:s text:c="8"/>1000 <text:s text:c="8"/>0.02 <text:s text:c="8"/>0.04 <text:s text:c="8"/>0.03</text:p>
          </table:table-cell>
          <table:table-cell table:number-columns-repeated="2"/>
          <table:table-cell office:value-type="string" calcext:value-type="string">
            <text:p><text:s text:c="12"/>8 <text:s text:c="8"/>1000 <text:s text:c="7"/>42.78 <text:s text:c="7"/>42.83 <text:s text:c="7"/>42.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1"/>16 <text:s text:c="8"/>1000 <text:s text:c="6"/>115.53 <text:s text:c="6"/>115.61 <text:s text:c="6"/>115.57</text:p>
          </table:table-cell>
          <table:table-cell table:number-columns-repeated="2"/>
          <table:table-cell office:value-type="string" calcext:value-type="string">
            <text:p><text:s text:c="12"/>4 <text:s text:c="8"/>1000 <text:s text:c="8"/>6.40 <text:s text:c="8"/>6.41 <text:s text:c="8"/>6.40</text:p>
          </table:table-cell>
          <table:table-cell table:number-columns-repeated="2"/>
          <table:table-cell office:value-type="string" calcext:value-type="string">
            <text:p><text:s text:c="11"/>16 <text:s text:c="8"/>1000 <text:s text:c="7"/>41.91 <text:s text:c="7"/>42.05 <text:s text:c="7"/>41.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1"/>32 <text:s text:c="8"/>1000 <text:s text:c="6"/>116.50 <text:s text:c="6"/>116.62 <text:s text:c="6"/>116.56</text:p>
          </table:table-cell>
          <table:table-cell table:number-columns-repeated="2"/>
          <table:table-cell office:value-type="string" calcext:value-type="string">
            <text:p><text:s text:c="12"/>8 <text:s text:c="8"/>1000 <text:s text:c="8"/>5.86 <text:s text:c="8"/>5.89 <text:s text:c="8"/>5.87</text:p>
          </table:table-cell>
          <table:table-cell table:number-columns-repeated="2"/>
          <table:table-cell office:value-type="string" calcext:value-type="string">
            <text:p><text:s text:c="11"/>32 <text:s text:c="8"/>1000 <text:s text:c="7"/>44.81 <text:s text:c="7"/>44.88 <text:s text:c="7"/>44.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1"/>64 <text:s text:c="8"/>1000 <text:s text:c="6"/>117.25 <text:s text:c="6"/>117.38 <text:s text:c="6"/>117.31</text:p>
          </table:table-cell>
          <table:table-cell table:number-columns-repeated="2"/>
          <table:table-cell office:value-type="string" calcext:value-type="string">
            <text:p><text:s text:c="11"/>16 <text:s text:c="8"/>1000 <text:s text:c="8"/>6.21 <text:s text:c="8"/>6.24 <text:s text:c="8"/>6.22</text:p>
          </table:table-cell>
          <table:table-cell table:number-columns-repeated="2"/>
          <table:table-cell office:value-type="string" calcext:value-type="string">
            <text:p><text:s text:c="11"/>64 <text:s text:c="8"/>1000 <text:s text:c="7"/>42.66 <text:s text:c="7"/>42.80 <text:s text:c="7"/>42.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0"/>128 <text:s text:c="8"/>1000 <text:s text:c="6"/>118.13 <text:s text:c="6"/>118.28 <text:s text:c="6"/>118.21</text:p>
          </table:table-cell>
          <table:table-cell table:number-columns-repeated="2"/>
          <table:table-cell office:value-type="string" calcext:value-type="string">
            <text:p><text:s text:c="11"/>32 <text:s text:c="8"/>1000 <text:s text:c="8"/>5.41 <text:s text:c="8"/>5.41 <text:s text:c="8"/>5.41</text:p>
          </table:table-cell>
          <table:table-cell table:number-columns-repeated="2"/>
          <table:table-cell office:value-type="string" calcext:value-type="string">
            <text:p><text:s text:c="10"/>128 <text:s text:c="8"/>1000 <text:s text:c="7"/>48.56 <text:s text:c="7"/>48.64 <text:s text:c="7"/>48.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0"/>256 <text:s text:c="8"/>1000 <text:s text:c="6"/>124.39 <text:s text:c="6"/>124.46 <text:s text:c="6"/>124.42</text:p>
          </table:table-cell>
          <table:table-cell table:number-columns-repeated="2"/>
          <table:table-cell office:value-type="string" calcext:value-type="string">
            <text:p><text:s text:c="11"/>64 <text:s text:c="8"/>1000 <text:s text:c="8"/>4.94 <text:s text:c="8"/>4.96 <text:s text:c="8"/>4.95</text:p>
          </table:table-cell>
          <table:table-cell table:number-columns-repeated="2"/>
          <table:table-cell office:value-type="string" calcext:value-type="string">
            <text:p><text:s text:c="10"/>256 <text:s text:c="8"/>1000 <text:s text:c="7"/>49.29 <text:s text:c="7"/>49.43 <text:s text:c="7"/>49.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0"/>512 <text:s text:c="8"/>1000 <text:s text:c="6"/>122.92 <text:s text:c="6"/>123.03 <text:s text:c="6"/>122.97</text:p>
          </table:table-cell>
          <table:table-cell table:number-columns-repeated="2"/>
          <table:table-cell office:value-type="string" calcext:value-type="string">
            <text:p><text:s text:c="10"/>128 <text:s text:c="8"/>1000 <text:s text:c="8"/>6.60 <text:s text:c="8"/>6.62 <text:s text:c="8"/>6.61</text:p>
          </table:table-cell>
          <table:table-cell table:number-columns-repeated="2"/>
          <table:table-cell office:value-type="string" calcext:value-type="string">
            <text:p><text:s text:c="10"/>512 <text:s text:c="8"/>1000 <text:s text:c="7"/>60.96 <text:s text:c="7"/>61.06 <text:s text:c="7"/>61.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9"/>1024 <text:s text:c="8"/>1000 <text:s text:c="6"/>122.83 <text:s text:c="6"/>122.91 <text:s text:c="6"/>122.87</text:p>
          </table:table-cell>
          <table:table-cell table:number-columns-repeated="2"/>
          <table:table-cell office:value-type="string" calcext:value-type="string">
            <text:p><text:s text:c="10"/>256 <text:s text:c="8"/>1000 <text:s text:c="8"/>6.40 <text:s text:c="8"/>6.42 <text:s text:c="8"/>6.41</text:p>
          </table:table-cell>
          <table:table-cell table:number-columns-repeated="2"/>
          <table:table-cell office:value-type="string" calcext:value-type="string">
            <text:p><text:s text:c="9"/>1024 <text:s text:c="8"/>1000 <text:s text:c="7"/>68.66 <text:s text:c="7"/>68.85 <text:s text:c="7"/>68.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9"/>2048 <text:s text:c="8"/>1000 <text:s text:c="6"/>279.70 <text:s text:c="6"/>279.85 <text:s text:c="6"/>279.78</text:p>
          </table:table-cell>
          <table:table-cell table:number-columns-repeated="2"/>
          <table:table-cell office:value-type="string" calcext:value-type="string">
            <text:p><text:s text:c="10"/>512 <text:s text:c="8"/>1000 <text:s text:c="7"/>13.39 <text:s text:c="7"/>13.42 <text:s text:c="7"/>13.41</text:p>
          </table:table-cell>
          <table:table-cell table:number-columns-repeated="2"/>
          <table:table-cell office:value-type="string" calcext:value-type="string">
            <text:p><text:s text:c="9"/>2048 <text:s text:c="8"/>1000 <text:s text:c="7"/>69.09 <text:s text:c="7"/>69.22 <text:s text:c="7"/>69.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9"/>4096 <text:s text:c="8"/>1000 <text:s text:c="6"/>352.72 <text:s text:c="6"/>353.05 <text:s text:c="6"/>352.88</text:p>
          </table:table-cell>
          <table:table-cell table:number-columns-repeated="2"/>
          <table:table-cell office:value-type="string" calcext:value-type="string">
            <text:p><text:s text:c="9"/>1024 <text:s text:c="8"/>1000 <text:s text:c="7"/>16.26 <text:s text:c="7"/>16.28 <text:s text:c="7"/>16.27</text:p>
          </table:table-cell>
          <table:table-cell table:number-columns-repeated="2"/>
          <table:table-cell office:value-type="string" calcext:value-type="string">
            <text:p><text:s text:c="9"/>4096 <text:s text:c="8"/>1000 <text:s text:c="7"/>73.61 <text:s text:c="7"/>73.77 <text:s text:c="7"/>73.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9"/>8192 <text:s text:c="8"/>1000 <text:s text:c="6"/>373.12 <text:s text:c="6"/>373.31 <text:s text:c="6"/>373.21</text:p>
          </table:table-cell>
          <table:table-cell table:number-columns-repeated="2"/>
          <table:table-cell office:value-type="string" calcext:value-type="string">
            <text:p><text:s text:c="9"/>2048 <text:s text:c="8"/>1000 <text:s text:c="7"/>17.49 <text:s text:c="7"/>17.51 <text:s text:c="7"/>17.50</text:p>
          </table:table-cell>
          <table:table-cell table:number-columns-repeated="2"/>
          <table:table-cell office:value-type="string" calcext:value-type="string">
            <text:p><text:s text:c="9"/>8192 <text:s text:c="8"/>1000 <text:s text:c="6"/>103.42 <text:s text:c="6"/>103.59 <text:s text:c="6"/>103.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16384 <text:s text:c="8"/>1000 <text:s text:c="6"/>555.52 <text:s text:c="6"/>555.78 <text:s text:c="6"/>555.65</text:p>
          </table:table-cell>
          <table:table-cell table:number-columns-repeated="2"/>
          <table:table-cell office:value-type="string" calcext:value-type="string">
            <text:p><text:s text:c="9"/>4096 <text:s text:c="8"/>1000 <text:s text:c="7"/>17.99 <text:s text:c="7"/>18.02 <text:s text:c="7"/>18.01</text:p>
          </table:table-cell>
          <table:table-cell table:number-columns-repeated="2"/>
          <table:table-cell office:value-type="string" calcext:value-type="string">
            <text:p><text:s text:c="8"/>16384 <text:s text:c="8"/>1000 <text:s text:c="6"/>199.65 <text:s text:c="6"/>200.12 <text:s text:c="6"/>199.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32768 <text:s text:c="8"/>1000 <text:s text:c="5"/>3736.83 <text:s text:c="5"/>3737.05 <text:s text:c="5"/>3736.94</text:p>
          </table:table-cell>
          <table:table-cell table:number-columns-repeated="2"/>
          <table:table-cell office:value-type="string" calcext:value-type="string">
            <text:p><text:s text:c="9"/>8192 <text:s text:c="8"/>1000 <text:s text:c="7"/>26.58 <text:s text:c="7"/>26.61 <text:s text:c="7"/>26.59</text:p>
          </table:table-cell>
          <table:table-cell table:number-columns-repeated="2"/>
          <table:table-cell office:value-type="string" calcext:value-type="string">
            <text:p><text:s text:c="8"/>32768 <text:s text:c="8"/>1000 <text:s text:c="6"/>298.09 <text:s text:c="6"/>298.57 <text:s text:c="6"/>298.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65536 <text:s text:c="9"/>640 <text:s text:c="5"/>2949.16 <text:s text:c="5"/>2949.54 <text:s text:c="5"/>2949.35</text:p>
          </table:table-cell>
          <table:table-cell table:number-columns-repeated="2"/>
          <table:table-cell office:value-type="string" calcext:value-type="string">
            <text:p><text:s text:c="8"/>16384 <text:s text:c="8"/>1000 <text:s text:c="7"/>45.76 <text:s text:c="7"/>45.79 <text:s text:c="7"/>45.77</text:p>
          </table:table-cell>
          <table:table-cell table:number-columns-repeated="2"/>
          <table:table-cell office:value-type="string" calcext:value-type="string">
            <text:p><text:s text:c="8"/>65536 <text:s text:c="9"/>640 <text:s text:c="6"/>605.67 <text:s text:c="6"/>605.80 <text:s text:c="6"/>605.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7"/>131072 <text:s text:c="9"/>320 <text:s text:c="5"/>3697.43 <text:s text:c="5"/>3698.07 <text:s text:c="5"/>3697.75</text:p>
          </table:table-cell>
          <table:table-cell table:number-columns-repeated="2"/>
          <table:table-cell office:value-type="string" calcext:value-type="string">
            <text:p><text:s text:c="8"/>32768 <text:s text:c="8"/>1000 <text:s text:c="6"/>120.58 <text:s text:c="6"/>120.68 <text:s text:c="6"/>120.64</text:p>
          </table:table-cell>
          <table:table-cell table:number-columns-repeated="2"/>
          <table:table-cell office:value-type="string" calcext:value-type="string">
            <text:p><text:s text:c="7"/>131072 <text:s text:c="9"/>320 <text:s text:c="5"/>1045.04 <text:s text:c="5"/>1047.37 <text:s text:c="5"/>1046.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7"/>262144 <text:s text:c="9"/>160 <text:s text:c="5"/>8854.42 <text:s text:c="5"/>8855.66 <text:s text:c="5"/>8855.04</text:p>
          </table:table-cell>
          <table:table-cell table:number-columns-repeated="2"/>
          <table:table-cell office:value-type="string" calcext:value-type="string">
            <text:p><text:s text:c="8"/>65536 <text:s text:c="9"/>640 <text:s text:c="6"/>156.76 <text:s text:c="6"/>157.04 <text:s text:c="6"/>156.94</text:p>
          </table:table-cell>
          <table:table-cell table:number-columns-repeated="2"/>
          <table:table-cell office:value-type="string" calcext:value-type="string">
            <text:p><text:s text:c="7"/>262144 <text:s text:c="9"/>160 <text:s text:c="5"/>1549.96 <text:s text:c="5"/>1556.48 <text:s text:c="5"/>1553.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7"/>524288 <text:s text:c="10"/>80 <text:s text:c="5"/>8361.18 <text:s text:c="5"/>8363.52 <text:s text:c="5"/>8362.35</text:p>
          </table:table-cell>
          <table:table-cell table:number-columns-repeated="2"/>
          <table:table-cell office:value-type="string" calcext:value-type="string">
            <text:p><text:s text:c="7"/>131072 <text:s text:c="9"/>320 <text:s text:c="6"/>274.92 <text:s text:c="6"/>275.26 <text:s text:c="6"/>275.14</text:p>
          </table:table-cell>
          <table:table-cell table:number-columns-repeated="2"/>
          <table:table-cell office:value-type="string" calcext:value-type="string">
            <text:p><text:s text:c="7"/>524288 <text:s text:c="10"/>80 <text:s text:c="5"/>2770.91 <text:s text:c="5"/>2788.90 <text:s text:c="5"/>2779.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6"/>1048576 <text:s text:c="10"/>40 <text:s text:c="4"/>16986.00 <text:s text:c="4"/>16986.80 <text:s text:c="4"/>16986.40</text:p>
          </table:table-cell>
          <table:table-cell table:number-columns-repeated="2"/>
          <table:table-cell office:value-type="string" calcext:value-type="string">
            <text:p><text:s text:c="7"/>262144 <text:s text:c="9"/>160 <text:s text:c="5"/>1739.36 <text:s text:c="5"/>1740.71 <text:s text:c="5"/>1740.31</text:p>
          </table:table-cell>
          <table:table-cell table:number-columns-repeated="2"/>
          <table:table-cell office:value-type="string" calcext:value-type="string">
            <text:p><text:s text:c="6"/>1048576 <text:s text:c="10"/>40 <text:s text:c="5"/>5159.22 <text:s text:c="5"/>5198.35 <text:s text:c="5"/>5178.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6"/>2097152 <text:s text:c="10"/>20 <text:s text:c="4"/>35095.64 <text:s text:c="4"/>35101.25 <text:s text:c="4"/>35098.45</text:p>
          </table:table-cell>
          <table:table-cell table:number-columns-repeated="2"/>
          <table:table-cell office:value-type="string" calcext:value-type="string">
            <text:p><text:s text:c="7"/>524288 <text:s text:c="10"/>80 <text:s text:c="5"/>5350.00 <text:s text:c="5"/>5353.05 <text:s text:c="5"/>5352.11</text:p>
          </table:table-cell>
          <table:table-cell table:number-columns-repeated="2"/>
          <table:table-cell office:value-type="string" calcext:value-type="string">
            <text:p><text:s text:c="6"/>2097152 <text:s text:c="10"/>20 <text:s text:c="5"/>9736.94 <text:s text:c="5"/>9812.86 <text:s text:c="5"/>9774.9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6"/>4194304 <text:s text:c="10"/>10 <text:s text:c="4"/>63469.60 <text:s text:c="4"/>63522.60 <text:s text:c="4"/>63496.10</text:p>
          </table:table-cell>
          <table:table-cell table:number-columns-repeated="2"/>
          <table:table-cell office:value-type="string" calcext:value-type="string">
            <text:p><text:s text:c="6"/>1048576 <text:s text:c="10"/>40 <text:s text:c="5"/>6453.97 <text:s text:c="5"/>6464.45 <text:s text:c="5"/>6461.19</text:p>
          </table:table-cell>
          <table:table-cell table:number-columns-repeated="2"/>
          <table:table-cell office:value-type="string" calcext:value-type="string">
            <text:p><text:s text:c="6"/>4194304 <text:s text:c="10"/>10 <text:s text:c="4"/>18851.90 <text:s text:c="4"/>18959.50 <text:s text:c="4"/>18905.7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6"/>2097152 <text:s text:c="10"/>20 <text:s text:c="4"/>11631.30 <text:s text:c="4"/>11652.80 <text:s text:c="4"/>11645.5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#----------------------------------------------------------------</text:p>
          </table:table-cell>
          <table:table-cell table:number-columns-repeated="2"/>
          <table:table-cell office:value-type="string" calcext:value-type="string">
            <text:p><text:s text:c="6"/>4194304 <text:s text:c="10"/>10 <text:s text:c="4"/>20677.30 <text:s text:c="4"/>20709.80 <text:s text:c="4"/>20700.38</text:p>
          </table:table-cell>
          <table:table-cell table:number-columns-repeated="2"/>
          <table:table-cell office:value-type="string" calcext:value-type="string">
            <text:p>#---------------------------------------------------------------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Benchmarking Alltoall </text:p>
          </table:table-cell>
          <table:table-cell table:number-columns-repeated="5"/>
          <table:table-cell office:value-type="string" calcext:value-type="string">
            <text:p># Benchmarking Alltoall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#processes = 2 </text:p>
          </table:table-cell>
          <table:table-cell table:number-columns-repeated="2"/>
          <table:table-cell office:value-type="string" calcext:value-type="string">
            <text:p>#----------------------------------------------------------------</text:p>
          </table:table-cell>
          <table:table-cell table:number-columns-repeated="2"/>
          <table:table-cell office:value-type="string" calcext:value-type="string">
            <text:p># #processes = 2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----------------------------------------------------------------</text:p>
          </table:table-cell>
          <table:table-cell table:number-columns-repeated="2"/>
          <table:table-cell office:value-type="string" calcext:value-type="string">
            <text:p># Benchmarking Reduce </text:p>
          </table:table-cell>
          <table:table-cell table:number-columns-repeated="2"/>
          <table:table-cell office:value-type="string" calcext:value-type="string">
            <text:p>#---------------------------------------------------------------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7"/>#bytes #repetitions <text:s/>t_min[usec] <text:s/>t_max[usec] <text:s/>t_avg[usec]</text:p>
          </table:table-cell>
          <table:table-cell table:number-columns-repeated="2"/>
          <table:table-cell office:value-type="string" calcext:value-type="string">
            <text:p># #processes = 5 </text:p>
          </table:table-cell>
          <table:table-cell table:number-columns-repeated="2"/>
          <table:table-cell office:value-type="string" calcext:value-type="string">
            <text:p><text:s text:c="7"/>#bytes #repetitions <text:s/>t_min[usec] <text:s/>t_max[usec] <text:s/>t_avg[usec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2"/>0 <text:s text:c="8"/>1000 <text:s text:c="8"/>0.03 <text:s text:c="8"/>0.03 <text:s text:c="8"/>0.03</text:p>
          </table:table-cell>
          <table:table-cell table:number-columns-repeated="2"/>
          <table:table-cell office:value-type="string" calcext:value-type="string">
            <text:p>#----------------------------------------------------------------</text:p>
          </table:table-cell>
          <table:table-cell table:number-columns-repeated="2"/>
          <table:table-cell office:value-type="string" calcext:value-type="string">
            <text:p><text:s text:c="12"/>0 <text:s text:c="8"/>1000 <text:s text:c="8"/>0.02 <text:s text:c="8"/>0.03 <text:s text:c="8"/>0.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2"/>1 <text:s text:c="8"/>1000 <text:s text:c="6"/>116.15 <text:s text:c="6"/>116.20 <text:s text:c="6"/>116.18</text:p>
          </table:table-cell>
          <table:table-cell table:number-columns-repeated="2"/>
          <table:table-cell office:value-type="string" calcext:value-type="string">
            <text:p><text:s text:c="7"/>#bytes #repetitions <text:s/>t_min[usec] <text:s/>t_max[usec] <text:s/>t_avg[usec]</text:p>
          </table:table-cell>
          <table:table-cell table:number-columns-repeated="2"/>
          <table:table-cell office:value-type="string" calcext:value-type="string">
            <text:p><text:s text:c="12"/>1 <text:s text:c="8"/>1000 <text:s text:c="7"/>45.51 <text:s text:c="7"/>45.52 <text:s text:c="7"/>45.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2"/>2 <text:s text:c="8"/>1000 <text:s text:c="6"/>114.92 <text:s text:c="6"/>115.03 <text:s text:c="6"/>114.98</text:p>
          </table:table-cell>
          <table:table-cell table:number-columns-repeated="2"/>
          <table:table-cell office:value-type="string" calcext:value-type="string">
            <text:p><text:s text:c="12"/>0 <text:s text:c="8"/>1000 <text:s text:c="8"/>0.02 <text:s text:c="8"/>0.04 <text:s text:c="8"/>0.03</text:p>
          </table:table-cell>
          <table:table-cell table:number-columns-repeated="2"/>
          <table:table-cell office:value-type="string" calcext:value-type="string">
            <text:p><text:s text:c="12"/>2 <text:s text:c="8"/>1000 <text:s text:c="7"/>45.68 <text:s text:c="7"/>45.70 <text:s text:c="7"/>45.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2"/>4 <text:s text:c="8"/>1000 <text:s text:c="6"/>120.33 <text:s text:c="6"/>120.38 <text:s text:c="6"/>120.36</text:p>
          </table:table-cell>
          <table:table-cell table:number-columns-repeated="2"/>
          <table:table-cell office:value-type="string" calcext:value-type="string">
            <text:p><text:s text:c="12"/>4 <text:s text:c="8"/>1000 <text:s text:c="8"/>2.27 <text:s text:c="8"/>2.28 <text:s text:c="8"/>2.28</text:p>
          </table:table-cell>
          <table:table-cell table:number-columns-repeated="2"/>
          <table:table-cell office:value-type="string" calcext:value-type="string">
            <text:p><text:s text:c="12"/>4 <text:s text:c="8"/>1000 <text:s text:c="7"/>45.55 <text:s text:c="7"/>45.59 <text:s text:c="7"/>45.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2"/>8 <text:s text:c="8"/>1000 <text:s text:c="6"/>123.99 <text:s text:c="6"/>124.08 <text:s text:c="6"/>124.04</text:p>
          </table:table-cell>
          <table:table-cell table:number-columns-repeated="2"/>
          <table:table-cell office:value-type="string" calcext:value-type="string">
            <text:p><text:s text:c="12"/>8 <text:s text:c="8"/>1000 <text:s text:c="8"/>2.31 <text:s text:c="8"/>2.31 <text:s text:c="8"/>2.31</text:p>
          </table:table-cell>
          <table:table-cell table:number-columns-repeated="2"/>
          <table:table-cell office:value-type="string" calcext:value-type="string">
            <text:p><text:s text:c="12"/>8 <text:s text:c="8"/>1000 <text:s text:c="7"/>45.75 <text:s text:c="7"/>45.77 <text:s text:c="7"/>45.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1"/>16 <text:s text:c="8"/>1000 <text:s text:c="6"/>124.61 <text:s text:c="6"/>124.67 <text:s text:c="6"/>124.64</text:p>
          </table:table-cell>
          <table:table-cell table:number-columns-repeated="2"/>
          <table:table-cell office:value-type="string" calcext:value-type="string">
            <text:p><text:s text:c="11"/>16 <text:s text:c="8"/>1000 <text:s text:c="8"/>2.32 <text:s text:c="8"/>2.33 <text:s text:c="8"/>2.33</text:p>
          </table:table-cell>
          <table:table-cell table:number-columns-repeated="2"/>
          <table:table-cell office:value-type="string" calcext:value-type="string">
            <text:p><text:s text:c="11"/>16 <text:s text:c="8"/>1000 <text:s text:c="7"/>45.67 <text:s text:c="7"/>45.67 <text:s text:c="7"/>45.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1"/>32 <text:s text:c="8"/>1000 <text:s text:c="6"/>119.51 <text:s text:c="6"/>119.62 <text:s text:c="6"/>119.56</text:p>
          </table:table-cell>
          <table:table-cell table:number-columns-repeated="2"/>
          <table:table-cell office:value-type="string" calcext:value-type="string">
            <text:p><text:s text:c="11"/>32 <text:s text:c="8"/>1000 <text:s text:c="8"/>2.40 <text:s text:c="8"/>2.41 <text:s text:c="8"/>2.40</text:p>
          </table:table-cell>
          <table:table-cell table:number-columns-repeated="2"/>
          <table:table-cell office:value-type="string" calcext:value-type="string">
            <text:p><text:s text:c="11"/>32 <text:s text:c="8"/>1000 <text:s text:c="7"/>47.22 <text:s text:c="7"/>47.24 <text:s text:c="7"/>47.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1"/>64 <text:s text:c="8"/>1000 <text:s text:c="6"/>116.89 <text:s text:c="6"/>116.91 <text:s text:c="6"/>116.90</text:p>
          </table:table-cell>
          <table:table-cell table:number-columns-repeated="2"/>
          <table:table-cell office:value-type="string" calcext:value-type="string">
            <text:p><text:s text:c="11"/>64 <text:s text:c="8"/>1000 <text:s text:c="8"/>2.61 <text:s text:c="8"/>2.62 <text:s text:c="8"/>2.62</text:p>
          </table:table-cell>
          <table:table-cell table:number-columns-repeated="2"/>
          <table:table-cell office:value-type="string" calcext:value-type="string">
            <text:p><text:s text:c="11"/>64 <text:s text:c="8"/>1000 <text:s text:c="7"/>47.30 <text:s text:c="7"/>47.32 <text:s text:c="7"/>47.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0"/>128 <text:s text:c="8"/>1000 <text:s text:c="6"/>123.25 <text:s text:c="6"/>123.33 <text:s text:c="6"/>123.29</text:p>
          </table:table-cell>
          <table:table-cell table:number-columns-repeated="2"/>
          <table:table-cell office:value-type="string" calcext:value-type="string">
            <text:p><text:s text:c="10"/>128 <text:s text:c="8"/>1000 <text:s text:c="8"/>3.90 <text:s text:c="8"/>3.91 <text:s text:c="8"/>3.90</text:p>
          </table:table-cell>
          <table:table-cell table:number-columns-repeated="2"/>
          <table:table-cell office:value-type="string" calcext:value-type="string">
            <text:p><text:s text:c="10"/>128 <text:s text:c="8"/>1000 <text:s text:c="7"/>50.51 <text:s text:c="7"/>50.51 <text:s text:c="7"/>50.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0"/>256 <text:s text:c="8"/>1000 <text:s text:c="6"/>127.38 <text:s text:c="6"/>127.53 <text:s text:c="6"/>127.46</text:p>
          </table:table-cell>
          <table:table-cell table:number-columns-repeated="2"/>
          <table:table-cell office:value-type="string" calcext:value-type="string">
            <text:p><text:s text:c="10"/>256 <text:s text:c="8"/>1000 <text:s text:c="8"/>4.28 <text:s text:c="8"/>4.30 <text:s text:c="8"/>4.29</text:p>
          </table:table-cell>
          <table:table-cell table:number-columns-repeated="2"/>
          <table:table-cell office:value-type="string" calcext:value-type="string">
            <text:p><text:s text:c="10"/>256 <text:s text:c="8"/>1000 <text:s text:c="7"/>52.83 <text:s text:c="7"/>52.90 <text:s text:c="7"/>52.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0"/>512 <text:s text:c="8"/>1000 <text:s text:c="6"/>127.53 <text:s text:c="6"/>127.59 <text:s text:c="6"/>127.56</text:p>
          </table:table-cell>
          <table:table-cell table:number-columns-repeated="2"/>
          <table:table-cell office:value-type="string" calcext:value-type="string">
            <text:p><text:s text:c="10"/>512 <text:s text:c="8"/>1000 <text:s text:c="8"/>5.15 <text:s text:c="8"/>5.16 <text:s text:c="8"/>5.16</text:p>
          </table:table-cell>
          <table:table-cell table:number-columns-repeated="2"/>
          <table:table-cell office:value-type="string" calcext:value-type="string">
            <text:p><text:s text:c="10"/>512 <text:s text:c="8"/>1000 <text:s text:c="7"/>53.80 <text:s text:c="7"/>53.80 <text:s text:c="7"/>53.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9"/>1024 <text:s text:c="8"/>1000 <text:s text:c="6"/>149.69 <text:s text:c="6"/>149.78 <text:s text:c="6"/>149.73</text:p>
          </table:table-cell>
          <table:table-cell table:number-columns-repeated="2"/>
          <table:table-cell office:value-type="string" calcext:value-type="string">
            <text:p><text:s text:c="9"/>1024 <text:s text:c="8"/>1000 <text:s text:c="8"/>6.58 <text:s text:c="8"/>6.60 <text:s text:c="8"/>6.59</text:p>
          </table:table-cell>
          <table:table-cell table:number-columns-repeated="2"/>
          <table:table-cell office:value-type="string" calcext:value-type="string">
            <text:p><text:s text:c="9"/>1024 <text:s text:c="8"/>1000 <text:s text:c="7"/>62.14 <text:s text:c="7"/>62.20 <text:s text:c="7"/>62.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9"/>2048 <text:s text:c="8"/>1000 <text:s text:c="6"/>298.75 <text:s text:c="6"/>298.81 <text:s text:c="6"/>298.78</text:p>
          </table:table-cell>
          <table:table-cell table:number-columns-repeated="2"/>
          <table:table-cell office:value-type="string" calcext:value-type="string">
            <text:p><text:s text:c="9"/>2048 <text:s text:c="8"/>1000 <text:s text:c="8"/>8.62 <text:s text:c="8"/>8.63 <text:s text:c="8"/>8.62</text:p>
          </table:table-cell>
          <table:table-cell table:number-columns-repeated="2"/>
          <table:table-cell office:value-type="string" calcext:value-type="string">
            <text:p><text:s text:c="9"/>2048 <text:s text:c="8"/>1000 <text:s text:c="7"/>78.59 <text:s text:c="7"/>78.60 <text:s text:c="7"/>78.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9"/>4096 <text:s text:c="8"/>1000 <text:s text:c="6"/>367.40 <text:s text:c="6"/>367.71 <text:s text:c="6"/>367.55</text:p>
          </table:table-cell>
          <table:table-cell table:number-columns-repeated="2"/>
          <table:table-cell office:value-type="string" calcext:value-type="string">
            <text:p><text:s text:c="9"/>4096 <text:s text:c="8"/>1000 <text:s text:c="7"/>11.79 <text:s text:c="7"/>11.81 <text:s text:c="7"/>11.80</text:p>
          </table:table-cell>
          <table:table-cell table:number-columns-repeated="2"/>
          <table:table-cell office:value-type="string" calcext:value-type="string">
            <text:p><text:s text:c="9"/>4096 <text:s text:c="8"/>1000 <text:s text:c="7"/>85.81 <text:s text:c="7"/>85.81 <text:s text:c="7"/>85.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9"/>8192 <text:s text:c="8"/>1000 <text:s text:c="6"/>454.54 <text:s text:c="6"/>454.83 <text:s text:c="6"/>454.69</text:p>
          </table:table-cell>
          <table:table-cell table:number-columns-repeated="2"/>
          <table:table-cell office:value-type="string" calcext:value-type="string">
            <text:p><text:s text:c="9"/>8192 <text:s text:c="8"/>1000 <text:s text:c="7"/>18.19 <text:s text:c="7"/>18.23 <text:s text:c="7"/>18.21</text:p>
          </table:table-cell>
          <table:table-cell table:number-columns-repeated="2"/>
          <table:table-cell office:value-type="string" calcext:value-type="string">
            <text:p><text:s text:c="9"/>8192 <text:s text:c="8"/>1000 <text:s text:c="6"/>102.88 <text:s text:c="6"/>102.90 <text:s text:c="6"/>102.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16384 <text:s text:c="8"/>1000 <text:s text:c="6"/>591.57 <text:s text:c="6"/>591.64 <text:s text:c="6"/>591.60</text:p>
          </table:table-cell>
          <table:table-cell table:number-columns-repeated="2"/>
          <table:table-cell office:value-type="string" calcext:value-type="string">
            <text:p><text:s text:c="8"/>16384 <text:s text:c="8"/>1000 <text:s text:c="7"/>58.12 <text:s text:c="7"/>58.21 <text:s text:c="7"/>58.18</text:p>
          </table:table-cell>
          <table:table-cell table:number-columns-repeated="2"/>
          <table:table-cell office:value-type="string" calcext:value-type="string">
            <text:p><text:s text:c="8"/>16384 <text:s text:c="8"/>1000 <text:s text:c="6"/>215.52 <text:s text:c="6"/>215.65 <text:s text:c="6"/>215.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32768 <text:s text:c="8"/>1000 <text:s text:c="5"/>1033.12 <text:s text:c="5"/>1033.34 <text:s text:c="5"/>1033.23</text:p>
          </table:table-cell>
          <table:table-cell table:number-columns-repeated="2"/>
          <table:table-cell office:value-type="string" calcext:value-type="string">
            <text:p><text:s text:c="8"/>32768 <text:s text:c="8"/>1000 <text:s text:c="6"/>138.81 <text:s text:c="6"/>138.99 <text:s text:c="6"/>138.91</text:p>
          </table:table-cell>
          <table:table-cell table:number-columns-repeated="2"/>
          <table:table-cell office:value-type="string" calcext:value-type="string">
            <text:p><text:s text:c="8"/>32768 <text:s text:c="8"/>1000 <text:s text:c="6"/>319.30 <text:s text:c="6"/>319.35 <text:s text:c="6"/>319.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65536 <text:s text:c="9"/>640 <text:s text:c="5"/>2986.68 <text:s text:c="5"/>2987.21 <text:s text:c="5"/>2986.95</text:p>
          </table:table-cell>
          <table:table-cell table:number-columns-repeated="2"/>
          <table:table-cell office:value-type="string" calcext:value-type="string">
            <text:p><text:s text:c="8"/>65536 <text:s text:c="9"/>640 <text:s text:c="6"/>193.60 <text:s text:c="6"/>193.81 <text:s text:c="6"/>193.71</text:p>
          </table:table-cell>
          <table:table-cell table:number-columns-repeated="2"/>
          <table:table-cell office:value-type="string" calcext:value-type="string">
            <text:p><text:s text:c="8"/>65536 <text:s text:c="9"/>640 <text:s text:c="6"/>811.70 <text:s text:c="6"/>812.69 <text:s text:c="6"/>812.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7"/>131072 <text:s text:c="9"/>320 <text:s text:c="5"/>5124.88 <text:s text:c="5"/>5125.54 <text:s text:c="5"/>5125.21</text:p>
          </table:table-cell>
          <table:table-cell table:number-columns-repeated="2"/>
          <table:table-cell office:value-type="string" calcext:value-type="string">
            <text:p><text:s text:c="7"/>131072 <text:s text:c="9"/>320 <text:s text:c="5"/>2136.61 <text:s text:c="5"/>2137.54 <text:s text:c="5"/>2137.25</text:p>
          </table:table-cell>
          <table:table-cell table:number-columns-repeated="2"/>
          <table:table-cell office:value-type="string" calcext:value-type="string">
            <text:p><text:s text:c="7"/>131072 <text:s text:c="9"/>320 <text:s text:c="5"/>1075.80 <text:s text:c="5"/>1076.11 <text:s text:c="5"/>1075.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7"/>262144 <text:s text:c="9"/>160 <text:s text:c="4"/>14508.68 <text:s text:c="4"/>14510.11 <text:s text:c="4"/>14509.39</text:p>
          </table:table-cell>
          <table:table-cell table:number-columns-repeated="2"/>
          <table:table-cell office:value-type="string" calcext:value-type="string">
            <text:p><text:s text:c="7"/>262144 <text:s text:c="9"/>160 <text:s text:c="5"/>5322.11 <text:s text:c="5"/>5324.51 <text:s text:c="5"/>5323.71</text:p>
          </table:table-cell>
          <table:table-cell table:number-columns-repeated="2"/>
          <table:table-cell office:value-type="string" calcext:value-type="string">
            <text:p><text:s text:c="7"/>262144 <text:s text:c="9"/>160 <text:s text:c="5"/>1865.10 <text:s text:c="5"/>1865.11 <text:s text:c="5"/>1865.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7"/>524288 <text:s text:c="10"/>80 <text:s text:c="4"/>39671.41 <text:s text:c="4"/>39676.39 <text:s text:c="4"/>39673.90</text:p>
          </table:table-cell>
          <table:table-cell table:number-columns-repeated="2"/>
          <table:table-cell office:value-type="string" calcext:value-type="string">
            <text:p><text:s text:c="7"/>524288 <text:s text:c="10"/>80 <text:s text:c="5"/>7848.99 <text:s text:c="5"/>7852.94 <text:s text:c="5"/>7851.64</text:p>
          </table:table-cell>
          <table:table-cell table:number-columns-repeated="2"/>
          <table:table-cell office:value-type="string" calcext:value-type="string">
            <text:p><text:s text:c="7"/>524288 <text:s text:c="10"/>80 <text:s text:c="5"/>3283.21 <text:s text:c="5"/>3285.65 <text:s text:c="5"/>3284.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6"/>1048576 <text:s text:c="10"/>40 <text:s text:c="4"/>51400.25 <text:s text:c="4"/>51406.25 <text:s text:c="4"/>51403.25</text:p>
          </table:table-cell>
          <table:table-cell table:number-columns-repeated="2"/>
          <table:table-cell office:value-type="string" calcext:value-type="string">
            <text:p><text:s text:c="6"/>1048576 <text:s text:c="10"/>40 <text:s text:c="5"/>9025.82 <text:s text:c="5"/>9038.28 <text:s text:c="5"/>9034.21</text:p>
          </table:table-cell>
          <table:table-cell table:number-columns-repeated="2"/>
          <table:table-cell office:value-type="string" calcext:value-type="string">
            <text:p><text:s text:c="6"/>1048576 <text:s text:c="10"/>40 <text:s text:c="5"/>5923.80 <text:s text:c="5"/>5929.01 <text:s text:c="5"/>5926.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6"/>2097152 <text:s text:c="10"/>20 <text:s text:c="3"/>137709.44 <text:s text:c="3"/>137723.90 <text:s text:c="3"/>137716.67</text:p>
          </table:table-cell>
          <table:table-cell table:number-columns-repeated="2"/>
          <table:table-cell office:value-type="string" calcext:value-type="string">
            <text:p><text:s text:c="6"/>2097152 <text:s text:c="10"/>20 <text:s text:c="4"/>14511.64 <text:s text:c="4"/>14541.75 <text:s text:c="4"/>14530.88</text:p>
          </table:table-cell>
          <table:table-cell table:number-columns-repeated="2"/>
          <table:table-cell office:value-type="string" calcext:value-type="string">
            <text:p><text:s text:c="6"/>2097152 <text:s text:c="10"/>20 <text:s text:c="4"/>10872.30 <text:s text:c="4"/>10878.65 <text:s text:c="4"/>10875.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6"/>4194304 <text:s text:c="10"/>10 <text:s text:c="3"/>249712.30 <text:s text:c="3"/>249746.39 <text:s text:c="3"/>249729.35</text:p>
          </table:table-cell>
          <table:table-cell table:number-columns-repeated="2"/>
          <table:table-cell office:value-type="string" calcext:value-type="string">
            <text:p><text:s text:c="6"/>4194304 <text:s text:c="10"/>10 <text:s text:c="4"/>24644.52 <text:s text:c="4"/>24702.41 <text:s text:c="4"/>24683.38</text:p>
          </table:table-cell>
          <table:table-cell table:number-columns-repeated="2"/>
          <table:table-cell office:value-type="string" calcext:value-type="string">
            <text:p><text:s text:c="6"/>4194304 <text:s text:c="10"/>10 <text:s text:c="4"/>21562.31 <text:s text:c="4"/>21621.08 <text:s text:c="4"/>21591.70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#----------------------------------------------------------------</text:p>
          </table:table-cell>
          <table:table-cell table:number-columns-repeated="2"/>
          <table:table-cell office:value-type="string" calcext:value-type="string">
            <text:p>#----------------------------------------------------------------</text:p>
          </table:table-cell>
          <table:table-cell table:number-columns-repeated="2"/>
          <table:table-cell office:value-type="string" calcext:value-type="string">
            <text:p>#---------------------------------------------------------------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Benchmarking Alltoallv </text:p>
          </table:table-cell>
          <table:table-cell table:number-columns-repeated="2"/>
          <table:table-cell office:value-type="string" calcext:value-type="string">
            <text:p># Benchmarking Reduce_scatter </text:p>
          </table:table-cell>
          <table:table-cell table:number-columns-repeated="2"/>
          <table:table-cell office:value-type="string" calcext:value-type="string">
            <text:p># Benchmarking Alltoallv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#processes = 2 </text:p>
          </table:table-cell>
          <table:table-cell table:number-columns-repeated="2"/>
          <table:table-cell office:value-type="string" calcext:value-type="string">
            <text:p># #processes = 2 </text:p>
          </table:table-cell>
          <table:table-cell table:number-columns-repeated="2"/>
          <table:table-cell office:value-type="string" calcext:value-type="string">
            <text:p># #processes = 2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----------------------------------------------------------------</text:p>
          </table:table-cell>
          <table:table-cell table:number-columns-repeated="2"/>
          <table:table-cell office:value-type="string" calcext:value-type="string">
            <text:p># ( 3 additional processes waiting in MPI_Barrier)</text:p>
          </table:table-cell>
          <table:table-cell table:number-columns-repeated="2"/>
          <table:table-cell office:value-type="string" calcext:value-type="string">
            <text:p>#---------------------------------------------------------------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7"/>#bytes #repetitions <text:s/>t_min[usec] <text:s/>t_max[usec] <text:s/>t_avg[usec]</text:p>
          </table:table-cell>
          <table:table-cell table:number-columns-repeated="2"/>
          <table:table-cell office:value-type="string" calcext:value-type="string">
            <text:p>#----------------------------------------------------------------</text:p>
          </table:table-cell>
          <table:table-cell table:number-columns-repeated="2"/>
          <table:table-cell office:value-type="string" calcext:value-type="string">
            <text:p><text:s text:c="7"/>#bytes #repetitions <text:s/>t_min[usec] <text:s/>t_max[usec] <text:s/>t_avg[usec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2"/>0 <text:s text:c="8"/>1000 <text:s text:c="8"/>0.06 <text:s text:c="8"/>0.06 <text:s text:c="8"/>0.06</text:p>
          </table:table-cell>
          <table:table-cell table:number-columns-repeated="2"/>
          <table:table-cell office:value-type="string" calcext:value-type="string">
            <text:p><text:s text:c="7"/>#bytes #repetitions <text:s/>t_min[usec] <text:s/>t_max[usec] <text:s/>t_avg[usec]</text:p>
          </table:table-cell>
          <table:table-cell table:number-columns-repeated="2"/>
          <table:table-cell office:value-type="string" calcext:value-type="string">
            <text:p><text:s text:c="12"/>0 <text:s text:c="8"/>1000 <text:s text:c="8"/>0.05 <text:s text:c="8"/>0.08 <text:s text:c="8"/>0.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2"/>1 <text:s text:c="8"/>1000 <text:s text:c="6"/>117.15 <text:s text:c="6"/>117.22 <text:s text:c="6"/>117.18</text:p>
          </table:table-cell>
          <table:table-cell table:number-columns-repeated="2"/>
          <table:table-cell office:value-type="string" calcext:value-type="string">
            <text:p><text:s text:c="12"/>0 <text:s text:c="8"/>1000 <text:s text:c="8"/>0.04 <text:s text:c="8"/>0.04 <text:s text:c="8"/>0.04</text:p>
          </table:table-cell>
          <table:table-cell table:number-columns-repeated="2"/>
          <table:table-cell office:value-type="string" calcext:value-type="string">
            <text:p><text:s text:c="12"/>1 <text:s text:c="8"/>1000 <text:s text:c="7"/>73.84 <text:s text:c="7"/>73.86 <text:s text:c="7"/>73.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2"/>2 <text:s text:c="8"/>1000 <text:s text:c="6"/>119.95 <text:s text:c="6"/>120.06 <text:s text:c="6"/>120.01</text:p>
          </table:table-cell>
          <table:table-cell table:number-columns-repeated="2"/>
          <table:table-cell office:value-type="string" calcext:value-type="string">
            <text:p><text:s text:c="12"/>4 <text:s text:c="8"/>1000 <text:s text:c="8"/>0.84 <text:s text:c="8"/>0.84 <text:s text:c="8"/>0.84</text:p>
          </table:table-cell>
          <table:table-cell table:number-columns-repeated="2"/>
          <table:table-cell office:value-type="string" calcext:value-type="string">
            <text:p><text:s text:c="12"/>2 <text:s text:c="8"/>1000 <text:s text:c="7"/>74.16 <text:s text:c="7"/>74.17 <text:s text:c="7"/>74.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2"/>4 <text:s text:c="8"/>1000 <text:s text:c="6"/>120.98 <text:s text:c="6"/>121.00 <text:s text:c="6"/>120.99</text:p>
          </table:table-cell>
          <table:table-cell table:number-columns-repeated="2"/>
          <table:table-cell office:value-type="string" calcext:value-type="string">
            <text:p><text:s text:c="12"/>8 <text:s text:c="8"/>1000 <text:s text:c="8"/>2.67 <text:s text:c="8"/>2.67 <text:s text:c="8"/>2.67</text:p>
          </table:table-cell>
          <table:table-cell table:number-columns-repeated="2"/>
          <table:table-cell office:value-type="string" calcext:value-type="string">
            <text:p><text:s text:c="12"/>4 <text:s text:c="8"/>1000 <text:s text:c="7"/>74.20 <text:s text:c="7"/>74.23 <text:s text:c="7"/>74.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2"/>8 <text:s text:c="8"/>1000 <text:s text:c="6"/>115.85 <text:s text:c="6"/>115.89 <text:s text:c="6"/>115.87</text:p>
          </table:table-cell>
          <table:table-cell table:number-columns-repeated="2"/>
          <table:table-cell office:value-type="string" calcext:value-type="string">
            <text:p><text:s text:c="11"/>16 <text:s text:c="8"/>1000 <text:s text:c="8"/>5.11 <text:s text:c="8"/>5.12 <text:s text:c="8"/>5.11</text:p>
          </table:table-cell>
          <table:table-cell table:number-columns-repeated="2"/>
          <table:table-cell office:value-type="string" calcext:value-type="string">
            <text:p><text:s text:c="12"/>8 <text:s text:c="8"/>1000 <text:s text:c="7"/>74.40 <text:s text:c="7"/>74.41 <text:s text:c="7"/>74.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1"/>16 <text:s text:c="8"/>1000 <text:s text:c="6"/>115.44 <text:s text:c="6"/>115.49 <text:s text:c="6"/>115.47</text:p>
          </table:table-cell>
          <table:table-cell table:number-columns-repeated="2"/>
          <table:table-cell office:value-type="string" calcext:value-type="string">
            <text:p><text:s text:c="11"/>32 <text:s text:c="8"/>1000 <text:s text:c="8"/>4.81 <text:s text:c="8"/>4.81 <text:s text:c="8"/>4.81</text:p>
          </table:table-cell>
          <table:table-cell table:number-columns-repeated="2"/>
          <table:table-cell office:value-type="string" calcext:value-type="string">
            <text:p><text:s text:c="11"/>16 <text:s text:c="8"/>1000 <text:s text:c="7"/>74.33 <text:s text:c="7"/>74.34 <text:s text:c="7"/>74.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1"/>32 <text:s text:c="8"/>1000 <text:s text:c="6"/>122.12 <text:s text:c="6"/>122.12 <text:s text:c="6"/>122.12</text:p>
          </table:table-cell>
          <table:table-cell table:number-columns-repeated="2"/>
          <table:table-cell office:value-type="string" calcext:value-type="string">
            <text:p><text:s text:c="11"/>64 <text:s text:c="8"/>1000 <text:s text:c="8"/>3.30 <text:s text:c="8"/>3.30 <text:s text:c="8"/>3.30</text:p>
          </table:table-cell>
          <table:table-cell table:number-columns-repeated="2"/>
          <table:table-cell office:value-type="string" calcext:value-type="string">
            <text:p><text:s text:c="11"/>32 <text:s text:c="8"/>1000 <text:s text:c="7"/>74.30 <text:s text:c="7"/>74.31 <text:s text:c="7"/>74.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1"/>64 <text:s text:c="8"/>1000 <text:s text:c="6"/>121.81 <text:s text:c="6"/>121.88 <text:s text:c="6"/>121.84</text:p>
          </table:table-cell>
          <table:table-cell table:number-columns-repeated="2"/>
          <table:table-cell office:value-type="string" calcext:value-type="string">
            <text:p><text:s text:c="10"/>128 <text:s text:c="8"/>1000 <text:s text:c="8"/>4.79 <text:s text:c="8"/>4.81 <text:s text:c="8"/>4.80</text:p>
          </table:table-cell>
          <table:table-cell table:number-columns-repeated="2"/>
          <table:table-cell office:value-type="string" calcext:value-type="string">
            <text:p><text:s text:c="11"/>64 <text:s text:c="8"/>1000 <text:s text:c="7"/>74.48 <text:s text:c="7"/>74.50 <text:s text:c="7"/>74.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0"/>128 <text:s text:c="8"/>1000 <text:s text:c="6"/>121.08 <text:s text:c="6"/>121.09 <text:s text:c="6"/>121.09</text:p>
          </table:table-cell>
          <table:table-cell table:number-columns-repeated="2"/>
          <table:table-cell office:value-type="string" calcext:value-type="string">
            <text:p><text:s text:c="10"/>256 <text:s text:c="8"/>1000 <text:s text:c="8"/>7.52 <text:s text:c="8"/>7.54 <text:s text:c="8"/>7.53</text:p>
          </table:table-cell>
          <table:table-cell table:number-columns-repeated="2"/>
          <table:table-cell office:value-type="string" calcext:value-type="string">
            <text:p><text:s text:c="10"/>128 <text:s text:c="8"/>1000 <text:s text:c="7"/>75.04 <text:s text:c="7"/>75.04 <text:s text:c="7"/>75.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0"/>256 <text:s text:c="8"/>1000 <text:s text:c="6"/>125.25 <text:s text:c="6"/>125.37 <text:s text:c="6"/>125.31</text:p>
          </table:table-cell>
          <table:table-cell table:number-columns-repeated="2"/>
          <table:table-cell office:value-type="string" calcext:value-type="string">
            <text:p><text:s text:c="10"/>512 <text:s text:c="8"/>1000 <text:s text:c="8"/>6.35 <text:s text:c="8"/>6.38 <text:s text:c="8"/>6.36</text:p>
          </table:table-cell>
          <table:table-cell table:number-columns-repeated="2"/>
          <table:table-cell office:value-type="string" calcext:value-type="string">
            <text:p><text:s text:c="10"/>256 <text:s text:c="8"/>1000 <text:s text:c="7"/>75.79 <text:s text:c="7"/>75.80 <text:s text:c="7"/>75.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0"/>512 <text:s text:c="8"/>1000 <text:s text:c="6"/>128.90 <text:s text:c="6"/>128.93 <text:s text:c="6"/>128.92</text:p>
          </table:table-cell>
          <table:table-cell table:number-columns-repeated="2"/>
          <table:table-cell office:value-type="string" calcext:value-type="string">
            <text:p><text:s text:c="9"/>1024 <text:s text:c="8"/>1000 <text:s text:c="8"/>8.20 <text:s text:c="8"/>8.20 <text:s text:c="8"/>8.20</text:p>
          </table:table-cell>
          <table:table-cell table:number-columns-repeated="2"/>
          <table:table-cell office:value-type="string" calcext:value-type="string">
            <text:p><text:s text:c="10"/>512 <text:s text:c="8"/>1000 <text:s text:c="7"/>78.06 <text:s text:c="7"/>78.06 <text:s text:c="7"/>78.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9"/>1024 <text:s text:c="8"/>1000 <text:s text:c="6"/>138.14 <text:s text:c="6"/>138.19 <text:s text:c="6"/>138.16</text:p>
          </table:table-cell>
          <table:table-cell table:number-columns-repeated="2"/>
          <table:table-cell office:value-type="string" calcext:value-type="string">
            <text:p><text:s text:c="9"/>2048 <text:s text:c="8"/>1000 <text:s text:c="8"/>6.74 <text:s text:c="8"/>6.74 <text:s text:c="8"/>6.74</text:p>
          </table:table-cell>
          <table:table-cell table:number-columns-repeated="2"/>
          <table:table-cell office:value-type="string" calcext:value-type="string">
            <text:p><text:s text:c="9"/>1024 <text:s text:c="8"/>1000 <text:s text:c="7"/>89.47 <text:s text:c="7"/>89.47 <text:s text:c="7"/>89.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9"/>2048 <text:s text:c="8"/>1000 <text:s text:c="6"/>272.72 <text:s text:c="6"/>272.81 <text:s text:c="6"/>272.76</text:p>
          </table:table-cell>
          <table:table-cell table:number-columns-repeated="2"/>
          <table:table-cell office:value-type="string" calcext:value-type="string">
            <text:p><text:s text:c="9"/>4096 <text:s text:c="8"/>1000 <text:s text:c="7"/>12.41 <text:s text:c="7"/>12.44 <text:s text:c="7"/>12.42</text:p>
          </table:table-cell>
          <table:table-cell table:number-columns-repeated="2"/>
          <table:table-cell office:value-type="string" calcext:value-type="string">
            <text:p><text:s text:c="9"/>2048 <text:s text:c="8"/>1000 <text:s text:c="6"/>119.53 <text:s text:c="6"/>119.57 <text:s text:c="6"/>119.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9"/>4096 <text:s text:c="8"/>1000 <text:s text:c="6"/>341.45 <text:s text:c="6"/>341.54 <text:s text:c="6"/>341.50</text:p>
          </table:table-cell>
          <table:table-cell table:number-columns-repeated="2"/>
          <table:table-cell office:value-type="string" calcext:value-type="string">
            <text:p><text:s text:c="9"/>8192 <text:s text:c="8"/>1000 <text:s text:c="7"/>14.24 <text:s text:c="7"/>14.25 <text:s text:c="7"/>14.25</text:p>
          </table:table-cell>
          <table:table-cell table:number-columns-repeated="2"/>
          <table:table-cell office:value-type="string" calcext:value-type="string">
            <text:p><text:s text:c="9"/>4096 <text:s text:c="8"/>1000 <text:s text:c="6"/>120.66 <text:s text:c="6"/>120.70 <text:s text:c="6"/>120.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9"/>8192 <text:s text:c="8"/>1000 <text:s text:c="6"/>390.25 <text:s text:c="6"/>390.43 <text:s text:c="6"/>390.34</text:p>
          </table:table-cell>
          <table:table-cell table:number-columns-repeated="2"/>
          <table:table-cell office:value-type="string" calcext:value-type="string">
            <text:p><text:s text:c="8"/>16384 <text:s text:c="8"/>1000 <text:s text:c="7"/>19.61 <text:s text:c="7"/>19.61 <text:s text:c="7"/>19.61</text:p>
          </table:table-cell>
          <table:table-cell table:number-columns-repeated="2"/>
          <table:table-cell office:value-type="string" calcext:value-type="string">
            <text:p><text:s text:c="9"/>8192 <text:s text:c="8"/>1000 <text:s text:c="6"/>166.14 <text:s text:c="6"/>166.22 <text:s text:c="6"/>166.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16384 <text:s text:c="8"/>1000 <text:s text:c="6"/>660.51 <text:s text:c="6"/>660.63 <text:s text:c="6"/>660.57</text:p>
          </table:table-cell>
          <table:table-cell table:number-columns-repeated="2"/>
          <table:table-cell office:value-type="string" calcext:value-type="string">
            <text:p><text:s text:c="8"/>32768 <text:s text:c="8"/>1000 <text:s text:c="7"/>35.30 <text:s text:c="7"/>35.31 <text:s text:c="7"/>35.31</text:p>
          </table:table-cell>
          <table:table-cell table:number-columns-repeated="2"/>
          <table:table-cell office:value-type="string" calcext:value-type="string">
            <text:p><text:s text:c="8"/>16384 <text:s text:c="8"/>1000 <text:s text:c="6"/>285.80 <text:s text:c="6"/>286.01 <text:s text:c="6"/>285.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32768 <text:s text:c="8"/>1000 <text:s text:c="5"/>1010.96 <text:s text:c="5"/>1011.16 <text:s text:c="5"/>1011.06</text:p>
          </table:table-cell>
          <table:table-cell table:number-columns-repeated="2"/>
          <table:table-cell office:value-type="string" calcext:value-type="string">
            <text:p><text:s text:c="8"/>65536 <text:s text:c="9"/>640 <text:s text:c="7"/>61.82 <text:s text:c="7"/>61.83 <text:s text:c="7"/>61.83</text:p>
          </table:table-cell>
          <table:table-cell table:number-columns-repeated="2"/>
          <table:table-cell office:value-type="string" calcext:value-type="string">
            <text:p><text:s text:c="8"/>32768 <text:s text:c="8"/>1000 <text:s text:c="6"/>446.98 <text:s text:c="6"/>447.35 <text:s text:c="6"/>447.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65536 <text:s text:c="9"/>640 <text:s text:c="5"/>2838.76 <text:s text:c="5"/>2839.04 <text:s text:c="5"/>2838.90</text:p>
          </table:table-cell>
          <table:table-cell table:number-columns-repeated="2"/>
          <table:table-cell office:value-type="string" calcext:value-type="string">
            <text:p><text:s text:c="7"/>131072 <text:s text:c="9"/>320 <text:s text:c="5"/>1587.20 <text:s text:c="5"/>1587.20 <text:s text:c="5"/>1587.20</text:p>
          </table:table-cell>
          <table:table-cell table:number-columns-repeated="2"/>
          <table:table-cell office:value-type="string" calcext:value-type="string">
            <text:p><text:s text:c="8"/>65536 <text:s text:c="9"/>640 <text:s text:c="6"/>862.61 <text:s text:c="6"/>863.39 <text:s text:c="6"/>863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7"/>131072 <text:s text:c="9"/>320 <text:s text:c="5"/>5087.89 <text:s text:c="5"/>5088.43 <text:s text:c="5"/>5088.16</text:p>
          </table:table-cell>
          <table:table-cell table:number-columns-repeated="2"/>
          <table:table-cell office:value-type="string" calcext:value-type="string">
            <text:p><text:s text:c="7"/>262144 <text:s text:c="9"/>160 <text:s text:c="5"/>1810.94 <text:s text:c="5"/>1810.96 <text:s text:c="5"/>1810.95</text:p>
          </table:table-cell>
          <table:table-cell table:number-columns-repeated="2"/>
          <table:table-cell office:value-type="string" calcext:value-type="string">
            <text:p><text:s text:c="7"/>131072 <text:s text:c="9"/>320 <text:s text:c="5"/>1070.84 <text:s text:c="5"/>1071.73 <text:s text:c="5"/>1071.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7"/>262144 <text:s text:c="9"/>160 <text:s text:c="4"/>14318.70 <text:s text:c="4"/>14320.65 <text:s text:c="4"/>14319.67</text:p>
          </table:table-cell>
          <table:table-cell table:number-columns-repeated="2"/>
          <table:table-cell office:value-type="string" calcext:value-type="string">
            <text:p><text:s text:c="7"/>524288 <text:s text:c="10"/>80 <text:s text:c="5"/>2220.25 <text:s text:c="5"/>2220.29 <text:s text:c="5"/>2220.27</text:p>
          </table:table-cell>
          <table:table-cell table:number-columns-repeated="2"/>
          <table:table-cell office:value-type="string" calcext:value-type="string">
            <text:p><text:s text:c="7"/>262144 <text:s text:c="9"/>160 <text:s text:c="5"/>1854.84 <text:s text:c="5"/>1858.19 <text:s text:c="5"/>1856.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7"/>524288 <text:s text:c="10"/>80 <text:s text:c="4"/>34214.88 <text:s text:c="4"/>34217.00 <text:s text:c="4"/>34215.94</text:p>
          </table:table-cell>
          <table:table-cell table:number-columns-repeated="2"/>
          <table:table-cell office:value-type="string" calcext:value-type="string">
            <text:p><text:s text:c="6"/>1048576 <text:s text:c="10"/>40 <text:s text:c="5"/>2999.35 <text:s text:c="5"/>2999.65 <text:s text:c="5"/>2999.50</text:p>
          </table:table-cell>
          <table:table-cell table:number-columns-repeated="2"/>
          <table:table-cell office:value-type="string" calcext:value-type="string">
            <text:p><text:s text:c="7"/>524288 <text:s text:c="10"/>80 <text:s text:c="5"/>3296.68 <text:s text:c="5"/>3299.56 <text:s text:c="5"/>3298.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6"/>1048576 <text:s text:c="10"/>40 <text:s text:c="4"/>78354.50 <text:s text:c="4"/>78361.23 <text:s text:c="4"/>78357.86</text:p>
          </table:table-cell>
          <table:table-cell table:number-columns-repeated="2"/>
          <table:table-cell office:value-type="string" calcext:value-type="string">
            <text:p><text:s text:c="6"/>2097152 <text:s text:c="10"/>20 <text:s text:c="5"/>4841.90 <text:s text:c="5"/>4841.90 <text:s text:c="5"/>4841.90</text:p>
          </table:table-cell>
          <table:table-cell table:number-columns-repeated="2"/>
          <table:table-cell office:value-type="string" calcext:value-type="string">
            <text:p><text:s text:c="6"/>1048576 <text:s text:c="10"/>40 <text:s text:c="5"/>5922.90 <text:s text:c="5"/>5925.42 <text:s text:c="5"/>5924.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6"/>2097152 <text:s text:c="10"/>20 <text:s text:c="3"/>134577.66 <text:s text:c="3"/>134593.86 <text:s text:c="3"/>134585.76</text:p>
          </table:table-cell>
          <table:table-cell table:number-columns-repeated="2"/>
          <table:table-cell office:value-type="string" calcext:value-type="string">
            <text:p><text:s text:c="6"/>4194304 <text:s text:c="10"/>10 <text:s text:c="5"/>7367.49 <text:s text:c="5"/>7368.11 <text:s text:c="5"/>7367.80</text:p>
          </table:table-cell>
          <table:table-cell table:number-columns-repeated="2"/>
          <table:table-cell office:value-type="string" calcext:value-type="string">
            <text:p><text:s text:c="6"/>2097152 <text:s text:c="10"/>20 <text:s text:c="4"/>10895.05 <text:s text:c="4"/>10900.95 <text:s text:c="4"/>10898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6"/>4194304 <text:s text:c="10"/>10 <text:s text:c="3"/>232046.20 <text:s text:c="3"/>232062.20 <text:s text:c="3"/>232054.20</text:p>
          </table:table-cell>
          <table:table-cell table:number-columns-repeated="5"/>
          <table:table-cell office:value-type="string" calcext:value-type="string">
            <text:p><text:s text:c="6"/>4194304 <text:s text:c="10"/>10 <text:s text:c="4"/>21221.49 <text:s text:c="4"/>21222.59 <text:s text:c="4"/>21222.0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#---------------------------------------------------------------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#----------------------------------------------------------------</text:p>
          </table:table-cell>
          <table:table-cell table:number-columns-repeated="2"/>
          <table:table-cell office:value-type="string" calcext:value-type="string">
            <text:p># Benchmarking Reduce_scatter </text:p>
          </table:table-cell>
          <table:table-cell table:number-columns-repeated="2"/>
          <table:table-cell office:value-type="string" calcext:value-type="string">
            <text:p>#---------------------------------------------------------------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Benchmarking Bcast </text:p>
          </table:table-cell>
          <table:table-cell table:number-columns-repeated="2"/>
          <table:table-cell office:value-type="string" calcext:value-type="string">
            <text:p># #processes = 4 </text:p>
          </table:table-cell>
          <table:table-cell table:number-columns-repeated="2"/>
          <table:table-cell office:value-type="string" calcext:value-type="string">
            <text:p># Benchmarking Bcast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#processes = 2 </text:p>
          </table:table-cell>
          <table:table-cell table:number-columns-repeated="2"/>
          <table:table-cell office:value-type="string" calcext:value-type="string">
            <text:p># ( 1 additional process waiting in MPI_Barrier)</text:p>
          </table:table-cell>
          <table:table-cell table:number-columns-repeated="2"/>
          <table:table-cell office:value-type="string" calcext:value-type="string">
            <text:p># #processes = 2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----------------------------------------------------------------</text:p>
          </table:table-cell>
          <table:table-cell table:number-columns-repeated="2"/>
          <table:table-cell office:value-type="string" calcext:value-type="string">
            <text:p>#----------------------------------------------------------------</text:p>
          </table:table-cell>
          <table:table-cell table:number-columns-repeated="2"/>
          <table:table-cell office:value-type="string" calcext:value-type="string">
            <text:p>#---------------------------------------------------------------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7"/>#bytes #repetitions <text:s/>t_min[usec] <text:s/>t_max[usec] <text:s/>t_avg[usec]</text:p>
          </table:table-cell>
          <table:table-cell table:number-columns-repeated="2"/>
          <table:table-cell office:value-type="string" calcext:value-type="string">
            <text:p><text:s text:c="7"/>#bytes #repetitions <text:s/>t_min[usec] <text:s/>t_max[usec] <text:s/>t_avg[usec]</text:p>
          </table:table-cell>
          <table:table-cell table:number-columns-repeated="2"/>
          <table:table-cell office:value-type="string" calcext:value-type="string">
            <text:p><text:s text:c="7"/>#bytes #repetitions <text:s/>t_min[usec] <text:s/>t_max[usec] <text:s/>t_avg[usec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2"/>0 <text:s text:c="8"/>1000 <text:s text:c="8"/>0.03 <text:s text:c="8"/>0.03 <text:s text:c="8"/>0.03</text:p>
          </table:table-cell>
          <table:table-cell table:number-columns-repeated="2"/>
          <table:table-cell office:value-type="string" calcext:value-type="string">
            <text:p><text:s text:c="12"/>0 <text:s text:c="8"/>1000 <text:s text:c="8"/>0.03 <text:s text:c="8"/>0.05 <text:s text:c="8"/>0.04</text:p>
          </table:table-cell>
          <table:table-cell table:number-columns-repeated="2"/>
          <table:table-cell office:value-type="string" calcext:value-type="string">
            <text:p><text:s text:c="12"/>0 <text:s text:c="8"/>1000 <text:s text:c="8"/>0.04 <text:s text:c="8"/>0.06 <text:s text:c="8"/>0.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2"/>1 <text:s text:c="8"/>1000 <text:s text:c="6"/>115.29 <text:s text:c="6"/>115.43 <text:s text:c="6"/>115.36</text:p>
          </table:table-cell>
          <table:table-cell table:number-columns-repeated="2"/>
          <table:table-cell office:value-type="string" calcext:value-type="string">
            <text:p><text:s text:c="12"/>4 <text:s text:c="8"/>1000 <text:s text:c="8"/>2.09 <text:s text:c="8"/>2.12 <text:s text:c="8"/>2.10</text:p>
          </table:table-cell>
          <table:table-cell table:number-columns-repeated="2"/>
          <table:table-cell office:value-type="string" calcext:value-type="string">
            <text:p><text:s text:c="12"/>1 <text:s text:c="8"/>1000 <text:s text:c="7"/>45.26 <text:s text:c="7"/>45.39 <text:s text:c="7"/>45.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2"/>2 <text:s text:c="8"/>1000 <text:s text:c="6"/>115.98 <text:s text:c="6"/>116.07 <text:s text:c="6"/>116.02</text:p>
          </table:table-cell>
          <table:table-cell table:number-columns-repeated="2"/>
          <table:table-cell office:value-type="string" calcext:value-type="string">
            <text:p><text:s text:c="12"/>8 <text:s text:c="8"/>1000 <text:s text:c="8"/>6.81 <text:s text:c="8"/>6.85 <text:s text:c="8"/>6.83</text:p>
          </table:table-cell>
          <table:table-cell table:number-columns-repeated="2"/>
          <table:table-cell office:value-type="string" calcext:value-type="string">
            <text:p><text:s text:c="12"/>2 <text:s text:c="8"/>1000 <text:s text:c="7"/>44.61 <text:s text:c="7"/>44.66 <text:s text:c="7"/>44.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2"/>4 <text:s text:c="8"/>1000 <text:s text:c="6"/>114.74 <text:s text:c="6"/>114.75 <text:s text:c="6"/>114.74</text:p>
          </table:table-cell>
          <table:table-cell table:number-columns-repeated="2"/>
          <table:table-cell office:value-type="string" calcext:value-type="string">
            <text:p><text:s text:c="11"/>16 <text:s text:c="8"/>1000 <text:s text:c="7"/>14.94 <text:s text:c="7"/>14.94 <text:s text:c="7"/>14.94</text:p>
          </table:table-cell>
          <table:table-cell table:number-columns-repeated="2"/>
          <table:table-cell office:value-type="string" calcext:value-type="string">
            <text:p><text:s text:c="12"/>4 <text:s text:c="8"/>1000 <text:s text:c="7"/>45.74 <text:s text:c="7"/>45.87 <text:s text:c="7"/>45.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2"/>8 <text:s text:c="8"/>1000 <text:s text:c="6"/>112.34 <text:s text:c="6"/>112.51 <text:s text:c="6"/>112.43</text:p>
          </table:table-cell>
          <table:table-cell table:number-columns-repeated="2"/>
          <table:table-cell office:value-type="string" calcext:value-type="string">
            <text:p><text:s text:c="11"/>32 <text:s text:c="8"/>1000 <text:s text:c="7"/>10.24 <text:s text:c="7"/>10.24 <text:s text:c="7"/>10.24</text:p>
          </table:table-cell>
          <table:table-cell table:number-columns-repeated="2"/>
          <table:table-cell office:value-type="string" calcext:value-type="string">
            <text:p><text:s text:c="12"/>8 <text:s text:c="8"/>1000 <text:s text:c="7"/>44.75 <text:s text:c="7"/>44.80 <text:s text:c="7"/>44.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1"/>16 <text:s text:c="8"/>1000 <text:s text:c="6"/>113.63 <text:s text:c="6"/>113.73 <text:s text:c="6"/>113.68</text:p>
          </table:table-cell>
          <table:table-cell table:number-columns-repeated="2"/>
          <table:table-cell office:value-type="string" calcext:value-type="string">
            <text:p><text:s text:c="11"/>64 <text:s text:c="8"/>1000 <text:s text:c="8"/>7.41 <text:s text:c="8"/>7.42 <text:s text:c="8"/>7.42</text:p>
          </table:table-cell>
          <table:table-cell table:number-columns-repeated="2"/>
          <table:table-cell office:value-type="string" calcext:value-type="string">
            <text:p><text:s text:c="11"/>16 <text:s text:c="8"/>1000 <text:s text:c="7"/>45.30 <text:s text:c="7"/>45.43 <text:s text:c="7"/>45.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1"/>32 <text:s text:c="8"/>1000 <text:s text:c="6"/>114.36 <text:s text:c="6"/>114.47 <text:s text:c="6"/>114.41</text:p>
          </table:table-cell>
          <table:table-cell table:number-columns-repeated="2"/>
          <table:table-cell office:value-type="string" calcext:value-type="string">
            <text:p><text:s text:c="10"/>128 <text:s text:c="8"/>1000 <text:s text:c="7"/>11.11 <text:s text:c="7"/>11.12 <text:s text:c="7"/>11.11</text:p>
          </table:table-cell>
          <table:table-cell table:number-columns-repeated="2"/>
          <table:table-cell office:value-type="string" calcext:value-type="string">
            <text:p><text:s text:c="11"/>32 <text:s text:c="8"/>1000 <text:s text:c="7"/>48.37 <text:s text:c="7"/>48.42 <text:s text:c="7"/>48.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1"/>64 <text:s text:c="8"/>1000 <text:s text:c="6"/>115.61 <text:s text:c="6"/>115.69 <text:s text:c="6"/>115.65</text:p>
          </table:table-cell>
          <table:table-cell table:number-columns-repeated="2"/>
          <table:table-cell office:value-type="string" calcext:value-type="string">
            <text:p><text:s text:c="10"/>256 <text:s text:c="8"/>1000 <text:s text:c="7"/>12.22 <text:s text:c="7"/>12.23 <text:s text:c="7"/>12.23</text:p>
          </table:table-cell>
          <table:table-cell table:number-columns-repeated="2"/>
          <table:table-cell office:value-type="string" calcext:value-type="string">
            <text:p><text:s text:c="11"/>64 <text:s text:c="8"/>1000 <text:s text:c="7"/>47.84 <text:s text:c="7"/>47.96 <text:s text:c="7"/>47.9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0"/>128 <text:s text:c="8"/>1000 <text:s text:c="6"/>125.14 <text:s text:c="6"/>125.25 <text:s text:c="6"/>125.20</text:p>
          </table:table-cell>
          <table:table-cell table:number-columns-repeated="2"/>
          <table:table-cell office:value-type="string" calcext:value-type="string">
            <text:p><text:s text:c="10"/>512 <text:s text:c="8"/>1000 <text:s text:c="7"/>11.08 <text:s text:c="7"/>11.08 <text:s text:c="7"/>11.08</text:p>
          </table:table-cell>
          <table:table-cell table:number-columns-repeated="2"/>
          <table:table-cell office:value-type="string" calcext:value-type="string">
            <text:p><text:s text:c="10"/>128 <text:s text:c="8"/>1000 <text:s text:c="7"/>49.13 <text:s text:c="7"/>49.20 <text:s text:c="7"/>49.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0"/>256 <text:s text:c="8"/>1000 <text:s text:c="6"/>128.92 <text:s text:c="6"/>128.99 <text:s text:c="6"/>128.96</text:p>
          </table:table-cell>
          <table:table-cell table:number-columns-repeated="2"/>
          <table:table-cell office:value-type="string" calcext:value-type="string">
            <text:p><text:s text:c="9"/>1024 <text:s text:c="8"/>1000 <text:s text:c="7"/>12.55 <text:s text:c="7"/>12.56 <text:s text:c="7"/>12.55</text:p>
          </table:table-cell>
          <table:table-cell table:number-columns-repeated="2"/>
          <table:table-cell office:value-type="string" calcext:value-type="string">
            <text:p><text:s text:c="10"/>256 <text:s text:c="8"/>1000 <text:s text:c="7"/>49.99 <text:s text:c="7"/>50.11 <text:s text:c="7"/>50.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0"/>512 <text:s text:c="8"/>1000 <text:s text:c="6"/>138.29 <text:s text:c="6"/>138.36 <text:s text:c="6"/>138.32</text:p>
          </table:table-cell>
          <table:table-cell table:number-columns-repeated="2"/>
          <table:table-cell office:value-type="string" calcext:value-type="string">
            <text:p><text:s text:c="9"/>2048 <text:s text:c="8"/>1000 <text:s text:c="7"/>10.22 <text:s text:c="7"/>10.22 <text:s text:c="7"/>10.22</text:p>
          </table:table-cell>
          <table:table-cell table:number-columns-repeated="2"/>
          <table:table-cell office:value-type="string" calcext:value-type="string">
            <text:p><text:s text:c="10"/>512 <text:s text:c="8"/>1000 <text:s text:c="7"/>51.28 <text:s text:c="7"/>51.36 <text:s text:c="7"/>51.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9"/>1024 <text:s text:c="8"/>1000 <text:s text:c="6"/>137.20 <text:s text:c="6"/>137.30 <text:s text:c="6"/>137.25</text:p>
          </table:table-cell>
          <table:table-cell table:number-columns-repeated="2"/>
          <table:table-cell office:value-type="string" calcext:value-type="string">
            <text:p><text:s text:c="9"/>4096 <text:s text:c="8"/>1000 <text:s text:c="7"/>13.15 <text:s text:c="7"/>13.15 <text:s text:c="7"/>13.15</text:p>
          </table:table-cell>
          <table:table-cell table:number-columns-repeated="2"/>
          <table:table-cell office:value-type="string" calcext:value-type="string">
            <text:p><text:s text:c="9"/>1024 <text:s text:c="8"/>1000 <text:s text:c="7"/>65.54 <text:s text:c="7"/>65.67 <text:s text:c="7"/>65.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9"/>2048 <text:s text:c="8"/>1000 <text:s text:c="6"/>244.14 <text:s text:c="6"/>244.31 <text:s text:c="6"/>244.22</text:p>
          </table:table-cell>
          <table:table-cell table:number-columns-repeated="2"/>
          <table:table-cell office:value-type="string" calcext:value-type="string">
            <text:p><text:s text:c="9"/>8192 <text:s text:c="8"/>1000 <text:s text:c="7"/>17.82 <text:s text:c="7"/>17.82 <text:s text:c="7"/>17.82</text:p>
          </table:table-cell>
          <table:table-cell table:number-columns-repeated="2"/>
          <table:table-cell office:value-type="string" calcext:value-type="string">
            <text:p><text:s text:c="9"/>2048 <text:s text:c="8"/>1000 <text:s text:c="6"/>117.04 <text:s text:c="6"/>117.18 <text:s text:c="6"/>117.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9"/>4096 <text:s text:c="8"/>1000 <text:s text:c="6"/>289.56 <text:s text:c="6"/>289.63 <text:s text:c="6"/>289.60</text:p>
          </table:table-cell>
          <table:table-cell table:number-columns-repeated="2"/>
          <table:table-cell office:value-type="string" calcext:value-type="string">
            <text:p><text:s text:c="8"/>16384 <text:s text:c="8"/>1000 <text:s text:c="7"/>26.64 <text:s text:c="7"/>26.65 <text:s text:c="7"/>26.65</text:p>
          </table:table-cell>
          <table:table-cell table:number-columns-repeated="2"/>
          <table:table-cell office:value-type="string" calcext:value-type="string">
            <text:p><text:s text:c="9"/>4096 <text:s text:c="8"/>1000 <text:s text:c="6"/>113.19 <text:s text:c="6"/>113.27 <text:s text:c="6"/>113.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9"/>8192 <text:s text:c="8"/>1000 <text:s text:c="6"/>402.36 <text:s text:c="6"/>402.53 <text:s text:c="6"/>402.44</text:p>
          </table:table-cell>
          <table:table-cell table:number-columns-repeated="2"/>
          <table:table-cell office:value-type="string" calcext:value-type="string">
            <text:p><text:s text:c="8"/>32768 <text:s text:c="8"/>1000 <text:s text:c="7"/>55.06 <text:s text:c="7"/>55.11 <text:s text:c="7"/>55.08</text:p>
          </table:table-cell>
          <table:table-cell table:number-columns-repeated="2"/>
          <table:table-cell office:value-type="string" calcext:value-type="string">
            <text:p><text:s text:c="9"/>8192 <text:s text:c="8"/>1000 <text:s text:c="6"/>140.77 <text:s text:c="6"/>140.94 <text:s text:c="6"/>140.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16384 <text:s text:c="8"/>1000 <text:s text:c="6"/>607.36 <text:s text:c="6"/>607.54 <text:s text:c="6"/>607.45</text:p>
          </table:table-cell>
          <table:table-cell table:number-columns-repeated="2"/>
          <table:table-cell office:value-type="string" calcext:value-type="string">
            <text:p><text:s text:c="8"/>65536 <text:s text:c="9"/>640 <text:s text:c="6"/>128.42 <text:s text:c="6"/>128.45 <text:s text:c="6"/>128.43</text:p>
          </table:table-cell>
          <table:table-cell table:number-columns-repeated="2"/>
          <table:table-cell office:value-type="string" calcext:value-type="string">
            <text:p><text:s text:c="8"/>16384 <text:s text:c="8"/>1000 <text:s text:c="6"/>200.22 <text:s text:c="6"/>200.36 <text:s text:c="6"/>200.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32768 <text:s text:c="8"/>1000 <text:s text:c="5"/>1805.67 <text:s text:c="5"/>1805.84 <text:s text:c="5"/>1805.76</text:p>
          </table:table-cell>
          <table:table-cell table:number-columns-repeated="2"/>
          <table:table-cell office:value-type="string" calcext:value-type="string">
            <text:p><text:s text:c="7"/>131072 <text:s text:c="9"/>320 <text:s text:c="5"/>1611.52 <text:s text:c="5"/>1611.59 <text:s text:c="5"/>1611.55</text:p>
          </table:table-cell>
          <table:table-cell table:number-columns-repeated="2"/>
          <table:table-cell office:value-type="string" calcext:value-type="string">
            <text:p><text:s text:c="8"/>32768 <text:s text:c="8"/>1000 <text:s text:c="6"/>419.98 <text:s text:c="6"/>420.50 <text:s text:c="6"/>420.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65536 <text:s text:c="9"/>640 <text:s text:c="5"/>1763.73 <text:s text:c="5"/>1764.09 <text:s text:c="5"/>1763.91</text:p>
          </table:table-cell>
          <table:table-cell table:number-columns-repeated="2"/>
          <table:table-cell office:value-type="string" calcext:value-type="string">
            <text:p><text:s text:c="7"/>262144 <text:s text:c="9"/>160 <text:s text:c="5"/>1964.58 <text:s text:c="5"/>1965.01 <text:s text:c="5"/>1964.81</text:p>
          </table:table-cell>
          <table:table-cell table:number-columns-repeated="2"/>
          <table:table-cell office:value-type="string" calcext:value-type="string">
            <text:p><text:s text:c="8"/>65536 <text:s text:c="9"/>640 <text:s text:c="6"/>622.05 <text:s text:c="6"/>622.29 <text:s text:c="6"/>622.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7"/>131072 <text:s text:c="9"/>320 <text:s text:c="5"/>7552.58 <text:s text:c="5"/>7553.14 <text:s text:c="5"/>7552.86</text:p>
          </table:table-cell>
          <table:table-cell table:number-columns-repeated="2"/>
          <table:table-cell office:value-type="string" calcext:value-type="string">
            <text:p><text:s text:c="7"/>524288 <text:s text:c="10"/>80 <text:s text:c="5"/>1338.45 <text:s text:c="5"/>1339.01 <text:s text:c="5"/>1338.72</text:p>
          </table:table-cell>
          <table:table-cell table:number-columns-repeated="2"/>
          <table:table-cell office:value-type="string" calcext:value-type="string">
            <text:p><text:s text:c="7"/>131072 <text:s text:c="9"/>320 <text:s text:c="5"/>1215.66 <text:s text:c="5"/>1218.23 <text:s text:c="5"/>1216.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7"/>262144 <text:s text:c="9"/>160 <text:s text:c="5"/>6725.31 <text:s text:c="5"/>6726.82 <text:s text:c="5"/>6726.06</text:p>
          </table:table-cell>
          <table:table-cell table:number-columns-repeated="2"/>
          <table:table-cell office:value-type="string" calcext:value-type="string">
            <text:p><text:s text:c="6"/>1048576 <text:s text:c="10"/>40 <text:s text:c="5"/>2492.08 <text:s text:c="5"/>2500.75 <text:s text:c="5"/>2496.44</text:p>
          </table:table-cell>
          <table:table-cell table:number-columns-repeated="2"/>
          <table:table-cell office:value-type="string" calcext:value-type="string">
            <text:p><text:s text:c="7"/>262144 <text:s text:c="9"/>160 <text:s text:c="5"/>2204.17 <text:s text:c="5"/>2208.39 <text:s text:c="5"/>2206.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7"/>524288 <text:s text:c="10"/>80 <text:s text:c="4"/>14989.29 <text:s text:c="4"/>14992.47 <text:s text:c="4"/>14990.88</text:p>
          </table:table-cell>
          <table:table-cell table:number-columns-repeated="2"/>
          <table:table-cell office:value-type="string" calcext:value-type="string">
            <text:p><text:s text:c="6"/>2097152 <text:s text:c="10"/>20 <text:s text:c="5"/>4274.61 <text:s text:c="5"/>4283.09 <text:s text:c="5"/>4278.91</text:p>
          </table:table-cell>
          <table:table-cell table:number-columns-repeated="2"/>
          <table:table-cell office:value-type="string" calcext:value-type="string">
            <text:p><text:s text:c="7"/>524288 <text:s text:c="10"/>80 <text:s text:c="5"/>3108.89 <text:s text:c="5"/>3118.46 <text:s text:c="5"/>3113.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6"/>1048576 <text:s text:c="10"/>40 <text:s text:c="4"/>29948.25 <text:s text:c="4"/>29950.37 <text:s text:c="4"/>29949.31</text:p>
          </table:table-cell>
          <table:table-cell table:number-columns-repeated="2"/>
          <table:table-cell office:value-type="string" calcext:value-type="string">
            <text:p><text:s text:c="6"/>4194304 <text:s text:c="10"/>10 <text:s text:c="5"/>7439.71 <text:s text:c="5"/>7471.61 <text:s text:c="5"/>7454.68</text:p>
          </table:table-cell>
          <table:table-cell table:number-columns-repeated="2"/>
          <table:table-cell office:value-type="string" calcext:value-type="string">
            <text:p><text:s text:c="6"/>1048576 <text:s text:c="10"/>40 <text:s text:c="5"/>6096.37 <text:s text:c="5"/>6119.58 <text:s text:c="5"/>6107.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6"/>2097152 <text:s text:c="10"/>20 <text:s text:c="4"/>36862.65 <text:s text:c="4"/>36873.35 <text:s text:c="4"/>36868.00</text:p>
          </table:table-cell>
          <table:table-cell table:number-columns-repeated="5"/>
          <table:table-cell office:value-type="string" calcext:value-type="string">
            <text:p><text:s text:c="6"/>2097152 <text:s text:c="10"/>20 <text:s text:c="4"/>12152.74 <text:s text:c="4"/>12214.35 <text:s text:c="4"/>12183.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6"/>4194304 <text:s text:c="10"/>10 <text:s text:c="4"/>75267.29 <text:s text:c="4"/>75291.59 <text:s text:c="4"/>75279.44</text:p>
          </table:table-cell>
          <table:table-cell table:number-columns-repeated="2"/>
          <table:table-cell office:value-type="string" calcext:value-type="string">
            <text:p>#----------------------------------------------------------------</text:p>
          </table:table-cell>
          <table:table-cell table:number-columns-repeated="2"/>
          <table:table-cell office:value-type="string" calcext:value-type="string">
            <text:p><text:s text:c="6"/>4194304 <text:s text:c="10"/>10 <text:s text:c="4"/>23761.01 <text:s text:c="4"/>23838.09 <text:s text:c="4"/>23799.5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# Benchmarking Reduce_scatter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#---------------------------------------------------</text:p>
          </table:table-cell>
          <table:table-cell table:number-columns-repeated="2"/>
          <table:table-cell office:value-type="string" calcext:value-type="string">
            <text:p># #processes = 5 </text:p>
          </table:table-cell>
          <table:table-cell table:number-columns-repeated="2"/>
          <table:table-cell office:value-type="string" calcext:value-type="string">
            <text:p>#--------------------------------------------------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Benchmarking Barrier </text:p>
          </table:table-cell>
          <table:table-cell table:number-columns-repeated="2"/>
          <table:table-cell office:value-type="string" calcext:value-type="string">
            <text:p>#----------------------------------------------------------------</text:p>
          </table:table-cell>
          <table:table-cell table:number-columns-repeated="2"/>
          <table:table-cell office:value-type="string" calcext:value-type="string">
            <text:p># Benchmarking Barrier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#processes = 2 </text:p>
          </table:table-cell>
          <table:table-cell table:number-columns-repeated="2"/>
          <table:table-cell office:value-type="string" calcext:value-type="string">
            <text:p><text:s text:c="7"/>#bytes #repetitions <text:s/>t_min[usec] <text:s/>t_max[usec] <text:s/>t_avg[usec]</text:p>
          </table:table-cell>
          <table:table-cell table:number-columns-repeated="2"/>
          <table:table-cell office:value-type="string" calcext:value-type="string">
            <text:p># #processes = 2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---------------------------------------------------</text:p>
          </table:table-cell>
          <table:table-cell table:number-columns-repeated="2"/>
          <table:table-cell office:value-type="string" calcext:value-type="string">
            <text:p><text:s text:c="12"/>0 <text:s text:c="8"/>1000 <text:s text:c="8"/>0.04 <text:s text:c="8"/>0.05 <text:s text:c="8"/>0.04</text:p>
          </table:table-cell>
          <table:table-cell table:number-columns-repeated="2"/>
          <table:table-cell office:value-type="string" calcext:value-type="string">
            <text:p>#--------------------------------------------------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#repetitions <text:s/>t_min[usec] <text:s/>t_max[usec] <text:s/>t_avg[usec]</text:p>
          </table:table-cell>
          <table:table-cell table:number-columns-repeated="2"/>
          <table:table-cell office:value-type="string" calcext:value-type="string">
            <text:p><text:s text:c="12"/>4 <text:s text:c="8"/>1000 <text:s text:c="8"/>2.58 <text:s text:c="8"/>2.59 <text:s text:c="8"/>2.59</text:p>
          </table:table-cell>
          <table:table-cell table:number-columns-repeated="2"/>
          <table:table-cell office:value-type="string" calcext:value-type="string">
            <text:p><text:s/>#repetitions <text:s/>t_min[usec] <text:s/>t_max[usec] <text:s/>t_avg[usec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9"/>1000 <text:s text:c="7"/>99.14 <text:s text:c="7"/>99.19 <text:s text:c="7"/>99.17</text:p>
          </table:table-cell>
          <table:table-cell table:number-columns-repeated="2"/>
          <table:table-cell office:value-type="string" calcext:value-type="string">
            <text:p><text:s text:c="12"/>8 <text:s text:c="8"/>1000 <text:s text:c="8"/>5.36 <text:s text:c="8"/>5.40 <text:s text:c="8"/>5.38</text:p>
          </table:table-cell>
          <table:table-cell table:number-columns-repeated="2"/>
          <table:table-cell office:value-type="string" calcext:value-type="string">
            <text:p><text:s text:c="9"/>1000 <text:s text:c="7"/>72.53 <text:s text:c="7"/>72.53 <text:s text:c="7"/>72.5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1"/>16 <text:s text:c="8"/>1000 <text:s text:c="8"/>8.28 <text:s text:c="8"/>8.34 <text:s text:c="8"/>8.3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1"/>32 <text:s text:c="8"/>1000 <text:s text:c="8"/>6.85 <text:s text:c="8"/>6.85 <text:s text:c="8"/>6.8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# All processes entering MPI_Finalize</text:p>
          </table:table-cell>
          <table:table-cell table:number-columns-repeated="2"/>
          <table:table-cell office:value-type="string" calcext:value-type="string">
            <text:p><text:s text:c="11"/>64 <text:s text:c="8"/>1000 <text:s text:c="8"/>7.07 <text:s text:c="8"/>7.07 <text:s text:c="8"/>7.07</text:p>
          </table:table-cell>
          <table:table-cell table:number-columns-repeated="2"/>
          <table:table-cell office:value-type="string" calcext:value-type="string">
            <text:p># All processes entering MPI_Finalize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<text:s text:c="10"/>128 <text:s text:c="8"/>1000 <text:s text:c="8"/>8.52 <text:s text:c="8"/>8.52 <text:s text:c="8"/>8.5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0"/>256 <text:s text:c="8"/>1000 <text:s text:c="7"/>15.83 <text:s text:c="7"/>15.84 <text:s text:c="7"/>15.8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0"/>512 <text:s text:c="8"/>1000 <text:s text:c="7"/>19.05 <text:s text:c="7"/>19.10 <text:s text:c="7"/>19.0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9"/>1024 <text:s text:c="8"/>1000 <text:s text:c="7"/>22.03 <text:s text:c="7"/>22.05 <text:s text:c="7"/>22.0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9"/>2048 <text:s text:c="8"/>1000 <text:s text:c="7"/>27.28 <text:s text:c="7"/>27.31 <text:s text:c="7"/>27.30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9"/>4096 <text:s text:c="8"/>1000 <text:s text:c="7"/>23.17 <text:s text:c="7"/>23.18 <text:s text:c="7"/>23.1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9"/>8192 <text:s text:c="8"/>1000 <text:s text:c="7"/>29.44 <text:s text:c="7"/>29.44 <text:s text:c="7"/>29.4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8"/>16384 <text:s text:c="8"/>1000 <text:s text:c="7"/>35.42 <text:s text:c="7"/>35.43 <text:s text:c="7"/>35.4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8"/>32768 <text:s text:c="8"/>1000 <text:s text:c="7"/>54.26 <text:s text:c="7"/>54.26 <text:s text:c="7"/>54.2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8"/>65536 <text:s text:c="9"/>640 <text:s text:c="6"/>141.11 <text:s text:c="6"/>141.17 <text:s text:c="6"/>141.1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7"/>131072 <text:s text:c="9"/>320 <text:s text:c="5"/>2563.28 <text:s text:c="5"/>2563.36 <text:s text:c="5"/>2563.3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7"/>262144 <text:s text:c="9"/>160 <text:s text:c="5"/>2052.29 <text:s text:c="5"/>2052.47 <text:s text:c="5"/>2052.39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7"/>524288 <text:s text:c="10"/>80 <text:s text:c="5"/>2614.92 <text:s text:c="5"/>2615.75 <text:s text:c="5"/>2615.4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6"/>1048576 <text:s text:c="10"/>40 <text:s text:c="5"/>3741.80 <text:s text:c="5"/>3744.75 <text:s text:c="5"/>3743.75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6"/>2097152 <text:s text:c="10"/>20 <text:s text:c="5"/>5729.60 <text:s text:c="5"/>5742.45 <text:s text:c="5"/>5737.3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6"/>4194304 <text:s text:c="10"/>10 <text:s text:c="5"/>8894.90 <text:s text:c="5"/>8967.80 <text:s text:c="5"/>8939.32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#----------------------------------------------------------------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# Benchmarking Allgather 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# #processes = 2 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# ( 3 additional processes waiting in MPI_Barrier)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#----------------------------------------------------------------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7"/>#bytes #repetitions <text:s/>t_min[usec] <text:s/>t_max[usec] <text:s/>t_avg[usec]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2"/>0 <text:s text:c="8"/>1000 <text:s text:c="8"/>0.03 <text:s text:c="8"/>0.03 <text:s text:c="8"/>0.0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2"/>1 <text:s text:c="8"/>1000 <text:s text:c="8"/>4.23 <text:s text:c="8"/>4.24 <text:s text:c="8"/>4.2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2"/>2 <text:s text:c="8"/>1000 <text:s text:c="8"/>3.02 <text:s text:c="8"/>3.03 <text:s text:c="8"/>3.0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2"/>4 <text:s text:c="8"/>1000 <text:s text:c="8"/>4.33 <text:s text:c="8"/>4.33 <text:s text:c="8"/>4.3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2"/>8 <text:s text:c="8"/>1000 <text:s text:c="8"/>3.47 <text:s text:c="8"/>3.47 <text:s text:c="8"/>3.4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1"/>16 <text:s text:c="8"/>1000 <text:s text:c="8"/>2.70 <text:s text:c="8"/>2.70 <text:s text:c="8"/>2.70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1"/>32 <text:s text:c="8"/>1000 <text:s text:c="8"/>3.98 <text:s text:c="8"/>3.98 <text:s text:c="8"/>3.9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1"/>64 <text:s text:c="8"/>1000 <text:s text:c="8"/>3.77 <text:s text:c="8"/>3.78 <text:s text:c="8"/>3.7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0"/>128 <text:s text:c="8"/>1000 <text:s text:c="8"/>5.08 <text:s text:c="8"/>5.10 <text:s text:c="8"/>5.09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0"/>256 <text:s text:c="8"/>1000 <text:s text:c="8"/>4.40 <text:s text:c="8"/>4.40 <text:s text:c="8"/>4.40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0"/>512 <text:s text:c="8"/>1000 <text:s text:c="8"/>4.51 <text:s text:c="8"/>4.52 <text:s text:c="8"/>4.5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9"/>1024 <text:s text:c="8"/>1000 <text:s text:c="8"/>6.50 <text:s text:c="8"/>6.50 <text:s text:c="8"/>6.50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9"/>2048 <text:s text:c="8"/>1000 <text:s text:c="8"/>7.41 <text:s text:c="8"/>7.42 <text:s text:c="8"/>7.4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9"/>4096 <text:s text:c="8"/>1000 <text:s text:c="8"/>8.94 <text:s text:c="8"/>8.95 <text:s text:c="8"/>8.95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9"/>8192 <text:s text:c="8"/>1000 <text:s text:c="7"/>13.97 <text:s text:c="7"/>13.98 <text:s text:c="7"/>13.9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8"/>16384 <text:s text:c="8"/>1000 <text:s text:c="7"/>21.39 <text:s text:c="7"/>21.40 <text:s text:c="7"/>21.40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8"/>32768 <text:s text:c="8"/>1000 <text:s text:c="7"/>28.09 <text:s text:c="7"/>28.09 <text:s text:c="7"/>28.09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8"/>65536 <text:s text:c="9"/>640 <text:s text:c="7"/>44.62 <text:s text:c="7"/>44.62 <text:s text:c="7"/>44.6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7"/>131072 <text:s text:c="9"/>320 <text:s text:c="6"/>110.59 <text:s text:c="6"/>110.59 <text:s text:c="6"/>110.59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7"/>262144 <text:s text:c="9"/>160 <text:s text:c="6"/>174.27 <text:s text:c="6"/>174.29 <text:s text:c="6"/>174.2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7"/>524288 <text:s text:c="10"/>80 <text:s text:c="6"/>323.55 <text:s text:c="6"/>323.61 <text:s text:c="6"/>323.5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6"/>1048576 <text:s text:c="10"/>40 <text:s text:c="6"/>625.45 <text:s text:c="6"/>625.52 <text:s text:c="6"/>625.49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6"/>2097152 <text:s text:c="10"/>20 <text:s text:c="5"/>1102.59 <text:s text:c="5"/>1102.65 <text:s text:c="5"/>1102.6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6"/>4194304 <text:s text:c="10"/>10 <text:s text:c="5"/>2181.60 <text:s text:c="5"/>2182.70 <text:s text:c="5"/>2182.15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#----------------------------------------------------------------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# Benchmarking Allgather 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# #processes = 4 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# ( 1 additional process waiting in MPI_Barrier)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#----------------------------------------------------------------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7"/>#bytes #repetitions <text:s/>t_min[usec] <text:s/>t_max[usec] <text:s/>t_avg[usec]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2"/>0 <text:s text:c="8"/>1000 <text:s text:c="8"/>0.02 <text:s text:c="8"/>0.04 <text:s text:c="8"/>0.0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2"/>1 <text:s text:c="8"/>1000 <text:s text:c="8"/>6.02 <text:s text:c="8"/>6.03 <text:s text:c="8"/>6.0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2"/>2 <text:s text:c="8"/>1000 <text:s text:c="8"/>5.53 <text:s text:c="8"/>5.53 <text:s text:c="8"/>5.5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2"/>4 <text:s text:c="8"/>1000 <text:s text:c="8"/>4.31 <text:s text:c="8"/>4.32 <text:s text:c="8"/>4.3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2"/>8 <text:s text:c="8"/>1000 <text:s text:c="8"/>4.35 <text:s text:c="8"/>4.35 <text:s text:c="8"/>4.35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1"/>16 <text:s text:c="8"/>1000 <text:s text:c="8"/>4.37 <text:s text:c="8"/>4.37 <text:s text:c="8"/>4.3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1"/>32 <text:s text:c="8"/>1000 <text:s text:c="8"/>4.56 <text:s text:c="8"/>4.57 <text:s text:c="8"/>4.5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1"/>64 <text:s text:c="8"/>1000 <text:s text:c="7"/>15.33 <text:s text:c="7"/>15.35 <text:s text:c="7"/>15.3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0"/>128 <text:s text:c="8"/>1000 <text:s text:c="7"/>13.72 <text:s text:c="7"/>13.74 <text:s text:c="7"/>13.7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0"/>256 <text:s text:c="8"/>1000 <text:s text:c="7"/>13.53 <text:s text:c="7"/>13.54 <text:s text:c="7"/>13.5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0"/>512 <text:s text:c="8"/>1000 <text:s text:c="7"/>14.89 <text:s text:c="7"/>14.91 <text:s text:c="7"/>14.90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9"/>1024 <text:s text:c="8"/>1000 <text:s text:c="7"/>15.37 <text:s text:c="7"/>15.37 <text:s text:c="7"/>15.3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9"/>2048 <text:s text:c="8"/>1000 <text:s text:c="7"/>20.81 <text:s text:c="7"/>20.82 <text:s text:c="7"/>20.8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9"/>4096 <text:s text:c="8"/>1000 <text:s text:c="7"/>20.89 <text:s text:c="7"/>20.90 <text:s text:c="7"/>20.90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9"/>8192 <text:s text:c="8"/>1000 <text:s text:c="7"/>30.09 <text:s text:c="7"/>30.10 <text:s text:c="7"/>30.09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8"/>16384 <text:s text:c="8"/>1000 <text:s text:c="7"/>47.69 <text:s text:c="7"/>47.70 <text:s text:c="7"/>47.69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8"/>32768 <text:s text:c="8"/>1000 <text:s text:c="6"/>100.79 <text:s text:c="6"/>100.83 <text:s text:c="6"/>100.8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8"/>65536 <text:s text:c="9"/>640 <text:s text:c="6"/>108.78 <text:s text:c="6"/>108.79 <text:s text:c="6"/>108.7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7"/>131072 <text:s text:c="9"/>320 <text:s text:c="6"/>254.74 <text:s text:c="6"/>254.79 <text:s text:c="6"/>254.7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7"/>262144 <text:s text:c="9"/>160 <text:s text:c="6"/>366.06 <text:s text:c="6"/>366.08 <text:s text:c="6"/>366.0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7"/>524288 <text:s text:c="10"/>80 <text:s text:c="6"/>842.60 <text:s text:c="6"/>842.95 <text:s text:c="6"/>842.7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6"/>1048576 <text:s text:c="10"/>40 <text:s text:c="5"/>1773.23 <text:s text:c="5"/>1791.52 <text:s text:c="5"/>1782.1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6"/>2097152 <text:s text:c="10"/>20 <text:s text:c="5"/>2923.15 <text:s text:c="5"/>2927.85 <text:s text:c="5"/>2925.5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6"/>4194304 <text:s text:c="10"/>10 <text:s text:c="5"/>6796.19 <text:s text:c="5"/>6866.10 <text:s text:c="5"/>6831.09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#----------------------------------------------------------------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# Benchmarking Allgather 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# #processes = 5 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#----------------------------------------------------------------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7"/>#bytes #repetitions <text:s/>t_min[usec] <text:s/>t_max[usec] <text:s/>t_avg[usec]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2"/>0 <text:s text:c="8"/>1000 <text:s text:c="8"/>0.02 <text:s text:c="8"/>0.04 <text:s text:c="8"/>0.0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2"/>1 <text:s text:c="8"/>1000 <text:s text:c="7"/>14.42 <text:s text:c="7"/>14.43 <text:s text:c="7"/>14.4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2"/>2 <text:s text:c="8"/>1000 <text:s text:c="7"/>11.37 <text:s text:c="7"/>11.41 <text:s text:c="7"/>11.39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2"/>4 <text:s text:c="8"/>1000 <text:s text:c="8"/>8.69 <text:s text:c="8"/>8.69 <text:s text:c="8"/>8.69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2"/>8 <text:s text:c="8"/>1000 <text:s text:c="7"/>16.38 <text:s text:c="7"/>16.40 <text:s text:c="7"/>16.39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1"/>16 <text:s text:c="8"/>1000 <text:s text:c="7"/>14.80 <text:s text:c="7"/>14.83 <text:s text:c="7"/>14.8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1"/>32 <text:s text:c="8"/>1000 <text:s text:c="7"/>12.46 <text:s text:c="7"/>12.46 <text:s text:c="7"/>12.4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1"/>64 <text:s text:c="8"/>1000 <text:s text:c="8"/>8.68 <text:s text:c="8"/>8.68 <text:s text:c="8"/>8.6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0"/>128 <text:s text:c="8"/>1000 <text:s text:c="7"/>11.35 <text:s text:c="7"/>11.35 <text:s text:c="7"/>11.35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0"/>256 <text:s text:c="8"/>1000 <text:s text:c="7"/>12.36 <text:s text:c="7"/>12.37 <text:s text:c="7"/>12.3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0"/>512 <text:s text:c="8"/>1000 <text:s text:c="7"/>13.98 <text:s text:c="7"/>13.99 <text:s text:c="7"/>13.99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9"/>1024 <text:s text:c="8"/>1000 <text:s text:c="7"/>17.71 <text:s text:c="7"/>17.72 <text:s text:c="7"/>17.7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9"/>2048 <text:s text:c="8"/>1000 <text:s text:c="7"/>25.77 <text:s text:c="7"/>25.78 <text:s text:c="7"/>25.7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9"/>4096 <text:s text:c="8"/>1000 <text:s text:c="7"/>30.17 <text:s text:c="7"/>30.17 <text:s text:c="7"/>30.1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9"/>8192 <text:s text:c="8"/>1000 <text:s text:c="7"/>81.98 <text:s text:c="7"/>82.00 <text:s text:c="7"/>81.9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8"/>16384 <text:s text:c="8"/>1000 <text:s text:c="7"/>69.84 <text:s text:c="7"/>69.85 <text:s text:c="7"/>69.85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8"/>32768 <text:s text:c="8"/>1000 <text:s text:c="6"/>136.16 <text:s text:c="6"/>136.17 <text:s text:c="6"/>136.1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8"/>65536 <text:s text:c="9"/>640 <text:s text:c="6"/>175.33 <text:s text:c="6"/>175.33 <text:s text:c="6"/>175.3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7"/>131072 <text:s text:c="9"/>320 <text:s text:c="6"/>308.73 <text:s text:c="6"/>308.75 <text:s text:c="6"/>308.7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7"/>262144 <text:s text:c="9"/>160 <text:s text:c="6"/>679.71 <text:s text:c="6"/>679.91 <text:s text:c="6"/>679.8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7"/>524288 <text:s text:c="10"/>80 <text:s text:c="6"/>974.75 <text:s text:c="6"/>974.83 <text:s text:c="6"/>974.7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6"/>1048576 <text:s text:c="10"/>40 <text:s text:c="5"/>2186.27 <text:s text:c="5"/>2195.38 <text:s text:c="5"/>2192.4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6"/>2097152 <text:s text:c="10"/>20 <text:s text:c="5"/>4515.40 <text:s text:c="5"/>4519.50 <text:s text:c="5"/>4518.35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6"/>4194304 <text:s text:c="10"/>10 <text:s text:c="4"/>10019.80 <text:s text:c="4"/>10182.09 <text:s text:c="4"/>10125.22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#----------------------------------------------------------------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# Benchmarking Allgatherv 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# #processes = 2 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# ( 3 additional processes waiting in MPI_Barrier)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#----------------------------------------------------------------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7"/>#bytes #repetitions <text:s/>t_min[usec] <text:s/>t_max[usec] <text:s/>t_avg[usec]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2"/>0 <text:s text:c="8"/>1000 <text:s text:c="8"/>0.04 <text:s text:c="8"/>0.04 <text:s text:c="8"/>0.0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2"/>1 <text:s text:c="8"/>1000 <text:s text:c="8"/>3.50 <text:s text:c="8"/>3.50 <text:s text:c="8"/>3.50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2"/>2 <text:s text:c="8"/>1000 <text:s text:c="8"/>2.76 <text:s text:c="8"/>2.77 <text:s text:c="8"/>2.7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2"/>4 <text:s text:c="8"/>1000 <text:s text:c="8"/>2.85 <text:s text:c="8"/>2.85 <text:s text:c="8"/>2.85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2"/>8 <text:s text:c="8"/>1000 <text:s text:c="8"/>2.49 <text:s text:c="8"/>2.49 <text:s text:c="8"/>2.49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1"/>16 <text:s text:c="8"/>1000 <text:s text:c="8"/>2.47 <text:s text:c="8"/>2.47 <text:s text:c="8"/>2.4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1"/>32 <text:s text:c="8"/>1000 <text:s text:c="8"/>3.08 <text:s text:c="8"/>3.09 <text:s text:c="8"/>3.09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1"/>64 <text:s text:c="8"/>1000 <text:s text:c="8"/>3.45 <text:s text:c="8"/>3.46 <text:s text:c="8"/>3.4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0"/>128 <text:s text:c="8"/>1000 <text:s text:c="8"/>4.51 <text:s text:c="8"/>4.51 <text:s text:c="8"/>4.5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0"/>256 <text:s text:c="8"/>1000 <text:s text:c="8"/>5.00 <text:s text:c="8"/>5.00 <text:s text:c="8"/>5.00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0"/>512 <text:s text:c="8"/>1000 <text:s text:c="8"/>7.17 <text:s text:c="8"/>7.17 <text:s text:c="8"/>7.1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9"/>1024 <text:s text:c="8"/>1000 <text:s text:c="8"/>6.90 <text:s text:c="8"/>6.90 <text:s text:c="8"/>6.90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9"/>2048 <text:s text:c="8"/>1000 <text:s text:c="8"/>6.73 <text:s text:c="8"/>6.73 <text:s text:c="8"/>6.7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9"/>4096 <text:s text:c="8"/>1000 <text:s text:c="8"/>7.93 <text:s text:c="8"/>7.93 <text:s text:c="8"/>7.9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9"/>8192 <text:s text:c="8"/>1000 <text:s text:c="7"/>11.18 <text:s text:c="7"/>11.19 <text:s text:c="7"/>11.19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8"/>16384 <text:s text:c="8"/>1000 <text:s text:c="7"/>19.15 <text:s text:c="7"/>19.15 <text:s text:c="7"/>19.15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8"/>32768 <text:s text:c="8"/>1000 <text:s text:c="7"/>28.48 <text:s text:c="7"/>28.48 <text:s text:c="7"/>28.4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8"/>65536 <text:s text:c="9"/>640 <text:s text:c="7"/>70.13 <text:s text:c="7"/>70.17 <text:s text:c="7"/>70.15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7"/>131072 <text:s text:c="9"/>320 <text:s text:c="7"/>92.64 <text:s text:c="7"/>92.65 <text:s text:c="7"/>92.6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7"/>262144 <text:s text:c="9"/>160 <text:s text:c="6"/>190.19 <text:s text:c="6"/>190.25 <text:s text:c="6"/>190.2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7"/>524288 <text:s text:c="10"/>80 <text:s text:c="6"/>285.14 <text:s text:c="6"/>285.23 <text:s text:c="6"/>285.1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6"/>1048576 <text:s text:c="10"/>40 <text:s text:c="6"/>557.75 <text:s text:c="6"/>557.82 <text:s text:c="6"/>557.79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6"/>2097152 <text:s text:c="10"/>20 <text:s text:c="5"/>1095.56 <text:s text:c="5"/>1095.64 <text:s text:c="5"/>1095.60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6"/>4194304 <text:s text:c="10"/>10 <text:s text:c="5"/>2181.10 <text:s text:c="5"/>2181.89 <text:s text:c="5"/>2181.49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#----------------------------------------------------------------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# Benchmarking Allgatherv 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# #processes = 4 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# ( 1 additional process waiting in MPI_Barrier)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#----------------------------------------------------------------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7"/>#bytes #repetitions <text:s/>t_min[usec] <text:s/>t_max[usec] <text:s/>t_avg[usec]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2"/>0 <text:s text:c="8"/>1000 <text:s text:c="8"/>0.03 <text:s text:c="8"/>0.05 <text:s text:c="8"/>0.0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2"/>1 <text:s text:c="8"/>1000 <text:s text:c="7"/>10.57 <text:s text:c="7"/>10.58 <text:s text:c="7"/>10.5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2"/>2 <text:s text:c="8"/>1000 <text:s text:c="7"/>16.20 <text:s text:c="7"/>16.21 <text:s text:c="7"/>16.2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2"/>4 <text:s text:c="8"/>1000 <text:s text:c="7"/>11.89 <text:s text:c="7"/>11.90 <text:s text:c="7"/>11.89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2"/>8 <text:s text:c="8"/>1000 <text:s text:c="8"/>9.48 <text:s text:c="8"/>9.48 <text:s text:c="8"/>9.4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1"/>16 <text:s text:c="8"/>1000 <text:s text:c="8"/>9.30 <text:s text:c="8"/>9.32 <text:s text:c="8"/>9.3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1"/>32 <text:s text:c="8"/>1000 <text:s text:c="7"/>12.20 <text:s text:c="7"/>12.21 <text:s text:c="7"/>12.2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1"/>64 <text:s text:c="8"/>1000 <text:s text:c="7"/>16.90 <text:s text:c="7"/>16.93 <text:s text:c="7"/>16.9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0"/>128 <text:s text:c="8"/>1000 <text:s text:c="7"/>13.58 <text:s text:c="7"/>13.59 <text:s text:c="7"/>13.5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0"/>256 <text:s text:c="8"/>1000 <text:s text:c="7"/>11.21 <text:s text:c="7"/>11.21 <text:s text:c="7"/>11.2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0"/>512 <text:s text:c="8"/>1000 <text:s text:c="7"/>11.82 <text:s text:c="7"/>11.83 <text:s text:c="7"/>11.8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9"/>1024 <text:s text:c="8"/>1000 <text:s text:c="7"/>14.06 <text:s text:c="7"/>14.07 <text:s text:c="7"/>14.0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9"/>2048 <text:s text:c="8"/>1000 <text:s text:c="7"/>16.74 <text:s text:c="7"/>16.74 <text:s text:c="7"/>16.7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9"/>4096 <text:s text:c="8"/>1000 <text:s text:c="7"/>22.31 <text:s text:c="7"/>22.31 <text:s text:c="7"/>22.3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9"/>8192 <text:s text:c="8"/>1000 <text:s text:c="7"/>54.17 <text:s text:c="7"/>54.18 <text:s text:c="7"/>54.1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8"/>16384 <text:s text:c="8"/>1000 <text:s text:c="7"/>51.44 <text:s text:c="7"/>51.45 <text:s text:c="7"/>51.45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8"/>32768 <text:s text:c="8"/>1000 <text:s text:c="7"/>74.92 <text:s text:c="7"/>74.92 <text:s text:c="7"/>74.9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8"/>65536 <text:s text:c="9"/>640 <text:s text:c="6"/>114.37 <text:s text:c="6"/>114.41 <text:s text:c="6"/>114.39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7"/>131072 <text:s text:c="9"/>320 <text:s text:c="6"/>272.65 <text:s text:c="6"/>273.05 <text:s text:c="6"/>272.85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7"/>262144 <text:s text:c="9"/>160 <text:s text:c="6"/>370.66 <text:s text:c="6"/>370.68 <text:s text:c="6"/>370.6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7"/>524288 <text:s text:c="10"/>80 <text:s text:c="6"/>811.79 <text:s text:c="6"/>812.15 <text:s text:c="6"/>811.9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6"/>1048576 <text:s text:c="10"/>40 <text:s text:c="5"/>1469.25 <text:s text:c="5"/>1469.45 <text:s text:c="5"/>1469.3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6"/>2097152 <text:s text:c="10"/>20 <text:s text:c="5"/>3343.25 <text:s text:c="5"/>3356.35 <text:s text:c="5"/>3349.80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6"/>4194304 <text:s text:c="10"/>10 <text:s text:c="5"/>5947.02 <text:s text:c="5"/>5949.21 <text:s text:c="5"/>5948.13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#----------------------------------------------------------------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# Benchmarking Allgatherv 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# #processes = 5 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#----------------------------------------------------------------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7"/>#bytes #repetitions <text:s/>t_min[usec] <text:s/>t_max[usec] <text:s/>t_avg[usec]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2"/>0 <text:s text:c="8"/>1000 <text:s text:c="8"/>0.03 <text:s text:c="8"/>0.05 <text:s text:c="8"/>0.0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2"/>1 <text:s text:c="8"/>1000 <text:s text:c="7"/>10.41 <text:s text:c="7"/>10.42 <text:s text:c="7"/>10.4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2"/>2 <text:s text:c="8"/>1000 <text:s text:c="7"/>10.89 <text:s text:c="7"/>10.90 <text:s text:c="7"/>10.89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2"/>4 <text:s text:c="8"/>1000 <text:s text:c="7"/>10.34 <text:s text:c="7"/>10.34 <text:s text:c="7"/>10.3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2"/>8 <text:s text:c="8"/>1000 <text:s text:c="7"/>19.78 <text:s text:c="7"/>19.82 <text:s text:c="7"/>19.80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1"/>16 <text:s text:c="8"/>1000 <text:s text:c="7"/>21.74 <text:s text:c="7"/>21.76 <text:s text:c="7"/>21.7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1"/>32 <text:s text:c="8"/>1000 <text:s text:c="7"/>25.17 <text:s text:c="7"/>25.23 <text:s text:c="7"/>25.20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1"/>64 <text:s text:c="8"/>1000 <text:s text:c="7"/>19.43 <text:s text:c="7"/>19.49 <text:s text:c="7"/>19.4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0"/>128 <text:s text:c="8"/>1000 <text:s text:c="7"/>17.26 <text:s text:c="7"/>17.26 <text:s text:c="7"/>17.2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0"/>256 <text:s text:c="8"/>1000 <text:s text:c="7"/>15.75 <text:s text:c="7"/>15.75 <text:s text:c="7"/>15.75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0"/>512 <text:s text:c="8"/>1000 <text:s text:c="7"/>17.12 <text:s text:c="7"/>17.12 <text:s text:c="7"/>17.1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9"/>1024 <text:s text:c="8"/>1000 <text:s text:c="7"/>20.25 <text:s text:c="7"/>20.26 <text:s text:c="7"/>20.25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9"/>2048 <text:s text:c="8"/>1000 <text:s text:c="7"/>28.32 <text:s text:c="7"/>28.35 <text:s text:c="7"/>28.3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9"/>4096 <text:s text:c="8"/>1000 <text:s text:c="7"/>39.59 <text:s text:c="7"/>39.61 <text:s text:c="7"/>39.60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9"/>8192 <text:s text:c="8"/>1000 <text:s text:c="7"/>57.34 <text:s text:c="7"/>57.35 <text:s text:c="7"/>57.35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8"/>16384 <text:s text:c="8"/>1000 <text:s text:c="7"/>94.84 <text:s text:c="7"/>94.87 <text:s text:c="7"/>94.8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8"/>32768 <text:s text:c="8"/>1000 <text:s text:c="7"/>98.07 <text:s text:c="7"/>98.07 <text:s text:c="7"/>98.0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8"/>65536 <text:s text:c="9"/>640 <text:s text:c="6"/>220.58 <text:s text:c="6"/>220.60 <text:s text:c="6"/>220.59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7"/>131072 <text:s text:c="9"/>320 <text:s text:c="6"/>347.36 <text:s text:c="6"/>347.40 <text:s text:c="6"/>347.3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7"/>262144 <text:s text:c="9"/>160 <text:s text:c="6"/>519.37 <text:s text:c="6"/>519.42 <text:s text:c="6"/>519.40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7"/>524288 <text:s text:c="10"/>80 <text:s text:c="5"/>1033.00 <text:s text:c="5"/>1033.15 <text:s text:c="5"/>1033.10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6"/>1048576 <text:s text:c="10"/>40 <text:s text:c="5"/>2511.02 <text:s text:c="5"/>2511.40 <text:s text:c="5"/>2511.2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6"/>2097152 <text:s text:c="10"/>20 <text:s text:c="5"/>3863.39 <text:s text:c="5"/>3866.35 <text:s text:c="5"/>3865.0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6"/>4194304 <text:s text:c="10"/>10 <text:s text:c="5"/>8078.50 <text:s text:c="5"/>8080.70 <text:s text:c="5"/>8079.74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#----------------------------------------------------------------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# Benchmarking Gather 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# #processes = 2 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# ( 3 additional processes waiting in MPI_Barrier)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#----------------------------------------------------------------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7"/>#bytes #repetitions <text:s/>t_min[usec] <text:s/>t_max[usec] <text:s/>t_avg[usec]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2"/>0 <text:s text:c="8"/>1000 <text:s text:c="8"/>0.03 <text:s text:c="8"/>0.03 <text:s text:c="8"/>0.0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2"/>1 <text:s text:c="8"/>1000 <text:s text:c="8"/>2.17 <text:s text:c="8"/>2.17 <text:s text:c="8"/>2.1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2"/>2 <text:s text:c="8"/>1000 <text:s text:c="8"/>2.14 <text:s text:c="8"/>2.15 <text:s text:c="8"/>2.15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2"/>4 <text:s text:c="8"/>1000 <text:s text:c="8"/>2.13 <text:s text:c="8"/>2.14 <text:s text:c="8"/>2.1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2"/>8 <text:s text:c="8"/>1000 <text:s text:c="8"/>2.19 <text:s text:c="8"/>2.19 <text:s text:c="8"/>2.19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1"/>16 <text:s text:c="8"/>1000 <text:s text:c="8"/>2.19 <text:s text:c="8"/>2.20 <text:s text:c="8"/>2.20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1"/>32 <text:s text:c="8"/>1000 <text:s text:c="8"/>2.25 <text:s text:c="8"/>2.25 <text:s text:c="8"/>2.25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1"/>64 <text:s text:c="8"/>1000 <text:s text:c="8"/>2.43 <text:s text:c="8"/>2.44 <text:s text:c="8"/>2.4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0"/>128 <text:s text:c="8"/>1000 <text:s text:c="8"/>3.55 <text:s text:c="8"/>3.56 <text:s text:c="8"/>3.5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0"/>256 <text:s text:c="8"/>1000 <text:s text:c="8"/>3.79 <text:s text:c="8"/>3.80 <text:s text:c="8"/>3.79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0"/>512 <text:s text:c="8"/>1000 <text:s text:c="8"/>4.16 <text:s text:c="8"/>4.16 <text:s text:c="8"/>4.1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9"/>1024 <text:s text:c="8"/>1000 <text:s text:c="8"/>5.00 <text:s text:c="8"/>5.00 <text:s text:c="8"/>5.00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9"/>2048 <text:s text:c="8"/>1000 <text:s text:c="8"/>6.22 <text:s text:c="8"/>6.22 <text:s text:c="8"/>6.2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9"/>4096 <text:s text:c="8"/>1000 <text:s text:c="8"/>7.63 <text:s text:c="8"/>7.64 <text:s text:c="8"/>7.6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9"/>8192 <text:s text:c="8"/>1000 <text:s text:c="7"/>10.76 <text:s text:c="7"/>10.77 <text:s text:c="7"/>10.7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8"/>16384 <text:s text:c="8"/>1000 <text:s text:c="7"/>21.99 <text:s text:c="7"/>21.99 <text:s text:c="7"/>21.99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8"/>32768 <text:s text:c="8"/>1000 <text:s text:c="7"/>29.17 <text:s text:c="7"/>29.17 <text:s text:c="7"/>29.1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8"/>65536 <text:s text:c="9"/>640 <text:s text:c="7"/>65.65 <text:s text:c="7"/>65.67 <text:s text:c="7"/>65.6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7"/>131072 <text:s text:c="9"/>320 <text:s text:c="6"/>103.39 <text:s text:c="6"/>103.43 <text:s text:c="6"/>103.4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7"/>262144 <text:s text:c="9"/>160 <text:s text:c="6"/>190.22 <text:s text:c="6"/>190.29 <text:s text:c="6"/>190.2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7"/>524288 <text:s text:c="10"/>80 <text:s text:c="6"/>280.03 <text:s text:c="6"/>280.03 <text:s text:c="6"/>280.0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6"/>1048576 <text:s text:c="10"/>40 <text:s text:c="6"/>540.82 <text:s text:c="6"/>540.85 <text:s text:c="6"/>540.8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6"/>2097152 <text:s text:c="10"/>20 <text:s text:c="5"/>1061.34 <text:s text:c="5"/>1061.36 <text:s text:c="5"/>1061.35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6"/>4194304 <text:s text:c="10"/>10 <text:s text:c="5"/>2597.59 <text:s text:c="5"/>2598.40 <text:s text:c="5"/>2598.00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#----------------------------------------------------------------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# Benchmarking Gather 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# #processes = 4 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# ( 1 additional process waiting in MPI_Barrier)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#----------------------------------------------------------------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7"/>#bytes #repetitions <text:s/>t_min[usec] <text:s/>t_max[usec] <text:s/>t_avg[usec]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2"/>0 <text:s text:c="8"/>1000 <text:s text:c="8"/>0.02 <text:s text:c="8"/>0.03 <text:s text:c="8"/>0.0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2"/>1 <text:s text:c="8"/>1000 <text:s text:c="8"/>6.42 <text:s text:c="8"/>6.45 <text:s text:c="8"/>6.4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2"/>2 <text:s text:c="8"/>1000 <text:s text:c="8"/>4.84 <text:s text:c="8"/>4.85 <text:s text:c="8"/>4.85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2"/>4 <text:s text:c="8"/>1000 <text:s text:c="8"/>4.95 <text:s text:c="8"/>4.96 <text:s text:c="8"/>4.9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2"/>8 <text:s text:c="8"/>1000 <text:s text:c="8"/>5.23 <text:s text:c="8"/>5.26 <text:s text:c="8"/>5.25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1"/>16 <text:s text:c="8"/>1000 <text:s text:c="8"/>3.39 <text:s text:c="8"/>3.40 <text:s text:c="8"/>3.40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1"/>32 <text:s text:c="8"/>1000 <text:s text:c="8"/>2.50 <text:s text:c="8"/>2.51 <text:s text:c="8"/>2.50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1"/>64 <text:s text:c="8"/>1000 <text:s text:c="8"/>2.77 <text:s text:c="8"/>2.78 <text:s text:c="8"/>2.7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0"/>128 <text:s text:c="8"/>1000 <text:s text:c="8"/>6.00 <text:s text:c="8"/>6.01 <text:s text:c="8"/>6.00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0"/>256 <text:s text:c="8"/>1000 <text:s text:c="8"/>4.84 <text:s text:c="8"/>4.86 <text:s text:c="8"/>4.85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0"/>512 <text:s text:c="8"/>1000 <text:s text:c="8"/>5.11 <text:s text:c="8"/>5.12 <text:s text:c="8"/>5.1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9"/>1024 <text:s text:c="8"/>1000 <text:s text:c="8"/>7.04 <text:s text:c="8"/>7.05 <text:s text:c="8"/>7.0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9"/>2048 <text:s text:c="8"/>1000 <text:s text:c="7"/>10.08 <text:s text:c="7"/>10.12 <text:s text:c="7"/>10.10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9"/>4096 <text:s text:c="8"/>1000 <text:s text:c="7"/>10.93 <text:s text:c="7"/>10.97 <text:s text:c="7"/>10.95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9"/>8192 <text:s text:c="8"/>1000 <text:s text:c="7"/>18.38 <text:s text:c="7"/>18.40 <text:s text:c="7"/>18.39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8"/>16384 <text:s text:c="8"/>1000 <text:s text:c="7"/>30.30 <text:s text:c="7"/>30.31 <text:s text:c="7"/>30.3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8"/>32768 <text:s text:c="8"/>1000 <text:s text:c="7"/>39.60 <text:s text:c="7"/>39.61 <text:s text:c="7"/>39.60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8"/>65536 <text:s text:c="9"/>640 <text:s text:c="7"/>84.07 <text:s text:c="7"/>84.11 <text:s text:c="7"/>84.09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7"/>131072 <text:s text:c="9"/>320 <text:s text:c="6"/>154.01 <text:s text:c="6"/>154.22 <text:s text:c="6"/>154.1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7"/>262144 <text:s text:c="9"/>160 <text:s text:c="6"/>227.17 <text:s text:c="6"/>227.67 <text:s text:c="6"/>227.49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7"/>524288 <text:s text:c="10"/>80 <text:s text:c="6"/>463.21 <text:s text:c="6"/>468.87 <text:s text:c="6"/>466.2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6"/>1048576 <text:s text:c="10"/>40 <text:s text:c="6"/>912.30 <text:s text:c="6"/>914.47 <text:s text:c="6"/>913.50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6"/>2097152 <text:s text:c="10"/>20 <text:s text:c="5"/>2244.95 <text:s text:c="5"/>2266.61 <text:s text:c="5"/>2258.95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6"/>4194304 <text:s text:c="10"/>10 <text:s text:c="5"/>4267.29 <text:s text:c="5"/>4322.20 <text:s text:c="5"/>4303.54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#----------------------------------------------------------------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# Benchmarking Gather 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# #processes = 5 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#----------------------------------------------------------------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7"/>#bytes #repetitions <text:s/>t_min[usec] <text:s/>t_max[usec] <text:s/>t_avg[usec]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2"/>0 <text:s text:c="8"/>1000 <text:s text:c="8"/>0.02 <text:s text:c="8"/>0.03 <text:s text:c="8"/>0.0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2"/>1 <text:s text:c="8"/>1000 <text:s text:c="8"/>3.80 <text:s text:c="8"/>3.82 <text:s text:c="8"/>3.8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2"/>2 <text:s text:c="8"/>1000 <text:s text:c="8"/>3.22 <text:s text:c="8"/>3.23 <text:s text:c="8"/>3.2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2"/>4 <text:s text:c="8"/>1000 <text:s text:c="8"/>3.62 <text:s text:c="8"/>3.64 <text:s text:c="8"/>3.6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2"/>8 <text:s text:c="8"/>1000 <text:s text:c="8"/>2.71 <text:s text:c="8"/>2.72 <text:s text:c="8"/>2.7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1"/>16 <text:s text:c="8"/>1000 <text:s text:c="8"/>2.39 <text:s text:c="8"/>2.39 <text:s text:c="8"/>2.39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1"/>32 <text:s text:c="8"/>1000 <text:s text:c="8"/>2.24 <text:s text:c="8"/>2.25 <text:s text:c="8"/>2.2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1"/>64 <text:s text:c="8"/>1000 <text:s text:c="8"/>2.41 <text:s text:c="8"/>2.41 <text:s text:c="8"/>2.4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0"/>128 <text:s text:c="8"/>1000 <text:s text:c="8"/>3.57 <text:s text:c="8"/>3.59 <text:s text:c="8"/>3.5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0"/>256 <text:s text:c="8"/>1000 <text:s text:c="8"/>3.80 <text:s text:c="8"/>3.81 <text:s text:c="8"/>3.8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0"/>512 <text:s text:c="8"/>1000 <text:s text:c="8"/>4.19 <text:s text:c="8"/>4.20 <text:s text:c="8"/>4.20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9"/>1024 <text:s text:c="8"/>1000 <text:s text:c="8"/>5.20 <text:s text:c="8"/>5.22 <text:s text:c="8"/>5.2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9"/>2048 <text:s text:c="8"/>1000 <text:s text:c="8"/>6.62 <text:s text:c="8"/>6.64 <text:s text:c="8"/>6.6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9"/>4096 <text:s text:c="8"/>1000 <text:s text:c="8"/>8.43 <text:s text:c="8"/>8.46 <text:s text:c="8"/>8.45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9"/>8192 <text:s text:c="8"/>1000 <text:s text:c="7"/>22.61 <text:s text:c="7"/>22.64 <text:s text:c="7"/>22.6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8"/>16384 <text:s text:c="8"/>1000 <text:s text:c="7"/>39.72 <text:s text:c="7"/>39.75 <text:s text:c="7"/>39.7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8"/>32768 <text:s text:c="8"/>1000 <text:s text:c="7"/>77.97 <text:s text:c="7"/>78.01 <text:s text:c="7"/>77.99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8"/>65536 <text:s text:c="9"/>640 <text:s text:c="7"/>98.22 <text:s text:c="7"/>98.29 <text:s text:c="7"/>98.25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7"/>131072 <text:s text:c="9"/>320 <text:s text:c="6"/>152.66 <text:s text:c="6"/>153.01 <text:s text:c="6"/>152.8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7"/>262144 <text:s text:c="9"/>160 <text:s text:c="6"/>363.39 <text:s text:c="6"/>364.48 <text:s text:c="6"/>364.00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7"/>524288 <text:s text:c="10"/>80 <text:s text:c="6"/>637.16 <text:s text:c="6"/>641.13 <text:s text:c="6"/>639.95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6"/>1048576 <text:s text:c="10"/>40 <text:s text:c="5"/>1135.15 <text:s text:c="5"/>1150.68 <text:s text:c="5"/>1146.5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6"/>2097152 <text:s text:c="10"/>20 <text:s text:c="5"/>2304.10 <text:s text:c="5"/>2365.01 <text:s text:c="5"/>2350.2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6"/>4194304 <text:s text:c="10"/>10 <text:s text:c="5"/>5058.00 <text:s text:c="5"/>5361.20 <text:s text:c="5"/>5287.52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#----------------------------------------------------------------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# Benchmarking Gatherv 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# #processes = 2 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# ( 3 additional processes waiting in MPI_Barrier)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#----------------------------------------------------------------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7"/>#bytes #repetitions <text:s/>t_min[usec] <text:s/>t_max[usec] <text:s/>t_avg[usec]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2"/>0 <text:s text:c="8"/>1000 <text:s text:c="8"/>0.07 <text:s text:c="8"/>0.07 <text:s text:c="8"/>0.0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2"/>1 <text:s text:c="8"/>1000 <text:s text:c="8"/>2.92 <text:s text:c="8"/>2.92 <text:s text:c="8"/>2.9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2"/>2 <text:s text:c="8"/>1000 <text:s text:c="8"/>4.27 <text:s text:c="8"/>4.29 <text:s text:c="8"/>4.2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2"/>4 <text:s text:c="8"/>1000 <text:s text:c="8"/>3.96 <text:s text:c="8"/>3.96 <text:s text:c="8"/>3.9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2"/>8 <text:s text:c="8"/>1000 <text:s text:c="8"/>3.79 <text:s text:c="8"/>3.79 <text:s text:c="8"/>3.79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1"/>16 <text:s text:c="8"/>1000 <text:s text:c="8"/>3.66 <text:s text:c="8"/>3.66 <text:s text:c="8"/>3.6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1"/>32 <text:s text:c="8"/>1000 <text:s text:c="8"/>3.07 <text:s text:c="8"/>3.07 <text:s text:c="8"/>3.0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1"/>64 <text:s text:c="8"/>1000 <text:s text:c="8"/>3.22 <text:s text:c="8"/>3.23 <text:s text:c="8"/>3.2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0"/>128 <text:s text:c="8"/>1000 <text:s text:c="8"/>4.21 <text:s text:c="8"/>4.21 <text:s text:c="8"/>4.2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0"/>256 <text:s text:c="8"/>1000 <text:s text:c="8"/>4.11 <text:s text:c="8"/>4.11 <text:s text:c="8"/>4.1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0"/>512 <text:s text:c="8"/>1000 <text:s text:c="8"/>5.53 <text:s text:c="8"/>5.54 <text:s text:c="8"/>5.5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9"/>1024 <text:s text:c="8"/>1000 <text:s text:c="8"/>7.52 <text:s text:c="8"/>7.57 <text:s text:c="8"/>7.55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9"/>2048 <text:s text:c="8"/>1000 <text:s text:c="8"/>6.97 <text:s text:c="8"/>6.97 <text:s text:c="8"/>6.9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9"/>4096 <text:s text:c="8"/>1000 <text:s text:c="7"/>11.05 <text:s text:c="7"/>11.06 <text:s text:c="7"/>11.0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9"/>8192 <text:s text:c="8"/>1000 <text:s text:c="7"/>11.73 <text:s text:c="7"/>11.74 <text:s text:c="7"/>11.7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8"/>16384 <text:s text:c="8"/>1000 <text:s text:c="7"/>14.58 <text:s text:c="7"/>14.58 <text:s text:c="7"/>14.5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8"/>32768 <text:s text:c="8"/>1000 <text:s text:c="7"/>21.44 <text:s text:c="7"/>21.44 <text:s text:c="7"/>21.4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8"/>65536 <text:s text:c="9"/>640 <text:s text:c="7"/>34.88 <text:s text:c="7"/>34.89 <text:s text:c="7"/>34.89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7"/>131072 <text:s text:c="9"/>320 <text:s text:c="7"/>63.01 <text:s text:c="7"/>63.06 <text:s text:c="7"/>63.0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7"/>262144 <text:s text:c="9"/>160 <text:s text:c="6"/>119.86 <text:s text:c="6"/>120.09 <text:s text:c="6"/>119.9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7"/>524288 <text:s text:c="10"/>80 <text:s text:c="6"/>230.80 <text:s text:c="6"/>231.76 <text:s text:c="6"/>231.2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6"/>1048576 <text:s text:c="10"/>40 <text:s text:c="6"/>584.27 <text:s text:c="6"/>588.00 <text:s text:c="6"/>586.1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6"/>2097152 <text:s text:c="10"/>20 <text:s text:c="5"/>1073.21 <text:s text:c="5"/>1088.85 <text:s text:c="5"/>1081.0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6"/>4194304 <text:s text:c="10"/>10 <text:s text:c="5"/>2006.41 <text:s text:c="5"/>2068.78 <text:s text:c="5"/>2037.60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#----------------------------------------------------------------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# Benchmarking Gatherv 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# #processes = 4 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# ( 1 additional process waiting in MPI_Barrier)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#----------------------------------------------------------------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7"/>#bytes #repetitions <text:s/>t_min[usec] <text:s/>t_max[usec] <text:s/>t_avg[usec]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2"/>0 <text:s text:c="8"/>1000 <text:s text:c="8"/>0.07 <text:s text:c="8"/>0.08 <text:s text:c="8"/>0.0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2"/>1 <text:s text:c="8"/>1000 <text:s text:c="8"/>6.01 <text:s text:c="8"/>6.02 <text:s text:c="8"/>6.0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2"/>2 <text:s text:c="8"/>1000 <text:s text:c="8"/>4.94 <text:s text:c="8"/>4.94 <text:s text:c="8"/>4.9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2"/>4 <text:s text:c="8"/>1000 <text:s text:c="8"/>3.08 <text:s text:c="8"/>3.09 <text:s text:c="8"/>3.09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2"/>8 <text:s text:c="8"/>1000 <text:s text:c="8"/>4.47 <text:s text:c="8"/>4.49 <text:s text:c="8"/>4.4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1"/>16 <text:s text:c="8"/>1000 <text:s text:c="8"/>3.40 <text:s text:c="8"/>3.41 <text:s text:c="8"/>3.4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1"/>32 <text:s text:c="8"/>1000 <text:s text:c="8"/>3.41 <text:s text:c="8"/>3.42 <text:s text:c="8"/>3.4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1"/>64 <text:s text:c="8"/>1000 <text:s text:c="8"/>2.45 <text:s text:c="8"/>2.46 <text:s text:c="8"/>2.4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0"/>128 <text:s text:c="8"/>1000 <text:s text:c="8"/>3.61 <text:s text:c="8"/>3.62 <text:s text:c="8"/>3.6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0"/>256 <text:s text:c="8"/>1000 <text:s text:c="8"/>3.68 <text:s text:c="8"/>3.69 <text:s text:c="8"/>3.6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0"/>512 <text:s text:c="8"/>1000 <text:s text:c="8"/>4.03 <text:s text:c="8"/>4.04 <text:s text:c="8"/>4.0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9"/>1024 <text:s text:c="8"/>1000 <text:s text:c="8"/>4.98 <text:s text:c="8"/>4.99 <text:s text:c="8"/>4.9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9"/>2048 <text:s text:c="8"/>1000 <text:s text:c="8"/>6.29 <text:s text:c="8"/>6.31 <text:s text:c="8"/>6.30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9"/>4096 <text:s text:c="8"/>1000 <text:s text:c="8"/>8.01 <text:s text:c="8"/>8.03 <text:s text:c="8"/>8.0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9"/>8192 <text:s text:c="8"/>1000 <text:s text:c="7"/>11.34 <text:s text:c="7"/>11.37 <text:s text:c="7"/>11.3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8"/>16384 <text:s text:c="8"/>1000 <text:s text:c="7"/>31.10 <text:s text:c="7"/>31.12 <text:s text:c="7"/>31.1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8"/>32768 <text:s text:c="8"/>1000 <text:s text:c="7"/>59.89 <text:s text:c="7"/>59.93 <text:s text:c="7"/>59.9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8"/>65536 <text:s text:c="9"/>640 <text:s text:c="7"/>87.12 <text:s text:c="7"/>87.21 <text:s text:c="7"/>87.1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7"/>131072 <text:s text:c="9"/>320 <text:s text:c="6"/>135.54 <text:s text:c="6"/>135.88 <text:s text:c="6"/>135.7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7"/>262144 <text:s text:c="9"/>160 <text:s text:c="6"/>349.21 <text:s text:c="6"/>350.55 <text:s text:c="6"/>349.9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7"/>524288 <text:s text:c="10"/>80 <text:s text:c="6"/>564.96 <text:s text:c="6"/>570.31 <text:s text:c="6"/>568.0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6"/>1048576 <text:s text:c="10"/>40 <text:s text:c="6"/>989.00 <text:s text:c="5"/>1010.20 <text:s text:c="5"/>1001.2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6"/>2097152 <text:s text:c="10"/>20 <text:s text:c="5"/>1960.80 <text:s text:c="5"/>2045.66 <text:s text:c="5"/>2009.7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6"/>4194304 <text:s text:c="10"/>10 <text:s text:c="5"/>4107.50 <text:s text:c="5"/>4467.30 <text:s text:c="5"/>4339.90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#----------------------------------------------------------------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# Benchmarking Gatherv 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# #processes = 5 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#----------------------------------------------------------------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7"/>#bytes #repetitions <text:s/>t_min[usec] <text:s/>t_max[usec] <text:s/>t_avg[usec]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2"/>0 <text:s text:c="8"/>1000 <text:s text:c="8"/>0.09 <text:s text:c="8"/>0.10 <text:s text:c="8"/>0.10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2"/>1 <text:s text:c="8"/>1000 <text:s text:c="8"/>3.72 <text:s text:c="8"/>3.73 <text:s text:c="8"/>3.7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2"/>2 <text:s text:c="8"/>1000 <text:s text:c="8"/>2.14 <text:s text:c="8"/>2.15 <text:s text:c="8"/>2.15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2"/>4 <text:s text:c="8"/>1000 <text:s text:c="8"/>2.13 <text:s text:c="8"/>2.14 <text:s text:c="8"/>2.1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2"/>8 <text:s text:c="8"/>1000 <text:s text:c="8"/>2.18 <text:s text:c="8"/>2.19 <text:s text:c="8"/>2.1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1"/>16 <text:s text:c="8"/>1000 <text:s text:c="8"/>2.19 <text:s text:c="8"/>2.20 <text:s text:c="8"/>2.20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1"/>32 <text:s text:c="8"/>1000 <text:s text:c="8"/>2.25 <text:s text:c="8"/>2.26 <text:s text:c="8"/>2.25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1"/>64 <text:s text:c="8"/>1000 <text:s text:c="8"/>2.41 <text:s text:c="8"/>2.41 <text:s text:c="8"/>2.4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0"/>128 <text:s text:c="8"/>1000 <text:s text:c="8"/>3.59 <text:s text:c="8"/>3.60 <text:s text:c="8"/>3.60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0"/>256 <text:s text:c="8"/>1000 <text:s text:c="8"/>3.80 <text:s text:c="8"/>3.82 <text:s text:c="8"/>3.8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0"/>512 <text:s text:c="8"/>1000 <text:s text:c="8"/>4.30 <text:s text:c="8"/>4.31 <text:s text:c="8"/>4.30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9"/>1024 <text:s text:c="8"/>1000 <text:s text:c="7"/>10.17 <text:s text:c="7"/>10.22 <text:s text:c="7"/>10.20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9"/>2048 <text:s text:c="8"/>1000 <text:s text:c="7"/>12.42 <text:s text:c="7"/>12.46 <text:s text:c="7"/>12.4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9"/>4096 <text:s text:c="8"/>1000 <text:s text:c="7"/>13.21 <text:s text:c="7"/>13.26 <text:s text:c="7"/>13.2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9"/>8192 <text:s text:c="8"/>1000 <text:s text:c="7"/>15.88 <text:s text:c="7"/>15.97 <text:s text:c="7"/>15.9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8"/>16384 <text:s text:c="8"/>1000 <text:s text:c="7"/>49.16 <text:s text:c="7"/>49.19 <text:s text:c="7"/>49.1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8"/>32768 <text:s text:c="8"/>1000 <text:s text:c="7"/>56.06 <text:s text:c="7"/>56.11 <text:s text:c="7"/>56.09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8"/>65536 <text:s text:c="9"/>640 <text:s text:c="6"/>100.69 <text:s text:c="6"/>100.87 <text:s text:c="6"/>100.80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7"/>131072 <text:s text:c="9"/>320 <text:s text:c="6"/>216.57 <text:s text:c="6"/>217.18 <text:s text:c="6"/>216.9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7"/>262144 <text:s text:c="9"/>160 <text:s text:c="6"/>327.77 <text:s text:c="6"/>329.79 <text:s text:c="6"/>328.89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7"/>524288 <text:s text:c="10"/>80 <text:s text:c="6"/>668.25 <text:s text:c="6"/>676.17 <text:s text:c="6"/>672.6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6"/>1048576 <text:s text:c="10"/>40 <text:s text:c="5"/>1547.25 <text:s text:c="5"/>1581.65 <text:s text:c="5"/>1566.1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6"/>2097152 <text:s text:c="10"/>20 <text:s text:c="5"/>2573.55 <text:s text:c="5"/>2701.25 <text:s text:c="5"/>2643.55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6"/>4194304 <text:s text:c="10"/>10 <text:s text:c="5"/>5039.60 <text:s text:c="5"/>5555.30 <text:s text:c="5"/>5322.50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#----------------------------------------------------------------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# Benchmarking Scatter 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# #processes = 2 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# ( 3 additional processes waiting in MPI_Barrier)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#----------------------------------------------------------------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7"/>#bytes #repetitions <text:s/>t_min[usec] <text:s/>t_max[usec] <text:s/>t_avg[usec]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2"/>0 <text:s text:c="8"/>1000 <text:s text:c="8"/>0.03 <text:s text:c="8"/>0.03 <text:s text:c="8"/>0.0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2"/>1 <text:s text:c="8"/>1000 <text:s text:c="8"/>2.15 <text:s text:c="8"/>2.15 <text:s text:c="8"/>2.15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2"/>2 <text:s text:c="8"/>1000 <text:s text:c="8"/>2.16 <text:s text:c="8"/>2.16 <text:s text:c="8"/>2.1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2"/>4 <text:s text:c="8"/>1000 <text:s text:c="8"/>2.16 <text:s text:c="8"/>2.16 <text:s text:c="8"/>2.1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2"/>8 <text:s text:c="8"/>1000 <text:s text:c="8"/>2.19 <text:s text:c="8"/>2.19 <text:s text:c="8"/>2.19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1"/>16 <text:s text:c="8"/>1000 <text:s text:c="8"/>2.30 <text:s text:c="8"/>2.31 <text:s text:c="8"/>2.3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1"/>32 <text:s text:c="8"/>1000 <text:s text:c="8"/>2.24 <text:s text:c="8"/>2.24 <text:s text:c="8"/>2.2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1"/>64 <text:s text:c="8"/>1000 <text:s text:c="8"/>2.41 <text:s text:c="8"/>2.41 <text:s text:c="8"/>2.4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0"/>128 <text:s text:c="8"/>1000 <text:s text:c="8"/>3.58 <text:s text:c="8"/>3.58 <text:s text:c="8"/>3.5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0"/>256 <text:s text:c="8"/>1000 <text:s text:c="8"/>3.78 <text:s text:c="8"/>3.79 <text:s text:c="8"/>3.79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0"/>512 <text:s text:c="8"/>1000 <text:s text:c="8"/>4.16 <text:s text:c="8"/>4.17 <text:s text:c="8"/>4.1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9"/>1024 <text:s text:c="8"/>1000 <text:s text:c="8"/>5.10 <text:s text:c="8"/>5.11 <text:s text:c="8"/>5.10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9"/>2048 <text:s text:c="8"/>1000 <text:s text:c="8"/>6.08 <text:s text:c="8"/>6.08 <text:s text:c="8"/>6.0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9"/>4096 <text:s text:c="8"/>1000 <text:s text:c="7"/>11.26 <text:s text:c="7"/>11.26 <text:s text:c="7"/>11.2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9"/>8192 <text:s text:c="8"/>1000 <text:s text:c="7"/>13.78 <text:s text:c="7"/>13.80 <text:s text:c="7"/>13.79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8"/>16384 <text:s text:c="8"/>1000 <text:s text:c="7"/>19.85 <text:s text:c="7"/>19.85 <text:s text:c="7"/>19.85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8"/>32768 <text:s text:c="8"/>1000 <text:s text:c="7"/>27.45 <text:s text:c="7"/>27.46 <text:s text:c="7"/>27.45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8"/>65536 <text:s text:c="9"/>640 <text:s text:c="7"/>38.80 <text:s text:c="7"/>38.82 <text:s text:c="7"/>38.8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7"/>131072 <text:s text:c="9"/>320 <text:s text:c="7"/>64.31 <text:s text:c="7"/>64.38 <text:s text:c="7"/>64.3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7"/>262144 <text:s text:c="9"/>160 <text:s text:c="6"/>124.69 <text:s text:c="6"/>125.01 <text:s text:c="6"/>124.85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7"/>524288 <text:s text:c="10"/>80 <text:s text:c="6"/>240.57 <text:s text:c="6"/>241.82 <text:s text:c="6"/>241.20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6"/>1048576 <text:s text:c="10"/>40 <text:s text:c="6"/>603.00 <text:s text:c="6"/>608.00 <text:s text:c="6"/>605.50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6"/>2097152 <text:s text:c="10"/>20 <text:s text:c="5"/>1170.90 <text:s text:c="5"/>1192.05 <text:s text:c="5"/>1181.4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6"/>4194304 <text:s text:c="10"/>10 <text:s text:c="5"/>1993.61 <text:s text:c="5"/>2073.62 <text:s text:c="5"/>2033.62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#----------------------------------------------------------------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# Benchmarking Scatter 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# #processes = 4 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# ( 1 additional process waiting in MPI_Barrier)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#----------------------------------------------------------------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7"/>#bytes #repetitions <text:s/>t_min[usec] <text:s/>t_max[usec] <text:s/>t_avg[usec]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2"/>0 <text:s text:c="8"/>1000 <text:s text:c="8"/>0.02 <text:s text:c="8"/>0.03 <text:s text:c="8"/>0.0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2"/>1 <text:s text:c="8"/>1000 <text:s text:c="8"/>5.55 <text:s text:c="8"/>5.57 <text:s text:c="8"/>5.5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2"/>2 <text:s text:c="8"/>1000 <text:s text:c="8"/>3.86 <text:s text:c="8"/>3.87 <text:s text:c="8"/>3.8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2"/>4 <text:s text:c="8"/>1000 <text:s text:c="8"/>3.67 <text:s text:c="8"/>3.68 <text:s text:c="8"/>3.6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2"/>8 <text:s text:c="8"/>1000 <text:s text:c="8"/>3.84 <text:s text:c="8"/>3.84 <text:s text:c="8"/>3.8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1"/>16 <text:s text:c="8"/>1000 <text:s text:c="8"/>3.15 <text:s text:c="8"/>3.16 <text:s text:c="8"/>3.15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1"/>32 <text:s text:c="8"/>1000 <text:s text:c="8"/>4.19 <text:s text:c="8"/>4.20 <text:s text:c="8"/>4.20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1"/>64 <text:s text:c="8"/>1000 <text:s text:c="8"/>4.17 <text:s text:c="8"/>4.18 <text:s text:c="8"/>4.1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0"/>128 <text:s text:c="8"/>1000 <text:s text:c="8"/>3.99 <text:s text:c="8"/>3.99 <text:s text:c="8"/>3.99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0"/>256 <text:s text:c="8"/>1000 <text:s text:c="8"/>4.07 <text:s text:c="8"/>4.07 <text:s text:c="8"/>4.0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0"/>512 <text:s text:c="8"/>1000 <text:s text:c="8"/>4.40 <text:s text:c="8"/>4.40 <text:s text:c="8"/>4.40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9"/>1024 <text:s text:c="8"/>1000 <text:s text:c="8"/>5.55 <text:s text:c="8"/>5.55 <text:s text:c="8"/>5.55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9"/>2048 <text:s text:c="8"/>1000 <text:s text:c="8"/>6.97 <text:s text:c="8"/>6.97 <text:s text:c="8"/>6.9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9"/>4096 <text:s text:c="8"/>1000 <text:s text:c="8"/>8.82 <text:s text:c="8"/>8.83 <text:s text:c="8"/>8.8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9"/>8192 <text:s text:c="8"/>1000 <text:s text:c="7"/>12.59 <text:s text:c="7"/>12.60 <text:s text:c="7"/>12.60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8"/>16384 <text:s text:c="8"/>1000 <text:s text:c="7"/>38.99 <text:s text:c="7"/>39.02 <text:s text:c="7"/>39.0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8"/>32768 <text:s text:c="8"/>1000 <text:s text:c="7"/>49.91 <text:s text:c="7"/>49.96 <text:s text:c="7"/>49.9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8"/>65536 <text:s text:c="9"/>640 <text:s text:c="7"/>79.82 <text:s text:c="7"/>79.93 <text:s text:c="7"/>79.8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7"/>131072 <text:s text:c="9"/>320 <text:s text:c="6"/>142.19 <text:s text:c="6"/>142.58 <text:s text:c="6"/>142.4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7"/>262144 <text:s text:c="9"/>160 <text:s text:c="6"/>268.54 <text:s text:c="6"/>270.02 <text:s text:c="6"/>269.3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7"/>524288 <text:s text:c="10"/>80 <text:s text:c="6"/>518.21 <text:s text:c="6"/>523.95 <text:s text:c="6"/>521.4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6"/>1048576 <text:s text:c="10"/>40 <text:s text:c="5"/>1016.13 <text:s text:c="5"/>1038.63 <text:s text:c="5"/>1028.6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6"/>2097152 <text:s text:c="10"/>20 <text:s text:c="5"/>2028.39 <text:s text:c="5"/>2118.40 <text:s text:c="5"/>2078.6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6"/>4194304 <text:s text:c="10"/>10 <text:s text:c="5"/>4099.30 <text:s text:c="5"/>4491.59 <text:s text:c="5"/>4354.33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#----------------------------------------------------------------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# Benchmarking Scatter 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# #processes = 5 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#----------------------------------------------------------------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7"/>#bytes #repetitions <text:s/>t_min[usec] <text:s/>t_max[usec] <text:s/>t_avg[usec]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2"/>0 <text:s text:c="8"/>1000 <text:s text:c="8"/>0.02 <text:s text:c="8"/>0.05 <text:s text:c="8"/>0.0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2"/>1 <text:s text:c="8"/>1000 <text:s text:c="8"/>2.57 <text:s text:c="8"/>2.57 <text:s text:c="8"/>2.5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2"/>2 <text:s text:c="8"/>1000 <text:s text:c="8"/>2.46 <text:s text:c="8"/>2.46 <text:s text:c="8"/>2.4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2"/>4 <text:s text:c="8"/>1000 <text:s text:c="8"/>2.45 <text:s text:c="8"/>2.45 <text:s text:c="8"/>2.45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2"/>8 <text:s text:c="8"/>1000 <text:s text:c="8"/>2.50 <text:s text:c="8"/>2.51 <text:s text:c="8"/>2.50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1"/>16 <text:s text:c="8"/>1000 <text:s text:c="8"/>2.56 <text:s text:c="8"/>2.56 <text:s text:c="8"/>2.5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1"/>32 <text:s text:c="8"/>1000 <text:s text:c="8"/>2.59 <text:s text:c="8"/>2.59 <text:s text:c="8"/>2.59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1"/>64 <text:s text:c="8"/>1000 <text:s text:c="8"/>2.75 <text:s text:c="8"/>2.76 <text:s text:c="8"/>2.75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0"/>128 <text:s text:c="8"/>1000 <text:s text:c="8"/>4.10 <text:s text:c="8"/>4.11 <text:s text:c="8"/>4.1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0"/>256 <text:s text:c="8"/>1000 <text:s text:c="8"/>4.35 <text:s text:c="8"/>4.36 <text:s text:c="8"/>4.3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0"/>512 <text:s text:c="8"/>1000 <text:s text:c="8"/>4.77 <text:s text:c="8"/>4.78 <text:s text:c="8"/>4.7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9"/>1024 <text:s text:c="8"/>1000 <text:s text:c="8"/>6.03 <text:s text:c="8"/>6.03 <text:s text:c="8"/>6.0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9"/>2048 <text:s text:c="8"/>1000 <text:s text:c="8"/>7.62 <text:s text:c="8"/>7.63 <text:s text:c="8"/>7.6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9"/>4096 <text:s text:c="8"/>1000 <text:s text:c="8"/>9.84 <text:s text:c="8"/>9.85 <text:s text:c="8"/>9.8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9"/>8192 <text:s text:c="8"/>1000 <text:s text:c="7"/>14.16 <text:s text:c="7"/>14.17 <text:s text:c="7"/>14.1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8"/>16384 <text:s text:c="8"/>1000 <text:s text:c="7"/>45.24 <text:s text:c="7"/>45.29 <text:s text:c="7"/>45.2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8"/>32768 <text:s text:c="8"/>1000 <text:s text:c="7"/>64.37 <text:s text:c="7"/>64.44 <text:s text:c="7"/>64.4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8"/>65536 <text:s text:c="9"/>640 <text:s text:c="6"/>102.06 <text:s text:c="6"/>102.23 <text:s text:c="6"/>102.15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7"/>131072 <text:s text:c="9"/>320 <text:s text:c="6"/>181.38 <text:s text:c="6"/>181.95 <text:s text:c="6"/>181.70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7"/>262144 <text:s text:c="9"/>160 <text:s text:c="6"/>341.02 <text:s text:c="6"/>343.22 <text:s text:c="6"/>342.2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7"/>524288 <text:s text:c="10"/>80 <text:s text:c="6"/>658.04 <text:s text:c="6"/>666.40 <text:s text:c="6"/>662.5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6"/>1048576 <text:s text:c="10"/>40 <text:s text:c="5"/>1308.95 <text:s text:c="5"/>1341.90 <text:s text:c="5"/>1326.7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6"/>2097152 <text:s text:c="10"/>20 <text:s text:c="5"/>2669.00 <text:s text:c="5"/>2805.29 <text:s text:c="5"/>2742.8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6"/>4194304 <text:s text:c="10"/>10 <text:s text:c="5"/>5317.02 <text:s text:c="5"/>5864.12 <text:s text:c="5"/>5612.95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#----------------------------------------------------------------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# Benchmarking Scatterv 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# #processes = 2 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# ( 3 additional processes waiting in MPI_Barrier)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#----------------------------------------------------------------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7"/>#bytes #repetitions <text:s/>t_min[usec] <text:s/>t_max[usec] <text:s/>t_avg[usec]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2"/>0 <text:s text:c="8"/>1000 <text:s text:c="8"/>0.10 <text:s text:c="8"/>0.10 <text:s text:c="8"/>0.10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2"/>1 <text:s text:c="8"/>1000 <text:s text:c="8"/>2.16 <text:s text:c="8"/>2.16 <text:s text:c="8"/>2.1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2"/>2 <text:s text:c="8"/>1000 <text:s text:c="8"/>2.17 <text:s text:c="8"/>2.17 <text:s text:c="8"/>2.1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2"/>4 <text:s text:c="8"/>1000 <text:s text:c="8"/>2.14 <text:s text:c="8"/>2.14 <text:s text:c="8"/>2.1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2"/>8 <text:s text:c="8"/>1000 <text:s text:c="8"/>2.18 <text:s text:c="8"/>2.18 <text:s text:c="8"/>2.1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1"/>16 <text:s text:c="8"/>1000 <text:s text:c="8"/>2.20 <text:s text:c="8"/>2.20 <text:s text:c="8"/>2.20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1"/>32 <text:s text:c="8"/>1000 <text:s text:c="8"/>2.25 <text:s text:c="8"/>2.25 <text:s text:c="8"/>2.25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1"/>64 <text:s text:c="8"/>1000 <text:s text:c="8"/>2.43 <text:s text:c="8"/>2.43 <text:s text:c="8"/>2.4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0"/>128 <text:s text:c="8"/>1000 <text:s text:c="8"/>3.59 <text:s text:c="8"/>3.59 <text:s text:c="8"/>3.59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0"/>256 <text:s text:c="8"/>1000 <text:s text:c="8"/>3.80 <text:s text:c="8"/>3.80 <text:s text:c="8"/>3.80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0"/>512 <text:s text:c="8"/>1000 <text:s text:c="8"/>4.16 <text:s text:c="8"/>4.16 <text:s text:c="8"/>4.1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9"/>1024 <text:s text:c="8"/>1000 <text:s text:c="8"/>5.01 <text:s text:c="8"/>5.02 <text:s text:c="8"/>5.0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9"/>2048 <text:s text:c="8"/>1000 <text:s text:c="8"/>6.09 <text:s text:c="8"/>6.09 <text:s text:c="8"/>6.09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9"/>4096 <text:s text:c="8"/>1000 <text:s text:c="8"/>7.47 <text:s text:c="8"/>7.47 <text:s text:c="8"/>7.4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9"/>8192 <text:s text:c="8"/>1000 <text:s text:c="7"/>10.34 <text:s text:c="7"/>10.35 <text:s text:c="7"/>10.35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8"/>16384 <text:s text:c="8"/>1000 <text:s text:c="7"/>15.07 <text:s text:c="7"/>15.07 <text:s text:c="7"/>15.0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8"/>32768 <text:s text:c="8"/>1000 <text:s text:c="7"/>22.03 <text:s text:c="7"/>22.03 <text:s text:c="7"/>22.0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8"/>65536 <text:s text:c="9"/>640 <text:s text:c="7"/>35.62 <text:s text:c="7"/>35.64 <text:s text:c="7"/>35.6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7"/>131072 <text:s text:c="9"/>320 <text:s text:c="7"/>64.04 <text:s text:c="7"/>64.11 <text:s text:c="7"/>64.0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7"/>262144 <text:s text:c="9"/>160 <text:s text:c="6"/>124.43 <text:s text:c="6"/>124.74 <text:s text:c="6"/>124.59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7"/>524288 <text:s text:c="10"/>80 <text:s text:c="6"/>240.61 <text:s text:c="6"/>241.85 <text:s text:c="6"/>241.2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6"/>1048576 <text:s text:c="10"/>40 <text:s text:c="6"/>473.33 <text:s text:c="6"/>478.40 <text:s text:c="6"/>475.8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6"/>2097152 <text:s text:c="10"/>20 <text:s text:c="6"/>937.69 <text:s text:c="6"/>957.85 <text:s text:c="6"/>947.7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6"/>4194304 <text:s text:c="10"/>10 <text:s text:c="5"/>1881.31 <text:s text:c="5"/>1961.90 <text:s text:c="5"/>1921.61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#----------------------------------------------------------------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# Benchmarking Scatterv 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# #processes = 4 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# ( 1 additional process waiting in MPI_Barrier)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#----------------------------------------------------------------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7"/>#bytes #repetitions <text:s/>t_min[usec] <text:s/>t_max[usec] <text:s/>t_avg[usec]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2"/>0 <text:s text:c="8"/>1000 <text:s text:c="8"/>0.07 <text:s text:c="8"/>0.07 <text:s text:c="8"/>0.0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2"/>1 <text:s text:c="8"/>1000 <text:s text:c="8"/>2.30 <text:s text:c="8"/>2.30 <text:s text:c="8"/>2.30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2"/>2 <text:s text:c="8"/>1000 <text:s text:c="8"/>2.26 <text:s text:c="8"/>2.26 <text:s text:c="8"/>2.2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2"/>4 <text:s text:c="8"/>1000 <text:s text:c="8"/>2.23 <text:s text:c="8"/>2.23 <text:s text:c="8"/>2.2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2"/>8 <text:s text:c="8"/>1000 <text:s text:c="8"/>2.30 <text:s text:c="8"/>2.30 <text:s text:c="8"/>2.30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1"/>16 <text:s text:c="8"/>1000 <text:s text:c="8"/>2.33 <text:s text:c="8"/>2.33 <text:s text:c="8"/>2.3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1"/>32 <text:s text:c="8"/>1000 <text:s text:c="8"/>2.36 <text:s text:c="8"/>2.36 <text:s text:c="8"/>2.3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1"/>64 <text:s text:c="8"/>1000 <text:s text:c="8"/>2.53 <text:s text:c="8"/>2.54 <text:s text:c="8"/>2.5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0"/>128 <text:s text:c="8"/>1000 <text:s text:c="8"/>3.80 <text:s text:c="8"/>3.80 <text:s text:c="8"/>3.80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0"/>256 <text:s text:c="8"/>1000 <text:s text:c="8"/>4.04 <text:s text:c="8"/>4.04 <text:s text:c="8"/>4.0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0"/>512 <text:s text:c="8"/>1000 <text:s text:c="8"/>4.40 <text:s text:c="8"/>4.40 <text:s text:c="8"/>4.40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9"/>1024 <text:s text:c="8"/>1000 <text:s text:c="8"/>5.49 <text:s text:c="8"/>5.50 <text:s text:c="8"/>5.49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9"/>2048 <text:s text:c="8"/>1000 <text:s text:c="8"/>7.04 <text:s text:c="8"/>7.04 <text:s text:c="8"/>7.0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9"/>4096 <text:s text:c="8"/>1000 <text:s text:c="8"/>8.86 <text:s text:c="8"/>8.86 <text:s text:c="8"/>8.8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9"/>8192 <text:s text:c="8"/>1000 <text:s text:c="7"/>12.64 <text:s text:c="7"/>12.65 <text:s text:c="7"/>12.6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8"/>16384 <text:s text:c="8"/>1000 <text:s text:c="7"/>34.88 <text:s text:c="7"/>34.91 <text:s text:c="7"/>34.90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8"/>32768 <text:s text:c="8"/>1000 <text:s text:c="7"/>49.91 <text:s text:c="7"/>49.96 <text:s text:c="7"/>49.9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8"/>65536 <text:s text:c="9"/>640 <text:s text:c="7"/>79.60 <text:s text:c="7"/>79.71 <text:s text:c="7"/>79.6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7"/>131072 <text:s text:c="9"/>320 <text:s text:c="6"/>142.20 <text:s text:c="6"/>142.59 <text:s text:c="6"/>142.4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7"/>262144 <text:s text:c="9"/>160 <text:s text:c="6"/>268.89 <text:s text:c="6"/>270.38 <text:s text:c="6"/>269.7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7"/>524288 <text:s text:c="10"/>80 <text:s text:c="6"/>518.36 <text:s text:c="6"/>524.08 <text:s text:c="6"/>521.5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6"/>1048576 <text:s text:c="10"/>40 <text:s text:c="5"/>1015.93 <text:s text:c="5"/>1038.43 <text:s text:c="5"/>1028.5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6"/>2097152 <text:s text:c="10"/>20 <text:s text:c="5"/>2027.55 <text:s text:c="5"/>2117.55 <text:s text:c="5"/>2077.7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6"/>4194304 <text:s text:c="10"/>10 <text:s text:c="5"/>4100.39 <text:s text:c="5"/>4492.28 <text:s text:c="5"/>4355.11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#----------------------------------------------------------------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# Benchmarking Scatterv 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# #processes = 5 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#----------------------------------------------------------------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7"/>#bytes #repetitions <text:s/>t_min[usec] <text:s/>t_max[usec] <text:s/>t_avg[usec]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2"/>0 <text:s text:c="8"/>1000 <text:s text:c="8"/>0.07 <text:s text:c="8"/>0.08 <text:s text:c="8"/>0.0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2"/>1 <text:s text:c="8"/>1000 <text:s text:c="8"/>2.57 <text:s text:c="8"/>2.57 <text:s text:c="8"/>2.5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2"/>2 <text:s text:c="8"/>1000 <text:s text:c="8"/>2.46 <text:s text:c="8"/>2.46 <text:s text:c="8"/>2.4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2"/>4 <text:s text:c="8"/>1000 <text:s text:c="8"/>2.44 <text:s text:c="8"/>2.44 <text:s text:c="8"/>2.4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2"/>8 <text:s text:c="8"/>1000 <text:s text:c="8"/>2.50 <text:s text:c="8"/>2.51 <text:s text:c="8"/>2.5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1"/>16 <text:s text:c="8"/>1000 <text:s text:c="8"/>2.54 <text:s text:c="8"/>2.54 <text:s text:c="8"/>2.5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1"/>32 <text:s text:c="8"/>1000 <text:s text:c="8"/>2.59 <text:s text:c="8"/>2.60 <text:s text:c="8"/>2.59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1"/>64 <text:s text:c="8"/>1000 <text:s text:c="8"/>2.77 <text:s text:c="8"/>2.77 <text:s text:c="8"/>2.7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0"/>128 <text:s text:c="8"/>1000 <text:s text:c="8"/>4.12 <text:s text:c="8"/>4.13 <text:s text:c="8"/>4.1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0"/>256 <text:s text:c="8"/>1000 <text:s text:c="8"/>4.36 <text:s text:c="8"/>4.37 <text:s text:c="8"/>4.3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0"/>512 <text:s text:c="8"/>1000 <text:s text:c="8"/>4.77 <text:s text:c="8"/>4.78 <text:s text:c="8"/>4.7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9"/>1024 <text:s text:c="8"/>1000 <text:s text:c="8"/>6.06 <text:s text:c="8"/>6.06 <text:s text:c="8"/>6.0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9"/>2048 <text:s text:c="8"/>1000 <text:s text:c="8"/>7.71 <text:s text:c="8"/>7.72 <text:s text:c="8"/>7.7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9"/>4096 <text:s text:c="8"/>1000 <text:s text:c="8"/>9.82 <text:s text:c="8"/>9.83 <text:s text:c="8"/>9.8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9"/>8192 <text:s text:c="8"/>1000 <text:s text:c="7"/>14.24 <text:s text:c="7"/>14.25 <text:s text:c="7"/>14.25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8"/>16384 <text:s text:c="8"/>1000 <text:s text:c="7"/>45.27 <text:s text:c="7"/>45.32 <text:s text:c="7"/>45.30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8"/>32768 <text:s text:c="8"/>1000 <text:s text:c="7"/>64.25 <text:s text:c="7"/>64.32 <text:s text:c="7"/>64.29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8"/>65536 <text:s text:c="9"/>640 <text:s text:c="6"/>101.93 <text:s text:c="6"/>102.09 <text:s text:c="6"/>102.0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7"/>131072 <text:s text:c="9"/>320 <text:s text:c="6"/>181.47 <text:s text:c="6"/>182.05 <text:s text:c="6"/>181.79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7"/>262144 <text:s text:c="9"/>160 <text:s text:c="6"/>340.84 <text:s text:c="6"/>343.00 <text:s text:c="6"/>342.0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7"/>524288 <text:s text:c="10"/>80 <text:s text:c="6"/>657.76 <text:s text:c="6"/>666.15 <text:s text:c="6"/>662.30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6"/>1048576 <text:s text:c="10"/>40 <text:s text:c="5"/>1294.65 <text:s text:c="5"/>1327.55 <text:s text:c="5"/>1312.39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6"/>2097152 <text:s text:c="10"/>20 <text:s text:c="5"/>2668.65 <text:s text:c="5"/>2805.10 <text:s text:c="5"/>2742.50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6"/>4194304 <text:s text:c="10"/>10 <text:s text:c="5"/>5316.00 <text:s text:c="5"/>5863.00 <text:s text:c="5"/>5612.04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#----------------------------------------------------------------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# Benchmarking Alltoall 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# #processes = 2 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# ( 3 additional processes waiting in MPI_Barrier)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#----------------------------------------------------------------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7"/>#bytes #repetitions <text:s/>t_min[usec] <text:s/>t_max[usec] <text:s/>t_avg[usec]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2"/>0 <text:s text:c="8"/>1000 <text:s text:c="8"/>0.03 <text:s text:c="8"/>0.03 <text:s text:c="8"/>0.0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2"/>1 <text:s text:c="8"/>1000 <text:s text:c="8"/>2.29 <text:s text:c="8"/>2.29 <text:s text:c="8"/>2.29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2"/>2 <text:s text:c="8"/>1000 <text:s text:c="8"/>2.28 <text:s text:c="8"/>2.28 <text:s text:c="8"/>2.2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2"/>4 <text:s text:c="8"/>1000 <text:s text:c="8"/>2.27 <text:s text:c="8"/>2.28 <text:s text:c="8"/>2.2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2"/>8 <text:s text:c="8"/>1000 <text:s text:c="8"/>2.31 <text:s text:c="8"/>2.31 <text:s text:c="8"/>2.3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1"/>16 <text:s text:c="8"/>1000 <text:s text:c="8"/>2.33 <text:s text:c="8"/>2.33 <text:s text:c="8"/>2.3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1"/>32 <text:s text:c="8"/>1000 <text:s text:c="8"/>2.38 <text:s text:c="8"/>2.38 <text:s text:c="8"/>2.3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1"/>64 <text:s text:c="8"/>1000 <text:s text:c="8"/>2.55 <text:s text:c="8"/>2.55 <text:s text:c="8"/>2.55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0"/>128 <text:s text:c="8"/>1000 <text:s text:c="8"/>3.75 <text:s text:c="8"/>3.75 <text:s text:c="8"/>3.75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0"/>256 <text:s text:c="8"/>1000 <text:s text:c="8"/>3.94 <text:s text:c="8"/>3.94 <text:s text:c="8"/>3.9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0"/>512 <text:s text:c="8"/>1000 <text:s text:c="8"/>4.29 <text:s text:c="8"/>4.29 <text:s text:c="8"/>4.29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9"/>1024 <text:s text:c="8"/>1000 <text:s text:c="8"/>5.16 <text:s text:c="8"/>5.17 <text:s text:c="8"/>5.1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9"/>2048 <text:s text:c="8"/>1000 <text:s text:c="8"/>6.37 <text:s text:c="8"/>6.37 <text:s text:c="8"/>6.3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9"/>4096 <text:s text:c="8"/>1000 <text:s text:c="8"/>7.92 <text:s text:c="8"/>7.92 <text:s text:c="8"/>7.9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9"/>8192 <text:s text:c="8"/>1000 <text:s text:c="7"/>11.36 <text:s text:c="7"/>11.37 <text:s text:c="7"/>11.3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8"/>16384 <text:s text:c="8"/>1000 <text:s text:c="7"/>18.93 <text:s text:c="7"/>18.93 <text:s text:c="7"/>18.9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8"/>32768 <text:s text:c="8"/>1000 <text:s text:c="7"/>28.81 <text:s text:c="7"/>28.81 <text:s text:c="7"/>28.8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8"/>65536 <text:s text:c="9"/>640 <text:s text:c="7"/>45.25 <text:s text:c="7"/>45.26 <text:s text:c="7"/>45.2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7"/>131072 <text:s text:c="9"/>320 <text:s text:c="7"/>77.72 <text:s text:c="7"/>77.72 <text:s text:c="7"/>77.7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7"/>262144 <text:s text:c="9"/>160 <text:s text:c="6"/>148.71 <text:s text:c="6"/>148.73 <text:s text:c="6"/>148.7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7"/>524288 <text:s text:c="10"/>80 <text:s text:c="6"/>284.54 <text:s text:c="6"/>284.59 <text:s text:c="6"/>284.5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6"/>1048576 <text:s text:c="10"/>40 <text:s text:c="6"/>555.20 <text:s text:c="6"/>555.25 <text:s text:c="6"/>555.2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6"/>2097152 <text:s text:c="10"/>20 <text:s text:c="5"/>1089.75 <text:s text:c="5"/>1089.85 <text:s text:c="5"/>1089.80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6"/>4194304 <text:s text:c="10"/>10 <text:s text:c="5"/>2186.51 <text:s text:c="5"/>2187.09 <text:s text:c="5"/>2186.80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#----------------------------------------------------------------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# Benchmarking Alltoall 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# #processes = 4 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# ( 1 additional process waiting in MPI_Barrier)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#----------------------------------------------------------------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7"/>#bytes #repetitions <text:s/>t_min[usec] <text:s/>t_max[usec] <text:s/>t_avg[usec]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2"/>0 <text:s text:c="8"/>1000 <text:s text:c="8"/>0.02 <text:s text:c="8"/>0.04 <text:s text:c="8"/>0.0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2"/>1 <text:s text:c="8"/>1000 <text:s text:c="8"/>3.58 <text:s text:c="8"/>3.58 <text:s text:c="8"/>3.5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2"/>2 <text:s text:c="8"/>1000 <text:s text:c="8"/>3.60 <text:s text:c="8"/>3.60 <text:s text:c="8"/>3.60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2"/>4 <text:s text:c="8"/>1000 <text:s text:c="8"/>3.58 <text:s text:c="8"/>3.58 <text:s text:c="8"/>3.5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2"/>8 <text:s text:c="8"/>1000 <text:s text:c="8"/>3.71 <text:s text:c="8"/>3.71 <text:s text:c="8"/>3.7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1"/>16 <text:s text:c="8"/>1000 <text:s text:c="8"/>3.76 <text:s text:c="8"/>3.76 <text:s text:c="8"/>3.7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1"/>32 <text:s text:c="8"/>1000 <text:s text:c="8"/>3.80 <text:s text:c="8"/>3.80 <text:s text:c="8"/>3.80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1"/>64 <text:s text:c="8"/>1000 <text:s text:c="8"/>4.13 <text:s text:c="8"/>4.13 <text:s text:c="8"/>4.1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0"/>128 <text:s text:c="8"/>1000 <text:s text:c="8"/>5.27 <text:s text:c="8"/>5.27 <text:s text:c="8"/>5.2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0"/>256 <text:s text:c="8"/>1000 <text:s text:c="8"/>5.59 <text:s text:c="8"/>5.59 <text:s text:c="8"/>5.59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0"/>512 <text:s text:c="8"/>1000 <text:s text:c="8"/>6.06 <text:s text:c="8"/>6.06 <text:s text:c="8"/>6.0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9"/>1024 <text:s text:c="8"/>1000 <text:s text:c="8"/>7.54 <text:s text:c="8"/>7.54 <text:s text:c="8"/>7.5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9"/>2048 <text:s text:c="8"/>1000 <text:s text:c="7"/>10.12 <text:s text:c="7"/>10.13 <text:s text:c="7"/>10.1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9"/>4096 <text:s text:c="8"/>1000 <text:s text:c="7"/>24.05 <text:s text:c="7"/>24.06 <text:s text:c="7"/>24.0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9"/>8192 <text:s text:c="8"/>1000 <text:s text:c="7"/>34.48 <text:s text:c="7"/>34.48 <text:s text:c="7"/>34.4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8"/>16384 <text:s text:c="8"/>1000 <text:s text:c="7"/>52.25 <text:s text:c="7"/>52.25 <text:s text:c="7"/>52.25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8"/>32768 <text:s text:c="8"/>1000 <text:s text:c="7"/>83.42 <text:s text:c="7"/>83.43 <text:s text:c="7"/>83.4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8"/>65536 <text:s text:c="9"/>640 <text:s text:c="6"/>144.17 <text:s text:c="6"/>144.20 <text:s text:c="6"/>144.19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7"/>131072 <text:s text:c="9"/>320 <text:s text:c="6"/>228.34 <text:s text:c="6"/>228.41 <text:s text:c="6"/>228.3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7"/>262144 <text:s text:c="9"/>160 <text:s text:c="6"/>396.87 <text:s text:c="6"/>396.96 <text:s text:c="6"/>396.9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7"/>524288 <text:s text:c="10"/>80 <text:s text:c="6"/>718.99 <text:s text:c="6"/>719.27 <text:s text:c="6"/>719.15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6"/>1048576 <text:s text:c="10"/>40 <text:s text:c="5"/>1384.32 <text:s text:c="5"/>1385.60 <text:s text:c="5"/>1385.00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6"/>2097152 <text:s text:c="10"/>20 <text:s text:c="5"/>2919.15 <text:s text:c="5"/>2923.94 <text:s text:c="5"/>2921.55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6"/>4194304 <text:s text:c="10"/>10 <text:s text:c="5"/>5776.41 <text:s text:c="5"/>5796.00 <text:s text:c="5"/>5786.08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#----------------------------------------------------------------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# Benchmarking Alltoall 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# #processes = 5 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#----------------------------------------------------------------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7"/>#bytes #repetitions <text:s/>t_min[usec] <text:s/>t_max[usec] <text:s/>t_avg[usec]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2"/>0 <text:s text:c="8"/>1000 <text:s text:c="8"/>0.02 <text:s text:c="8"/>0.03 <text:s text:c="8"/>0.0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2"/>1 <text:s text:c="8"/>1000 <text:s text:c="8"/>4.49 <text:s text:c="8"/>4.50 <text:s text:c="8"/>4.50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2"/>2 <text:s text:c="8"/>1000 <text:s text:c="8"/>4.48 <text:s text:c="8"/>4.49 <text:s text:c="8"/>4.49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2"/>4 <text:s text:c="8"/>1000 <text:s text:c="8"/>4.49 <text:s text:c="8"/>4.49 <text:s text:c="8"/>4.49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2"/>8 <text:s text:c="8"/>1000 <text:s text:c="8"/>4.65 <text:s text:c="8"/>4.65 <text:s text:c="8"/>4.65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1"/>16 <text:s text:c="8"/>1000 <text:s text:c="8"/>4.69 <text:s text:c="8"/>4.70 <text:s text:c="8"/>4.69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1"/>32 <text:s text:c="8"/>1000 <text:s text:c="8"/>4.75 <text:s text:c="8"/>4.75 <text:s text:c="8"/>4.75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1"/>64 <text:s text:c="8"/>1000 <text:s text:c="8"/>5.11 <text:s text:c="8"/>5.11 <text:s text:c="8"/>5.1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0"/>128 <text:s text:c="8"/>1000 <text:s text:c="8"/>6.22 <text:s text:c="8"/>6.22 <text:s text:c="8"/>6.2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0"/>256 <text:s text:c="8"/>1000 <text:s text:c="8"/>6.60 <text:s text:c="8"/>6.60 <text:s text:c="8"/>6.60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0"/>512 <text:s text:c="8"/>1000 <text:s text:c="8"/>7.20 <text:s text:c="8"/>7.20 <text:s text:c="8"/>7.20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9"/>1024 <text:s text:c="8"/>1000 <text:s text:c="8"/>8.99 <text:s text:c="8"/>8.99 <text:s text:c="8"/>8.99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9"/>2048 <text:s text:c="8"/>1000 <text:s text:c="7"/>11.85 <text:s text:c="7"/>11.85 <text:s text:c="7"/>11.85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9"/>4096 <text:s text:c="8"/>1000 <text:s text:c="7"/>34.63 <text:s text:c="7"/>34.64 <text:s text:c="7"/>34.6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9"/>8192 <text:s text:c="8"/>1000 <text:s text:c="7"/>49.00 <text:s text:c="7"/>49.02 <text:s text:c="7"/>49.0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8"/>16384 <text:s text:c="8"/>1000 <text:s text:c="7"/>69.27 <text:s text:c="7"/>69.28 <text:s text:c="7"/>69.2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8"/>32768 <text:s text:c="8"/>1000 <text:s text:c="6"/>108.68 <text:s text:c="6"/>108.69 <text:s text:c="6"/>108.6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8"/>65536 <text:s text:c="9"/>640 <text:s text:c="6"/>190.85 <text:s text:c="6"/>190.88 <text:s text:c="6"/>190.8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7"/>131072 <text:s text:c="9"/>320 <text:s text:c="6"/>295.57 <text:s text:c="6"/>295.64 <text:s text:c="6"/>295.6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7"/>262144 <text:s text:c="9"/>160 <text:s text:c="6"/>511.01 <text:s text:c="6"/>511.21 <text:s text:c="6"/>511.1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7"/>524288 <text:s text:c="10"/>80 <text:s text:c="6"/>933.94 <text:s text:c="6"/>934.24 <text:s text:c="6"/>934.0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6"/>1048576 <text:s text:c="10"/>40 <text:s text:c="5"/>1890.70 <text:s text:c="5"/>1892.75 <text:s text:c="5"/>1891.75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6"/>2097152 <text:s text:c="10"/>20 <text:s text:c="5"/>3804.55 <text:s text:c="5"/>3809.94 <text:s text:c="5"/>3807.7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6"/>4194304 <text:s text:c="10"/>10 <text:s text:c="5"/>7477.62 <text:s text:c="5"/>7499.41 <text:s text:c="5"/>7490.27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#----------------------------------------------------------------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# Benchmarking Alltoallv 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# #processes = 2 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# ( 3 additional processes waiting in MPI_Barrier)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#----------------------------------------------------------------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7"/>#bytes #repetitions <text:s/>t_min[usec] <text:s/>t_max[usec] <text:s/>t_avg[usec]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2"/>0 <text:s text:c="8"/>1000 <text:s text:c="8"/>0.07 <text:s text:c="8"/>0.07 <text:s text:c="8"/>0.0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2"/>1 <text:s text:c="8"/>1000 <text:s text:c="8"/>2.27 <text:s text:c="8"/>2.27 <text:s text:c="8"/>2.2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2"/>2 <text:s text:c="8"/>1000 <text:s text:c="8"/>2.27 <text:s text:c="8"/>2.27 <text:s text:c="8"/>2.2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2"/>4 <text:s text:c="8"/>1000 <text:s text:c="8"/>2.27 <text:s text:c="8"/>2.27 <text:s text:c="8"/>2.2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2"/>8 <text:s text:c="8"/>1000 <text:s text:c="8"/>2.30 <text:s text:c="8"/>2.30 <text:s text:c="8"/>2.30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1"/>16 <text:s text:c="8"/>1000 <text:s text:c="8"/>2.31 <text:s text:c="8"/>2.31 <text:s text:c="8"/>2.3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1"/>32 <text:s text:c="8"/>1000 <text:s text:c="8"/>2.36 <text:s text:c="8"/>2.36 <text:s text:c="8"/>2.3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1"/>64 <text:s text:c="8"/>1000 <text:s text:c="8"/>2.55 <text:s text:c="8"/>2.55 <text:s text:c="8"/>2.55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0"/>128 <text:s text:c="8"/>1000 <text:s text:c="8"/>3.74 <text:s text:c="8"/>3.74 <text:s text:c="8"/>3.7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0"/>256 <text:s text:c="8"/>1000 <text:s text:c="8"/>3.93 <text:s text:c="8"/>3.93 <text:s text:c="8"/>3.9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0"/>512 <text:s text:c="8"/>1000 <text:s text:c="8"/>4.29 <text:s text:c="8"/>4.29 <text:s text:c="8"/>4.29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9"/>1024 <text:s text:c="8"/>1000 <text:s text:c="8"/>5.29 <text:s text:c="8"/>5.29 <text:s text:c="8"/>5.29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9"/>2048 <text:s text:c="8"/>1000 <text:s text:c="8"/>6.38 <text:s text:c="8"/>6.38 <text:s text:c="8"/>6.3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9"/>4096 <text:s text:c="8"/>1000 <text:s text:c="8"/>7.94 <text:s text:c="8"/>7.94 <text:s text:c="8"/>7.9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9"/>8192 <text:s text:c="8"/>1000 <text:s text:c="7"/>11.36 <text:s text:c="7"/>11.37 <text:s text:c="7"/>11.3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8"/>16384 <text:s text:c="8"/>1000 <text:s text:c="7"/>19.10 <text:s text:c="7"/>19.11 <text:s text:c="7"/>19.1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8"/>32768 <text:s text:c="8"/>1000 <text:s text:c="7"/>28.76 <text:s text:c="7"/>28.76 <text:s text:c="7"/>28.7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8"/>65536 <text:s text:c="9"/>640 <text:s text:c="7"/>45.00 <text:s text:c="7"/>45.00 <text:s text:c="7"/>45.00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7"/>131072 <text:s text:c="9"/>320 <text:s text:c="7"/>77.81 <text:s text:c="7"/>77.81 <text:s text:c="7"/>77.8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7"/>262144 <text:s text:c="9"/>160 <text:s text:c="6"/>148.35 <text:s text:c="6"/>148.36 <text:s text:c="6"/>148.35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7"/>524288 <text:s text:c="10"/>80 <text:s text:c="6"/>284.75 <text:s text:c="6"/>284.78 <text:s text:c="6"/>284.7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6"/>1048576 <text:s text:c="10"/>40 <text:s text:c="6"/>560.18 <text:s text:c="6"/>560.25 <text:s text:c="6"/>560.2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6"/>2097152 <text:s text:c="10"/>20 <text:s text:c="5"/>1089.94 <text:s text:c="5"/>1090.00 <text:s text:c="5"/>1089.9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6"/>4194304 <text:s text:c="10"/>10 <text:s text:c="5"/>2183.10 <text:s text:c="5"/>2183.49 <text:s text:c="5"/>2183.29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#----------------------------------------------------------------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# Benchmarking Alltoallv 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# #processes = 4 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# ( 1 additional process waiting in MPI_Barrier)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#----------------------------------------------------------------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7"/>#bytes #repetitions <text:s/>t_min[usec] <text:s/>t_max[usec] <text:s/>t_avg[usec]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2"/>0 <text:s text:c="8"/>1000 <text:s text:c="8"/>0.05 <text:s text:c="8"/>0.08 <text:s text:c="8"/>0.0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2"/>1 <text:s text:c="8"/>1000 <text:s text:c="8"/>3.46 <text:s text:c="8"/>3.46 <text:s text:c="8"/>3.4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2"/>2 <text:s text:c="8"/>1000 <text:s text:c="8"/>3.47 <text:s text:c="8"/>3.47 <text:s text:c="8"/>3.4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2"/>4 <text:s text:c="8"/>1000 <text:s text:c="8"/>3.44 <text:s text:c="8"/>3.44 <text:s text:c="8"/>3.4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2"/>8 <text:s text:c="8"/>1000 <text:s text:c="8"/>3.60 <text:s text:c="8"/>3.61 <text:s text:c="8"/>3.60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1"/>16 <text:s text:c="8"/>1000 <text:s text:c="8"/>4.82 <text:s text:c="8"/>4.83 <text:s text:c="8"/>4.8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1"/>32 <text:s text:c="8"/>1000 <text:s text:c="8"/>3.69 <text:s text:c="8"/>3.70 <text:s text:c="8"/>3.69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1"/>64 <text:s text:c="8"/>1000 <text:s text:c="8"/>3.95 <text:s text:c="8"/>3.96 <text:s text:c="8"/>3.9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0"/>128 <text:s text:c="8"/>1000 <text:s text:c="8"/>4.97 <text:s text:c="8"/>4.97 <text:s text:c="8"/>4.9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0"/>256 <text:s text:c="8"/>1000 <text:s text:c="8"/>5.27 <text:s text:c="8"/>5.27 <text:s text:c="8"/>5.2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0"/>512 <text:s text:c="8"/>1000 <text:s text:c="8"/>5.77 <text:s text:c="8"/>5.78 <text:s text:c="8"/>5.7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9"/>1024 <text:s text:c="8"/>1000 <text:s text:c="8"/>7.28 <text:s text:c="8"/>7.28 <text:s text:c="8"/>7.2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9"/>2048 <text:s text:c="8"/>1000 <text:s text:c="8"/>9.76 <text:s text:c="8"/>9.76 <text:s text:c="8"/>9.7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9"/>4096 <text:s text:c="8"/>1000 <text:s text:c="7"/>12.74 <text:s text:c="7"/>12.75 <text:s text:c="7"/>12.7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9"/>8192 <text:s text:c="8"/>1000 <text:s text:c="7"/>19.23 <text:s text:c="7"/>19.24 <text:s text:c="7"/>19.2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8"/>16384 <text:s text:c="8"/>1000 <text:s text:c="7"/>34.61 <text:s text:c="7"/>34.61 <text:s text:c="7"/>34.6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8"/>32768 <text:s text:c="8"/>1000 <text:s text:c="7"/>60.10 <text:s text:c="7"/>60.11 <text:s text:c="7"/>60.10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8"/>65536 <text:s text:c="9"/>640 <text:s text:c="6"/>112.80 <text:s text:c="6"/>112.83 <text:s text:c="6"/>112.8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7"/>131072 <text:s text:c="9"/>320 <text:s text:c="6"/>190.41 <text:s text:c="6"/>190.42 <text:s text:c="6"/>190.4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7"/>262144 <text:s text:c="9"/>160 <text:s text:c="6"/>349.89 <text:s text:c="6"/>350.17 <text:s text:c="6"/>350.0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7"/>524288 <text:s text:c="10"/>80 <text:s text:c="6"/>668.09 <text:s text:c="6"/>668.62 <text:s text:c="6"/>668.4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6"/>1048576 <text:s text:c="10"/>40 <text:s text:c="5"/>1310.03 <text:s text:c="5"/>1311.40 <text:s text:c="5"/>1310.9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6"/>2097152 <text:s text:c="10"/>20 <text:s text:c="5"/>2783.39 <text:s text:c="5"/>2785.90 <text:s text:c="5"/>2784.9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6"/>4194304 <text:s text:c="10"/>10 <text:s text:c="5"/>5571.51 <text:s text:c="5"/>5576.21 <text:s text:c="5"/>5574.80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#----------------------------------------------------------------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# Benchmarking Alltoallv 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# #processes = 5 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#----------------------------------------------------------------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7"/>#bytes #repetitions <text:s/>t_min[usec] <text:s/>t_max[usec] <text:s/>t_avg[usec]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2"/>0 <text:s text:c="8"/>1000 <text:s text:c="8"/>0.06 <text:s text:c="8"/>0.09 <text:s text:c="8"/>0.0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2"/>1 <text:s text:c="8"/>1000 <text:s text:c="8"/>4.49 <text:s text:c="8"/>4.50 <text:s text:c="8"/>4.50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2"/>2 <text:s text:c="8"/>1000 <text:s text:c="8"/>4.53 <text:s text:c="8"/>4.53 <text:s text:c="8"/>4.5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2"/>4 <text:s text:c="8"/>1000 <text:s text:c="8"/>4.49 <text:s text:c="8"/>4.49 <text:s text:c="8"/>4.49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2"/>8 <text:s text:c="8"/>1000 <text:s text:c="8"/>4.67 <text:s text:c="8"/>4.67 <text:s text:c="8"/>4.6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1"/>16 <text:s text:c="8"/>1000 <text:s text:c="8"/>4.70 <text:s text:c="8"/>4.70 <text:s text:c="8"/>4.70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1"/>32 <text:s text:c="8"/>1000 <text:s text:c="8"/>4.78 <text:s text:c="8"/>4.78 <text:s text:c="8"/>4.7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1"/>64 <text:s text:c="8"/>1000 <text:s text:c="8"/>5.46 <text:s text:c="8"/>5.46 <text:s text:c="8"/>5.4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0"/>128 <text:s text:c="8"/>1000 <text:s text:c="8"/>6.15 <text:s text:c="8"/>6.15 <text:s text:c="8"/>6.15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0"/>256 <text:s text:c="8"/>1000 <text:s text:c="8"/>6.52 <text:s text:c="8"/>6.52 <text:s text:c="8"/>6.5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0"/>512 <text:s text:c="8"/>1000 <text:s text:c="8"/>7.11 <text:s text:c="8"/>7.11 <text:s text:c="8"/>7.1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9"/>1024 <text:s text:c="8"/>1000 <text:s text:c="8"/>8.90 <text:s text:c="8"/>8.91 <text:s text:c="8"/>8.9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9"/>2048 <text:s text:c="8"/>1000 <text:s text:c="7"/>11.90 <text:s text:c="7"/>11.90 <text:s text:c="7"/>11.90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9"/>4096 <text:s text:c="8"/>1000 <text:s text:c="7"/>15.79 <text:s text:c="7"/>15.80 <text:s text:c="7"/>15.80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9"/>8192 <text:s text:c="8"/>1000 <text:s text:c="7"/>24.00 <text:s text:c="7"/>24.01 <text:s text:c="7"/>24.0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8"/>16384 <text:s text:c="8"/>1000 <text:s text:c="7"/>42.35 <text:s text:c="7"/>42.36 <text:s text:c="7"/>42.35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8"/>32768 <text:s text:c="8"/>1000 <text:s text:c="7"/>75.55 <text:s text:c="7"/>75.56 <text:s text:c="7"/>75.5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8"/>65536 <text:s text:c="9"/>640 <text:s text:c="6"/>142.42 <text:s text:c="6"/>142.44 <text:s text:c="6"/>142.4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7"/>131072 <text:s text:c="9"/>320 <text:s text:c="6"/>250.10 <text:s text:c="6"/>250.14 <text:s text:c="6"/>250.1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7"/>262144 <text:s text:c="9"/>160 <text:s text:c="6"/>460.39 <text:s text:c="6"/>460.50 <text:s text:c="6"/>460.4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7"/>524288 <text:s text:c="10"/>80 <text:s text:c="6"/>874.67 <text:s text:c="6"/>874.90 <text:s text:c="6"/>874.80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6"/>1048576 <text:s text:c="10"/>40 <text:s text:c="5"/>1793.35 <text:s text:c="5"/>1794.65 <text:s text:c="5"/>1794.0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6"/>2097152 <text:s text:c="10"/>20 <text:s text:c="5"/>3633.11 <text:s text:c="5"/>3634.14 <text:s text:c="5"/>3633.6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6"/>4194304 <text:s text:c="10"/>10 <text:s text:c="5"/>7244.61 <text:s text:c="5"/>7254.39 <text:s text:c="5"/>7250.54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#----------------------------------------------------------------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# Benchmarking Bcast 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# #processes = 2 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# ( 3 additional processes waiting in MPI_Barrier)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#----------------------------------------------------------------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7"/>#bytes #repetitions <text:s/>t_min[usec] <text:s/>t_max[usec] <text:s/>t_avg[usec]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2"/>0 <text:s text:c="8"/>1000 <text:s text:c="8"/>0.05 <text:s text:c="8"/>0.05 <text:s text:c="8"/>0.05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2"/>1 <text:s text:c="8"/>1000 <text:s text:c="8"/>2.42 <text:s text:c="8"/>2.42 <text:s text:c="8"/>2.4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2"/>2 <text:s text:c="8"/>1000 <text:s text:c="8"/>2.38 <text:s text:c="8"/>2.38 <text:s text:c="8"/>2.3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2"/>4 <text:s text:c="8"/>1000 <text:s text:c="8"/>2.37 <text:s text:c="8"/>2.37 <text:s text:c="8"/>2.3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2"/>8 <text:s text:c="8"/>1000 <text:s text:c="8"/>2.40 <text:s text:c="8"/>2.40 <text:s text:c="8"/>2.40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1"/>16 <text:s text:c="8"/>1000 <text:s text:c="8"/>2.43 <text:s text:c="8"/>2.43 <text:s text:c="8"/>2.4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1"/>32 <text:s text:c="8"/>1000 <text:s text:c="8"/>2.45 <text:s text:c="8"/>2.45 <text:s text:c="8"/>2.45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1"/>64 <text:s text:c="8"/>1000 <text:s text:c="8"/>2.62 <text:s text:c="8"/>2.62 <text:s text:c="8"/>2.6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0"/>128 <text:s text:c="8"/>1000 <text:s text:c="8"/>3.79 <text:s text:c="8"/>3.79 <text:s text:c="8"/>3.79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0"/>256 <text:s text:c="8"/>1000 <text:s text:c="8"/>3.99 <text:s text:c="8"/>3.99 <text:s text:c="8"/>3.99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0"/>512 <text:s text:c="8"/>1000 <text:s text:c="8"/>4.35 <text:s text:c="8"/>4.35 <text:s text:c="8"/>4.35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9"/>1024 <text:s text:c="8"/>1000 <text:s text:c="8"/>5.07 <text:s text:c="8"/>5.07 <text:s text:c="8"/>5.0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9"/>2048 <text:s text:c="8"/>1000 <text:s text:c="8"/>6.18 <text:s text:c="8"/>6.18 <text:s text:c="8"/>6.1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9"/>4096 <text:s text:c="8"/>1000 <text:s text:c="8"/>8.33 <text:s text:c="8"/>8.33 <text:s text:c="8"/>8.3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9"/>8192 <text:s text:c="8"/>1000 <text:s text:c="7"/>11.42 <text:s text:c="7"/>11.43 <text:s text:c="7"/>11.4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8"/>16384 <text:s text:c="8"/>1000 <text:s text:c="7"/>17.09 <text:s text:c="7"/>17.10 <text:s text:c="7"/>17.10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8"/>32768 <text:s text:c="8"/>1000 <text:s text:c="7"/>32.07 <text:s text:c="7"/>32.07 <text:s text:c="7"/>32.0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8"/>65536 <text:s text:c="9"/>640 <text:s text:c="7"/>53.72 <text:s text:c="7"/>53.72 <text:s text:c="7"/>53.7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7"/>131072 <text:s text:c="9"/>320 <text:s text:c="7"/>97.72 <text:s text:c="7"/>97.72 <text:s text:c="7"/>97.7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7"/>262144 <text:s text:c="9"/>160 <text:s text:c="6"/>180.47 <text:s text:c="6"/>180.49 <text:s text:c="6"/>180.4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7"/>524288 <text:s text:c="10"/>80 <text:s text:c="6"/>218.09 <text:s text:c="6"/>218.12 <text:s text:c="6"/>218.1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6"/>1048576 <text:s text:c="10"/>40 <text:s text:c="6"/>436.50 <text:s text:c="6"/>436.58 <text:s text:c="6"/>436.5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6"/>2097152 <text:s text:c="10"/>20 <text:s text:c="6"/>873.24 <text:s text:c="6"/>873.40 <text:s text:c="6"/>873.3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6"/>4194304 <text:s text:c="10"/>10 <text:s text:c="5"/>1776.10 <text:s text:c="5"/>1776.19 <text:s text:c="5"/>1776.15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#----------------------------------------------------------------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# Benchmarking Bcast 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# #processes = 4 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# ( 1 additional process waiting in MPI_Barrier)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#----------------------------------------------------------------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7"/>#bytes #repetitions <text:s/>t_min[usec] <text:s/>t_max[usec] <text:s/>t_avg[usec]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2"/>0 <text:s text:c="8"/>1000 <text:s text:c="8"/>0.02 <text:s text:c="8"/>0.03 <text:s text:c="8"/>0.0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2"/>1 <text:s text:c="8"/>1000 <text:s text:c="8"/>2.67 <text:s text:c="8"/>2.67 <text:s text:c="8"/>2.6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2"/>2 <text:s text:c="8"/>1000 <text:s text:c="8"/>2.64 <text:s text:c="8"/>2.65 <text:s text:c="8"/>2.6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2"/>4 <text:s text:c="8"/>1000 <text:s text:c="8"/>2.63 <text:s text:c="8"/>2.63 <text:s text:c="8"/>2.6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2"/>8 <text:s text:c="8"/>1000 <text:s text:c="8"/>2.71 <text:s text:c="8"/>2.71 <text:s text:c="8"/>2.7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1"/>16 <text:s text:c="8"/>1000 <text:s text:c="8"/>2.71 <text:s text:c="8"/>2.72 <text:s text:c="8"/>2.7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1"/>32 <text:s text:c="8"/>1000 <text:s text:c="8"/>2.73 <text:s text:c="8"/>2.74 <text:s text:c="8"/>2.7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1"/>64 <text:s text:c="8"/>1000 <text:s text:c="8"/>2.92 <text:s text:c="8"/>2.92 <text:s text:c="8"/>2.9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0"/>128 <text:s text:c="8"/>1000 <text:s text:c="8"/>4.20 <text:s text:c="8"/>4.21 <text:s text:c="8"/>4.2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0"/>256 <text:s text:c="8"/>1000 <text:s text:c="8"/>4.42 <text:s text:c="8"/>4.42 <text:s text:c="8"/>4.4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0"/>512 <text:s text:c="8"/>1000 <text:s text:c="8"/>4.80 <text:s text:c="8"/>4.80 <text:s text:c="8"/>4.80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9"/>1024 <text:s text:c="8"/>1000 <text:s text:c="8"/>5.96 <text:s text:c="8"/>5.97 <text:s text:c="8"/>5.9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9"/>2048 <text:s text:c="8"/>1000 <text:s text:c="7"/>11.04 <text:s text:c="7"/>11.05 <text:s text:c="7"/>11.05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9"/>4096 <text:s text:c="8"/>1000 <text:s text:c="7"/>14.23 <text:s text:c="7"/>14.24 <text:s text:c="7"/>14.2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9"/>8192 <text:s text:c="8"/>1000 <text:s text:c="7"/>18.15 <text:s text:c="7"/>18.16 <text:s text:c="7"/>18.1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8"/>16384 <text:s text:c="8"/>1000 <text:s text:c="7"/>26.31 <text:s text:c="7"/>26.33 <text:s text:c="7"/>26.3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8"/>32768 <text:s text:c="8"/>1000 <text:s text:c="7"/>48.13 <text:s text:c="7"/>48.13 <text:s text:c="7"/>48.1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8"/>65536 <text:s text:c="9"/>640 <text:s text:c="7"/>88.28 <text:s text:c="7"/>88.29 <text:s text:c="7"/>88.2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7"/>131072 <text:s text:c="9"/>320 <text:s text:c="6"/>169.42 <text:s text:c="6"/>169.48 <text:s text:c="6"/>169.4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7"/>262144 <text:s text:c="9"/>160 <text:s text:c="6"/>312.17 <text:s text:c="6"/>312.31 <text:s text:c="6"/>312.2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7"/>524288 <text:s text:c="10"/>80 <text:s text:c="6"/>341.90 <text:s text:c="6"/>342.25 <text:s text:c="6"/>342.09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6"/>1048576 <text:s text:c="10"/>40 <text:s text:c="6"/>636.52 <text:s text:c="6"/>637.25 <text:s text:c="6"/>636.8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6"/>2097152 <text:s text:c="10"/>20 <text:s text:c="5"/>1084.15 <text:s text:c="5"/>1090.05 <text:s text:c="5"/>1087.8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6"/>4194304 <text:s text:c="10"/>10 <text:s text:c="5"/>2060.20 <text:s text:c="5"/>2071.69 <text:s text:c="5"/>2067.30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#----------------------------------------------------------------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# Benchmarking Bcast 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# #processes = 5 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#----------------------------------------------------------------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7"/>#bytes #repetitions <text:s/>t_min[usec] <text:s/>t_max[usec] <text:s/>t_avg[usec]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2"/>0 <text:s text:c="8"/>1000 <text:s text:c="8"/>0.02 <text:s text:c="8"/>0.03 <text:s text:c="8"/>0.0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2"/>1 <text:s text:c="8"/>1000 <text:s text:c="8"/>2.71 <text:s text:c="8"/>2.71 <text:s text:c="8"/>2.7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2"/>2 <text:s text:c="8"/>1000 <text:s text:c="8"/>2.71 <text:s text:c="8"/>2.71 <text:s text:c="8"/>2.7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2"/>4 <text:s text:c="8"/>1000 <text:s text:c="8"/>2.71 <text:s text:c="8"/>2.71 <text:s text:c="8"/>2.7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2"/>8 <text:s text:c="8"/>1000 <text:s text:c="8"/>2.75 <text:s text:c="8"/>2.75 <text:s text:c="8"/>2.75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1"/>16 <text:s text:c="8"/>1000 <text:s text:c="8"/>2.79 <text:s text:c="8"/>2.79 <text:s text:c="8"/>2.79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1"/>32 <text:s text:c="8"/>1000 <text:s text:c="8"/>2.82 <text:s text:c="8"/>2.82 <text:s text:c="8"/>2.8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1"/>64 <text:s text:c="8"/>1000 <text:s text:c="8"/>3.00 <text:s text:c="8"/>3.01 <text:s text:c="8"/>3.00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0"/>128 <text:s text:c="8"/>1000 <text:s text:c="8"/>4.27 <text:s text:c="8"/>4.27 <text:s text:c="8"/>4.2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0"/>256 <text:s text:c="8"/>1000 <text:s text:c="8"/>4.48 <text:s text:c="8"/>4.49 <text:s text:c="8"/>4.49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10"/>512 <text:s text:c="8"/>1000 <text:s text:c="8"/>4.84 <text:s text:c="8"/>4.85 <text:s text:c="8"/>4.85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9"/>1024 <text:s text:c="8"/>1000 <text:s text:c="8"/>5.98 <text:s text:c="8"/>5.99 <text:s text:c="8"/>5.99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9"/>2048 <text:s text:c="8"/>1000 <text:s text:c="7"/>12.35 <text:s text:c="7"/>12.37 <text:s text:c="7"/>12.3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9"/>4096 <text:s text:c="8"/>1000 <text:s text:c="7"/>15.34 <text:s text:c="7"/>15.36 <text:s text:c="7"/>15.35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9"/>8192 <text:s text:c="8"/>1000 <text:s text:c="7"/>19.96 <text:s text:c="7"/>19.98 <text:s text:c="7"/>19.9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8"/>16384 <text:s text:c="8"/>1000 <text:s text:c="7"/>29.31 <text:s text:c="7"/>29.33 <text:s text:c="7"/>29.3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8"/>32768 <text:s text:c="8"/>1000 <text:s text:c="7"/>50.27 <text:s text:c="7"/>50.30 <text:s text:c="7"/>50.29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8"/>65536 <text:s text:c="9"/>640 <text:s text:c="7"/>92.09 <text:s text:c="7"/>92.15 <text:s text:c="7"/>92.1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7"/>131072 <text:s text:c="9"/>320 <text:s text:c="6"/>179.32 <text:s text:c="6"/>179.47 <text:s text:c="6"/>179.4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7"/>262144 <text:s text:c="9"/>160 <text:s text:c="6"/>330.96 <text:s text:c="6"/>331.60 <text:s text:c="6"/>331.4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7"/>524288 <text:s text:c="10"/>80 <text:s text:c="6"/>333.30 <text:s text:c="6"/>335.15 <text:s text:c="6"/>334.7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6"/>1048576 <text:s text:c="10"/>40 <text:s text:c="6"/>632.03 <text:s text:c="6"/>638.65 <text:s text:c="6"/>637.2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6"/>2097152 <text:s text:c="10"/>20 <text:s text:c="5"/>1097.80 <text:s text:c="5"/>1107.41 <text:s text:c="5"/>1103.75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6"/>4194304 <text:s text:c="10"/>10 <text:s text:c="5"/>2045.01 <text:s text:c="5"/>2062.51 <text:s text:c="5"/>2055.78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#---------------------------------------------------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# Benchmarking Barrier 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# #processes = 2 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# ( 3 additional processes waiting in MPI_Barrier)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#---------------------------------------------------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/>#repetitions <text:s/>t_min[usec] <text:s/>t_max[usec] <text:s/>t_avg[usec]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9"/>1000 <text:s text:c="8"/>2.08 <text:s text:c="8"/>2.08 <text:s text:c="8"/>2.08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#---------------------------------------------------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# Benchmarking Barrier 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# #processes = 4 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# ( 1 additional process waiting in MPI_Barrier)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#---------------------------------------------------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/>#repetitions <text:s/>t_min[usec] <text:s/>t_max[usec] <text:s/>t_avg[usec]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9"/>1000 <text:s text:c="8"/>3.99 <text:s text:c="8"/>3.99 <text:s text:c="8"/>3.99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#---------------------------------------------------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# Benchmarking Barrier 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# #processes = 5 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#---------------------------------------------------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/>#repetitions <text:s/>t_min[usec] <text:s/>t_max[usec] <text:s/>t_avg[usec]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 text:c="9"/>1000 <text:s text:c="8"/>6.30 <text:s text:c="8"/>6.30 <text:s text:c="8"/>6.30</text:p>
          </table:table-cell>
          <table:table-cell table:number-columns-repeated="6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# All processes entering MPI_Finalize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6-18T10:20:32.111282019</dc:date>
    <meta:generator>LibreOffice/4.2.7.2$Linux_X86_64 LibreOffice_project/420m0$Build-2</meta:generator>
    <meta:editing-duration>PT42S</meta:editing-duration>
    <meta:editing-cycles>2</meta:editing-cycles>
    <meta:document-statistic meta:table-count="1" meta:cell-count="2391" meta:object-count="0"/>
  </office:meta>
</office:document-meta>
</file>